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puter Modern1" svg:font-family="'Computer Modern'"/>
    <style:font-face style:name="Nimbus Mono L" svg:font-family="'Nimbus Mono L'"/>
    <style:font-face style:name="Nimbus Sans L1" svg:font-family="'Nimbus Sans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 Mono L1" svg:font-family="'Nimbus Mono L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5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2cm" fo:min-width="0.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55cm" fo:min-width="0.65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86cm" fo:min-width="0.78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9cm" fo:min-width="0.37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.8999996185303pt" style:font-size-asian="12.8999996185303pt" style:font-size-complex="12.8999996185303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8" style:family="paragraph">
      <loext:graphic-properties draw:fill="none"/>
      <style:text-properties fo:font-size="18.6000003814697pt" style:font-size-asian="18.6000003814697pt" style:font-size-complex="18.6000003814697pt"/>
    </style:style>
    <style:style style:name="P9" style:family="paragraph">
      <loext:graphic-properties draw:fill="none"/>
      <style:text-properties fo:font-size="22.2999992370605pt" style:font-size-asian="22.2999992370605pt" style:font-size-complex="22.2999992370605pt"/>
    </style:style>
    <style:style style:name="P10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T1" style:family="text">
      <style:text-properties fo:color="#000000" style:font-name="Nimbus Sans L1" fo:font-size="12.8999996185303pt" style:font-size-asian="12.8999996185303pt" style:font-name-complex="Nimbus Sans L1" style:font-size-complex="12.8999996185303pt"/>
    </style:style>
    <style:style style:name="T2" style:family="text">
      <style:text-properties fo:color="#000000" style:font-name="Nimbus Sans L1" fo:font-size="9pt" fo:font-weight="bold" style:font-size-asian="9pt" style:font-name-complex="Nimbus Sans L1" style:font-size-complex="9pt" style:font-weight-complex="bold"/>
    </style:style>
    <style:style style:name="T3" style:family="text">
      <style:text-properties fo:color="#0000ff" style:font-name="Nimbus Sans L1" fo:font-size="9pt" fo:font-weight="bold" style:font-size-asian="9pt" style:font-name-complex="Nimbus Sans L1" style:font-size-complex="9pt" style:font-weight-complex="bold"/>
    </style:style>
    <style:style style:name="T4" style:family="text">
      <style:text-properties fo:color="#0000ff" style:font-name="Nimbus Sans L1" fo:font-size="9pt" style:font-size-asian="9pt" style:font-name-complex="Nimbus Sans L1" style:font-size-complex="9pt"/>
    </style:style>
    <style:style style:name="T5" style:family="text">
      <style:text-properties fo:color="#000000" style:font-name="Nimbus Sans L1" fo:font-size="9pt" style:font-size-asian="9pt" style:font-name-complex="Nimbus Sans L1" style:font-size-complex="9pt"/>
    </style:style>
    <style:style style:name="T6" style:family="text">
      <style:text-properties fo:color="#0000ff" style:font-name="Nimbus Mono L" fo:font-size="8pt" style:font-size-asian="8pt" style:font-name-complex="Nimbus Mono L" style:font-size-complex="8pt"/>
    </style:style>
    <style:style style:name="T7" style:family="text">
      <style:text-properties fo:color="#0000ff" style:font-name="Computer Modern1" fo:font-size="10pt" fo:font-style="italic" style:font-size-asian="10pt" style:font-name-complex="Computer Modern1" style:font-size-complex="10pt" style:font-style-complex="italic"/>
    </style:style>
    <style:style style:name="T8" style:family="text">
      <style:text-properties fo:color="#000000" style:font-name="Nimbus Sans L1" fo:font-size="6.30000019073486pt" fo:font-weight="bold" style:font-size-asian="6.30000019073486pt" style:font-name-complex="Nimbus Sans L1" style:font-size-complex="6.30000019073486pt" style:font-weight-complex="bold"/>
    </style:style>
    <style:style style:name="T9" style:family="text">
      <style:text-properties fo:color="#404040" style:font-name="Nimbus Sans L1" fo:font-size="18.6000003814697pt" fo:font-weight="bold" style:font-size-asian="18.6000003814697pt" style:font-name-complex="Nimbus Sans L1" style:font-size-complex="18.6000003814697pt" style:font-weight-complex="bold"/>
    </style:style>
    <style:style style:name="T10" style:family="text">
      <style:text-properties fo:color="#404040" style:font-name="Nimbus Sans L1" fo:font-size="22.2999992370605pt" fo:font-weight="bold" style:font-size-asian="22.2999992370605pt" style:font-name-complex="Nimbus Sans L1" style:font-size-complex="22.2999992370605pt" style:font-weight-complex="bold"/>
    </style:style>
    <style:style style:name="T11" style:family="text">
      <style:text-properties fo:color="#404040" style:font-name="Nimbus Sans L1" fo:font-size="9pt" fo:font-weight="bold" style:font-size-asian="9pt" style:font-name-complex="Nimbus Sans L1" style:font-size-complex="9pt" style:font-weight-complex="bold"/>
    </style:style>
    <style:style style:name="T12" style:family="text">
      <style:text-properties fo:color="#000000" style:font-name="Nimbus Sans L1" fo:font-size="12.8999996185303pt" fo:font-weight="bold" style:font-size-asian="12.8999996185303pt" style:font-name-complex="Nimbus Sans L1" style:font-size-complex="12.8999996185303pt" style:font-weight-complex="bold"/>
    </style:style>
    <style:style style:name="T13" style:family="text">
      <style:text-properties fo:color="#000000" style:font-name="Nimbus Mono L" fo:font-size="10pt" style:font-size-asian="10pt" style:font-name-complex="Nimbus Mono L" style:font-size-complex="10pt"/>
    </style:style>
    <style:style style:name="T14" style:family="text">
      <style:text-properties fo:color="#000000" style:font-name="Computer Modern1" fo:font-size="10pt" fo:font-style="italic" style:font-size-asian="10pt" style:font-name-complex="Computer Modern1" style:font-size-complex="10pt" style:font-style-complex="italic"/>
    </style:style>
    <style:style style:name="T15" style:family="text">
      <style:text-properties fo:color="#000000" style:font-name="Nimbus Sans L1" fo:font-size="10.8000001907349pt" fo:font-weight="bold" style:font-size-asian="10.8000001907349pt" style:font-name-complex="Nimbus Sans L1" style:font-size-complex="10.8000001907349pt" style:font-weight-complex="bold"/>
    </style:style>
    <style:style style:name="T16" style:family="text">
      <style:text-properties fo:color="#000000" style:font-name="Nimbus Mono L" fo:font-size="8pt" fo:font-weight="bold" style:font-size-asian="8pt" style:font-name-complex="Nimbus Mono L" style:font-size-complex="8pt" style:font-weight-complex="bold"/>
    </style:style>
    <style:style style:name="T17" style:family="text">
      <style:text-properties fo:color="#000000" style:font-name="Nimbus Mono L" fo:font-size="8pt" style:font-size-asian="8pt" style:font-name-complex="Nimbus Mono L" style:font-size-complex="8pt"/>
    </style:style>
    <style:style style:name="T18" style:family="text">
      <style:text-properties fo:color="#000000" style:font-name="Nimbus Mono L" fo:font-size="8pt" fo:font-style="italic" style:font-size-asian="8pt" style:font-name-complex="Nimbus Mono L" style:font-size-complex="8pt" style:font-style-complex="italic"/>
    </style:style>
    <style:style style:name="T19" style:family="text">
      <style:text-properties fo:color="#000000" style:font-name="Computer Modern1" fo:font-size="8pt" fo:font-style="italic" style:font-size-asian="8pt" style:font-name-complex="Computer Modern1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143cm" svg:height="0.649cm" svg:x="8.915cm" svg:y="10.556cm">
          <draw:text-box>
            <text:p text:style-name="P1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 </text:span><text:span text:style-name="T1">T</text:span><text:span text:style-name="T1">S</text:span><text:span text:style-name="T1">P</text:span></text:p>
          </draw:text-box>
        </draw:frame>
      </draw:page>
      <draw:page draw:name="page2" draw:style-name="dp1" draw:master-page-name="master-page20"/>
      <draw:page draw:name="page3" draw:style-name="dp1" draw:master-page-name="master-page23">
        <draw:line draw:style-name="gr2" draw:text-style-name="P3" draw:layer="layout" svg:x1="2.499cm" svg:y1="1.872cm" svg:x2="18.499cm" svg:y2="1.872cm">
          <text:p/>
        </draw:line>
        <draw:frame draw:style-name="gr3" draw:text-style-name="P4" draw:layer="layout" svg:width="0.315cm" svg:height="0.454cm" svg:x="18.412cm" svg:y="1.375cm">
          <draw:text-box>
            <text:p text:style-name="P1"><text:span text:style-name="T2">i</text:span></text:p>
          </draw:text-box>
        </draw:frame>
        <draw:frame draw:style-name="gr3" draw:text-style-name="P4" draw:layer="layout" svg:width="0.887cm" svg:height="0.454cm" svg:x="2.5cm" svg:y="2.488cm">
          <draw:text-box>
            <text:p text:style-name="P1"><text:span text:style-name="T3">1</text:span><text:span text:style-name="T3"> </text:span><text:span text:style-name="T3">T</text:span><text:span text:style-name="T3">S</text:span><text:span text:style-name="T3">P</text:span></text:p>
          </draw:text-box>
        </draw:frame>
        <draw:frame draw:style-name="gr3" draw:text-style-name="P4" draw:layer="layout" svg:width="0.315cm" svg:height="0.454cm" svg:x="18.324cm" svg:y="2.488cm">
          <draw:text-box>
            <text:p text:style-name="P1"><text:span text:style-name="T2">1</text:span></text:p>
          </draw:text-box>
        </draw:frame>
        <draw:frame draw:style-name="gr3" draw:text-style-name="P4" draw:layer="layout" svg:width="2.22cm" svg:height="0.454cm" svg:x="3.027cm" svg:y="3.076cm">
          <draw:text-box>
            <text:p text:style-name="P1"><text:span text:style-name="T4">1</text:span><text:span text:style-name="T4">.</text:span><text:span text:style-name="T4">1</text:span><text:span text:style-name="T4"> </text:span><text:span text:style-name="T4">C</text:span><text:span text:style-name="T4">o</text:span><text:span text:style-name="T4">m</text:span><text:span text:style-name="T4">p</text:span><text:span text:style-name="T4">i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3" draw:text-style-name="P4" draw:layer="layout" svg:width="0.315cm" svg:height="0.454cm" svg:x="5.48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5.752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016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279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543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806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07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334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597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5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3.076cm">
          <draw:text-box>
            <text:p text:style-name="P1"><text:span text:style-name="T5">1</text:span></text:p>
          </draw:text-box>
        </draw:frame>
        <draw:frame draw:style-name="gr3" draw:text-style-name="P4" draw:layer="layout" svg:width="2.042cm" svg:height="0.454cm" svg:x="2.5cm" svg:y="4.019cm">
          <draw:text-box>
            <text:p text:style-name="P1"><text:span text:style-name="T3">2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 </text:span><text:span text:style-name="T3">I</text:span><text:span text:style-name="T3">n</text:span><text:span text:style-name="T3">d</text:span><text:span text:style-name="T3">e</text:span><text:span text:style-name="T3">x</text:span></text:p>
          </draw:text-box>
        </draw:frame>
        <draw:frame draw:style-name="gr3" draw:text-style-name="P4" draw:layer="layout" svg:width="0.315cm" svg:height="0.454cm" svg:x="18.324cm" svg:y="4.019cm">
          <draw:text-box>
            <text:p text:style-name="P1"><text:span text:style-name="T2">3</text:span></text:p>
          </draw:text-box>
        </draw:frame>
        <draw:frame draw:style-name="gr3" draw:text-style-name="P4" draw:layer="layout" svg:width="1.924cm" svg:height="0.454cm" svg:x="3.027cm" svg:y="4.607cm">
          <draw:text-box>
            <text:p text:style-name="P1"><text:span text:style-name="T4">2</text:span><text:span text:style-name="T4">.</text:span><text:span text:style-name="T4">1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L</text:span><text:span text:style-name="T4">i</text:span><text:span text:style-name="T4">s</text:span><text:span text:style-name="T4">t</text:span></text:p>
          </draw:text-box>
        </draw:frame>
        <draw:frame draw:style-name="gr3" draw:text-style-name="P4" draw:layer="layout" svg:width="0.315cm" svg:height="0.454cm" svg:x="5.224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5.488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5.752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016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279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543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806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07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334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597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5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4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4.607cm">
          <draw:text-box>
            <text:p text:style-name="P1"><text:span text:style-name="T5">3</text:span></text:p>
          </draw:text-box>
        </draw:frame>
        <draw:frame draw:style-name="gr3" draw:text-style-name="P4" draw:layer="layout" svg:width="1.742cm" svg:height="0.454cm" svg:x="2.5cm" svg:y="5.549cm">
          <draw:text-box>
            <text:p text:style-name="P1"><text:span text:style-name="T3">3</text:span><text:span text:style-name="T3"> </text:span><text:span text:style-name="T3">F</text:span><text:span text:style-name="T3">i</text:span><text:span text:style-name="T3">l</text:span><text:span text:style-name="T3">e</text:span><text:span text:style-name="T3"> </text:span><text:span text:style-name="T3">I</text:span><text:span text:style-name="T3">n</text:span><text:span text:style-name="T3">d</text:span><text:span text:style-name="T3">e</text:span><text:span text:style-name="T3">x</text:span></text:p>
          </draw:text-box>
        </draw:frame>
        <draw:frame draw:style-name="gr3" draw:text-style-name="P4" draw:layer="layout" svg:width="0.315cm" svg:height="0.454cm" svg:x="18.324cm" svg:y="5.549cm">
          <draw:text-box>
            <text:p text:style-name="P1"><text:span text:style-name="T2">5</text:span></text:p>
          </draw:text-box>
        </draw:frame>
        <draw:frame draw:style-name="gr3" draw:text-style-name="P4" draw:layer="layout" svg:width="1.64cm" svg:height="0.454cm" svg:x="3.027cm" svg:y="6.137cm">
          <draw:text-box>
            <text:p text:style-name="P1"><text:span text:style-name="T4">3</text:span><text:span text:style-name="T4">.</text:span><text:span text:style-name="T4">1</text:span><text:span text:style-name="T4"> </text:span><text:span text:style-name="T4">F</text:span><text:span text:style-name="T4">i</text:span><text:span text:style-name="T4">l</text:span><text:span text:style-name="T4">e</text:span><text:span text:style-name="T4"> </text:span><text:span text:style-name="T4">L</text:span><text:span text:style-name="T4">i</text:span><text:span text:style-name="T4">s</text:span><text:span text:style-name="T4">t</text:span></text:p>
          </draw:text-box>
        </draw:frame>
        <draw:frame draw:style-name="gr3" draw:text-style-name="P4" draw:layer="layout" svg:width="0.315cm" svg:height="0.454cm" svg:x="4.961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5.224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5.488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5.752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016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279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543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806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07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334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597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5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6.1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6.137cm">
          <draw:text-box>
            <text:p text:style-name="P1"><text:span text:style-name="T5">5</text:span></text:p>
          </draw:text-box>
        </draw:frame>
        <draw:frame draw:style-name="gr3" draw:text-style-name="P4" draw:layer="layout" svg:width="3.528cm" svg:height="0.454cm" svg:x="2.5cm" svg:y="7.08cm">
          <draw:text-box>
            <text:p text:style-name="P1"><text:span text:style-name="T3">4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3" draw:text-style-name="P4" draw:layer="layout" svg:width="0.315cm" svg:height="0.454cm" svg:x="18.324cm" svg:y="7.08cm">
          <draw:text-box>
            <text:p text:style-name="P1"><text:span text:style-name="T2">7</text:span></text:p>
          </draw:text-box>
        </draw:frame>
        <draw:frame draw:style-name="gr3" draw:text-style-name="P4" draw:layer="layout" svg:width="3.893cm" svg:height="0.454cm" svg:x="3.027cm" svg:y="7.668cm">
          <draw:text-box>
            <text:p text:style-name="P1"><text:span text:style-name="T4">4</text:span><text:span text:style-name="T4">.</text:span><text:span text:style-name="T4">1</text:span><text:span text:style-name="T4"> </text:span><text:span text:style-name="T4">P</text:span><text:span text:style-name="T4">o</text:span><text:span text:style-name="T4">i</text:span><text:span text:style-name="T4">n</text:span><text:span text:style-name="T4">t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7.07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334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597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5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7.66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7.668cm">
          <draw:text-box>
            <text:p text:style-name="P1"><text:span text:style-name="T5">7</text:span></text:p>
          </draw:text-box>
        </draw:frame>
        <draw:frame draw:style-name="gr3" draw:text-style-name="P4" draw:layer="layout" svg:width="6.729cm" svg:height="0.454cm" svg:x="3.835cm" svg:y="8.256cm">
          <draw:text-box>
            <text:p text:style-name="P1"><text:span text:style-name="T4">4</text:span><text:span text:style-name="T4">.</text:span><text:span text:style-name="T4">1</text:span><text:span text:style-name="T4">.</text:span><text:span text:style-name="T4">1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text:span text:style-name="T4"> </text:span><text:span text:style-name="T4">&amp;</text:span><text:span text:style-name="T4"> </text:span><text:span text:style-name="T4">D</text:span><text:span text:style-name="T4">e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text:span text:style-name="T4">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10.761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8.25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8.256cm">
          <draw:text-box>
            <text:p text:style-name="P1"><text:span text:style-name="T5">7</text:span></text:p>
          </draw:text-box>
        </draw:frame>
        <draw:frame draw:style-name="gr3" draw:text-style-name="P4" draw:layer="layout" svg:width="2.009cm" svg:height="0.454cm" svg:x="4.96cm" svg:y="8.843cm">
          <draw:text-box>
            <text:p text:style-name="P1"><text:span text:style-name="T4">4</text:span><text:span text:style-name="T4">.</text:span><text:span text:style-name="T4">1</text:span><text:span text:style-name="T4">.</text:span><text:span text:style-name="T4">1</text:span><text:span text:style-name="T4">.</text:span><text:span text:style-name="T4">1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(</text:span><text:span text:style-name="T4">)</text:span></text:p>
          </draw:text-box>
        </draw:frame>
        <draw:frame draw:style-name="gr4" draw:text-style-name="P5" draw:layer="layout" svg:width="0.849cm" svg:height="0.34cm" svg:x="7.031cm" svg:y="8.939cm">
          <draw:text-box>
            <text:p text:style-name="P1"><text:span text:style-name="T6">[</text:span><text:span text:style-name="T6">1</text:span><text:span text:style-name="T6">/</text:span><text:span text:style-name="T6">2</text:span><text:span text:style-name="T6">]</text:span></text:p>
          </draw:text-box>
        </draw:frame>
        <draw:frame draw:style-name="gr3" draw:text-style-name="P4" draw:layer="layout" svg:width="0.315cm" svg:height="0.454cm" svg:x="8.125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8.84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8.843cm">
          <draw:text-box>
            <text:p text:style-name="P1"><text:span text:style-name="T5">7</text:span></text:p>
          </draw:text-box>
        </draw:frame>
        <draw:frame draw:style-name="gr3" draw:text-style-name="P4" draw:layer="layout" svg:width="2.009cm" svg:height="0.454cm" svg:x="4.96cm" svg:y="9.431cm">
          <draw:text-box>
            <text:p text:style-name="P1"><text:span text:style-name="T4">4</text:span><text:span text:style-name="T4">.</text:span><text:span text:style-name="T4">1</text:span><text:span text:style-name="T4">.</text:span><text:span text:style-name="T4">1</text:span><text:span text:style-name="T4">.</text:span><text:span text:style-name="T4">2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(</text:span><text:span text:style-name="T4">)</text:span></text:p>
          </draw:text-box>
        </draw:frame>
        <draw:frame draw:style-name="gr4" draw:text-style-name="P5" draw:layer="layout" svg:width="0.849cm" svg:height="0.34cm" svg:x="7.031cm" svg:y="9.527cm">
          <draw:text-box>
            <text:p text:style-name="P1"><text:span text:style-name="T6">[</text:span><text:span text:style-name="T6">2</text:span><text:span text:style-name="T6">/</text:span><text:span text:style-name="T6">2</text:span><text:span text:style-name="T6">]</text:span></text:p>
          </draw:text-box>
        </draw:frame>
        <draw:frame draw:style-name="gr3" draw:text-style-name="P4" draw:layer="layout" svg:width="0.315cm" svg:height="0.454cm" svg:x="8.125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9.43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9.431cm">
          <draw:text-box>
            <text:p text:style-name="P1"><text:span text:style-name="T5">8</text:span></text:p>
          </draw:text-box>
        </draw:frame>
        <draw:frame draw:style-name="gr3" draw:text-style-name="P4" draw:layer="layout" svg:width="7.266cm" svg:height="0.454cm" svg:x="3.835cm" svg:y="10.019cm">
          <draw:text-box>
            <text:p text:style-name="P1"><text:span text:style-name="T4">4</text:span><text:span text:style-name="T4">.</text:span><text:span text:style-name="T4">1</text:span><text:span text:style-name="T4">.</text:span><text:span text:style-name="T4">2</text:span><text:span text:style-name="T4"> </text:span><text:span text:style-name="T4">F</text:span><text:span text:style-name="T4">r</text:span><text:span text:style-name="T4">i</text:span><text:span text:style-name="T4">e</text:span><text:span text:style-name="T4">n</text:span><text:span text:style-name="T4">d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e</text:span><text:span text:style-name="T4">d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3" draw:text-style-name="P4" draw:layer="layout" svg:width="0.315cm" svg:height="0.454cm" svg:x="11.288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0.0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10.019cm">
          <draw:text-box>
            <text:p text:style-name="P1"><text:span text:style-name="T5">8</text:span></text:p>
          </draw:text-box>
        </draw:frame>
        <draw:frame draw:style-name="gr3" draw:text-style-name="P4" draw:layer="layout" svg:width="2.258cm" svg:height="0.454cm" svg:x="4.96cm" svg:y="10.607cm">
          <draw:text-box>
            <text:p text:style-name="P1"><text:span text:style-name="T4">4</text:span><text:span text:style-name="T4">.</text:span><text:span text:style-name="T4">1</text:span><text:span text:style-name="T4">.</text:span><text:span text:style-name="T4">2</text:span><text:span text:style-name="T4">.</text:span><text:span text:style-name="T4">1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/text:p>
          </draw:text-box>
        </draw:frame>
        <draw:frame draw:style-name="gr5" draw:text-style-name="P6" draw:layer="layout" svg:width="0.35cm" svg:height="0.412cm" svg:x="7.19cm" svg:y="10.644cm">
          <draw:text-box>
            <text:p text:style-name="P1"><text:span text:style-name="T7">&lt;</text:span></text:p>
          </draw:text-box>
        </draw:frame>
        <draw:frame draw:style-name="gr3" draw:text-style-name="P4" draw:layer="layout" svg:width="0.315cm" svg:height="0.454cm" svg:x="7.597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0.60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10.607cm">
          <draw:text-box>
            <text:p text:style-name="P1"><text:span text:style-name="T5">8</text:span></text:p>
          </draw:text-box>
        </draw:frame>
        <draw:frame draw:style-name="gr3" draw:text-style-name="P4" draw:layer="layout" svg:width="5.141cm" svg:height="0.454cm" svg:x="3.835cm" svg:y="11.195cm">
          <draw:text-box>
            <text:p text:style-name="P1"><text:span text:style-name="T4">4</text:span><text:span text:style-name="T4">.</text:span><text:span text:style-name="T4">1</text:span><text:span text:style-name="T4">.</text:span><text:span text:style-name="T4">3</text:span><text:span text:style-name="T4"> </text:span><text:span text:style-name="T4">M</text:span><text:span text:style-name="T4">e</text:span><text:span text:style-name="T4">m</text:span><text:span text:style-name="T4">b</text:span><text:span text:style-name="T4">e</text:span><text:span text:style-name="T4">r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9.179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1.19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11.195cm">
          <draw:text-box>
            <text:p text:style-name="P1"><text:span text:style-name="T5">8</text:span></text:p>
          </draw:text-box>
        </draw:frame>
        <draw:frame draw:style-name="gr3" draw:text-style-name="P4" draw:layer="layout" svg:width="1.408cm" svg:height="0.454cm" svg:x="4.96cm" svg:y="11.783cm">
          <draw:text-box>
            <text:p text:style-name="P1"><text:span text:style-name="T4">4</text:span><text:span text:style-name="T4">.</text:span><text:span text:style-name="T4">1</text:span><text:span text:style-name="T4">.</text:span><text:span text:style-name="T4">3</text:span><text:span text:style-name="T4">.</text:span><text:span text:style-name="T4">1</text:span><text:span text:style-name="T4"> </text:span><text:span text:style-name="T4">x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6.543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806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07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334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597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1.7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11.783cm">
          <draw:text-box>
            <text:p text:style-name="P1"><text:span text:style-name="T5">8</text:span></text:p>
          </draw:text-box>
        </draw:frame>
        <draw:frame draw:style-name="gr3" draw:text-style-name="P4" draw:layer="layout" svg:width="1.408cm" svg:height="0.454cm" svg:x="4.96cm" svg:y="12.371cm">
          <draw:text-box>
            <text:p text:style-name="P1"><text:span text:style-name="T4">4</text:span><text:span text:style-name="T4">.</text:span><text:span text:style-name="T4">1</text:span><text:span text:style-name="T4">.</text:span><text:span text:style-name="T4">3</text:span><text:span text:style-name="T4">.</text:span><text:span text:style-name="T4">2</text:span><text:span text:style-name="T4"> </text:span><text:span text:style-name="T4">y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6.543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806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07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334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597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2.37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12.371cm">
          <draw:text-box>
            <text:p text:style-name="P1"><text:span text:style-name="T5">8</text:span></text:p>
          </draw:text-box>
        </draw:frame>
        <draw:frame draw:style-name="gr3" draw:text-style-name="P4" draw:layer="layout" svg:width="3.228cm" svg:height="0.454cm" svg:x="2.5cm" svg:y="13.314cm">
          <draw:text-box>
            <text:p text:style-name="P1"><text:span text:style-name="T3">5</text:span><text:span text:style-name="T3"> </text:span><text:span text:style-name="T3">F</text:span><text:span text:style-name="T3">i</text:span><text:span text:style-name="T3">l</text:span><text:span text:style-name="T3">e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3" draw:text-style-name="P4" draw:layer="layout" svg:width="0.315cm" svg:height="0.454cm" svg:x="18.324cm" svg:y="13.314cm">
          <draw:text-box>
            <text:p text:style-name="P1"><text:span text:style-name="T2">9</text:span></text:p>
          </draw:text-box>
        </draw:frame>
        <draw:frame draw:style-name="gr3" draw:text-style-name="P4" draw:layer="layout" svg:width="11.881cm" svg:height="0.454cm" svg:x="3.027cm" svg:y="13.902cm">
          <draw:text-box>
            <text:p text:style-name="P1"><text:span text:style-name="T4">5</text:span><text:span text:style-name="T4">.</text:span><text:span text:style-name="T4">1</text:span><text:span text:style-name="T4"> </text:span><text:span text:style-name="T4">/</text:span><text:span text:style-name="T4">h</text:span><text:span text:style-name="T4">o</text:span><text:span text:style-name="T4">m</text:span><text:span text:style-name="T4">e</text:span><text:span text:style-name="T4">/</text:span><text:span text:style-name="T4">c</text:span><text:span text:style-name="T4">h</text:span><text:span text:style-name="T4">r</text:span><text:span text:style-name="T4">i</text:span><text:span text:style-name="T4">s</text:span><text:span text:style-name="T4">t</text:span><text:span text:style-name="T4">i</text:span><text:span text:style-name="T4">a</text:span><text:span text:style-name="T4">n</text:span><text:span text:style-name="T4">/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s</text:span><text:span text:style-name="T4">/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text:span text:style-name="T4">_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1</text:span><text:span text:style-name="T4">/</text:span><text:span text:style-name="T4">C</text:span><text:span text:style-name="T4">M</text:span><text:span text:style-name="T4">a</text:span><text:span text:style-name="T4">k</text:span><text:span text:style-name="T4">e</text:span><text:span text:style-name="T4">L</text:span><text:span text:style-name="T4">i</text:span><text:span text:style-name="T4">s</text:span><text:span text:style-name="T4">t</text:span><text:span text:style-name="T4">s</text:span><text:span text:style-name="T4">.</text:span><text:span text:style-name="T4">t</text:span><text:span text:style-name="T4">x</text:span><text:span text:style-name="T4">t </text:span><text:span text:style-name="T4">F</text:span><text:span text:style-name="T4">i</text:span><text:span text:style-name="T4">l</text:span><text:span text:style-name="T4">e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14.98cm" svg:y="13.90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13.90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3.90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3.90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3.90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3.90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3.90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3.90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3.90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3.90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3.90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13.902cm">
          <draw:text-box>
            <text:p text:style-name="P1"><text:span text:style-name="T5">9</text:span></text:p>
          </draw:text-box>
        </draw:frame>
        <draw:frame draw:style-name="gr3" draw:text-style-name="P4" draw:layer="layout" svg:width="11.923cm" svg:height="0.454cm" svg:x="3.027cm" svg:y="14.49cm">
          <draw:text-box>
            <text:p text:style-name="P1"><text:span text:style-name="T4">5</text:span><text:span text:style-name="T4">.</text:span><text:span text:style-name="T4">2</text:span><text:span text:style-name="T4"> </text:span><text:span text:style-name="T4">/</text:span><text:span text:style-name="T4">h</text:span><text:span text:style-name="T4">o</text:span><text:span text:style-name="T4">m</text:span><text:span text:style-name="T4">e</text:span><text:span text:style-name="T4">/</text:span><text:span text:style-name="T4">c</text:span><text:span text:style-name="T4">h</text:span><text:span text:style-name="T4">r</text:span><text:span text:style-name="T4">i</text:span><text:span text:style-name="T4">s</text:span><text:span text:style-name="T4">t</text:span><text:span text:style-name="T4">i</text:span><text:span text:style-name="T4">a</text:span><text:span text:style-name="T4">n</text:span><text:span text:style-name="T4">/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s</text:span><text:span text:style-name="T4">/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text:span text:style-name="T4">_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1</text:span><text:span text:style-name="T4">/</text:span><text:span text:style-name="T4">e</text:span><text:span text:style-name="T4">x</text:span><text:span text:style-name="T4">h</text:span><text:span text:style-name="T4">a</text:span><text:span text:style-name="T4">u</text:span><text:span text:style-name="T4">s</text:span><text:span text:style-name="T4">t</text:span><text:span text:style-name="T4">i</text:span><text:span text:style-name="T4">v</text:span><text:span text:style-name="T4">e</text:span><text:span text:style-name="T4">.</text:span><text:span text:style-name="T4">c</text:span><text:span text:style-name="T4">p</text:span><text:span text:style-name="T4">p</text:span><text:span text:style-name="T4"> </text:span><text:span text:style-name="T4">F</text:span><text:span text:style-name="T4">i</text:span><text:span text:style-name="T4">l</text:span><text:span text:style-name="T4">e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14.98cm" svg:y="14.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14.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4.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4.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4.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4.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4.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4.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4.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4.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4.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14.49cm">
          <draw:text-box>
            <text:p text:style-name="P1"><text:span text:style-name="T5">9</text:span></text:p>
          </draw:text-box>
        </draw:frame>
        <draw:frame draw:style-name="gr3" draw:text-style-name="P4" draw:layer="layout" svg:width="4.265cm" svg:height="0.454cm" svg:x="3.835cm" svg:y="15.078cm">
          <draw:text-box>
            <text:p text:style-name="P1"><text:span text:style-name="T4">5</text:span><text:span text:style-name="T4">.</text:span><text:span text:style-name="T4">2</text:span><text:span text:style-name="T4">.</text:span><text:span text:style-name="T4">1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3" draw:text-style-name="P4" draw:layer="layout" svg:width="0.315cm" svg:height="0.454cm" svg:x="8.388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5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5.07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15.078cm">
          <draw:text-box>
            <text:p text:style-name="P1"><text:span text:style-name="T5">9</text:span></text:p>
          </draw:text-box>
        </draw:frame>
        <draw:frame draw:style-name="gr3" draw:text-style-name="P4" draw:layer="layout" svg:width="4.113cm" svg:height="0.454cm" svg:x="4.96cm" svg:y="15.666cm">
          <draw:text-box>
            <text:p text:style-name="P1"><text:span text:style-name="T4">5</text:span><text:span text:style-name="T4">.</text:span><text:span text:style-name="T4">2</text:span><text:span text:style-name="T4">.</text:span><text:span text:style-name="T4">1</text:span><text:span text:style-name="T4">.</text:span><text:span text:style-name="T4">1</text:span><text:span text:style-name="T4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e</text:span><text:span text:style-name="T4">E</text:span><text:span text:style-name="T4">x</text:span><text:span text:style-name="T4">h</text:span><text:span text:style-name="T4">a</text:span><text:span text:style-name="T4">u</text:span><text:span text:style-name="T4">s</text:span><text:span text:style-name="T4">t</text:span><text:span text:style-name="T4">i</text:span><text:span text:style-name="T4">v</text:span><text:span text:style-name="T4">e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9.179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5.66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15.666cm">
          <draw:text-box>
            <text:p text:style-name="P1"><text:span text:style-name="T5">9</text:span></text:p>
          </draw:text-box>
        </draw:frame>
        <draw:frame draw:style-name="gr3" draw:text-style-name="P4" draw:layer="layout" svg:width="4.049cm" svg:height="0.454cm" svg:x="4.96cm" svg:y="16.254cm">
          <draw:text-box>
            <text:p text:style-name="P1"><text:span text:style-name="T4">5</text:span><text:span text:style-name="T4">.</text:span><text:span text:style-name="T4">2</text:span><text:span text:style-name="T4">.</text:span><text:span text:style-name="T4">1</text:span><text:span text:style-name="T4">.</text:span><text:span text:style-name="T4">2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P</text:span><text:span text:style-name="T4">e</text:span><text:span text:style-name="T4">r</text:span><text:span text:style-name="T4">m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9.179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6.254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6.254cm">
          <draw:text-box>
            <text:p text:style-name="P1"><text:span text:style-name="T5">1</text:span><text:span text:style-name="T5">0</text:span></text:p>
          </draw:text-box>
        </draw:frame>
        <draw:frame draw:style-name="gr3" draw:text-style-name="P4" draw:layer="layout" svg:width="2.788cm" svg:height="0.454cm" svg:x="4.96cm" svg:y="16.842cm">
          <draw:text-box>
            <text:p text:style-name="P1"><text:span text:style-name="T4">5</text:span><text:span text:style-name="T4">.</text:span><text:span text:style-name="T4">2</text:span><text:span text:style-name="T4">.</text:span><text:span text:style-name="T4">1</text:span><text:span text:style-name="T4">.</text:span><text:span text:style-name="T4">3</text:span><text:span text:style-name="T4"> </text:span><text:span text:style-name="T4">g</text:span><text:span text:style-name="T4">e</text:span><text:span text:style-name="T4">t</text:span><text:span text:style-name="T4">M</text:span><text:span text:style-name="T4">i</text:span><text:span text:style-name="T4">n</text:span><text:span text:style-name="T4">D</text:span><text:span text:style-name="T4">i</text:span><text:span text:style-name="T4">s</text:span><text:span text:style-name="T4">t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7.861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6.842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6.842cm">
          <draw:text-box>
            <text:p text:style-name="P1"><text:span text:style-name="T5">1</text:span><text:span text:style-name="T5">0</text:span></text:p>
          </draw:text-box>
        </draw:frame>
        <draw:frame draw:style-name="gr3" draw:text-style-name="P4" draw:layer="layout" svg:width="3.783cm" svg:height="0.454cm" svg:x="4.96cm" svg:y="17.429cm">
          <draw:text-box>
            <text:p text:style-name="P1"><text:span text:style-name="T4">5</text:span><text:span text:style-name="T4">.</text:span><text:span text:style-name="T4">2</text:span><text:span text:style-name="T4">.</text:span><text:span text:style-name="T4">1</text:span><text:span text:style-name="T4">.</text:span><text:span text:style-name="T4">4</text:span><text:span text:style-name="T4"> </text:span><text:span text:style-name="T4">g</text:span><text:span text:style-name="T4">e</text:span><text:span text:style-name="T4">t</text:span><text:span text:style-name="T4">P</text:span><text:span text:style-name="T4">e</text:span><text:span text:style-name="T4">r</text:span><text:span text:style-name="T4">m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(</text:span><text:span text:style-name="T4">)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8.916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7.429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7.429cm">
          <draw:text-box>
            <text:p text:style-name="P1"><text:span text:style-name="T5">1</text:span><text:span text:style-name="T5">0</text:span></text:p>
          </draw:text-box>
        </draw:frame>
        <draw:frame draw:style-name="gr3" draw:text-style-name="P4" draw:layer="layout" svg:width="4.388cm" svg:height="0.454cm" svg:x="3.835cm" svg:y="18.017cm">
          <draw:text-box>
            <text:p text:style-name="P1"><text:span text:style-name="T4">5</text:span><text:span text:style-name="T4">.</text:span><text:span text:style-name="T4">2</text:span><text:span text:style-name="T4">.</text:span><text:span text:style-name="T4">2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8.388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5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8.017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8.017cm">
          <draw:text-box>
            <text:p text:style-name="P1"><text:span text:style-name="T5">1</text:span><text:span text:style-name="T5">0</text:span></text:p>
          </draw:text-box>
        </draw:frame>
        <draw:frame draw:style-name="gr3" draw:text-style-name="P4" draw:layer="layout" svg:width="2.131cm" svg:height="0.454cm" svg:x="4.96cm" svg:y="18.605cm">
          <draw:text-box>
            <text:p text:style-name="P1"><text:span text:style-name="T4">5</text:span><text:span text:style-name="T4">.</text:span><text:span text:style-name="T4">2</text:span><text:span text:style-name="T4">.</text:span><text:span text:style-name="T4">2</text:span><text:span text:style-name="T4">.</text:span><text:span text:style-name="T4">1</text:span><text:span text:style-name="T4"> </text:span><text:span text:style-name="T4">m</text:span><text:span text:style-name="T4">i</text:span><text:span text:style-name="T4">n</text:span><text:span text:style-name="T4">D</text:span><text:span text:style-name="T4">i</text:span><text:span text:style-name="T4">s</text:span><text:span text:style-name="T4">t</text:span></text:p>
          </draw:text-box>
        </draw:frame>
        <draw:frame draw:style-name="gr3" draw:text-style-name="P4" draw:layer="layout" svg:width="0.315cm" svg:height="0.454cm" svg:x="7.334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597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8.605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8.605cm">
          <draw:text-box>
            <text:p text:style-name="P1"><text:span text:style-name="T5">1</text:span><text:span text:style-name="T5">0</text:span></text:p>
          </draw:text-box>
        </draw:frame>
        <draw:frame draw:style-name="gr3" draw:text-style-name="P4" draw:layer="layout" svg:width="2.915cm" svg:height="0.454cm" svg:x="4.96cm" svg:y="19.193cm">
          <draw:text-box>
            <text:p text:style-name="P1"><text:span text:style-name="T4">5</text:span><text:span text:style-name="T4">.</text:span><text:span text:style-name="T4">2</text:span><text:span text:style-name="T4">.</text:span><text:span text:style-name="T4">2</text:span><text:span text:style-name="T4">.</text:span><text:span text:style-name="T4">2</text:span><text:span text:style-name="T4"> </text:span><text:span text:style-name="T4">p</text:span><text:span text:style-name="T4">e</text:span><text:span text:style-name="T4">r</text:span><text:span text:style-name="T4">m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style-name="gr3" draw:text-style-name="P4" draw:layer="layout" svg:width="0.315cm" svg:height="0.454cm" svg:x="8.125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9.193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9.193cm">
          <draw:text-box>
            <text:p text:style-name="P1"><text:span text:style-name="T5">1</text:span><text:span text:style-name="T5">0</text:span></text:p>
          </draw:text-box>
        </draw:frame>
        <draw:frame draw:style-name="gr3" draw:text-style-name="P4" draw:layer="layout" svg:width="3.275cm" svg:height="0.454cm" svg:x="4.96cm" svg:y="19.781cm">
          <draw:text-box>
            <text:p text:style-name="P1"><text:span text:style-name="T4">5</text:span><text:span text:style-name="T4">.</text:span><text:span text:style-name="T4">2</text:span><text:span text:style-name="T4">.</text:span><text:span text:style-name="T4">2</text:span><text:span text:style-name="T4">.</text:span><text:span text:style-name="T4">3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text:span text:style-name="T4">P</text:span><text:span text:style-name="T4">a</text:span><text:span text:style-name="T4">t</text:span><text:span text:style-name="T4">h</text:span><text:span text:style-name="T4">s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8.388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9.7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9.781cm">
          <draw:text-box>
            <text:p text:style-name="P1"><text:span text:style-name="T5">1</text:span><text:span text:style-name="T5">0</text:span></text:p>
          </draw:text-box>
        </draw:frame>
        <draw:frame draw:style-name="gr3" draw:text-style-name="P4" draw:layer="layout" svg:width="11.585cm" svg:height="0.454cm" svg:x="3.027cm" svg:y="20.369cm">
          <draw:text-box>
            <text:p text:style-name="P1"><text:span text:style-name="T4">5</text:span><text:span text:style-name="T4">.</text:span><text:span text:style-name="T4">3</text:span><text:span text:style-name="T4"> </text:span><text:span text:style-name="T4">/</text:span><text:span text:style-name="T4">h</text:span><text:span text:style-name="T4">o</text:span><text:span text:style-name="T4">m</text:span><text:span text:style-name="T4">e</text:span><text:span text:style-name="T4">/</text:span><text:span text:style-name="T4">c</text:span><text:span text:style-name="T4">h</text:span><text:span text:style-name="T4">r</text:span><text:span text:style-name="T4">i</text:span><text:span text:style-name="T4">s</text:span><text:span text:style-name="T4">t</text:span><text:span text:style-name="T4">i</text:span><text:span text:style-name="T4">a</text:span><text:span text:style-name="T4">n</text:span><text:span text:style-name="T4">/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s</text:span><text:span text:style-name="T4">/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text:span text:style-name="T4">_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1</text:span><text:span text:style-name="T4">/</text:span><text:span text:style-name="T4">e</text:span><text:span text:style-name="T4">x</text:span><text:span text:style-name="T4">h</text:span><text:span text:style-name="T4">a</text:span><text:span text:style-name="T4">u</text:span><text:span text:style-name="T4">s</text:span><text:span text:style-name="T4">t</text:span><text:span text:style-name="T4">i</text:span><text:span text:style-name="T4">v</text:span><text:span text:style-name="T4">e</text:span><text:span text:style-name="T4">.</text:span><text:span text:style-name="T4">h</text:span><text:span text:style-name="T4"> </text:span><text:span text:style-name="T4">F</text:span><text:span text:style-name="T4">i</text:span><text:span text:style-name="T4">l</text:span><text:span text:style-name="T4">e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14.716cm" svg:y="20.36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20.36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20.36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20.36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20.36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20.36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20.36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20.36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20.36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20.36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20.36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20.369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20.369cm">
          <draw:text-box>
            <text:p text:style-name="P1"><text:span text:style-name="T5">1</text:span><text:span text:style-name="T5">0</text:span></text:p>
          </draw:text-box>
        </draw:frame>
        <draw:frame draw:style-name="gr3" draw:text-style-name="P4" draw:layer="layout" svg:width="4.265cm" svg:height="0.454cm" svg:x="3.835cm" svg:y="20.957cm">
          <draw:text-box>
            <text:p text:style-name="P1"><text:span text:style-name="T4">5</text:span><text:span text:style-name="T4">.</text:span><text:span text:style-name="T4">3</text:span><text:span text:style-name="T4">.</text:span><text:span text:style-name="T4">1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3" draw:text-style-name="P4" draw:layer="layout" svg:width="0.315cm" svg:height="0.454cm" svg:x="8.388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5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20.9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20.957cm">
          <draw:text-box>
            <text:p text:style-name="P1"><text:span text:style-name="T5">1</text:span><text:span text:style-name="T5">1</text:span></text:p>
          </draw:text-box>
        </draw:frame>
        <draw:frame draw:style-name="gr3" draw:text-style-name="P4" draw:layer="layout" svg:width="4.113cm" svg:height="0.454cm" svg:x="4.96cm" svg:y="21.545cm">
          <draw:text-box>
            <text:p text:style-name="P1"><text:span text:style-name="T4">5</text:span><text:span text:style-name="T4">.</text:span><text:span text:style-name="T4">3</text:span><text:span text:style-name="T4">.</text:span><text:span text:style-name="T4">1</text:span><text:span text:style-name="T4">.</text:span><text:span text:style-name="T4">1</text:span><text:span text:style-name="T4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e</text:span><text:span text:style-name="T4">E</text:span><text:span text:style-name="T4">x</text:span><text:span text:style-name="T4">h</text:span><text:span text:style-name="T4">a</text:span><text:span text:style-name="T4">u</text:span><text:span text:style-name="T4">s</text:span><text:span text:style-name="T4">t</text:span><text:span text:style-name="T4">i</text:span><text:span text:style-name="T4">v</text:span><text:span text:style-name="T4">e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9.179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21.5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21.545cm">
          <draw:text-box>
            <text:p text:style-name="P1"><text:span text:style-name="T5">1</text:span><text:span text:style-name="T5">1</text:span></text:p>
          </draw:text-box>
        </draw:frame>
        <draw:frame draw:style-name="gr3" draw:text-style-name="P4" draw:layer="layout" svg:width="4.049cm" svg:height="0.454cm" svg:x="4.96cm" svg:y="22.133cm">
          <draw:text-box>
            <text:p text:style-name="P1"><text:span text:style-name="T4">5</text:span><text:span text:style-name="T4">.</text:span><text:span text:style-name="T4">3</text:span><text:span text:style-name="T4">.</text:span><text:span text:style-name="T4">1</text:span><text:span text:style-name="T4">.</text:span><text:span text:style-name="T4">2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P</text:span><text:span text:style-name="T4">e</text:span><text:span text:style-name="T4">r</text:span><text:span text:style-name="T4">m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9.179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22.133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22.133cm">
          <draw:text-box>
            <text:p text:style-name="P1"><text:span text:style-name="T5">1</text:span><text:span text:style-name="T5">1</text:span></text:p>
          </draw:text-box>
        </draw:frame>
        <draw:frame draw:style-name="gr3" draw:text-style-name="P4" draw:layer="layout" svg:width="2.788cm" svg:height="0.454cm" svg:x="4.96cm" svg:y="22.721cm">
          <draw:text-box>
            <text:p text:style-name="P1"><text:span text:style-name="T4">5</text:span><text:span text:style-name="T4">.</text:span><text:span text:style-name="T4">3</text:span><text:span text:style-name="T4">.</text:span><text:span text:style-name="T4">1</text:span><text:span text:style-name="T4">.</text:span><text:span text:style-name="T4">3</text:span><text:span text:style-name="T4"> </text:span><text:span text:style-name="T4">g</text:span><text:span text:style-name="T4">e</text:span><text:span text:style-name="T4">t</text:span><text:span text:style-name="T4">M</text:span><text:span text:style-name="T4">i</text:span><text:span text:style-name="T4">n</text:span><text:span text:style-name="T4">D</text:span><text:span text:style-name="T4">i</text:span><text:span text:style-name="T4">s</text:span><text:span text:style-name="T4">t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7.861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22.721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22.721cm">
          <draw:text-box>
            <text:p text:style-name="P1"><text:span text:style-name="T5">1</text:span><text:span text:style-name="T5">1</text:span></text:p>
          </draw:text-box>
        </draw:frame>
        <draw:frame draw:style-name="gr3" draw:text-style-name="P4" draw:layer="layout" svg:width="3.783cm" svg:height="0.454cm" svg:x="4.96cm" svg:y="23.309cm">
          <draw:text-box>
            <text:p text:style-name="P1"><text:span text:style-name="T4">5</text:span><text:span text:style-name="T4">.</text:span><text:span text:style-name="T4">3</text:span><text:span text:style-name="T4">.</text:span><text:span text:style-name="T4">1</text:span><text:span text:style-name="T4">.</text:span><text:span text:style-name="T4">4</text:span><text:span text:style-name="T4"> </text:span><text:span text:style-name="T4">g</text:span><text:span text:style-name="T4">e</text:span><text:span text:style-name="T4">t</text:span><text:span text:style-name="T4">P</text:span><text:span text:style-name="T4">e</text:span><text:span text:style-name="T4">r</text:span><text:span text:style-name="T4">m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(</text:span><text:span text:style-name="T4">)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8.916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23.3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23.309cm">
          <draw:text-box>
            <text:p text:style-name="P1"><text:span text:style-name="T5">1</text:span><text:span text:style-name="T5">1</text:span></text:p>
          </draw:text-box>
        </draw:frame>
        <draw:frame draw:style-name="gr3" draw:text-style-name="P4" draw:layer="layout" svg:width="11.263cm" svg:height="0.454cm" svg:x="3.027cm" svg:y="23.897cm">
          <draw:text-box>
            <text:p text:style-name="P1"><text:span text:style-name="T4">5</text:span><text:span text:style-name="T4">.</text:span><text:span text:style-name="T4">4</text:span><text:span text:style-name="T4"> </text:span><text:span text:style-name="T4">/</text:span><text:span text:style-name="T4">h</text:span><text:span text:style-name="T4">o</text:span><text:span text:style-name="T4">m</text:span><text:span text:style-name="T4">e</text:span><text:span text:style-name="T4">/</text:span><text:span text:style-name="T4">c</text:span><text:span text:style-name="T4">h</text:span><text:span text:style-name="T4">r</text:span><text:span text:style-name="T4">i</text:span><text:span text:style-name="T4">s</text:span><text:span text:style-name="T4">t</text:span><text:span text:style-name="T4">i</text:span><text:span text:style-name="T4">a</text:span><text:span text:style-name="T4">n</text:span><text:span text:style-name="T4">/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s</text:span><text:span text:style-name="T4">/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text:span text:style-name="T4">_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1</text:span><text:span text:style-name="T4">/</text:span><text:span text:style-name="T4">h</text:span><text:span text:style-name="T4">e</text:span><text:span text:style-name="T4">l</text:span><text:span text:style-name="T4">p</text:span><text:span text:style-name="T4">e</text:span><text:span text:style-name="T4">r</text:span><text:span text:style-name="T4">s</text:span><text:span text:style-name="T4">.</text:span><text:span text:style-name="T4">c</text:span><text:span text:style-name="T4">p</text:span><text:span text:style-name="T4">p</text:span><text:span text:style-name="T4"> </text:span><text:span text:style-name="T4">F</text:span><text:span text:style-name="T4">i</text:span><text:span text:style-name="T4">l</text:span><text:span text:style-name="T4">e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/text:p>
          </draw:text-box>
        </draw:frame>
        <draw:frame draw:style-name="gr3" draw:text-style-name="P4" draw:layer="layout" svg:width="0.315cm" svg:height="0.454cm" svg:x="14.453cm" svg:y="23.89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23.89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23.89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23.89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23.89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23.89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23.89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23.89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23.89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23.89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23.89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23.89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23.897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23.897cm">
          <draw:text-box>
            <text:p text:style-name="P1"><text:span text:style-name="T5">1</text:span><text:span text:style-name="T5">1</text:span></text:p>
          </draw:text-box>
        </draw:frame>
        <draw:frame draw:style-name="gr3" draw:text-style-name="P4" draw:layer="layout" svg:width="4.265cm" svg:height="0.454cm" svg:x="3.835cm" svg:y="24.485cm">
          <draw:text-box>
            <text:p text:style-name="P1"><text:span text:style-name="T4">5</text:span><text:span text:style-name="T4">.</text:span><text:span text:style-name="T4">4</text:span><text:span text:style-name="T4">.</text:span><text:span text:style-name="T4">1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3" draw:text-style-name="P4" draw:layer="layout" svg:width="0.315cm" svg:height="0.454cm" svg:x="8.388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5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24.485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24.485cm">
          <draw:text-box>
            <text:p text:style-name="P1"><text:span text:style-name="T5">1</text:span><text:span text:style-name="T5">2</text:span></text:p>
          </draw:text-box>
        </draw:frame>
        <draw:frame draw:style-name="gr3" draw:text-style-name="P4" draw:layer="layout" svg:width="3.791cm" svg:height="0.454cm" svg:x="4.96cm" svg:y="25.073cm">
          <draw:text-box>
            <text:p text:style-name="P1"><text:span text:style-name="T4">5</text:span><text:span text:style-name="T4">.</text:span><text:span text:style-name="T4">4</text:span><text:span text:style-name="T4">.</text:span><text:span text:style-name="T4">1</text:span><text:span text:style-name="T4">.</text:span><text:span text:style-name="T4">1</text:span><text:span text:style-name="T4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e</text:span><text:span text:style-name="T4">D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8.916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25.0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25.073cm">
          <draw:text-box>
            <text:p text:style-name="P1"><text:span text:style-name="T5">1</text:span><text:span text:style-name="T5">2</text:span></text:p>
          </draw:text-box>
        </draw:frame>
        <draw:frame draw:style-name="gr3" draw:text-style-name="P4" draw:layer="layout" svg:width="4.612cm" svg:height="0.454cm" svg:x="4.96cm" svg:y="25.661cm">
          <draw:text-box>
            <text:p text:style-name="P1"><text:span text:style-name="T4">5</text:span><text:span text:style-name="T4">.</text:span><text:span text:style-name="T4">4</text:span><text:span text:style-name="T4">.</text:span><text:span text:style-name="T4">1</text:span><text:span text:style-name="T4">.</text:span><text:span text:style-name="T4">2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B</text:span><text:span text:style-name="T4">i</text:span><text:span text:style-name="T4">g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N</text:span><text:span text:style-name="T4">(</text:span><text:span text:style-name="T4">)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9.707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25.661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25.661cm">
          <draw:text-box>
            <text:p text:style-name="P1"><text:span text:style-name="T5">1</text:span><text:span text:style-name="T5">2</text:span></text:p>
          </draw:text-box>
        </draw:frame>
        <draw:frame draw:style-name="gr3" draw:text-style-name="P4" draw:layer="layout" svg:width="3.973cm" svg:height="0.454cm" svg:x="4.96cm" svg:y="26.249cm">
          <draw:text-box>
            <text:p text:style-name="P1"><text:span text:style-name="T4">5</text:span><text:span text:style-name="T4">.</text:span><text:span text:style-name="T4">4</text:span><text:span text:style-name="T4">.</text:span><text:span text:style-name="T4">1</text:span><text:span text:style-name="T4">.</text:span><text:span text:style-name="T4">3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N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9.179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26.249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26.249cm">
          <draw:text-box>
            <text:p text:style-name="P1"><text:span text:style-name="T5">1</text:span><text:span text:style-name="T5">2</text:span></text:p>
          </draw:text-box>
        </draw:frame>
        <draw:frame draw:style-name="gr3" draw:text-style-name="P4" draw:layer="layout" svg:width="4.633cm" svg:height="0.454cm" svg:x="4.96cm" svg:y="26.837cm">
          <draw:text-box>
            <text:p text:style-name="P1"><text:span text:style-name="T4">5</text:span><text:span text:style-name="T4">.</text:span><text:span text:style-name="T4">4</text:span><text:span text:style-name="T4">.</text:span><text:span text:style-name="T4">1</text:span><text:span text:style-name="T4">.</text:span><text:span text:style-name="T4">4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9.707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26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26.837cm">
          <draw:text-box>
            <text:p text:style-name="P1"><text:span text:style-name="T5">.</text:span></text:p>
          </draw:text-box>
        </draw:frame>
        <draw:line draw:style-name="gr2" draw:text-style-name="P3" draw:layer="layout" svg:x1="2.499cm" svg:y1="27.66cm" svg:x2="18.499cm" svg:y2="27.66cm">
          <text:p/>
        </draw:line>
        <draw:frame draw:style-name="gr3" draw:text-style-name="P4" draw:layer="layout" svg:width="0.358cm" svg:height="0.454cm" svg:x="18.148cm" svg:y="26.837cm">
          <draw:text-box>
            <text:p text:style-name="P1"><text:span text:style-name="T5">1</text:span><text:span text:style-name="T5">2</text:span></text:p>
          </draw:text-box>
        </draw:frame>
        <draw:frame draw:style-name="gr6" draw:text-style-name="P7" draw:layer="layout" svg:width="2.402cm" svg:height="0.319cm" svg:x="2.5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  <draw:page draw:name="page4" draw:style-name="dp1" draw:master-page-name="master-page23">
        <draw:line draw:style-name="gr2" draw:text-style-name="P3" draw:layer="layout" svg:x1="2.499cm" svg:y1="1.872cm" svg:x2="18.499cm" svg:y2="1.872cm">
          <text:p/>
        </draw:line>
        <draw:frame draw:style-name="gr3" draw:text-style-name="P4" draw:layer="layout" svg:width="0.315cm" svg:height="0.454cm" svg:x="2.5cm" svg:y="1.375cm">
          <draw:text-box>
            <text:p text:style-name="P1"><text:span text:style-name="T2">i</text:span><text:span text:style-name="T2">i</text:span></text:p>
          </draw:text-box>
        </draw:frame>
        <draw:frame draw:style-name="gr3" draw:text-style-name="P4" draw:layer="layout" svg:width="11.102cm" svg:height="0.454cm" svg:x="3.027cm" svg:y="2.488cm">
          <draw:text-box>
            <text:p text:style-name="P1"><text:span text:style-name="T4">5</text:span><text:span text:style-name="T4">.</text:span><text:span text:style-name="T4">5</text:span><text:span text:style-name="T4"> </text:span><text:span text:style-name="T4">/</text:span><text:span text:style-name="T4">h</text:span><text:span text:style-name="T4">o</text:span><text:span text:style-name="T4">m</text:span><text:span text:style-name="T4">e</text:span><text:span text:style-name="T4">/</text:span><text:span text:style-name="T4">c</text:span><text:span text:style-name="T4">h</text:span><text:span text:style-name="T4">r</text:span><text:span text:style-name="T4">i</text:span><text:span text:style-name="T4">s</text:span><text:span text:style-name="T4">t</text:span><text:span text:style-name="T4">i</text:span><text:span text:style-name="T4">a</text:span><text:span text:style-name="T4">n</text:span><text:span text:style-name="T4">/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s</text:span><text:span text:style-name="T4">/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text:span text:style-name="T4">_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1</text:span><text:span text:style-name="T4">/</text:span><text:span text:style-name="T4">h</text:span><text:span text:style-name="T4">e</text:span><text:span text:style-name="T4">l</text:span><text:span text:style-name="T4">p</text:span><text:span text:style-name="T4">e</text:span><text:span text:style-name="T4">r</text:span><text:span text:style-name="T4">s</text:span><text:span text:style-name="T4">.</text:span><text:span text:style-name="T4">h</text:span><text:span text:style-name="T4"> </text:span><text:span text:style-name="T4">F</text:span><text:span text:style-name="T4">i</text:span><text:span text:style-name="T4">l</text:span><text:span text:style-name="T4">e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14.189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2.488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2.488cm">
          <draw:text-box>
            <text:p text:style-name="P1"><text:span text:style-name="T5">1</text:span><text:span text:style-name="T5">2</text:span></text:p>
          </draw:text-box>
        </draw:frame>
        <draw:frame draw:style-name="gr3" draw:text-style-name="P4" draw:layer="layout" svg:width="4.265cm" svg:height="0.454cm" svg:x="3.835cm" svg:y="3.076cm">
          <draw:text-box>
            <text:p text:style-name="P1"><text:span text:style-name="T4">5</text:span><text:span text:style-name="T4">.</text:span><text:span text:style-name="T4">5</text:span><text:span text:style-name="T4">.</text:span><text:span text:style-name="T4">1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3" draw:text-style-name="P4" draw:layer="layout" svg:width="0.315cm" svg:height="0.454cm" svg:x="8.38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5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3.076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3.076cm">
          <draw:text-box>
            <text:p text:style-name="P1"><text:span text:style-name="T5">1</text:span><text:span text:style-name="T5">3</text:span></text:p>
          </draw:text-box>
        </draw:frame>
        <draw:frame draw:style-name="gr3" draw:text-style-name="P4" draw:layer="layout" svg:width="2.843cm" svg:height="0.454cm" svg:x="4.96cm" svg:y="3.663cm">
          <draw:text-box>
            <text:p text:style-name="P1"><text:span text:style-name="T4">5</text:span><text:span text:style-name="T4">.</text:span><text:span text:style-name="T4">5</text:span><text:span text:style-name="T4">.</text:span><text:span text:style-name="T4">1</text:span><text:span text:style-name="T4">.</text:span><text:span text:style-name="T4">1</text:span><text:span text:style-name="T4"> </text:span><text:span text:style-name="T4">a</text:span><text:span text:style-name="T4">d</text:span><text:span text:style-name="T4">d</text:span><text:span text:style-name="T4">T</text:span><text:span text:style-name="T4">o</text:span><text:span text:style-name="T4">P</text:span><text:span text:style-name="T4">a</text:span><text:span text:style-name="T4">t</text:span><text:span text:style-name="T4">h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7.861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3.663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3.663cm">
          <draw:text-box>
            <text:p text:style-name="P1"><text:span text:style-name="T5">1</text:span><text:span text:style-name="T5">3</text:span></text:p>
          </draw:text-box>
        </draw:frame>
        <draw:frame draw:style-name="gr3" draw:text-style-name="P4" draw:layer="layout" svg:width="3.791cm" svg:height="0.454cm" svg:x="4.96cm" svg:y="4.25cm">
          <draw:text-box>
            <text:p text:style-name="P1"><text:span text:style-name="T4">5</text:span><text:span text:style-name="T4">.</text:span><text:span text:style-name="T4">5</text:span><text:span text:style-name="T4">.</text:span><text:span text:style-name="T4">1</text:span><text:span text:style-name="T4">.</text:span><text:span text:style-name="T4">2</text:span><text:span text:style-name="T4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e</text:span><text:span text:style-name="T4">D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8.916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4.25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4.25cm">
          <draw:text-box>
            <text:p text:style-name="P1"><text:span text:style-name="T5">1</text:span><text:span text:style-name="T5">3</text:span></text:p>
          </draw:text-box>
        </draw:frame>
        <draw:frame draw:style-name="gr3" draw:text-style-name="P4" draw:layer="layout" svg:width="4.612cm" svg:height="0.454cm" svg:x="4.96cm" svg:y="4.837cm">
          <draw:text-box>
            <text:p text:style-name="P1"><text:span text:style-name="T4">5</text:span><text:span text:style-name="T4">.</text:span><text:span text:style-name="T4">5</text:span><text:span text:style-name="T4">.</text:span><text:span text:style-name="T4">1</text:span><text:span text:style-name="T4">.</text:span><text:span text:style-name="T4">3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B</text:span><text:span text:style-name="T4">i</text:span><text:span text:style-name="T4">g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N</text:span><text:span text:style-name="T4">(</text:span><text:span text:style-name="T4">)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9.707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4.837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4.837cm">
          <draw:text-box>
            <text:p text:style-name="P1"><text:span text:style-name="T5">1</text:span><text:span text:style-name="T5">3</text:span></text:p>
          </draw:text-box>
        </draw:frame>
        <draw:frame draw:style-name="gr3" draw:text-style-name="P4" draw:layer="layout" svg:width="3.973cm" svg:height="0.454cm" svg:x="4.96cm" svg:y="5.424cm">
          <draw:text-box>
            <text:p text:style-name="P1"><text:span text:style-name="T4">5</text:span><text:span text:style-name="T4">.</text:span><text:span text:style-name="T4">5</text:span><text:span text:style-name="T4">.</text:span><text:span text:style-name="T4">1</text:span><text:span text:style-name="T4">.</text:span><text:span text:style-name="T4">4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N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9.179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5.424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5.424cm">
          <draw:text-box>
            <text:p text:style-name="P1"><text:span text:style-name="T5">1</text:span><text:span text:style-name="T5">3</text:span></text:p>
          </draw:text-box>
        </draw:frame>
        <draw:frame draw:style-name="gr3" draw:text-style-name="P4" draw:layer="layout" svg:width="4.633cm" svg:height="0.454cm" svg:x="4.96cm" svg:y="6.011cm">
          <draw:text-box>
            <text:p text:style-name="P1"><text:span text:style-name="T4">5</text:span><text:span text:style-name="T4">.</text:span><text:span text:style-name="T4">5</text:span><text:span text:style-name="T4">.</text:span><text:span text:style-name="T4">1</text:span><text:span text:style-name="T4">.</text:span><text:span text:style-name="T4">5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9.707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6.011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6.011cm">
          <draw:text-box>
            <text:p text:style-name="P1"><text:span text:style-name="T5">1</text:span><text:span text:style-name="T5">3</text:span></text:p>
          </draw:text-box>
        </draw:frame>
        <draw:frame draw:style-name="gr3" draw:text-style-name="P4" draw:layer="layout" svg:width="11.081cm" svg:height="0.454cm" svg:x="3.027cm" svg:y="6.599cm">
          <draw:text-box>
            <text:p text:style-name="P1"><text:span text:style-name="T4">5</text:span><text:span text:style-name="T4">.</text:span><text:span text:style-name="T4">6</text:span><text:span text:style-name="T4"> </text:span><text:span text:style-name="T4">/</text:span><text:span text:style-name="T4">h</text:span><text:span text:style-name="T4">o</text:span><text:span text:style-name="T4">m</text:span><text:span text:style-name="T4">e</text:span><text:span text:style-name="T4">/</text:span><text:span text:style-name="T4">c</text:span><text:span text:style-name="T4">h</text:span><text:span text:style-name="T4">r</text:span><text:span text:style-name="T4">i</text:span><text:span text:style-name="T4">s</text:span><text:span text:style-name="T4">t</text:span><text:span text:style-name="T4">i</text:span><text:span text:style-name="T4">a</text:span><text:span text:style-name="T4">n</text:span><text:span text:style-name="T4">/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s</text:span><text:span text:style-name="T4">/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text:span text:style-name="T4">_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1</text:span><text:span text:style-name="T4">/</text:span><text:span text:style-name="T4">m</text:span><text:span text:style-name="T4">a</text:span><text:span text:style-name="T4">i</text:span><text:span text:style-name="T4">n</text:span><text:span text:style-name="T4">.</text:span><text:span text:style-name="T4">c</text:span><text:span text:style-name="T4">p</text:span><text:span text:style-name="T4">p</text:span><text:span text:style-name="T4"> </text:span><text:span text:style-name="T4">F</text:span><text:span text:style-name="T4">i</text:span><text:span text:style-name="T4">l</text:span><text:span text:style-name="T4">e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14.189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6.599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6.599cm">
          <draw:text-box>
            <text:p text:style-name="P1"><text:span text:style-name="T5">1</text:span><text:span text:style-name="T5">4</text:span></text:p>
          </draw:text-box>
        </draw:frame>
        <draw:frame draw:style-name="gr3" draw:text-style-name="P4" draw:layer="layout" svg:width="4.265cm" svg:height="0.454cm" svg:x="3.835cm" svg:y="7.186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1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3" draw:text-style-name="P4" draw:layer="layout" svg:width="0.315cm" svg:height="0.454cm" svg:x="8.388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5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7.186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7.186cm">
          <draw:text-box>
            <text:p text:style-name="P1"><text:span text:style-name="T5">1</text:span><text:span text:style-name="T5">4</text:span></text:p>
          </draw:text-box>
        </draw:frame>
        <draw:frame draw:style-name="gr3" draw:text-style-name="P4" draw:layer="layout" svg:width="2.44cm" svg:height="0.454cm" svg:x="4.96cm" svg:y="7.773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1</text:span><text:span text:style-name="T4">.</text:span><text:span text:style-name="T4">1</text:span><text:span text:style-name="T4"> </text:span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7.597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7.773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7.773cm">
          <draw:text-box>
            <text:p text:style-name="P1"><text:span text:style-name="T5">1</text:span><text:span text:style-name="T5">4</text:span></text:p>
          </draw:text-box>
        </draw:frame>
        <draw:frame draw:style-name="gr3" draw:text-style-name="P4" draw:layer="layout" svg:width="3.66cm" svg:height="0.454cm" svg:x="4.96cm" svg:y="8.36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1</text:span><text:span text:style-name="T4">.</text:span><text:span text:style-name="T4">2</text:span><text:span text:style-name="T4"> </text:span><text:span text:style-name="T4">b</text:span><text:span text:style-name="T4">u</text:span><text:span text:style-name="T4">i</text:span><text:span text:style-name="T4">l</text:span><text:span text:style-name="T4">d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L</text:span><text:span text:style-name="T4">i</text:span><text:span text:style-name="T4">s</text:span><text:span text:style-name="T4">t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8.916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8.36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8.36cm">
          <draw:text-box>
            <text:p text:style-name="P1"><text:span text:style-name="T5">1</text:span><text:span text:style-name="T5">4</text:span></text:p>
          </draw:text-box>
        </draw:frame>
        <draw:frame draw:style-name="gr3" draw:text-style-name="P4" draw:layer="layout" svg:width="2.453cm" svg:height="0.454cm" svg:x="4.96cm" svg:y="8.947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1</text:span><text:span text:style-name="T4">.</text:span><text:span text:style-name="T4">3</text:span><text:span text:style-name="T4"> </text:span><text:span text:style-name="T4">c</text:span><text:span text:style-name="T4">l</text:span><text:span text:style-name="T4">e</text:span><text:span text:style-name="T4">a</text:span><text:span text:style-name="T4">n</text:span><text:span text:style-name="T4">U</text:span><text:span text:style-name="T4">p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7.597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8.9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8.947cm">
          <draw:text-box>
            <text:p text:style-name="P1"><text:span text:style-name="T5">1</text:span><text:span text:style-name="T5">5</text:span></text:p>
          </draw:text-box>
        </draw:frame>
        <draw:frame draw:style-name="gr3" draw:text-style-name="P4" draw:layer="layout" svg:width="3.219cm" svg:height="0.454cm" svg:x="4.96cm" svg:y="9.535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1</text:span><text:span text:style-name="T4">.</text:span><text:span text:style-name="T4">4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F</text:span><text:span text:style-name="T4">i</text:span><text:span text:style-name="T4">l</text:span><text:span text:style-name="T4">e</text:span><text:span text:style-name="T4">s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8.388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9.5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9.535cm">
          <draw:text-box>
            <text:p text:style-name="P1"><text:span text:style-name="T5">1</text:span><text:span text:style-name="T5">5</text:span></text:p>
          </draw:text-box>
        </draw:frame>
        <draw:frame draw:style-name="gr3" draw:text-style-name="P4" draw:layer="layout" svg:width="2.402cm" svg:height="0.454cm" svg:x="4.96cm" svg:y="10.122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1</text:span><text:span text:style-name="T4">.</text:span><text:span text:style-name="T4">5</text:span><text:span text:style-name="T4"> </text:span><text:span text:style-name="T4">l</text:span><text:span text:style-name="T4">o</text:span><text:span text:style-name="T4">a</text:span><text:span text:style-name="T4">d</text:span><text:span text:style-name="T4">F</text:span><text:span text:style-name="T4">i</text:span><text:span text:style-name="T4">l</text:span><text:span text:style-name="T4">e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7.597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0.1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0.122cm">
          <draw:text-box>
            <text:p text:style-name="P1"><text:span text:style-name="T5">1</text:span><text:span text:style-name="T5">5</text:span></text:p>
          </draw:text-box>
        </draw:frame>
        <draw:frame draw:style-name="gr3" draw:text-style-name="P4" draw:layer="layout" svg:width="1.971cm" svg:height="0.454cm" svg:x="4.96cm" svg:y="10.709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1</text:span><text:span text:style-name="T4">.</text:span><text:span text:style-name="T4">6</text:span><text:span text:style-name="T4"> </text:span><text:span text:style-name="T4">m</text:span><text:span text:style-name="T4">a</text:span><text:span text:style-name="T4">i</text:span><text:span text:style-name="T4">n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7.07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334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597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0.709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0.709cm">
          <draw:text-box>
            <text:p text:style-name="P1"><text:span text:style-name="T5">1</text:span><text:span text:style-name="T5">5</text:span></text:p>
          </draw:text-box>
        </draw:frame>
        <draw:frame draw:style-name="gr3" draw:text-style-name="P4" draw:layer="layout" svg:width="3.109cm" svg:height="0.454cm" svg:x="4.96cm" svg:y="11.296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1</text:span><text:span text:style-name="T4">.</text:span><text:span text:style-name="T4">7</text:span><text:span text:style-name="T4"> </text:span><text:span text:style-name="T4">p</text:span><text:span text:style-name="T4">r</text:span><text:span text:style-name="T4">i</text:span><text:span text:style-name="T4">m</text:span><text:span text:style-name="T4">a</text:span><text:span text:style-name="T4">r</text:span><text:span text:style-name="T4">y</text:span><text:span text:style-name="T4">L</text:span><text:span text:style-name="T4">o</text:span><text:span text:style-name="T4">g</text:span><text:span text:style-name="T4">i</text:span><text:span text:style-name="T4">c</text:span><text:span text:style-name="T4">(</text:span><text:span text:style-name="T4">)</text:span></text:p>
          </draw:text-box>
        </draw:frame>
        <draw:frame draw:style-name="gr3" draw:text-style-name="P4" draw:layer="layout" svg:width="0.315cm" svg:height="0.454cm" svg:x="8.388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1.296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1.296cm">
          <draw:text-box>
            <text:p text:style-name="P1"><text:span text:style-name="T5">1</text:span><text:span text:style-name="T5">5</text:span></text:p>
          </draw:text-box>
        </draw:frame>
        <draw:frame draw:style-name="gr3" draw:text-style-name="P4" draw:layer="layout" svg:width="4.388cm" svg:height="0.454cm" svg:x="3.835cm" svg:y="11.883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2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8.388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5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8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8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1.883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1.883cm">
          <draw:text-box>
            <text:p text:style-name="P1"><text:span text:style-name="T5">1</text:span><text:span text:style-name="T5">5</text:span></text:p>
          </draw:text-box>
        </draw:frame>
        <draw:frame draw:style-name="gr3" draw:text-style-name="P4" draw:layer="layout" svg:width="2.458cm" svg:height="0.454cm" svg:x="4.96cm" svg:y="12.47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2</text:span><text:span text:style-name="T4">.</text:span><text:span text:style-name="T4">1</text:span><text:span text:style-name="T4"> </text:span><text:span text:style-name="T4">a</text:span><text:span text:style-name="T4">l</text:span><text:span text:style-name="T4">l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7.597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2.47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2.47cm">
          <draw:text-box>
            <text:p text:style-name="P1"><text:span text:style-name="T5">1</text:span><text:span text:style-name="T5">5</text:span></text:p>
          </draw:text-box>
        </draw:frame>
        <draw:frame draw:style-name="gr3" draw:text-style-name="P4" draw:layer="layout" svg:width="2.991cm" svg:height="0.454cm" svg:x="4.96cm" svg:y="13.058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2</text:span><text:span text:style-name="T4">.</text:span><text:span text:style-name="T4">2</text:span><text:span text:style-name="T4"> </text:span><text:span text:style-name="T4">c</text:span><text:span text:style-name="T4">o</text:span><text:span text:style-name="T4">p</text:span><text:span text:style-name="T4">y</text:span><text:span text:style-name="T4">A</text:span><text:span text:style-name="T4">l</text:span><text:span text:style-name="T4">l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/text:p>
          </draw:text-box>
        </draw:frame>
        <draw:frame draw:style-name="gr3" draw:text-style-name="P4" draw:layer="layout" svg:width="0.315cm" svg:height="0.454cm" svg:x="8.125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3.058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3.058cm">
          <draw:text-box>
            <text:p text:style-name="P1"><text:span text:style-name="T5">1</text:span><text:span text:style-name="T5">6</text:span></text:p>
          </draw:text-box>
        </draw:frame>
        <draw:frame draw:style-name="gr3" draw:text-style-name="P4" draw:layer="layout" svg:width="2.902cm" svg:height="0.454cm" svg:x="4.96cm" svg:y="13.645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2</text:span><text:span text:style-name="T4">.</text:span><text:span text:style-name="T4">3</text:span><text:span text:style-name="T4"> </text:span><text:span text:style-name="T4">f</text:span><text:span text:style-name="T4">i</text:span><text:span text:style-name="T4">n</text:span><text:span text:style-name="T4">a</text:span><text:span text:style-name="T4">l</text:span><text:span text:style-name="T4">D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/text:p>
          </draw:text-box>
        </draw:frame>
        <draw:frame draw:style-name="gr3" draw:text-style-name="P4" draw:layer="layout" svg:width="0.315cm" svg:height="0.454cm" svg:x="8.125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3.645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3.645cm">
          <draw:text-box>
            <text:p text:style-name="P1"><text:span text:style-name="T5">1</text:span><text:span text:style-name="T5">6</text:span></text:p>
          </draw:text-box>
        </draw:frame>
        <draw:frame draw:style-name="gr3" draw:text-style-name="P4" draw:layer="layout" svg:width="3.16cm" svg:height="0.454cm" svg:x="4.96cm" svg:y="14.232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2</text:span><text:span text:style-name="T4">.</text:span><text:span text:style-name="T4">4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O</text:span><text:span text:style-name="T4">f</text:span><text:span text:style-name="T4">F</text:span><text:span text:style-name="T4">i</text:span><text:span text:style-name="T4">l</text:span><text:span text:style-name="T4">e</text:span><text:span text:style-name="T4">s</text:span></text:p>
          </draw:text-box>
        </draw:frame>
        <draw:frame draw:style-name="gr3" draw:text-style-name="P4" draw:layer="layout" svg:width="0.315cm" svg:height="0.454cm" svg:x="8.388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4.232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4.232cm">
          <draw:text-box>
            <text:p text:style-name="P1"><text:span text:style-name="T5">1</text:span><text:span text:style-name="T5">6</text:span></text:p>
          </draw:text-box>
        </draw:frame>
        <draw:frame draw:style-name="gr3" draw:text-style-name="P4" draw:layer="layout" svg:width="3.215cm" svg:height="0.454cm" svg:x="4.96cm" svg:y="14.819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2</text:span><text:span text:style-name="T4">.</text:span><text:span text:style-name="T4">5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8.388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4.819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4.819cm">
          <draw:text-box>
            <text:p text:style-name="P1"><text:span text:style-name="T5">1</text:span><text:span text:style-name="T5">6</text:span></text:p>
          </draw:text-box>
        </draw:frame>
        <draw:frame draw:style-name="gr3" draw:text-style-name="P4" draw:layer="layout" svg:width="2.169cm" svg:height="0.454cm" svg:x="4.96cm" svg:y="15.406cm">
          <draw:text-box>
            <text:p text:style-name="P1"><text:span text:style-name="T4">5</text:span><text:span text:style-name="T4">.</text:span><text:span text:style-name="T4">6</text:span><text:span text:style-name="T4">.</text:span><text:span text:style-name="T4">2</text:span><text:span text:style-name="T4">.</text:span><text:span text:style-name="T4">6</text:span><text:span text:style-name="T4"> </text:span><text:span text:style-name="T4">t</text:span><text:span text:style-name="T4">h</text:span><text:span text:style-name="T4">e</text:span><text:span text:style-name="T4">P</text:span><text:span text:style-name="T4">a</text:span><text:span text:style-name="T4">t</text:span><text:span text:style-name="T4">h</text:span></text:p>
          </draw:text-box>
        </draw:frame>
        <draw:frame draw:style-name="gr3" draw:text-style-name="P4" draw:layer="layout" svg:width="0.315cm" svg:height="0.454cm" svg:x="7.334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597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61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125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88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52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916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79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43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707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7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34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98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61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025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89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52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816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79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43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607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71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34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98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61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925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2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4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5.406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5.406cm">
          <draw:text-box>
            <text:p text:style-name="P1"><text:span text:style-name="T5">1</text:span><text:span text:style-name="T5">6</text:span></text:p>
          </draw:text-box>
        </draw:frame>
        <draw:frame draw:style-name="gr3" draw:text-style-name="P4" draw:layer="layout" svg:width="10.941cm" svg:height="0.454cm" svg:x="3.027cm" svg:y="15.994cm">
          <draw:text-box>
            <text:p text:style-name="P1"><text:span text:style-name="T4">5</text:span><text:span text:style-name="T4">.</text:span><text:span text:style-name="T4">7</text:span><text:span text:style-name="T4"> </text:span><text:span text:style-name="T4">/</text:span><text:span text:style-name="T4">h</text:span><text:span text:style-name="T4">o</text:span><text:span text:style-name="T4">m</text:span><text:span text:style-name="T4">e</text:span><text:span text:style-name="T4">/</text:span><text:span text:style-name="T4">c</text:span><text:span text:style-name="T4">h</text:span><text:span text:style-name="T4">r</text:span><text:span text:style-name="T4">i</text:span><text:span text:style-name="T4">s</text:span><text:span text:style-name="T4">t</text:span><text:span text:style-name="T4">i</text:span><text:span text:style-name="T4">a</text:span><text:span text:style-name="T4">n</text:span><text:span text:style-name="T4">/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s</text:span><text:span text:style-name="T4">/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text:span text:style-name="T4">_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1</text:span><text:span text:style-name="T4">/</text:span><text:span text:style-name="T4">P</text:span><text:span text:style-name="T4">o</text:span><text:span text:style-name="T4">i</text:span><text:span text:style-name="T4">n</text:span><text:span text:style-name="T4">t</text:span><text:span text:style-name="T4">.</text:span><text:span text:style-name="T4">c</text:span><text:span text:style-name="T4">p</text:span><text:span text:style-name="T4">p</text:span><text:span text:style-name="T4"> </text:span><text:span text:style-name="T4">F</text:span><text:span text:style-name="T4">i</text:span><text:span text:style-name="T4">l</text:span><text:span text:style-name="T4">e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/text:p>
          </draw:text-box>
        </draw:frame>
        <draw:frame draw:style-name="gr3" draw:text-style-name="P4" draw:layer="layout" svg:width="0.315cm" svg:height="0.454cm" svg:x="14.189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5.994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5.994cm">
          <draw:text-box>
            <text:p text:style-name="P1"><text:span text:style-name="T5">1</text:span><text:span text:style-name="T5">6</text:span></text:p>
          </draw:text-box>
        </draw:frame>
        <draw:frame draw:style-name="gr3" draw:text-style-name="P4" draw:layer="layout" svg:width="10.78cm" svg:height="0.454cm" svg:x="3.027cm" svg:y="16.581cm">
          <draw:text-box>
            <text:p text:style-name="P1"><text:span text:style-name="T4">5</text:span><text:span text:style-name="T4">.</text:span><text:span text:style-name="T4">8</text:span><text:span text:style-name="T4"> </text:span><text:span text:style-name="T4">/</text:span><text:span text:style-name="T4">h</text:span><text:span text:style-name="T4">o</text:span><text:span text:style-name="T4">m</text:span><text:span text:style-name="T4">e</text:span><text:span text:style-name="T4">/</text:span><text:span text:style-name="T4">c</text:span><text:span text:style-name="T4">h</text:span><text:span text:style-name="T4">r</text:span><text:span text:style-name="T4">i</text:span><text:span text:style-name="T4">s</text:span><text:span text:style-name="T4">t</text:span><text:span text:style-name="T4">i</text:span><text:span text:style-name="T4">a</text:span><text:span text:style-name="T4">n</text:span><text:span text:style-name="T4">/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s</text:span><text:span text:style-name="T4">/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text:span text:style-name="T4">_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1</text:span><text:span text:style-name="T4">/</text:span><text:span text:style-name="T4">P</text:span><text:span text:style-name="T4">o</text:span><text:span text:style-name="T4">i</text:span><text:span text:style-name="T4">n</text:span><text:span text:style-name="T4">t</text:span><text:span text:style-name="T4">.</text:span><text:span text:style-name="T4">h</text:span><text:span text:style-name="T4"> </text:span><text:span text:style-name="T4">F</text:span><text:span text:style-name="T4">i</text:span><text:span text:style-name="T4">l</text:span><text:span text:style-name="T4">e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13.925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89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53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716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8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43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507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71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34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98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62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825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89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53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616cm" svg:y="16.581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6.581cm">
          <draw:text-box>
            <text:p text:style-name="P1"><text:span text:style-name="T5">1</text:span><text:span text:style-name="T5">6</text:span></text:p>
          </draw:text-box>
        </draw:frame>
        <draw:frame draw:style-name="gr3" draw:text-style-name="P4" draw:layer="layout" svg:width="0.836cm" svg:height="0.454cm" svg:x="2.5cm" svg:y="17.519cm">
          <draw:text-box>
            <text:p text:style-name="P1"><text:span text:style-name="T3">I</text:span><text:span text:style-name="T3">n</text:span><text:span text:style-name="T3">d</text:span><text:span text:style-name="T3">e</text:span><text:span text:style-name="T3">x</text:span></text:p>
          </draw:text-box>
        </draw:frame>
        <draw:line draw:style-name="gr2" draw:text-style-name="P3" draw:layer="layout" svg:x1="2.499cm" svg:y1="27.66cm" svg:x2="18.499cm" svg:y2="27.66cm">
          <text:p/>
        </draw:line>
        <draw:frame draw:style-name="gr3" draw:text-style-name="P4" draw:layer="layout" svg:width="0.358cm" svg:height="0.454cm" svg:x="18.148cm" svg:y="17.519cm">
          <draw:text-box>
            <text:p text:style-name="P1"><text:span text:style-name="T2">1</text:span><text:span text:style-name="T2">7</text:span></text:p>
          </draw:text-box>
        </draw:frame>
        <draw:frame draw:style-name="gr6" draw:text-style-name="P7" draw:layer="layout" svg:width="2.402cm" svg:height="0.319cm" svg:x="16.036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  <draw:page draw:name="page5" draw:style-name="dp1" draw:master-page-name="master-page50">
        <draw:frame draw:style-name="gr7" draw:text-style-name="P8" draw:layer="layout" svg:width="3.029cm" svg:height="0.941cm" svg:x="2.5cm" svg:y="5.188cm">
          <draw:text-box>
            <text:p text:style-name="P1"><text:span text:style-name="T9">C</text:span><text:span text:style-name="T9">h</text:span><text:span text:style-name="T9">a</text:span><text:span text:style-name="T9">p</text:span><text:span text:style-name="T9">t</text:span><text:span text:style-name="T9">e</text:span><text:span text:style-name="T9">r</text:span><text:span text:style-name="T9"> </text:span><text:span text:style-name="T9">1</text:span></text:p>
          </draw:text-box>
        </draw:frame>
        <draw:frame draw:style-name="gr8" draw:text-style-name="P9" draw:layer="layout" svg:width="1.534cm" svg:height="1.127cm" svg:x="2.5cm" svg:y="7.249cm">
          <draw:text-box>
            <text:p text:style-name="P1"><text:span text:style-name="T10">T</text:span><text:span text:style-name="T10">S</text:span><text:span text:style-name="T10">P</text:span></text:p>
          </draw:text-box>
        </draw:frame>
        <draw:frame draw:style-name="gr3" draw:text-style-name="P4" draw:layer="layout" svg:width="1.043cm" svg:height="0.454cm" svg:x="2.5cm" svg:y="9.918cm">
          <draw:text-box>
            <text:p text:style-name="P1"><text:span text:style-name="T11">A</text:span><text:span text:style-name="T11">u</text:span><text:span text:style-name="T11">t</text:span><text:span text:style-name="T11">h</text:span><text:span text:style-name="T11">o</text:span><text:span text:style-name="T11">r</text:span></text:p>
          </draw:text-box>
        </draw:frame>
        <draw:frame draw:style-name="gr3" draw:text-style-name="P4" draw:layer="layout" svg:width="2.398cm" svg:height="0.454cm" svg:x="3.291cm" svg:y="10.555cm">
          <draw:text-box>
            <text:p text:style-name="P1"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 </text:span><text:span text:style-name="T5">P</text:span><text:span text:style-name="T5">r</text:span><text:span text:style-name="T5">a</text:span><text:span text:style-name="T5">t</text:span><text:span text:style-name="T5">h</text:span><text:span text:style-name="T5">e</text:span><text:span text:style-name="T5">r</text:span></text:p>
          </draw:text-box>
        </draw:frame>
        <draw:frame draw:style-name="gr3" draw:text-style-name="P4" draw:layer="layout" svg:width="1.17cm" svg:height="0.454cm" svg:x="2.5cm" svg:y="11.984cm">
          <draw:text-box>
            <text:p text:style-name="P1"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/text:p>
          </draw:text-box>
        </draw:frame>
        <draw:frame draw:style-name="gr3" draw:text-style-name="P4" draw:layer="layout" svg:width="0.447cm" svg:height="0.454cm" svg:x="3.291cm" svg:y="12.62cm">
          <draw:text-box>
            <text:p text:style-name="P1"><text:span text:style-name="T5">1</text:span><text:span text:style-name="T5">.</text:span><text:span text:style-name="T5">0</text:span></text:p>
          </draw:text-box>
        </draw:frame>
        <draw:frame draw:style-name="gr3" draw:text-style-name="P4" draw:layer="layout" svg:width="0.692cm" svg:height="0.454cm" svg:x="2.5cm" svg:y="14.043cm">
          <draw:text-box>
            <text:p text:style-name="P1"><text:span text:style-name="T11">D</text:span><text:span text:style-name="T11">a</text:span><text:span text:style-name="T11">t</text:span><text:span text:style-name="T11">e</text:span></text:p>
          </draw:text-box>
        </draw:frame>
        <draw:frame draw:style-name="gr3" draw:text-style-name="P4" draw:layer="layout" svg:width="1.458cm" svg:height="0.454cm" svg:x="3.291cm" svg:y="14.679cm">
          <draw:text-box>
            <text:p text:style-name="P1"><text:span text:style-name="T5">2</text:span><text:span text:style-name="T5">0</text:span><text:span text:style-name="T5">2</text:span><text:span text:style-name="T5">0</text:span><text:span text:style-name="T5">-</text:span><text:span text:style-name="T5">1</text:span><text:span text:style-name="T5">-</text:span><text:span text:style-name="T5">3</text:span><text:span text:style-name="T5">1</text:span></text:p>
          </draw:text-box>
        </draw:frame>
        <draw:frame draw:style-name="gr3" draw:text-style-name="P4" draw:layer="layout" svg:width="1.276cm" svg:height="0.454cm" svg:x="2.5cm" svg:y="16.108cm">
          <draw:text-box>
            <text:p text:style-name="P1"><text:span text:style-name="T11">W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/text:p>
          </draw:text-box>
        </draw:frame>
        <draw:frame draw:style-name="gr3" draw:text-style-name="P4" draw:layer="layout" svg:width="3.19cm" svg:height="0.454cm" svg:x="3.291cm" svg:y="16.811cm">
          <draw:text-box>
            <text:p text:style-name="P1"><text:span text:style-name="T5">D</text:span><text:span text:style-name="T5">o</text:span><text:span text:style-name="T5"> </text:span><text:span text:style-name="T5">n</text:span><text:span text:style-name="T5">o</text:span><text:span text:style-name="T5">t </text:span><text:span text:style-name="T5">r</text:span><text:span text:style-name="T5">u</text:span><text:span text:style-name="T5">n</text:span><text:span text:style-name="T5"> </text:span><text:span text:style-name="T5">o</text:span><text:span text:style-name="T5">v</text:span><text:span text:style-name="T5">e</text:span><text:span text:style-name="T5">r</text:span><text:span text:style-name="T5"> </text:span><text:span text:style-name="T5">n</text:span><text:span text:style-name="T5"> </text:span><text:span text:style-name="T5">=</text:span><text:span text:style-name="T5"> </text:span><text:span text:style-name="T5">1</text:span><text:span text:style-name="T5">1</text:span></text:p>
          </draw:text-box>
        </draw:frame>
        <draw:frame draw:style-name="gr1" draw:text-style-name="P2" draw:layer="layout" svg:width="0.629cm" svg:height="0.649cm" svg:x="2.5cm" svg:y="18.317cm">
          <draw:text-box>
            <text:p text:style-name="P1"><text:span text:style-name="T12">1</text:span><text:span text:style-name="T12">.</text:span><text:span text:style-name="T12">1</text:span></text:p>
          </draw:text-box>
        </draw:frame>
        <draw:frame draw:style-name="gr1" draw:text-style-name="P2" draw:layer="layout" svg:width="2.614cm" svg:height="0.649cm" svg:x="3.589cm" svg:y="18.317cm">
          <draw:text-box>
            <text:p text:style-name="P1"><text:span text:style-name="T12">C</text:span><text:span text:style-name="T12">o</text:span><text:span text:style-name="T12">m</text:span><text:span text:style-name="T12">p</text:span><text:span text:style-name="T12">i</text:span><text:span text:style-name="T12">l</text:span><text:span text:style-name="T12">a</text:span><text:span text:style-name="T12">t</text:span><text:span text:style-name="T12">i</text:span><text:span text:style-name="T12">o</text:span><text:span text:style-name="T12">n</text:span></text:p>
          </draw:text-box>
        </draw:frame>
        <draw:frame draw:style-name="gr3" draw:text-style-name="P4" draw:layer="layout" svg:width="16.309cm" svg:height="0.454cm" svg:x="2.5cm" svg:y="19.733cm">
          <draw:text-box>
            <text:p text:style-name="P1"><text:span text:style-name="T5">T</text:span><text:span text:style-name="T5">o</text:span><text:span text:style-name="T5"> </text:span><text:span text:style-name="T5">c</text:span><text:span text:style-name="T5">o</text:span><text:span text:style-name="T5">m</text:span><text:span text:style-name="T5">p</text:span><text:span text:style-name="T5">i</text:span><text:span text:style-name="T5">l</text:span><text:span text:style-name="T5">e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w</text:span><text:span text:style-name="T5">a</text:span><text:span text:style-name="T5">s</text:span><text:span text:style-name="T5"> </text:span><text:span text:style-name="T5">b</text:span><text:span text:style-name="T5">u</text:span><text:span text:style-name="T5">i</text:span><text:span text:style-name="T5">l</text:span><text:span text:style-name="T5">t </text:span><text:span text:style-name="T5">o</text:span><text:span text:style-name="T5">n</text:span><text:span text:style-name="T5"> </text:span><text:span text:style-name="T5">a</text:span><text:span text:style-name="T5"> </text:span><text:span text:style-name="T5">l</text:span><text:span text:style-name="T5">i</text:span><text:span text:style-name="T5">n</text:span><text:span text:style-name="T5">x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g</text:span><text:span text:style-name="T5">c</text:span><text:span text:style-name="T5">c</text:span><text:span text:style-name="T5"> </text:span><text:span text:style-name="T5">a</text:span><text:span text:style-name="T5">n</text:span><text:span text:style-name="T5">d</text:span><text:span text:style-name="T5"> </text:span><text:span text:style-name="T5">w</text:span><text:span text:style-name="T5">a</text:span><text:span text:style-name="T5">s</text:span><text:span text:style-name="T5"> </text:span><text:span text:style-name="T5">o</text:span><text:span text:style-name="T5">n</text:span><text:span text:style-name="T5">l</text:span><text:span text:style-name="T5">y</text:span><text:span text:style-name="T5"> </text:span><text:span text:style-name="T5">e</text:span><text:span text:style-name="T5">v</text:span><text:span text:style-name="T5">e</text:span><text:span text:style-name="T5">r</text:span><text:span text:style-name="T5"> </text:span><text:span text:style-name="T5">t</text:span><text:span text:style-name="T5">e</text:span><text:span text:style-name="T5">s</text:span><text:span text:style-name="T5">t</text:span><text:span text:style-name="T5">e</text:span><text:span text:style-name="T5">d</text:span><text:span text:style-name="T5"> </text:span><text:span text:style-name="T5">o</text:span><text:span text:style-name="T5">n</text:span><text:span text:style-name="T5"> </text:span><text:span text:style-name="T5">a</text:span><text:span text:style-name="T5"> </text:span><text:span text:style-name="T5">l</text:span><text:span text:style-name="T5">i</text:span><text:span text:style-name="T5">n</text:span><text:span text:style-name="T5">u</text:span><text:span text:style-name="T5">x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 </text:span><text:span text:style-name="T5">w</text:span><text:span text:style-name="T5">a</text:span><text:span text:style-name="T5">s</text:span><text:span text:style-name="T5"> </text:span><text:span text:style-name="T5">t</text:span><text:span text:style-name="T5">e</text:span><text:span text:style-name="T5">s</text:span><text:span text:style-name="T5">t</text:span><text:span text:style-name="T5">e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c</text:span><text:span text:style-name="T5">l</text:span><text:span text:style-name="T5">i</text:span><text:span text:style-name="T5">o</text:span><text:span text:style-name="T5">n</text:span></text:p>
          </draw:text-box>
        </draw:frame>
      </draw:page>
      <draw:page draw:name="page6" draw:style-name="dp1" draw:master-page-name="master-page23">
        <draw:frame draw:style-name="gr3" draw:text-style-name="P4" draw:layer="layout" svg:width="0.315cm" svg:height="0.454cm" svg:x="2.5cm" svg:y="1.375cm">
          <draw:text-box>
            <text:p text:style-name="P1"><text:span text:style-name="T2">2</text:span></text:p>
          </draw:text-box>
        </draw:frame>
        <draw:line draw:style-name="gr2" draw:text-style-name="P3" draw:layer="layout" svg:x1="2.499cm" svg:y1="1.872cm" svg:x2="18.499cm" svg:y2="1.872cm">
          <text:p/>
        </draw:line>
        <draw:line draw:style-name="gr2" draw:text-style-name="P3" draw:layer="layout" svg:x1="2.499cm" svg:y1="27.66cm" svg:x2="18.499cm" svg:y2="27.66cm">
          <text:p/>
        </draw:line>
        <draw:frame draw:style-name="gr3" draw:text-style-name="P4" draw:layer="layout" svg:width="0.62cm" svg:height="0.454cm" svg:x="17.885cm" svg:y="1.375cm">
          <draw:text-box>
            <text:p text:style-name="P1"><text:span text:style-name="T2">T</text:span><text:span text:style-name="T2">S</text:span><text:span text:style-name="T2">P</text:span></text:p>
          </draw:text-box>
        </draw:frame>
        <draw:frame draw:style-name="gr6" draw:text-style-name="P7" draw:layer="layout" svg:width="2.402cm" svg:height="0.319cm" svg:x="16.036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  <draw:page draw:name="page7" draw:style-name="dp1" draw:master-page-name="master-page65">
        <draw:frame draw:style-name="gr7" draw:text-style-name="P8" draw:layer="layout" svg:width="3.029cm" svg:height="0.941cm" svg:x="2.5cm" svg:y="5.188cm">
          <draw:text-box>
            <text:p text:style-name="P1"><text:span text:style-name="T9">C</text:span><text:span text:style-name="T9">h</text:span><text:span text:style-name="T9">a</text:span><text:span text:style-name="T9">p</text:span><text:span text:style-name="T9">t</text:span><text:span text:style-name="T9">e</text:span><text:span text:style-name="T9">r</text:span><text:span text:style-name="T9"> </text:span><text:span text:style-name="T9">2</text:span></text:p>
          </draw:text-box>
        </draw:frame>
        <draw:frame draw:style-name="gr8" draw:text-style-name="P9" draw:layer="layout" svg:width="4.375cm" svg:height="1.127cm" svg:x="2.5cm" svg:y="7.249cm">
          <draw:text-box>
            <text:p text:style-name="P1"><text:span text:style-name="T10">C</text:span><text:span text:style-name="T10">l</text:span><text:span text:style-name="T10">a</text:span><text:span text:style-name="T10">s</text:span><text:span text:style-name="T10">s</text:span><text:span text:style-name="T10"> </text:span><text:span text:style-name="T10">I</text:span><text:span text:style-name="T10">n</text:span><text:span text:style-name="T10">d</text:span><text:span text:style-name="T10">e</text:span><text:span text:style-name="T10">x</text:span></text:p>
          </draw:text-box>
        </draw:frame>
        <draw:frame draw:style-name="gr1" draw:text-style-name="P2" draw:layer="layout" svg:width="0.629cm" svg:height="0.649cm" svg:x="2.5cm" svg:y="10.122cm">
          <draw:text-box>
            <text:p text:style-name="P1"><text:span text:style-name="T12">2</text:span><text:span text:style-name="T12">.</text:span><text:span text:style-name="T12">1</text:span></text:p>
          </draw:text-box>
        </draw:frame>
        <draw:frame draw:style-name="gr1" draw:text-style-name="P2" draw:layer="layout" svg:width="2.136cm" svg:height="0.649cm" svg:x="3.589cm" svg:y="10.122cm">
          <draw:text-box>
            <text:p text:style-name="P1"><text:span text:style-name="T12">C</text:span><text:span text:style-name="T12">l</text:span><text:span text:style-name="T12">a</text:span><text:span text:style-name="T12">s</text:span><text:span text:style-name="T12">s</text:span><text:span text:style-name="T12"> </text:span><text:span text:style-name="T12">L</text:span><text:span text:style-name="T12">i</text:span><text:span text:style-name="T12">s</text:span><text:span text:style-name="T12">t</text:span></text:p>
          </draw:text-box>
        </draw:frame>
        <draw:frame draw:style-name="gr3" draw:text-style-name="P4" draw:layer="layout" svg:width="10.535cm" svg:height="0.454cm" svg:x="2.5cm" svg:y="11.538cm">
          <draw:text-box>
            <text:p text:style-name="P1"><text:span text:style-name="T5">H</text:span><text:span text:style-name="T5">e</text:span><text:span text:style-name="T5">r</text:span><text:span text:style-name="T5">e</text:span><text:span text:style-name="T5"> </text:span><text:span text:style-name="T5">a</text:span><text:span text:style-name="T5">r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l</text:span><text:span text:style-name="T5">a</text:span><text:span text:style-name="T5">s</text:span><text:span text:style-name="T5">s</text:span><text:span text:style-name="T5">e</text:span><text:span text:style-name="T5">s</text:span><text:span text:style-name="T5">,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s</text:span><text:span text:style-name="T5">, </text:span><text:span text:style-name="T5">u</text:span><text:span text:style-name="T5">n</text:span><text:span text:style-name="T5">i</text:span><text:span text:style-name="T5">o</text:span><text:span text:style-name="T5">n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f</text:span><text:span text:style-name="T5">a</text:span><text:span text:style-name="T5">c</text:span><text:span text:style-name="T5">e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b</text:span><text:span text:style-name="T5">r</text:span><text:span text:style-name="T5">i</text:span><text:span text:style-name="T5">e</text:span><text:span text:style-name="T5">f </text:span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p</text:span><text:span text:style-name="T5">t</text:span><text:span text:style-name="T5">i</text:span><text:span text:style-name="T5">o</text:span><text:span text:style-name="T5">n</text:span><text:span text:style-name="T5">s</text:span><text:span text:style-name="T5">:</text:span></text:p>
          </draw:text-box>
        </draw:frame>
        <draw:frame draw:style-name="gr3" draw:text-style-name="P4" draw:layer="layout" svg:width="0.73cm" svg:height="0.454cm" svg:x="3cm" svg:y="12.413cm">
          <draw:text-box>
            <text:p text:style-name="P1"><text:span text:style-name="T4">P</text:span><text:span text:style-name="T4">o</text:span><text:span text:style-name="T4">i</text:span><text:span text:style-name="T4">n</text:span><text:span text:style-name="T4">t</text:span></text:p>
          </draw:text-box>
        </draw:frame>
        <draw:frame draw:style-name="gr3" draw:text-style-name="P4" draw:layer="layout" svg:width="0.315cm" svg:height="0.454cm" svg:x="4.143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4.406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4.67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4.934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5.197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5.461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5.724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5.988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252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515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6.779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043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306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57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7.834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097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361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625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8.888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152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416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679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9.943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207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47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734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0.998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261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25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789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52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16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579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43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07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71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34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898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61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25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689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52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16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48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44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07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71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34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798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62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25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589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12.413cm">
          <draw:text-box>
            <text:p text:style-name="P1"><text:span text:style-name="T4">7</text:span></text:p>
          </draw:text-box>
        </draw:frame>
      </draw:page>
      <draw:page draw:name="page8" draw:style-name="dp1" draw:master-page-name="master-page23">
        <draw:frame draw:style-name="gr3" draw:text-style-name="P4" draw:layer="layout" svg:width="0.315cm" svg:height="0.454cm" svg:x="2.5cm" svg:y="1.375cm">
          <draw:text-box>
            <text:p text:style-name="P1"><text:span text:style-name="T2">4</text:span></text:p>
          </draw:text-box>
        </draw:frame>
        <draw:line draw:style-name="gr2" draw:text-style-name="P3" draw:layer="layout" svg:x1="2.499cm" svg:y1="1.872cm" svg:x2="18.499cm" svg:y2="1.872cm">
          <text:p/>
        </draw:line>
        <draw:line draw:style-name="gr2" draw:text-style-name="P3" draw:layer="layout" svg:x1="2.499cm" svg:y1="27.66cm" svg:x2="18.499cm" svg:y2="27.66cm">
          <text:p/>
        </draw:line>
        <draw:frame draw:style-name="gr3" draw:text-style-name="P4" draw:layer="layout" svg:width="1.776cm" svg:height="0.454cm" svg:x="16.747cm" svg:y="1.375cm">
          <draw:text-box>
            <text:p text:style-name="P1"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I</text:span><text:span text:style-name="T2">n</text:span><text:span text:style-name="T2">d</text:span><text:span text:style-name="T2">e</text:span><text:span text:style-name="T2">x</text:span></text:p>
          </draw:text-box>
        </draw:frame>
        <draw:frame draw:style-name="gr6" draw:text-style-name="P7" draw:layer="layout" svg:width="2.402cm" svg:height="0.319cm" svg:x="16.036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  <draw:page draw:name="page9" draw:style-name="dp1" draw:master-page-name="master-page68">
        <draw:frame draw:style-name="gr7" draw:text-style-name="P8" draw:layer="layout" svg:width="3.029cm" svg:height="0.941cm" svg:x="2.5cm" svg:y="5.188cm">
          <draw:text-box>
            <text:p text:style-name="P1"><text:span text:style-name="T9">C</text:span><text:span text:style-name="T9">h</text:span><text:span text:style-name="T9">a</text:span><text:span text:style-name="T9">p</text:span><text:span text:style-name="T9">t</text:span><text:span text:style-name="T9">e</text:span><text:span text:style-name="T9">r</text:span><text:span text:style-name="T9"> </text:span><text:span text:style-name="T9">3</text:span></text:p>
          </draw:text-box>
        </draw:frame>
        <draw:frame draw:style-name="gr8" draw:text-style-name="P9" draw:layer="layout" svg:width="3.638cm" svg:height="1.127cm" svg:x="2.5cm" svg:y="7.249cm">
          <draw:text-box>
            <text:p text:style-name="P1"><text:span text:style-name="T10">F</text:span><text:span text:style-name="T10">i</text:span><text:span text:style-name="T10">l</text:span><text:span text:style-name="T10">e</text:span><text:span text:style-name="T10"> </text:span><text:span text:style-name="T10">I</text:span><text:span text:style-name="T10">n</text:span><text:span text:style-name="T10">d</text:span><text:span text:style-name="T10">e</text:span><text:span text:style-name="T10">x</text:span></text:p>
          </draw:text-box>
        </draw:frame>
        <draw:frame draw:style-name="gr1" draw:text-style-name="P2" draw:layer="layout" svg:width="0.629cm" svg:height="0.649cm" svg:x="2.5cm" svg:y="10.122cm">
          <draw:text-box>
            <text:p text:style-name="P1"><text:span text:style-name="T12">3</text:span><text:span text:style-name="T12">.</text:span><text:span text:style-name="T12">1</text:span></text:p>
          </draw:text-box>
        </draw:frame>
        <draw:frame draw:style-name="gr1" draw:text-style-name="P2" draw:layer="layout" svg:width="1.712cm" svg:height="0.649cm" svg:x="3.589cm" svg:y="10.122cm">
          <draw:text-box>
            <text:p text:style-name="P1"><text:span text:style-name="T12">F</text:span><text:span text:style-name="T12">i</text:span><text:span text:style-name="T12">l</text:span><text:span text:style-name="T12">e</text:span><text:span text:style-name="T12"> </text:span><text:span text:style-name="T12">L</text:span><text:span text:style-name="T12">i</text:span><text:span text:style-name="T12">s</text:span><text:span text:style-name="T12">t</text:span></text:p>
          </draw:text-box>
        </draw:frame>
        <draw:frame draw:style-name="gr3" draw:text-style-name="P4" draw:layer="layout" svg:width="6.445cm" svg:height="0.454cm" svg:x="2.5cm" svg:y="11.538cm">
          <draw:text-box>
            <text:p text:style-name="P1"><text:span text:style-name="T5">H</text:span><text:span text:style-name="T5">e</text:span><text:span text:style-name="T5">r</text:span><text:span text:style-name="T5">e</text:span><text:span text:style-name="T5"> </text:span><text:span text:style-name="T5">i</text:span><text:span text:style-name="T5">s</text:span><text:span text:style-name="T5"> </text:span><text:span text:style-name="T5">a</text:span><text:span text:style-name="T5"> </text:span><text:span text:style-name="T5">l</text:span><text:span text:style-name="T5">i</text:span><text:span text:style-name="T5">s</text:span><text:span text:style-name="T5">t </text:span><text:span text:style-name="T5">o</text:span><text:span text:style-name="T5">f </text:span><text:span text:style-name="T5">a</text:span><text:span text:style-name="T5">l</text:span><text:span text:style-name="T5">l </text:span><text:span text:style-name="T5">f</text:span><text:span text:style-name="T5">i</text:span><text:span text:style-name="T5">l</text:span><text:span text:style-name="T5">e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b</text:span><text:span text:style-name="T5">r</text:span><text:span text:style-name="T5">i</text:span><text:span text:style-name="T5">e</text:span><text:span text:style-name="T5">f </text:span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p</text:span><text:span text:style-name="T5">t</text:span><text:span text:style-name="T5">i</text:span><text:span text:style-name="T5">o</text:span><text:span text:style-name="T5">n</text:span><text:span text:style-name="T5">s</text:span><text:span text:style-name="T5">:</text:span></text:p>
          </draw:text-box>
        </draw:frame>
        <draw:frame draw:style-name="gr3" draw:text-style-name="P4" draw:layer="layout" svg:width="9.045cm" svg:height="0.454cm" svg:x="3cm" svg:y="12.413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4">e</text:span><text:span text:style-name="T4">x</text:span><text:span text:style-name="T4">h</text:span><text:span text:style-name="T4">a</text:span><text:span text:style-name="T4">u</text:span><text:span text:style-name="T4">s</text:span><text:span text:style-name="T4">t</text:span><text:span text:style-name="T4">i</text:span><text:span text:style-name="T4">v</text:span><text:span text:style-name="T4">e</text:span><text:span text:style-name="T4">.</text:span><text:span text:style-name="T4">c</text:span><text:span text:style-name="T4">p</text:span><text:span text:style-name="T4">p</text:span></text:p>
          </draw:text-box>
        </draw:frame>
        <draw:frame draw:style-name="gr3" draw:text-style-name="P4" draw:layer="layout" svg:width="0.315cm" svg:height="0.454cm" svg:x="12.316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579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43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07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71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34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898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61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25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689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52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16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48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44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07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71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34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798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62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25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589cm" svg:y="12.413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8.324cm" svg:y="12.413cm">
          <draw:text-box>
            <text:p text:style-name="P1"><text:span text:style-name="T4">9</text:span></text:p>
          </draw:text-box>
        </draw:frame>
        <draw:frame draw:style-name="gr3" draw:text-style-name="P4" draw:layer="layout" svg:width="8.884cm" svg:height="0.454cm" svg:x="3cm" svg:y="12.835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4">e</text:span><text:span text:style-name="T4">x</text:span><text:span text:style-name="T4">h</text:span><text:span text:style-name="T4">a</text:span><text:span text:style-name="T4">u</text:span><text:span text:style-name="T4">s</text:span><text:span text:style-name="T4">t</text:span><text:span text:style-name="T4">i</text:span><text:span text:style-name="T4">v</text:span><text:span text:style-name="T4">e</text:span><text:span text:style-name="T4">.</text:span><text:span text:style-name="T4">h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12.052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16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579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43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07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71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34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898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61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25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689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52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16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48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44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07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71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34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798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62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25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589cm" svg:y="12.835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2.835cm">
          <draw:text-box>
            <text:p text:style-name="P1"><text:span text:style-name="T4">1</text:span><text:span text:style-name="T4">0</text:span></text:p>
          </draw:text-box>
        </draw:frame>
        <draw:frame draw:style-name="gr3" draw:text-style-name="P4" draw:layer="layout" svg:width="8.562cm" svg:height="0.454cm" svg:x="3cm" svg:y="13.257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4">h</text:span><text:span text:style-name="T4">e</text:span><text:span text:style-name="T4">l</text:span><text:span text:style-name="T4">p</text:span><text:span text:style-name="T4">e</text:span><text:span text:style-name="T4">r</text:span><text:span text:style-name="T4">s</text:span><text:span text:style-name="T4">.</text:span><text:span text:style-name="T4">c</text:span><text:span text:style-name="T4">p</text:span><text:span text:style-name="T4">p</text:span></text:p>
          </draw:text-box>
        </draw:frame>
        <draw:frame draw:style-name="gr3" draw:text-style-name="P4" draw:layer="layout" svg:width="0.315cm" svg:height="0.454cm" svg:x="11.789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52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16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579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43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07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71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34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898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61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25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689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52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16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48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44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07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71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34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798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62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25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589cm" svg:y="13.257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3.257cm">
          <draw:text-box>
            <text:p text:style-name="P1"><text:span text:style-name="T4">1</text:span><text:span text:style-name="T4">1</text:span></text:p>
          </draw:text-box>
        </draw:frame>
        <draw:frame draw:style-name="gr3" draw:text-style-name="P4" draw:layer="layout" svg:width="8.224cm" svg:height="0.454cm" svg:x="3cm" svg:y="13.679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4">h</text:span><text:span text:style-name="T4">e</text:span><text:span text:style-name="T4">l</text:span><text:span text:style-name="T4">p</text:span><text:span text:style-name="T4">e</text:span><text:span text:style-name="T4">r</text:span><text:span text:style-name="T4">s</text:span><text:span text:style-name="T4">.</text:span><text:span text:style-name="T4">h</text:span></text:p>
          </draw:text-box>
        </draw:frame>
        <draw:frame draw:style-name="gr3" draw:text-style-name="P4" draw:layer="layout" svg:width="0.315cm" svg:height="0.454cm" svg:x="11.525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789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52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16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579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43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07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71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34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898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61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25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689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52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16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48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44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07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71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34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798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62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25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589cm" svg:y="13.679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3.679cm">
          <draw:text-box>
            <text:p text:style-name="P1"><text:span text:style-name="T4">1</text:span><text:span text:style-name="T4">2</text:span></text:p>
          </draw:text-box>
        </draw:frame>
        <draw:frame draw:style-name="gr3" draw:text-style-name="P4" draw:layer="layout" svg:width="8.202cm" svg:height="0.454cm" svg:x="3cm" svg:y="14.1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4">m</text:span><text:span text:style-name="T4">a</text:span><text:span text:style-name="T4">i</text:span><text:span text:style-name="T4">n</text:span><text:span text:style-name="T4">.</text:span><text:span text:style-name="T4">c</text:span><text:span text:style-name="T4">p</text:span><text:span text:style-name="T4">p</text:span></text:p>
          </draw:text-box>
        </draw:frame>
        <draw:frame draw:style-name="gr3" draw:text-style-name="P4" draw:layer="layout" svg:width="0.315cm" svg:height="0.454cm" svg:x="11.525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789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52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16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579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43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07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71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34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898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61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25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689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52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16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48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44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07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71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34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798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62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25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589cm" svg:y="14.1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4.1cm">
          <draw:text-box>
            <text:p text:style-name="P1"><text:span text:style-name="T4">1</text:span><text:span text:style-name="T4">4</text:span></text:p>
          </draw:text-box>
        </draw:frame>
        <draw:frame draw:style-name="gr3" draw:text-style-name="P4" draw:layer="layout" svg:width="8.241cm" svg:height="0.454cm" svg:x="3cm" svg:y="14.522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4">P</text:span><text:span text:style-name="T4">o</text:span><text:span text:style-name="T4">i</text:span><text:span text:style-name="T4">n</text:span><text:span text:style-name="T4">t</text:span><text:span text:style-name="T4">.</text:span><text:span text:style-name="T4">c</text:span><text:span text:style-name="T4">p</text:span><text:span text:style-name="T4">p</text:span></text:p>
          </draw:text-box>
        </draw:frame>
        <draw:frame draw:style-name="gr3" draw:text-style-name="P4" draw:layer="layout" svg:width="0.315cm" svg:height="0.454cm" svg:x="11.525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789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52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16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579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43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07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71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34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898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61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25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689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52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16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48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44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07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71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34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798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62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25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589cm" svg:y="14.522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4.522cm">
          <draw:text-box>
            <text:p text:style-name="P1"><text:span text:style-name="T4">1</text:span><text:span text:style-name="T4">6</text:span></text:p>
          </draw:text-box>
        </draw:frame>
        <draw:frame draw:style-name="gr3" draw:text-style-name="P4" draw:layer="layout" svg:width="8.08cm" svg:height="0.454cm" svg:x="3cm" svg:y="14.944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4">P</text:span><text:span text:style-name="T4">o</text:span><text:span text:style-name="T4">i</text:span><text:span text:style-name="T4">n</text:span><text:span text:style-name="T4">t</text:span><text:span text:style-name="T4">.</text:span><text:span text:style-name="T4">h</text:span><text:span text:style-name="T5"> </text:span><text:span text:style-name="T5">.</text:span></text:p>
          </draw:text-box>
        </draw:frame>
        <draw:frame draw:style-name="gr3" draw:text-style-name="P4" draw:layer="layout" svg:width="0.315cm" svg:height="0.454cm" svg:x="11.261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525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1.789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052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316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579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2.843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107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371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634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3.898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161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425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689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4.952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216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48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5.744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007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271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534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6.798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062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325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15cm" svg:height="0.454cm" svg:x="17.589cm" svg:y="14.944cm">
          <draw:text-box>
            <text:p text:style-name="P1"><text:span text:style-name="T5">.</text:span></text:p>
          </draw:text-box>
        </draw:frame>
        <draw:frame draw:style-name="gr3" draw:text-style-name="P4" draw:layer="layout" svg:width="0.358cm" svg:height="0.454cm" svg:x="18.148cm" svg:y="14.944cm">
          <draw:text-box>
            <text:p text:style-name="P1"><text:span text:style-name="T4">1</text:span><text:span text:style-name="T4">6</text:span></text:p>
          </draw:text-box>
        </draw:frame>
      </draw:page>
      <draw:page draw:name="page10" draw:style-name="dp1" draw:master-page-name="master-page23">
        <draw:frame draw:style-name="gr3" draw:text-style-name="P4" draw:layer="layout" svg:width="0.315cm" svg:height="0.454cm" svg:x="2.5cm" svg:y="1.375cm">
          <draw:text-box>
            <text:p text:style-name="P1"><text:span text:style-name="T2">6</text:span></text:p>
          </draw:text-box>
        </draw:frame>
        <draw:line draw:style-name="gr2" draw:text-style-name="P3" draw:layer="layout" svg:x1="2.499cm" svg:y1="1.872cm" svg:x2="18.499cm" svg:y2="1.872cm">
          <text:p/>
        </draw:line>
        <draw:line draw:style-name="gr2" draw:text-style-name="P3" draw:layer="layout" svg:x1="2.499cm" svg:y1="27.66cm" svg:x2="18.499cm" svg:y2="27.66cm">
          <text:p/>
        </draw:line>
        <draw:frame draw:style-name="gr3" draw:text-style-name="P4" draw:layer="layout" svg:width="1.475cm" svg:height="0.454cm" svg:x="17.046cm" svg:y="1.375cm">
          <draw:text-box>
            <text:p text:style-name="P1"><text:span text:style-name="T2">F</text:span><text:span text:style-name="T2">i</text:span><text:span text:style-name="T2">l</text:span><text:span text:style-name="T2">e</text:span><text:span text:style-name="T2"> </text:span><text:span text:style-name="T2">I</text:span><text:span text:style-name="T2">n</text:span><text:span text:style-name="T2">d</text:span><text:span text:style-name="T2">e</text:span><text:span text:style-name="T2">x</text:span></text:p>
          </draw:text-box>
        </draw:frame>
        <draw:frame draw:style-name="gr6" draw:text-style-name="P7" draw:layer="layout" svg:width="2.402cm" svg:height="0.319cm" svg:x="16.036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  <draw:page draw:name="page11" draw:style-name="dp1" draw:master-page-name="master-page71">
        <draw:frame draw:style-name="gr7" draw:text-style-name="P8" draw:layer="layout" svg:width="3.029cm" svg:height="0.941cm" svg:x="2.5cm" svg:y="5.212cm">
          <draw:text-box>
            <text:p text:style-name="P1"><text:span text:style-name="T9">C</text:span><text:span text:style-name="T9">h</text:span><text:span text:style-name="T9">a</text:span><text:span text:style-name="T9">p</text:span><text:span text:style-name="T9">t</text:span><text:span text:style-name="T9">e</text:span><text:span text:style-name="T9">r</text:span><text:span text:style-name="T9"> </text:span><text:span text:style-name="T9">4</text:span></text:p>
          </draw:text-box>
        </draw:frame>
        <draw:frame draw:style-name="gr8" draw:text-style-name="P9" draw:layer="layout" svg:width="8.05cm" svg:height="1.127cm" svg:x="2.5cm" svg:y="7.297cm">
          <draw:text-box>
            <text:p text:style-name="P1"><text:span text:style-name="T10">C</text:span><text:span text:style-name="T10">l</text:span><text:span text:style-name="T10">a</text:span><text:span text:style-name="T10">s</text:span><text:span text:style-name="T10">s</text:span><text:span text:style-name="T10"> </text:span><text:span text:style-name="T10">D</text:span><text:span text:style-name="T10">o</text:span><text:span text:style-name="T10">c</text:span><text:span text:style-name="T10">u</text:span><text:span text:style-name="T10">m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frame draw:style-name="gr1" draw:text-style-name="P2" draw:layer="layout" svg:width="0.629cm" svg:height="0.649cm" svg:x="2.5cm" svg:y="10.194cm">
          <draw:text-box>
            <text:p text:style-name="P1"><text:span text:style-name="T12">4</text:span><text:span text:style-name="T12">.</text:span><text:span text:style-name="T12">1</text:span></text:p>
          </draw:text-box>
        </draw:frame>
        <draw:frame draw:style-name="gr1" draw:text-style-name="P2" draw:layer="layout" svg:width="4.769cm" svg:height="0.649cm" svg:x="3.589cm" svg:y="10.194cm">
          <draw:text-box>
            <text:p text:style-name="P1"><text:span text:style-name="T12">P</text:span><text:span text:style-name="T12">o</text:span><text:span text:style-name="T12">i</text:span><text:span text:style-name="T12">n</text:span><text:span text:style-name="T12">t</text:span><text:span text:style-name="T12"> </text:span><text:span text:style-name="T12">C</text:span><text:span text:style-name="T12">l</text:span><text:span text:style-name="T12">a</text:span><text:span text:style-name="T12">s</text:span><text:span text:style-name="T12">s</text:span><text:span text:style-name="T12"> </text:span><text:span text:style-name="T12">R</text:span><text:span text:style-name="T12">e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e</text:span></text:p>
          </draw:text-box>
        </draw:frame>
        <draw:frame draw:style-name="gr5" draw:text-style-name="P6" draw:layer="layout" svg:width="1.695cm" svg:height="0.424cm" svg:x="2.5cm" svg:y="11.665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/text:p>
          </draw:text-box>
        </draw:frame>
        <draw:frame draw:style-name="gr5" draw:text-style-name="P6" draw:layer="layout" svg:width="0.35cm" svg:height="0.412cm" svg:x="4.398cm" svg:y="11.673cm">
          <draw:text-box>
            <text:p text:style-name="P1"><text:span text:style-name="T14">&lt;</text:span></text:p>
          </draw:text-box>
        </draw:frame>
        <draw:frame draw:style-name="gr5" draw:text-style-name="P6" draw:layer="layout" svg:width="1.484cm" svg:height="0.424cm" svg:x="4.671cm" svg:y="11.665cm">
          <draw:text-box>
            <text:p text:style-name="P1"><text:span text:style-name="T13">P</text:span><text:span text:style-name="T13">o</text:span><text:span text:style-name="T13">i</text:span><text:span text:style-name="T13">n</text:span><text:span text:style-name="T13">t</text:span><text:span text:style-name="T13">.</text:span><text:span text:style-name="T13">h</text:span></text:p>
          </draw:text-box>
        </draw:frame>
        <draw:frame draw:style-name="gr5" draw:text-style-name="P6" draw:layer="layout" svg:width="0.35cm" svg:height="0.412cm" svg:x="6.147cm" svg:y="11.673cm">
          <draw:text-box>
            <text:p text:style-name="P1"><text:span text:style-name="T14">&gt;</text:span></text:p>
          </draw:text-box>
        </draw:frame>
        <draw:frame draw:style-name="gr9" draw:text-style-name="P10" draw:layer="layout" svg:width="4.638cm" svg:height="0.548cm" svg:x="2.5cm" svg:y="13.084cm">
          <draw:text-box>
            <text:p text:style-name="P1"><text:span text:style-name="T15">P</text:span><text:span text:style-name="T15">u</text:span><text:span text:style-name="T15">b</text:span><text:span text:style-name="T15">l</text:span><text:span text:style-name="T15">i</text:span><text:span text:style-name="T15">c</text:span><text:span text:style-name="T15"> </text:span><text:span text:style-name="T15">M</text:span><text:span text:style-name="T15">e</text:span><text:span text:style-name="T15">m</text:span><text:span text:style-name="T15">b</text:span><text:span text:style-name="T15">e</text:span><text:span text:style-name="T15">r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s</text:span></text:p>
          </draw:text-box>
        </draw:frame>
        <draw:frame draw:style-name="gr3" draw:text-style-name="P4" draw:layer="layout" svg:width="0.315cm" svg:height="0.454cm" svg:x="3.092cm" svg:y="14.057cm">
          <draw:text-box>
            <text:p text:style-name="P1"><text:span text:style-name="T5">•</text:span></text:p>
          </draw:text-box>
        </draw:frame>
        <draw:frame draw:style-name="gr3" draw:text-style-name="P4" draw:layer="layout" svg:width="2.385cm" svg:height="0.454cm" svg:x="3.379cm" svg:y="14.057cm">
          <draw:text-box>
            <text:p text:style-name="P1"><text:span text:style-name="T4">P</text:span><text:span text:style-name="T4">o</text:span><text:span text:style-name="T4">i</text:span><text:span text:style-name="T4">n</text:span><text:span text:style-name="T4">t</text:span><text:span text:style-name="T5"> </text:span><text:span text:style-name="T5">(</text:span><text:span text:style-name="T5">i</text:span><text:span text:style-name="T5">n</text:span><text:span text:style-name="T5">t</text:span><text:span text:style-name="T4"> </text:span><text:span text:style-name="T4">x</text:span><text:span text:style-name="T5">, </text:span><text:span text:style-name="T5">i</text:span><text:span text:style-name="T5">n</text:span><text:span text:style-name="T5">t</text:span><text:span text:style-name="T4"> </text:span><text:span text:style-name="T4">y</text:span><text:span text:style-name="T5">)</text:span></text:p>
          </draw:text-box>
        </draw:frame>
        <draw:frame draw:style-name="gr3" draw:text-style-name="P4" draw:layer="layout" svg:width="0.315cm" svg:height="0.454cm" svg:x="3.092cm" svg:y="14.519cm">
          <draw:text-box>
            <text:p text:style-name="P1"><text:span text:style-name="T5">•</text:span></text:p>
          </draw:text-box>
        </draw:frame>
        <draw:frame draw:style-name="gr3" draw:text-style-name="P4" draw:layer="layout" svg:width="1.031cm" svg:height="0.454cm" svg:x="3.379cm" svg:y="14.519cm">
          <draw:text-box>
            <text:p text:style-name="P1"><text:span text:style-name="T4">P</text:span><text:span text:style-name="T4">o</text:span><text:span text:style-name="T4">i</text:span><text:span text:style-name="T4">n</text:span><text:span text:style-name="T4">t</text:span><text:span text:style-name="T5"> </text:span><text:span text:style-name="T5">(</text:span><text:span text:style-name="T5">)</text:span></text:p>
          </draw:text-box>
        </draw:frame>
        <draw:frame draw:style-name="gr9" draw:text-style-name="P10" draw:layer="layout" svg:width="3.05cm" svg:height="0.548cm" svg:x="2.5cm" svg:y="15.967cm">
          <draw:text-box>
            <text:p text:style-name="P1"><text:span text:style-name="T15">P</text:span><text:span text:style-name="T15">u</text:span><text:span text:style-name="T15">b</text:span><text:span text:style-name="T15">l</text:span><text:span text:style-name="T15">i</text:span><text:span text:style-name="T15">c</text:span><text:span text:style-name="T15"> </text:span><text:span text:style-name="T15">A</text:span><text:span text:style-name="T15">t</text:span><text:span text:style-name="T15">t</text:span><text:span text:style-name="T15">r</text:span><text:span text:style-name="T15">i</text:span><text:span text:style-name="T15">b</text:span><text:span text:style-name="T15">u</text:span><text:span text:style-name="T15">t</text:span><text:span text:style-name="T15">e</text:span><text:span text:style-name="T15">s</text:span></text:p>
          </draw:text-box>
        </draw:frame>
        <draw:frame draw:style-name="gr3" draw:text-style-name="P4" draw:layer="layout" svg:width="0.315cm" svg:height="0.454cm" svg:x="3.092cm" svg:y="16.939cm">
          <draw:text-box>
            <text:p text:style-name="P1"><text:span text:style-name="T5">•</text:span></text:p>
          </draw:text-box>
        </draw:frame>
        <draw:frame draw:style-name="gr3" draw:text-style-name="P4" draw:layer="layout" svg:width="0.591cm" svg:height="0.454cm" svg:x="3.379cm" svg:y="16.939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x</text:span></text:p>
          </draw:text-box>
        </draw:frame>
        <draw:frame draw:style-name="gr3" draw:text-style-name="P4" draw:layer="layout" svg:width="0.315cm" svg:height="0.454cm" svg:x="3.092cm" svg:y="17.402cm">
          <draw:text-box>
            <text:p text:style-name="P1"><text:span text:style-name="T5">•</text:span></text:p>
          </draw:text-box>
        </draw:frame>
        <draw:frame draw:style-name="gr3" draw:text-style-name="P4" draw:layer="layout" svg:width="0.591cm" svg:height="0.454cm" svg:x="3.379cm" svg:y="17.402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y</text:span></text:p>
          </draw:text-box>
        </draw:frame>
        <draw:frame draw:style-name="gr9" draw:text-style-name="P10" draw:layer="layout" svg:width="1.378cm" svg:height="0.548cm" svg:x="2.5cm" svg:y="18.85cm">
          <draw:text-box>
            <text:p text:style-name="P1"><text:span text:style-name="T15">F</text:span><text:span text:style-name="T15">r</text:span><text:span text:style-name="T15">i</text:span><text:span text:style-name="T15">e</text:span><text:span text:style-name="T15">n</text:span><text:span text:style-name="T15">d</text:span><text:span text:style-name="T15">s</text:span></text:p>
          </draw:text-box>
        </draw:frame>
        <draw:frame draw:style-name="gr3" draw:text-style-name="P4" draw:layer="layout" svg:width="0.315cm" svg:height="0.454cm" svg:x="3.092cm" svg:y="19.822cm">
          <draw:text-box>
            <text:p text:style-name="P1"><text:span text:style-name="T5">•</text:span></text:p>
          </draw:text-box>
        </draw:frame>
        <draw:frame draw:style-name="gr3" draw:text-style-name="P4" draw:layer="layout" svg:width="1.885cm" svg:height="0.454cm" svg:x="3.379cm" svg:y="19.822cm">
          <draw:text-box>
            <text:p text:style-name="P1"><text:span text:style-name="T5">b</text:span><text:span text:style-name="T5">o</text:span><text:span text:style-name="T5">o</text:span><text:span text:style-name="T5">l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/text:p>
          </draw:text-box>
        </draw:frame>
        <draw:frame draw:style-name="gr5" draw:text-style-name="P6" draw:layer="layout" svg:width="0.35cm" svg:height="0.412cm" svg:x="5.239cm" svg:y="19.859cm">
          <draw:text-box>
            <text:p text:style-name="P1"><text:span text:style-name="T7">&lt;</text:span></text:p>
          </draw:text-box>
        </draw:frame>
        <draw:frame draw:style-name="gr3" draw:text-style-name="P4" draw:layer="layout" svg:width="6.665cm" svg:height="0.454cm" svg:x="5.6cm" svg:y="19.822cm">
          <draw:text-box>
            <text:p text:style-name="P1"><text:span text:style-name="T5">(</text:span><text:span text:style-name="T5">c</text:span><text:span text:style-name="T5">o</text:span><text:span text:style-name="T5">n</text:span><text:span text:style-name="T5">s</text:span><text:span text:style-name="T5">t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5"> </text:span><text:span text:style-name="T5">&amp;</text:span><text:span text:style-name="T5">l</text:span><text:span text:style-name="T5">e</text:span><text:span text:style-name="T5">f</text:span><text:span text:style-name="T5">t</text:span><text:span text:style-name="T5">P</text:span><text:span text:style-name="T5">o</text:span><text:span text:style-name="T5">i</text:span><text:span text:style-name="T5">n</text:span><text:span text:style-name="T5">t</text:span><text:span text:style-name="T5">, </text:span><text:span text:style-name="T5">c</text:span><text:span text:style-name="T5">o</text:span><text:span text:style-name="T5">n</text:span><text:span text:style-name="T5">s</text:span><text:span text:style-name="T5">t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5"> </text:span><text:span text:style-name="T5">&amp;</text:span><text:span text:style-name="T5">r</text:span><text:span text:style-name="T5">i</text:span><text:span text:style-name="T5">g</text:span><text:span text:style-name="T5">h</text:span><text:span text:style-name="T5">t</text:span><text:span text:style-name="T5">P</text:span><text:span text:style-name="T5">o</text:span><text:span text:style-name="T5">i</text:span><text:span text:style-name="T5">n</text:span><text:span text:style-name="T5">t</text:span><text:span text:style-name="T5">)</text:span></text:p>
          </draw:text-box>
        </draw:frame>
        <draw:frame draw:style-name="gr9" draw:text-style-name="P10" draw:layer="layout" svg:width="0.849cm" svg:height="0.548cm" svg:x="2.5cm" svg:y="21.27cm">
          <draw:text-box>
            <text:p text:style-name="P1"><text:span text:style-name="T15">4</text:span><text:span text:style-name="T15">.</text:span><text:span text:style-name="T15">1</text:span><text:span text:style-name="T15">.</text:span><text:span text:style-name="T15">1</text:span></text:p>
          </draw:text-box>
        </draw:frame>
        <draw:frame draw:style-name="gr9" draw:text-style-name="P10" draw:layer="layout" svg:width="7.474cm" svg:height="0.548cm" svg:x="3.724cm" svg:y="21.27cm">
          <draw:text-box>
            <text:p text:style-name="P1"><text:span text:style-name="T15">C</text:span><text:span text:style-name="T15">o</text:span><text:span text:style-name="T15">n</text:span><text:span text:style-name="T15">s</text:span><text:span text:style-name="T15">t</text:span><text:span text:style-name="T15">r</text:span><text:span text:style-name="T15">u</text:span><text:span text:style-name="T15">c</text:span><text:span text:style-name="T15">t</text:span><text:span text:style-name="T15">o</text:span><text:span text:style-name="T15">r</text:span><text:span text:style-name="T15"> </text:span><text:span text:style-name="T15">&amp;</text:span><text:span text:style-name="T15"> </text:span><text:span text:style-name="T15">D</text:span><text:span text:style-name="T15">e</text:span><text:span text:style-name="T15">s</text:span><text:span text:style-name="T15">t</text:span><text:span text:style-name="T15">r</text:span><text:span text:style-name="T15">u</text:span><text:span text:style-name="T15">c</text:span><text:span text:style-name="T15">t</text:span><text:span text:style-name="T15">o</text:span><text:span text:style-name="T15">r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3" draw:text-style-name="P4" draw:layer="layout" svg:width="0.98cm" svg:height="0.454cm" svg:x="2.5cm" svg:y="23.943cm">
          <draw:text-box>
            <text:p text:style-name="P1"><text:span text:style-name="T2">4</text:span><text:span text:style-name="T2">.</text:span><text:span text:style-name="T2">1</text:span><text:span text:style-name="T2">.</text:span><text:span text:style-name="T2">1</text:span><text:span text:style-name="T2">.</text:span><text:span text:style-name="T2">1</text:span></text:p>
          </draw:text-box>
        </draw:frame>
        <draw:frame draw:style-name="gr3" draw:text-style-name="P4" draw:layer="layout" svg:width="1.01cm" svg:height="0.454cm" svg:x="3.784cm" svg:y="23.943cm">
          <draw:text-box>
            <text:p text:style-name="P1"><text:span text:style-name="T2">P</text:span><text:span text:style-name="T2">o</text:span><text:span text:style-name="T2">i</text:span><text:span text:style-name="T2">n</text:span><text:span text:style-name="T2">t</text:span><text:span text:style-name="T2">(</text:span><text:span text:style-name="T2">)</text:span></text:p>
          </draw:text-box>
        </draw:frame>
        <draw:frame draw:style-name="gr4" draw:text-style-name="P5" draw:layer="layout" svg:width="0.849cm" svg:height="0.378cm" svg:x="4.872cm" svg:y="24.039cm">
          <draw:text-box>
            <text:p text:style-name="P1"><text:span text:style-name="T16">[</text:span><text:span text:style-name="T16">1</text:span><text:span text:style-name="T16">/</text:span><text:span text:style-name="T16">2</text:span><text:span text:style-name="T16">]</text:span></text:p>
          </draw:text-box>
        </draw:frame>
        <draw:frame draw:style-name="gr4" draw:text-style-name="P5" draw:layer="layout" svg:width="2.373cm" svg:height="0.34cm" svg:x="2.5cm" svg:y="25.19cm">
          <draw:text-box>
            <text:p text:style-name="P1"><text:span text:style-name="T17">P</text:span><text:span text:style-name="T17">o</text:span><text:span text:style-name="T17">i</text:span><text:span text:style-name="T17">n</text:span><text:span text:style-name="T17">t</text:span><text:span text:style-name="T17">:</text:span><text:span text:style-name="T17">:</text:span><text:span text:style-name="T17">P</text:span><text:span text:style-name="T17">o</text:span><text:span text:style-name="T17">i</text:span><text:span text:style-name="T17">n</text:span><text:span text:style-name="T17">t</text:span><text:span text:style-name="T17"> </text:span><text:span text:style-name="T17">(</text:span></text:p>
          </draw:text-box>
        </draw:frame>
        <draw:frame draw:style-name="gr4" draw:text-style-name="P5" draw:layer="layout" svg:width="1.018cm" svg:height="0.34cm" svg:x="4.669cm" svg:y="25.611cm">
          <draw:text-box>
            <text:p text:style-name="P1"><text:span text:style-name="T17">i</text:span><text:span text:style-name="T17">n</text:span><text:span text:style-name="T17">t</text:span><text:span text:style-name="T18"> </text:span><text:span text:style-name="T18">x</text:span><text:span text:style-name="T18">,</text:span></text:p>
          </draw:text-box>
        </draw:frame>
        <draw:frame draw:style-name="gr4" draw:text-style-name="P5" draw:layer="layout" svg:width="1.188cm" svg:height="0.34cm" svg:x="4.669cm" svg:y="26.033cm">
          <draw:text-box>
            <text:p text:style-name="P1"><text:span text:style-name="T17">i</text:span><text:span text:style-name="T17">n</text:span><text:span text:style-name="T17">t</text:span><text:span text:style-name="T18"> </text:span><text:span text:style-name="T18">y</text:span><text:span text:style-name="T17"> </text:span><text:span text:style-name="T17">)</text:span></text:p>
          </draw:text-box>
        </draw:frame>
        <draw:frame draw:style-name="gr4" draw:text-style-name="P5" draw:layer="layout" svg:width="1.357cm" svg:height="0.34cm" svg:x="6.15cm" svg:y="26.033cm">
          <draw:text-box>
            <text:p text:style-name="P1"><text:span text:style-name="T17">[</text:span><text:span text:style-name="T17">i</text:span><text:span text:style-name="T17">n</text:span><text:span text:style-name="T17">l</text:span><text:span text:style-name="T17">i</text:span><text:span text:style-name="T17">n</text:span><text:span text:style-name="T17">e</text:span><text:span text:style-name="T17">]</text:span></text:p>
          </draw:text-box>
        </draw:frame>
      </draw:page>
      <draw:page draw:name="page12" draw:style-name="dp1" draw:master-page-name="master-page23">
        <draw:frame draw:style-name="gr3" draw:text-style-name="P4" draw:layer="layout" svg:width="0.315cm" svg:height="0.454cm" svg:x="2.5cm" svg:y="1.375cm">
          <draw:text-box>
            <text:p text:style-name="P1"><text:span text:style-name="T2">8</text:span></text:p>
          </draw:text-box>
        </draw:frame>
        <draw:line draw:style-name="gr2" draw:text-style-name="P3" draw:layer="layout" svg:x1="2.499cm" svg:y1="1.872cm" svg:x2="18.499cm" svg:y2="1.872cm">
          <text:p/>
        </draw:line>
        <draw:frame draw:style-name="gr3" draw:text-style-name="P4" draw:layer="layout" svg:width="3.262cm" svg:height="0.454cm" svg:x="15.266cm" svg:y="1.375cm">
          <draw:text-box>
            <text:p text:style-name="P1"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3" draw:text-style-name="P4" draw:layer="layout" svg:width="0.98cm" svg:height="0.454cm" svg:x="2.5cm" svg:y="2.488cm">
          <draw:text-box>
            <text:p text:style-name="P1"><text:span text:style-name="T2">4</text:span><text:span text:style-name="T2">.</text:span><text:span text:style-name="T2">1</text:span><text:span text:style-name="T2">.</text:span><text:span text:style-name="T2">1</text:span><text:span text:style-name="T2">.</text:span><text:span text:style-name="T2">2</text:span></text:p>
          </draw:text-box>
        </draw:frame>
        <draw:frame draw:style-name="gr3" draw:text-style-name="P4" draw:layer="layout" svg:width="1.01cm" svg:height="0.454cm" svg:x="3.784cm" svg:y="2.488cm">
          <draw:text-box>
            <text:p text:style-name="P1"><text:span text:style-name="T2">P</text:span><text:span text:style-name="T2">o</text:span><text:span text:style-name="T2">i</text:span><text:span text:style-name="T2">n</text:span><text:span text:style-name="T2">t</text:span><text:span text:style-name="T2">(</text:span><text:span text:style-name="T2">)</text:span></text:p>
          </draw:text-box>
        </draw:frame>
        <draw:frame draw:style-name="gr4" draw:text-style-name="P5" draw:layer="layout" svg:width="0.849cm" svg:height="0.378cm" svg:x="4.872cm" svg:y="2.584cm">
          <draw:text-box>
            <text:p text:style-name="P1"><text:span text:style-name="T16">[</text:span><text:span text:style-name="T16">2</text:span><text:span text:style-name="T16">/</text:span><text:span text:style-name="T16">2</text:span><text:span text:style-name="T16">]</text:span></text:p>
          </draw:text-box>
        </draw:frame>
        <draw:frame draw:style-name="gr4" draw:text-style-name="P5" draw:layer="layout" svg:width="2.711cm" svg:height="0.34cm" svg:x="2.5cm" svg:y="3.708cm">
          <draw:text-box>
            <text:p text:style-name="P1"><text:span text:style-name="T17">P</text:span><text:span text:style-name="T17">o</text:span><text:span text:style-name="T17">i</text:span><text:span text:style-name="T17">n</text:span><text:span text:style-name="T17">t</text:span><text:span text:style-name="T17">:</text:span><text:span text:style-name="T17">:</text:span><text:span text:style-name="T17">P</text:span><text:span text:style-name="T17">o</text:span><text:span text:style-name="T17">i</text:span><text:span text:style-name="T17">n</text:span><text:span text:style-name="T17">t</text:span><text:span text:style-name="T17"> </text:span><text:span text:style-name="T17">(</text:span><text:span text:style-name="T17"> </text:span><text:span text:style-name="T17">)</text:span></text:p>
          </draw:text-box>
        </draw:frame>
        <draw:frame draw:style-name="gr4" draw:text-style-name="P5" draw:layer="layout" svg:width="1.357cm" svg:height="0.34cm" svg:x="5.499cm" svg:y="3.708cm">
          <draw:text-box>
            <text:p text:style-name="P1"><text:span text:style-name="T17">[</text:span><text:span text:style-name="T17">i</text:span><text:span text:style-name="T17">n</text:span><text:span text:style-name="T17">l</text:span><text:span text:style-name="T17">i</text:span><text:span text:style-name="T17">n</text:span><text:span text:style-name="T17">e</text:span><text:span text:style-name="T17">]</text:span></text:p>
          </draw:text-box>
        </draw:frame>
        <draw:frame draw:style-name="gr9" draw:text-style-name="P10" draw:layer="layout" svg:width="0.849cm" svg:height="0.548cm" svg:x="2.5cm" svg:y="5.023cm">
          <draw:text-box>
            <text:p text:style-name="P1"><text:span text:style-name="T15">4</text:span><text:span text:style-name="T15">.</text:span><text:span text:style-name="T15">1</text:span><text:span text:style-name="T15">.</text:span><text:span text:style-name="T15">2</text:span></text:p>
          </draw:text-box>
        </draw:frame>
        <draw:frame draw:style-name="gr9" draw:text-style-name="P10" draw:layer="layout" svg:width="8.299cm" svg:height="0.548cm" svg:x="3.724cm" svg:y="5.023cm">
          <draw:text-box>
            <text:p text:style-name="P1"><text:span text:style-name="T15">F</text:span><text:span text:style-name="T15">r</text:span><text:span text:style-name="T15">i</text:span><text:span text:style-name="T15">e</text:span><text:span text:style-name="T15">n</text:span><text:span text:style-name="T15">d</text:span><text:span text:style-name="T15">s</text:span><text:span text:style-name="T15"> </text:span><text:span text:style-name="T15">A</text:span><text:span text:style-name="T15">n</text:span><text:span text:style-name="T15">d</text:span><text:span text:style-name="T15"> </text:span><text:span text:style-name="T15">R</text:span><text:span text:style-name="T15">e</text:span><text:span text:style-name="T15">l</text:span><text:span text:style-name="T15">a</text:span><text:span text:style-name="T15">t</text:span><text:span text:style-name="T15">e</text:span><text:span text:style-name="T15">d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3" draw:text-style-name="P4" draw:layer="layout" svg:width="0.98cm" svg:height="0.454cm" svg:x="2.5cm" svg:y="7.633cm">
          <draw:text-box>
            <text:p text:style-name="P1"><text:span text:style-name="T2">4</text:span><text:span text:style-name="T2">.</text:span><text:span text:style-name="T2">1</text:span><text:span text:style-name="T2">.</text:span><text:span text:style-name="T2">2</text:span><text:span text:style-name="T2">.</text:span><text:span text:style-name="T2">1</text:span></text:p>
          </draw:text-box>
        </draw:frame>
        <draw:frame draw:style-name="gr3" draw:text-style-name="P4" draw:layer="layout" svg:width="1.293cm" svg:height="0.454cm" svg:x="3.784cm" svg:y="7.633cm">
          <draw:text-box>
            <text:p text:style-name="P1"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/text:p>
          </draw:text-box>
        </draw:frame>
        <draw:frame draw:style-name="gr5" draw:text-style-name="P6" draw:layer="layout" svg:width="0.35cm" svg:height="0.412cm" svg:x="5.067cm" svg:y="7.67cm">
          <draw:text-box>
            <text:p text:style-name="P1"><text:span text:style-name="T14">&lt;</text:span></text:p>
          </draw:text-box>
        </draw:frame>
        <draw:frame draw:style-name="gr4" draw:text-style-name="P5" draw:layer="layout" svg:width="2.203cm" svg:height="0.34cm" svg:x="2.5cm" svg:y="8.852cm">
          <draw:text-box>
            <text:p text:style-name="P1"><text:span text:style-name="T17">b</text:span><text:span text:style-name="T17">o</text:span><text:span text:style-name="T17">o</text:span><text:span text:style-name="T17">l</text:span><text:span text:style-name="T17"> </text:span><text:span text:style-name="T17">o</text:span><text:span text:style-name="T17">p</text:span><text:span text:style-name="T17">e</text:span><text:span text:style-name="T17">r</text:span><text:span text:style-name="T17">a</text:span><text:span text:style-name="T17">t</text:span><text:span text:style-name="T17">o</text:span><text:span text:style-name="T17">r</text:span></text:p>
          </draw:text-box>
        </draw:frame>
        <draw:frame draw:style-name="gr4" draw:text-style-name="P5" draw:layer="layout" svg:width="0.28cm" svg:height="0.327cm" svg:x="4.693cm" svg:y="8.859cm">
          <draw:text-box>
            <text:p text:style-name="P1"><text:span text:style-name="T19">&lt;</text:span></text:p>
          </draw:text-box>
        </draw:frame>
        <draw:frame draw:style-name="gr4" draw:text-style-name="P5" draw:layer="layout" svg:width="0.28cm" svg:height="0.34cm" svg:x="5.094cm" svg:y="8.852cm">
          <draw:text-box>
            <text:p text:style-name="P1"><text:span text:style-name="T17">(</text:span></text:p>
          </draw:text-box>
        </draw:frame>
        <draw:frame draw:style-name="gr4" draw:text-style-name="P5" draw:layer="layout" svg:width="4.067cm" svg:height="0.34cm" svg:x="4.669cm" svg:y="9.274cm">
          <draw:text-box>
            <text:p text:style-name="P1"><text:span text:style-name="T17">c</text:span><text:span text:style-name="T17">o</text:span><text:span text:style-name="T17">n</text:span><text:span text:style-name="T17">s</text:span><text:span text:style-name="T17">t</text:span><text:span text:style-name="T6"> </text:span><text:span text:style-name="T6">P</text:span><text:span text:style-name="T6">o</text:span><text:span text:style-name="T6">i</text:span><text:span text:style-name="T6">n</text:span><text:span text:style-name="T6">t</text:span><text:span text:style-name="T17"> </text:span><text:span text:style-name="T17">&amp;</text:span><text:span text:style-name="T18"> </text:span><text:span text:style-name="T18">l</text:span><text:span text:style-name="T18">e</text:span><text:span text:style-name="T18">f</text:span><text:span text:style-name="T18">t</text:span><text:span text:style-name="T18">P</text:span><text:span text:style-name="T18">o</text:span><text:span text:style-name="T18">i</text:span><text:span text:style-name="T18">n</text:span><text:span text:style-name="T18">t</text:span><text:span text:style-name="T18">,</text:span></text:p>
          </draw:text-box>
        </draw:frame>
        <draw:frame draw:style-name="gr4" draw:text-style-name="P5" draw:layer="layout" svg:width="4.406cm" svg:height="0.34cm" svg:x="4.669cm" svg:y="9.696cm">
          <draw:text-box>
            <text:p text:style-name="P1"><text:span text:style-name="T17">c</text:span><text:span text:style-name="T17">o</text:span><text:span text:style-name="T17">n</text:span><text:span text:style-name="T17">s</text:span><text:span text:style-name="T17">t</text:span><text:span text:style-name="T6"> </text:span><text:span text:style-name="T6">P</text:span><text:span text:style-name="T6">o</text:span><text:span text:style-name="T6">i</text:span><text:span text:style-name="T6">n</text:span><text:span text:style-name="T6">t</text:span><text:span text:style-name="T17"> </text:span><text:span text:style-name="T17">&amp;</text:span><text:span text:style-name="T18"> </text:span><text:span text:style-name="T18">r</text:span><text:span text:style-name="T18">i</text:span><text:span text:style-name="T18">g</text:span><text:span text:style-name="T18">h</text:span><text:span text:style-name="T18">t</text:span><text:span text:style-name="T18">P</text:span><text:span text:style-name="T18">o</text:span><text:span text:style-name="T18">i</text:span><text:span text:style-name="T18">n</text:span><text:span text:style-name="T18">t</text:span><text:span text:style-name="T17"> </text:span><text:span text:style-name="T17">)</text:span></text:p>
          </draw:text-box>
        </draw:frame>
        <draw:frame draw:style-name="gr4" draw:text-style-name="P5" draw:layer="layout" svg:width="1.357cm" svg:height="0.34cm" svg:x="9.355cm" svg:y="9.696cm">
          <draw:text-box>
            <text:p text:style-name="P1"><text:span text:style-name="T17">[</text:span><text:span text:style-name="T17">f</text:span><text:span text:style-name="T17">r</text:span><text:span text:style-name="T17">i</text:span><text:span text:style-name="T17">e</text:span><text:span text:style-name="T17">n</text:span><text:span text:style-name="T17">d</text:span><text:span text:style-name="T17">]</text:span></text:p>
          </draw:text-box>
        </draw:frame>
        <draw:frame draw:style-name="gr9" draw:text-style-name="P10" draw:layer="layout" svg:width="0.849cm" svg:height="0.548cm" svg:x="2.5cm" svg:y="11.011cm">
          <draw:text-box>
            <text:p text:style-name="P1"><text:span text:style-name="T15">4</text:span><text:span text:style-name="T15">.</text:span><text:span text:style-name="T15">1</text:span><text:span text:style-name="T15">.</text:span><text:span text:style-name="T15">3</text:span></text:p>
          </draw:text-box>
        </draw:frame>
        <draw:frame draw:style-name="gr9" draw:text-style-name="P10" draw:layer="layout" svg:width="5.273cm" svg:height="0.548cm" svg:x="3.724cm" svg:y="11.011cm">
          <draw:text-box>
            <text:p text:style-name="P1"><text:span text:style-name="T15">M</text:span><text:span text:style-name="T15">e</text:span><text:span text:style-name="T15">m</text:span><text:span text:style-name="T15">b</text:span><text:span text:style-name="T15">e</text:span><text:span text:style-name="T15">r</text:span><text:span text:style-name="T15"> </text:span><text:span text:style-name="T15">D</text:span><text:span text:style-name="T15">a</text:span><text:span text:style-name="T15">t</text:span><text:span text:style-name="T15">a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3" draw:text-style-name="P4" draw:layer="layout" svg:width="0.98cm" svg:height="0.454cm" svg:x="2.5cm" svg:y="13.62cm">
          <draw:text-box>
            <text:p text:style-name="P1"><text:span text:style-name="T2">4</text:span><text:span text:style-name="T2">.</text:span><text:span text:style-name="T2">1</text:span><text:span text:style-name="T2">.</text:span><text:span text:style-name="T2">3</text:span><text:span text:style-name="T2">.</text:span><text:span text:style-name="T2">1</text:span></text:p>
          </draw:text-box>
        </draw:frame>
        <draw:frame draw:style-name="gr3" draw:text-style-name="P4" draw:layer="layout" svg:width="0.315cm" svg:height="0.454cm" svg:x="3.784cm" svg:y="13.62cm">
          <draw:text-box>
            <text:p text:style-name="P1"><text:span text:style-name="T2">x</text:span></text:p>
          </draw:text-box>
        </draw:frame>
        <draw:frame draw:style-name="gr4" draw:text-style-name="P5" draw:layer="layout" svg:width="2.034cm" svg:height="0.34cm" svg:x="2.5cm" svg:y="14.84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P</text:span><text:span text:style-name="T17">o</text:span><text:span text:style-name="T17">i</text:span><text:span text:style-name="T17">n</text:span><text:span text:style-name="T17">t</text:span><text:span text:style-name="T17">:</text:span><text:span text:style-name="T17">:</text:span><text:span text:style-name="T17">x</text:span></text:p>
          </draw:text-box>
        </draw:frame>
        <draw:frame draw:style-name="gr3" draw:text-style-name="P4" draw:layer="layout" svg:width="0.98cm" svg:height="0.454cm" svg:x="2.5cm" svg:y="17.033cm">
          <draw:text-box>
            <text:p text:style-name="P1"><text:span text:style-name="T2">4</text:span><text:span text:style-name="T2">.</text:span><text:span text:style-name="T2">1</text:span><text:span text:style-name="T2">.</text:span><text:span text:style-name="T2">3</text:span><text:span text:style-name="T2">.</text:span><text:span text:style-name="T2">2</text:span></text:p>
          </draw:text-box>
        </draw:frame>
        <draw:frame draw:style-name="gr3" draw:text-style-name="P4" draw:layer="layout" svg:width="0.315cm" svg:height="0.454cm" svg:x="3.784cm" svg:y="17.033cm">
          <draw:text-box>
            <text:p text:style-name="P1"><text:span text:style-name="T2">y</text:span></text:p>
          </draw:text-box>
        </draw:frame>
        <draw:frame draw:style-name="gr4" draw:text-style-name="P5" draw:layer="layout" svg:width="2.034cm" svg:height="0.34cm" svg:x="2.5cm" svg:y="18.253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P</text:span><text:span text:style-name="T17">o</text:span><text:span text:style-name="T17">i</text:span><text:span text:style-name="T17">n</text:span><text:span text:style-name="T17">t</text:span><text:span text:style-name="T17">:</text:span><text:span text:style-name="T17">:</text:span><text:span text:style-name="T17">y</text:span></text:p>
          </draw:text-box>
        </draw:frame>
        <draw:frame draw:style-name="gr3" draw:text-style-name="P4" draw:layer="layout" svg:width="9.972cm" svg:height="0.454cm" svg:x="2.5cm" svg:y="19.032cm">
          <draw:text-box>
            <text:p text:style-name="P1"><text:span text:style-name="T5">T</text:span><text:span text:style-name="T5">h</text:span><text:span text:style-name="T5">e</text:span><text:span text:style-name="T5">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f</text:span><text:span text:style-name="T5">o</text:span><text:span text:style-name="T5">r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c</text:span><text:span text:style-name="T5">l</text:span><text:span text:style-name="T5">a</text:span><text:span text:style-name="T5">s</text:span><text:span text:style-name="T5">s</text:span><text:span text:style-name="T5"> </text:span><text:span text:style-name="T5">w</text:span><text:span text:style-name="T5">a</text:span><text:span text:style-name="T5">s</text:span><text:span text:style-name="T5">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d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o</text:span><text:span text:style-name="T5">l</text:span><text:span text:style-name="T5">l</text:span><text:span text:style-name="T5">o</text:span><text:span text:style-name="T5">w</text:span><text:span text:style-name="T5">i</text:span><text:span text:style-name="T5">n</text:span><text:span text:style-name="T5">g</text:span><text:span text:style-name="T5"> </text:span><text:span text:style-name="T5">f</text:span><text:span text:style-name="T5">i</text:span><text:span text:style-name="T5">l</text:span><text:span text:style-name="T5">e</text:span><text:span text:style-name="T5">:</text:span></text:p>
          </draw:text-box>
        </draw:frame>
        <draw:frame draw:style-name="gr3" draw:text-style-name="P4" draw:layer="layout" svg:width="0.315cm" svg:height="0.454cm" svg:x="3.092cm" svg:y="20.189cm">
          <draw:text-box>
            <text:p text:style-name="P1"><text:span text:style-name="T5">•</text:span></text:p>
          </draw:text-box>
        </draw:frame>
        <draw:line draw:style-name="gr2" draw:text-style-name="P3" draw:layer="layout" svg:x1="2.499cm" svg:y1="27.66cm" svg:x2="18.499cm" svg:y2="27.66cm">
          <text:p/>
        </draw:line>
        <draw:frame draw:style-name="gr3" draw:text-style-name="P4" draw:layer="layout" svg:width="7.902cm" svg:height="0.454cm" svg:x="3.379cm" svg:y="20.189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4">P</text:span><text:span text:style-name="T4">o</text:span><text:span text:style-name="T4">i</text:span><text:span text:style-name="T4">n</text:span><text:span text:style-name="T4">t</text:span><text:span text:style-name="T4">.</text:span><text:span text:style-name="T4">h</text:span></text:p>
          </draw:text-box>
        </draw:frame>
        <draw:frame draw:style-name="gr6" draw:text-style-name="P7" draw:layer="layout" svg:width="2.402cm" svg:height="0.319cm" svg:x="16.036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  <draw:page draw:name="page13" draw:style-name="dp1" draw:master-page-name="master-page88">
        <draw:frame draw:style-name="gr7" draw:text-style-name="P8" draw:layer="layout" svg:width="3.029cm" svg:height="0.941cm" svg:x="2.5cm" svg:y="5.074cm">
          <draw:text-box>
            <text:p text:style-name="P1"><text:span text:style-name="T9">C</text:span><text:span text:style-name="T9">h</text:span><text:span text:style-name="T9">a</text:span><text:span text:style-name="T9">p</text:span><text:span text:style-name="T9">t</text:span><text:span text:style-name="T9">e</text:span><text:span text:style-name="T9">r</text:span><text:span text:style-name="T9"> </text:span><text:span text:style-name="T9">5</text:span></text:p>
          </draw:text-box>
        </draw:frame>
        <draw:frame draw:style-name="gr8" draw:text-style-name="P9" draw:layer="layout" svg:width="7.313cm" svg:height="1.127cm" svg:x="2.5cm" svg:y="7.02cm">
          <draw:text-box>
            <text:p text:style-name="P1"><text:span text:style-name="T10">F</text:span><text:span text:style-name="T10">i</text:span><text:span text:style-name="T10">l</text:span><text:span text:style-name="T10">e</text:span><text:span text:style-name="T10"> </text:span><text:span text:style-name="T10">D</text:span><text:span text:style-name="T10">o</text:span><text:span text:style-name="T10">c</text:span><text:span text:style-name="T10">u</text:span><text:span text:style-name="T10">m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frame draw:style-name="gr1" draw:text-style-name="P2" draw:layer="layout" svg:width="0.629cm" svg:height="0.649cm" svg:x="2.5cm" svg:y="9.778cm">
          <draw:text-box>
            <text:p text:style-name="P1"><text:span text:style-name="T12">5</text:span><text:span text:style-name="T12">.</text:span><text:span text:style-name="T12">1</text:span></text:p>
          </draw:text-box>
        </draw:frame>
        <draw:frame draw:style-name="gr1" draw:text-style-name="P2" draw:layer="layout" svg:width="14.692cm" svg:height="0.649cm" svg:x="3.589cm" svg:y="9.778cm">
          <draw:text-box>
            <text:p text:style-name="P1"><text:span text:style-name="T12">/</text:span><text:span text:style-name="T12">h</text:span><text:span text:style-name="T12">o</text:span><text:span text:style-name="T12">m</text:span><text:span text:style-name="T12">e</text:span><text:span text:style-name="T12">/</text:span><text:span text:style-name="T12">c</text:span><text:span text:style-name="T12">h</text:span><text:span text:style-name="T12">r</text:span><text:span text:style-name="T12">i</text:span><text:span text:style-name="T12">s</text:span><text:span text:style-name="T12">t</text:span><text:span text:style-name="T12">i</text:span><text:span text:style-name="T12">a</text:span><text:span text:style-name="T12">n</text:span><text:span text:style-name="T12">/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</text:span><text:span text:style-name="T12">t</text:span><text:span text:style-name="T12">s</text:span><text:span text:style-name="T12">/</text:span><text:span text:style-name="T12">A</text:span><text:span text:style-name="T12">l</text:span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text:span text:style-name="T12">s</text:span><text:span text:style-name="T12">_</text:span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1</text:span><text:span text:style-name="T12">/</text:span><text:span text:style-name="T12">C</text:span><text:span text:style-name="T12">M</text:span><text:span text:style-name="T12">a</text:span><text:span text:style-name="T12">k</text:span><text:span text:style-name="T12">e</text:span><text:span text:style-name="T12">L</text:span><text:span text:style-name="T12">i</text:span><text:span text:style-name="T12">s</text:span><text:span text:style-name="T12">t</text:span><text:span text:style-name="T12">s</text:span><text:span text:style-name="T12">.</text:span><text:span text:style-name="T12">t</text:span><text:span text:style-name="T12">x</text:span><text:span text:style-name="T12">t</text:span><text:span text:style-name="T12"> </text:span><text:span text:style-name="T12">F</text:span><text:span text:style-name="T12">i</text:span><text:span text:style-name="T12">l</text:span><text:span text:style-name="T12">e</text:span></text:p>
          </draw:text-box>
        </draw:frame>
        <draw:frame draw:style-name="gr1" draw:text-style-name="P2" draw:layer="layout" svg:width="2.182cm" svg:height="0.649cm" svg:x="3.589cm" svg:y="10.411cm">
          <draw:text-box>
            <text:p text:style-name="P1"><text:span text:style-name="T12">R</text:span><text:span text:style-name="T12">e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e</text:span></text:p>
          </draw:text-box>
        </draw:frame>
        <draw:frame draw:style-name="gr1" draw:text-style-name="P2" draw:layer="layout" svg:width="0.629cm" svg:height="0.649cm" svg:x="2.5cm" svg:y="11.763cm">
          <draw:text-box>
            <text:p text:style-name="P1"><text:span text:style-name="T12">5</text:span><text:span text:style-name="T12">.</text:span><text:span text:style-name="T12">2</text:span></text:p>
          </draw:text-box>
        </draw:frame>
        <draw:frame draw:style-name="gr1" draw:text-style-name="P2" draw:layer="layout" svg:width="14.759cm" svg:height="0.649cm" svg:x="3.589cm" svg:y="11.763cm">
          <draw:text-box>
            <text:p text:style-name="P1"><text:span text:style-name="T12">/</text:span><text:span text:style-name="T12">h</text:span><text:span text:style-name="T12">o</text:span><text:span text:style-name="T12">m</text:span><text:span text:style-name="T12">e</text:span><text:span text:style-name="T12">/</text:span><text:span text:style-name="T12">c</text:span><text:span text:style-name="T12">h</text:span><text:span text:style-name="T12">r</text:span><text:span text:style-name="T12">i</text:span><text:span text:style-name="T12">s</text:span><text:span text:style-name="T12">t</text:span><text:span text:style-name="T12">i</text:span><text:span text:style-name="T12">a</text:span><text:span text:style-name="T12">n</text:span><text:span text:style-name="T12">/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</text:span><text:span text:style-name="T12">t</text:span><text:span text:style-name="T12">s</text:span><text:span text:style-name="T12">/</text:span><text:span text:style-name="T12">A</text:span><text:span text:style-name="T12">l</text:span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text:span text:style-name="T12">s</text:span><text:span text:style-name="T12">_</text:span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1</text:span><text:span text:style-name="T12">/</text:span><text:span text:style-name="T12">e</text:span><text:span text:style-name="T12">x</text:span><text:span text:style-name="T12">h</text:span><text:span text:style-name="T12">a</text:span><text:span text:style-name="T12">u</text:span><text:span text:style-name="T12">s</text:span><text:span text:style-name="T12">t</text:span><text:span text:style-name="T12">i</text:span><text:span text:style-name="T12">v</text:span><text:span text:style-name="T12">e</text:span><text:span text:style-name="T12">.</text:span><text:span text:style-name="T12">c</text:span><text:span text:style-name="T12">p</text:span><text:span text:style-name="T12">p</text:span><text:span text:style-name="T12"> </text:span><text:span text:style-name="T12">F</text:span><text:span text:style-name="T12">i</text:span><text:span text:style-name="T12">l</text:span><text:span text:style-name="T12">e</text:span></text:p>
          </draw:text-box>
        </draw:frame>
        <draw:frame draw:style-name="gr1" draw:text-style-name="P2" draw:layer="layout" svg:width="2.182cm" svg:height="0.649cm" svg:x="3.589cm" svg:y="12.396cm">
          <draw:text-box>
            <text:p text:style-name="P1"><text:span text:style-name="T12">R</text:span><text:span text:style-name="T12">e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e</text:span></text:p>
          </draw:text-box>
        </draw:frame>
        <draw:frame draw:style-name="gr5" draw:text-style-name="P6" draw:layer="layout" svg:width="4.87cm" svg:height="0.424cm" svg:x="2.5cm" svg:y="13.726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 </text:span><text:span text:style-name="T13">"</text:span><text:span text:style-name="T13">e</text:span><text:span text:style-name="T13">x</text:span><text:span text:style-name="T13">h</text:span><text:span text:style-name="T13">a</text:span><text:span text:style-name="T13">u</text:span><text:span text:style-name="T13">s</text:span><text:span text:style-name="T13">t</text:span><text:span text:style-name="T13">i</text:span><text:span text:style-name="T13">v</text:span><text:span text:style-name="T13">e</text:span><text:span text:style-name="T13">.</text:span><text:span text:style-name="T13">h</text:span><text:span text:style-name="T13">"</text:span></text:p>
          </draw:text-box>
        </draw:frame>
        <draw:frame draw:style-name="gr5" draw:text-style-name="P6" draw:layer="layout" svg:width="4.235cm" svg:height="0.424cm" svg:x="2.5cm" svg:y="14.148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 </text:span><text:span text:style-name="T13">"</text:span><text:span text:style-name="T13">h</text:span><text:span text:style-name="T13">e</text:span><text:span text:style-name="T13">l</text:span><text:span text:style-name="T13">p</text:span><text:span text:style-name="T13">e</text:span><text:span text:style-name="T13">r</text:span><text:span text:style-name="T13">s</text:span><text:span text:style-name="T13">.</text:span><text:span text:style-name="T13">h</text:span><text:span text:style-name="T13">"</text:span></text:p>
          </draw:text-box>
        </draw:frame>
        <draw:frame draw:style-name="gr5" draw:text-style-name="P6" draw:layer="layout" svg:width="1.695cm" svg:height="0.424cm" svg:x="2.5cm" svg:y="14.569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/text:p>
          </draw:text-box>
        </draw:frame>
        <draw:frame draw:style-name="gr5" draw:text-style-name="P6" draw:layer="layout" svg:width="0.35cm" svg:height="0.412cm" svg:x="4.398cm" svg:y="14.577cm">
          <draw:text-box>
            <text:p text:style-name="P1"><text:span text:style-name="T14">&lt;</text:span></text:p>
          </draw:text-box>
        </draw:frame>
        <draw:frame draw:style-name="gr5" draw:text-style-name="P6" draw:layer="layout" svg:width="1.907cm" svg:height="0.424cm" svg:x="4.671cm" svg:y="14.569cm">
          <draw:text-box>
            <text:p text:style-name="P1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</draw:text-box>
        </draw:frame>
        <draw:frame draw:style-name="gr5" draw:text-style-name="P6" draw:layer="layout" svg:width="0.35cm" svg:height="0.412cm" svg:x="6.569cm" svg:y="14.577cm">
          <draw:text-box>
            <text:p text:style-name="P1"><text:span text:style-name="T14">&gt;</text:span></text:p>
          </draw:text-box>
        </draw:frame>
        <draw:frame draw:style-name="gr9" draw:text-style-name="P10" draw:layer="layout" svg:width="1.822cm" svg:height="0.548cm" svg:x="2.5cm" svg:y="16.246cm">
          <draw:text-box>
            <text:p text:style-name="P1"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s</text:span></text:p>
          </draw:text-box>
        </draw:frame>
        <draw:frame draw:style-name="gr3" draw:text-style-name="P4" draw:layer="layout" svg:width="0.315cm" svg:height="0.454cm" svg:x="3.092cm" svg:y="17.08cm">
          <draw:text-box>
            <text:p text:style-name="P1"><text:span text:style-name="T5">•</text:span></text:p>
          </draw:text-box>
        </draw:frame>
        <draw:frame draw:style-name="gr3" draw:text-style-name="P4" draw:layer="layout" svg:width="3.055cm" svg:height="0.454cm" svg:x="3.379cm" svg:y="17.08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g</text:span><text:span text:style-name="T4">e</text:span><text:span text:style-name="T4">t</text:span><text:span text:style-name="T4">P</text:span><text:span text:style-name="T4">e</text:span><text:span text:style-name="T4">r</text:span><text:span text:style-name="T4">m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5"> </text:span><text:span text:style-name="T5">(</text:span><text:span text:style-name="T5">)</text:span></text:p>
          </draw:text-box>
        </draw:frame>
        <draw:frame draw:style-name="gr3" draw:text-style-name="P4" draw:layer="layout" svg:width="0.315cm" svg:height="0.454cm" svg:x="3.092cm" svg:y="17.523cm">
          <draw:text-box>
            <text:p text:style-name="P1"><text:span text:style-name="T5">•</text:span></text:p>
          </draw:text-box>
        </draw:frame>
        <draw:frame draw:style-name="gr3" draw:text-style-name="P4" draw:layer="layout" svg:width="2.86cm" svg:height="0.454cm" svg:x="3.379cm" svg:y="17.523cm">
          <draw:text-box>
            <text:p text:style-name="P1"><text:span text:style-name="T5">d</text:span><text:span text:style-name="T5">o</text:span><text:span text:style-name="T5">u</text:span><text:span text:style-name="T5">b</text:span><text:span text:style-name="T5">l</text:span><text:span text:style-name="T5">e</text:span><text:span text:style-name="T4"> </text:span><text:span text:style-name="T4">g</text:span><text:span text:style-name="T4">e</text:span><text:span text:style-name="T4">t</text:span><text:span text:style-name="T4">M</text:span><text:span text:style-name="T4">i</text:span><text:span text:style-name="T4">n</text:span><text:span text:style-name="T4">D</text:span><text:span text:style-name="T4">i</text:span><text:span text:style-name="T4">s</text:span><text:span text:style-name="T4">t</text:span><text:span text:style-name="T5"> </text:span><text:span text:style-name="T5">(</text:span><text:span text:style-name="T5">)</text:span></text:p>
          </draw:text-box>
        </draw:frame>
        <draw:frame draw:style-name="gr3" draw:text-style-name="P4" draw:layer="layout" svg:width="0.315cm" svg:height="0.454cm" svg:x="3.092cm" svg:y="17.967cm">
          <draw:text-box>
            <text:p text:style-name="P1"><text:span text:style-name="T5">•</text:span></text:p>
          </draw:text-box>
        </draw:frame>
        <draw:frame draw:style-name="gr3" draw:text-style-name="P4" draw:layer="layout" svg:width="4.515cm" svg:height="0.454cm" svg:x="3.379cm" svg:y="17.967cm">
          <draw:text-box>
            <text:p text:style-name="P1"><text:span text:style-name="T5">v</text:span><text:span text:style-name="T5">o</text:span><text:span text:style-name="T5">i</text:span><text:span text:style-name="T5">d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P</text:span><text:span text:style-name="T4">e</text:span><text:span text:style-name="T4">r</text:span><text:span text:style-name="T4">m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5"> </text:span><text:span text:style-name="T5">(</text:span><text:span text:style-name="T5">v</text:span><text:span text:style-name="T5">e</text:span><text:span text:style-name="T5">c</text:span><text:span text:style-name="T5">t</text:span><text:span text:style-name="T5">o</text:span><text:span text:style-name="T5">r</text:span></text:p>
          </draw:text-box>
        </draw:frame>
        <draw:frame draw:style-name="gr5" draw:text-style-name="P6" draw:layer="layout" svg:width="0.35cm" svg:height="0.412cm" svg:x="7.817cm" svg:y="18.004cm">
          <draw:text-box>
            <text:p text:style-name="P1"><text:span text:style-name="T14">&lt;</text:span></text:p>
          </draw:text-box>
        </draw:frame>
        <draw:frame draw:style-name="gr3" draw:text-style-name="P4" draw:layer="layout" svg:width="0.73cm" svg:height="0.454cm" svg:x="8.178cm" svg:y="17.967cm">
          <draw:text-box>
            <text:p text:style-name="P1"><text:span text:style-name="T4">P</text:span><text:span text:style-name="T4">o</text:span><text:span text:style-name="T4">i</text:span><text:span text:style-name="T4">n</text:span><text:span text:style-name="T4">t</text:span></text:p>
          </draw:text-box>
        </draw:frame>
        <draw:frame draw:style-name="gr5" draw:text-style-name="P6" draw:layer="layout" svg:width="0.35cm" svg:height="0.412cm" svg:x="8.971cm" svg:y="18.004cm">
          <draw:text-box>
            <text:p text:style-name="P1"><text:span text:style-name="T14">&gt;</text:span></text:p>
          </draw:text-box>
        </draw:frame>
        <draw:frame draw:style-name="gr3" draw:text-style-name="P4" draw:layer="layout" svg:width="4.227cm" svg:height="0.454cm" svg:x="9.332cm" svg:y="17.967cm">
          <draw:text-box>
            <text:p text:style-name="P1"><text:span text:style-name="T4">a</text:span><text:span text:style-name="T4">l</text:span><text:span text:style-name="T4">l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5">, </text:span><text:span text:style-name="T5">i</text:span><text:span text:style-name="T5">n</text:span><text:span text:style-name="T5">t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O</text:span><text:span text:style-name="T5">f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text:span text:style-name="T5">)</text:span></text:p>
          </draw:text-box>
        </draw:frame>
        <draw:frame draw:style-name="gr3" draw:text-style-name="P4" draw:layer="layout" svg:width="0.315cm" svg:height="0.454cm" svg:x="3.092cm" svg:y="18.41cm">
          <draw:text-box>
            <text:p text:style-name="P1"><text:span text:style-name="T5">•</text:span></text:p>
          </draw:text-box>
        </draw:frame>
        <draw:frame draw:style-name="gr3" draw:text-style-name="P4" draw:layer="layout" svg:width="3.812cm" svg:height="0.454cm" svg:x="3.379cm" svg:y="18.41cm">
          <draw:text-box>
            <text:p text:style-name="P1"><text:span text:style-name="T5">v</text:span><text:span text:style-name="T5">o</text:span><text:span text:style-name="T5">i</text:span><text:span text:style-name="T5">d</text:span><text:span text:style-name="T4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e</text:span><text:span text:style-name="T4">E</text:span><text:span text:style-name="T4">x</text:span><text:span text:style-name="T4">h</text:span><text:span text:style-name="T4">a</text:span><text:span text:style-name="T4">u</text:span><text:span text:style-name="T4">s</text:span><text:span text:style-name="T4">t</text:span><text:span text:style-name="T4">i</text:span><text:span text:style-name="T4">v</text:span><text:span text:style-name="T4">e</text:span><text:span text:style-name="T5"> </text:span><text:span text:style-name="T5">(</text:span><text:span text:style-name="T5">)</text:span></text:p>
          </draw:text-box>
        </draw:frame>
        <draw:frame draw:style-name="gr9" draw:text-style-name="P10" draw:layer="layout" svg:width="1.695cm" svg:height="0.548cm" svg:x="2.5cm" svg:y="19.694cm">
          <draw:text-box>
            <text:p text:style-name="P1"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/text:p>
          </draw:text-box>
        </draw:frame>
        <draw:frame draw:style-name="gr3" draw:text-style-name="P4" draw:layer="layout" svg:width="0.315cm" svg:height="0.454cm" svg:x="3.092cm" svg:y="20.528cm">
          <draw:text-box>
            <text:p text:style-name="P1"><text:span text:style-name="T5">•</text:span></text:p>
          </draw:text-box>
        </draw:frame>
        <draw:frame draw:style-name="gr3" draw:text-style-name="P4" draw:layer="layout" svg:width="2.818cm" svg:height="0.454cm" svg:x="3.379cm" svg:y="20.528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p</text:span><text:span text:style-name="T4">e</text:span><text:span text:style-name="T4">r</text:span><text:span text:style-name="T4">m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5"> </text:span><text:span text:style-name="T5">=</text:span><text:span text:style-name="T5"> </text:span><text:span text:style-name="T5">0</text:span></text:p>
          </draw:text-box>
        </draw:frame>
        <draw:frame draw:style-name="gr3" draw:text-style-name="P4" draw:layer="layout" svg:width="0.315cm" svg:height="0.454cm" svg:x="3.092cm" svg:y="20.971cm">
          <draw:text-box>
            <text:p text:style-name="P1"><text:span text:style-name="T5">•</text:span></text:p>
          </draw:text-box>
        </draw:frame>
        <draw:frame draw:style-name="gr3" draw:text-style-name="P4" draw:layer="layout" svg:width="2.114cm" svg:height="0.454cm" svg:x="3.379cm" svg:y="20.971cm">
          <draw:text-box>
            <text:p text:style-name="P1"><text:span text:style-name="T5">d</text:span><text:span text:style-name="T5">o</text:span><text:span text:style-name="T5">u</text:span><text:span text:style-name="T5">b</text:span><text:span text:style-name="T5">l</text:span><text:span text:style-name="T5">e</text:span><text:span text:style-name="T4"> </text:span><text:span text:style-name="T4">m</text:span><text:span text:style-name="T4">i</text:span><text:span text:style-name="T4">n</text:span><text:span text:style-name="T4">D</text:span><text:span text:style-name="T4">i</text:span><text:span text:style-name="T4">s</text:span><text:span text:style-name="T4">t</text:span></text:p>
          </draw:text-box>
        </draw:frame>
        <draw:frame draw:style-name="gr3" draw:text-style-name="P4" draw:layer="layout" svg:width="0.315cm" svg:height="0.454cm" svg:x="3.092cm" svg:y="21.415cm">
          <draw:text-box>
            <text:p text:style-name="P1"><text:span text:style-name="T5">•</text:span></text:p>
          </draw:text-box>
        </draw:frame>
        <draw:frame draw:style-name="gr3" draw:text-style-name="P4" draw:layer="layout" svg:width="0.874cm" svg:height="0.454cm" svg:x="3.379cm" svg:y="21.415cm">
          <draw:text-box>
            <text:p text:style-name="P1"><text:span text:style-name="T5">v</text:span><text:span text:style-name="T5">e</text:span><text:span text:style-name="T5">c</text:span><text:span text:style-name="T5">t</text:span><text:span text:style-name="T5">o</text:span><text:span text:style-name="T5">r</text:span></text:p>
          </draw:text-box>
        </draw:frame>
        <draw:frame draw:style-name="gr5" draw:text-style-name="P6" draw:layer="layout" svg:width="0.35cm" svg:height="0.412cm" svg:x="4.232cm" svg:y="21.452cm">
          <draw:text-box>
            <text:p text:style-name="P1"><text:span text:style-name="T14">&lt;</text:span></text:p>
          </draw:text-box>
        </draw:frame>
        <draw:frame draw:style-name="gr3" draw:text-style-name="P4" draw:layer="layout" svg:width="0.874cm" svg:height="0.454cm" svg:x="4.593cm" svg:y="21.415cm">
          <draw:text-box>
            <text:p text:style-name="P1"><text:span text:style-name="T5">v</text:span><text:span text:style-name="T5">e</text:span><text:span text:style-name="T5">c</text:span><text:span text:style-name="T5">t</text:span><text:span text:style-name="T5">o</text:span><text:span text:style-name="T5">r</text:span></text:p>
          </draw:text-box>
        </draw:frame>
        <draw:frame draw:style-name="gr5" draw:text-style-name="P6" draw:layer="layout" svg:width="0.35cm" svg:height="0.412cm" svg:x="5.447cm" svg:y="21.452cm">
          <draw:text-box>
            <text:p text:style-name="P1"><text:span text:style-name="T14">&lt;</text:span></text:p>
          </draw:text-box>
        </draw:frame>
        <draw:frame draw:style-name="gr3" draw:text-style-name="P4" draw:layer="layout" svg:width="0.73cm" svg:height="0.454cm" svg:x="5.808cm" svg:y="21.415cm">
          <draw:text-box>
            <text:p text:style-name="P1"><text:span text:style-name="T4">P</text:span><text:span text:style-name="T4">o</text:span><text:span text:style-name="T4">i</text:span><text:span text:style-name="T4">n</text:span><text:span text:style-name="T4">t</text:span></text:p>
          </draw:text-box>
        </draw:frame>
        <draw:frame draw:style-name="gr5" draw:text-style-name="P6" draw:layer="layout" svg:width="0.705cm" svg:height="0.412cm" svg:x="6.601cm" svg:y="21.452cm">
          <draw:text-box>
            <text:p text:style-name="P1"><text:span text:style-name="T14">&gt;</text:span><text:span text:style-name="T14"> </text:span><text:span text:style-name="T14">&gt;</text:span></text:p>
          </draw:text-box>
        </draw:frame>
        <draw:frame draw:style-name="gr3" draw:text-style-name="P4" draw:layer="layout" svg:width="2.03cm" svg:height="0.454cm" svg:x="7.324cm" svg:y="21.415cm">
          <draw:text-box>
            <text:p text:style-name="P1"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text:span text:style-name="T4">P</text:span><text:span text:style-name="T4">a</text:span><text:span text:style-name="T4">t</text:span><text:span text:style-name="T4">h</text:span><text:span text:style-name="T4">s</text:span></text:p>
          </draw:text-box>
        </draw:frame>
        <draw:frame draw:style-name="gr9" draw:text-style-name="P10" draw:layer="layout" svg:width="0.849cm" svg:height="0.548cm" svg:x="2.5cm" svg:y="22.699cm">
          <draw:text-box>
            <text:p text:style-name="P1"><text:span text:style-name="T15">5</text:span><text:span text:style-name="T15">.</text:span><text:span text:style-name="T15">2</text:span><text:span text:style-name="T15">.</text:span><text:span text:style-name="T15">1</text:span></text:p>
          </draw:text-box>
        </draw:frame>
        <draw:frame draw:style-name="gr9" draw:text-style-name="P10" draw:layer="layout" svg:width="4.489cm" svg:height="0.548cm" svg:x="3.724cm" svg:y="22.699cm">
          <draw:text-box>
            <text:p text:style-name="P1"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3" draw:text-style-name="P4" draw:layer="layout" svg:width="0.98cm" svg:height="0.454cm" svg:x="2.5cm" svg:y="25.067cm">
          <draw:text-box>
            <text:p text:style-name="P1"><text:span text:style-name="T2">5</text:span><text:span text:style-name="T2">.</text:span><text:span text:style-name="T2">2</text:span><text:span text:style-name="T2">.</text:span><text:span text:style-name="T2">1</text:span><text:span text:style-name="T2">.</text:span><text:span text:style-name="T2">1</text:span></text:p>
          </draw:text-box>
        </draw:frame>
        <draw:frame draw:style-name="gr3" draw:text-style-name="P4" draw:layer="layout" svg:width="3.266cm" svg:height="0.454cm" svg:x="3.784cm" svg:y="25.067cm">
          <draw:text-box>
            <text:p text:style-name="P1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E</text:span><text:span text:style-name="T2">x</text:span><text:span text:style-name="T2">h</text:span><text:span text:style-name="T2">a</text:span><text:span text:style-name="T2">u</text:span><text:span text:style-name="T2">s</text:span><text:span text:style-name="T2">t</text:span><text:span text:style-name="T2">i</text:span><text:span text:style-name="T2">v</text:span><text:span text:style-name="T2">e</text:span><text:span text:style-name="T2">(</text:span><text:span text:style-name="T2">)</text:span></text:p>
          </draw:text-box>
        </draw:frame>
        <draw:frame draw:style-name="gr4" draw:text-style-name="P5" draw:layer="layout" svg:width="4.743cm" svg:height="0.34cm" svg:x="2.5cm" svg:y="26.172cm">
          <draw:text-box>
            <text:p text:style-name="P1"><text:span text:style-name="T17">v</text:span><text:span text:style-name="T17">o</text:span><text:span text:style-name="T17">i</text:span><text:span text:style-name="T17">d</text:span><text:span text:style-name="T17"> </text:span><text:span text:style-name="T17">c</text:span><text:span text:style-name="T17">a</text:span><text:span text:style-name="T17">l</text:span><text:span text:style-name="T17">c</text:span><text:span text:style-name="T17">u</text:span><text:span text:style-name="T17">l</text:span><text:span text:style-name="T17">a</text:span><text:span text:style-name="T17">t</text:span><text:span text:style-name="T17">e</text:span><text:span text:style-name="T17">E</text:span><text:span text:style-name="T17">x</text:span><text:span text:style-name="T17">h</text:span><text:span text:style-name="T17">a</text:span><text:span text:style-name="T17">u</text:span><text:span text:style-name="T17">s</text:span><text:span text:style-name="T17">t</text:span><text:span text:style-name="T17">i</text:span><text:span text:style-name="T17">v</text:span><text:span text:style-name="T17">e</text:span><text:span text:style-name="T17"> </text:span><text:span text:style-name="T17">(</text:span><text:span text:style-name="T17"> </text:span><text:span text:style-name="T17">)</text:span></text:p>
          </draw:text-box>
        </draw:frame>
      </draw:page>
      <draw:page draw:name="page14" draw:style-name="dp1" draw:master-page-name="master-page23">
        <draw:frame draw:style-name="gr3" draw:text-style-name="P4" draw:layer="layout" svg:width="0.358cm" svg:height="0.454cm" svg:x="2.5cm" svg:y="1.375cm">
          <draw:text-box>
            <text:p text:style-name="P1"><text:span text:style-name="T2">1</text:span><text:span text:style-name="T2">0</text:span></text:p>
          </draw:text-box>
        </draw:frame>
        <draw:line draw:style-name="gr2" draw:text-style-name="P3" draw:layer="layout" svg:x1="2.499cm" svg:y1="1.872cm" svg:x2="18.499cm" svg:y2="1.872cm">
          <text:p/>
        </draw:line>
        <draw:frame draw:style-name="gr3" draw:text-style-name="P4" draw:layer="layout" svg:width="2.961cm" svg:height="0.454cm" svg:x="15.565cm" svg:y="1.375cm">
          <draw:text-box>
            <text:p text:style-name="P1"><text:span text:style-name="T2">F</text:span><text:span text:style-name="T2">i</text:span><text:span text:style-name="T2">l</text:span><text:span text:style-name="T2">e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3" draw:text-style-name="P4" draw:layer="layout" svg:width="0.98cm" svg:height="0.454cm" svg:x="2.5cm" svg:y="2.488cm">
          <draw:text-box>
            <text:p text:style-name="P1"><text:span text:style-name="T2">5</text:span><text:span text:style-name="T2">.</text:span><text:span text:style-name="T2">2</text:span><text:span text:style-name="T2">.</text:span><text:span text:style-name="T2">1</text:span><text:span text:style-name="T2">.</text:span><text:span text:style-name="T2">2</text:span></text:p>
          </draw:text-box>
        </draw:frame>
        <draw:frame draw:style-name="gr3" draw:text-style-name="P4" draw:layer="layout" svg:width="3.19cm" svg:height="0.454cm" svg:x="3.784cm" svg:y="2.488cm">
          <draw:text-box>
            <text:p text:style-name="P1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P</text:span><text:span text:style-name="T2">e</text:span><text:span text:style-name="T2">r</text:span><text:span text:style-name="T2">m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(</text:span><text:span text:style-name="T2">)</text:span></text:p>
          </draw:text-box>
        </draw:frame>
        <draw:frame draw:style-name="gr4" draw:text-style-name="P5" draw:layer="layout" svg:width="4.235cm" svg:height="0.34cm" svg:x="2.5cm" svg:y="3.624cm">
          <draw:text-box>
            <text:p text:style-name="P1"><text:span text:style-name="T17">v</text:span><text:span text:style-name="T17">o</text:span><text:span text:style-name="T17">i</text:span><text:span text:style-name="T17">d</text:span><text:span text:style-name="T17"> </text:span><text:span text:style-name="T17">c</text:span><text:span text:style-name="T17">r</text:span><text:span text:style-name="T17">e</text:span><text:span text:style-name="T17">a</text:span><text:span text:style-name="T17">t</text:span><text:span text:style-name="T17">e</text:span><text:span text:style-name="T17">P</text:span><text:span text:style-name="T17">e</text:span><text:span text:style-name="T17">r</text:span><text:span text:style-name="T17">m</text:span><text:span text:style-name="T17">u</text:span><text:span text:style-name="T17">t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(</text:span></text:p>
          </draw:text-box>
        </draw:frame>
        <draw:frame draw:style-name="gr4" draw:text-style-name="P5" draw:layer="layout" svg:width="1.018cm" svg:height="0.34cm" svg:x="4.669cm" svg:y="4.046cm">
          <draw:text-box>
            <text:p text:style-name="P1"><text:span text:style-name="T17">v</text:span><text:span text:style-name="T17">e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style-name="gr4" draw:text-style-name="P5" draw:layer="layout" svg:width="0.28cm" svg:height="0.327cm" svg:x="5.681cm" svg:y="4.052cm">
          <draw:text-box>
            <text:p text:style-name="P1"><text:span text:style-name="T19">&lt;</text:span></text:p>
          </draw:text-box>
        </draw:frame>
        <draw:frame draw:style-name="gr4" draw:text-style-name="P5" draw:layer="layout" svg:width="0.849cm" svg:height="0.34cm" svg:x="6.082cm" svg:y="4.046cm">
          <draw:text-box>
            <text:p text:style-name="P1"><text:span text:style-name="T6">P</text:span><text:span text:style-name="T6">o</text:span><text:span text:style-name="T6">i</text:span><text:span text:style-name="T6">n</text:span><text:span text:style-name="T6">t</text:span></text:p>
          </draw:text-box>
        </draw:frame>
        <draw:frame draw:style-name="gr4" draw:text-style-name="P5" draw:layer="layout" svg:width="0.28cm" svg:height="0.327cm" svg:x="7.094cm" svg:y="4.052cm">
          <draw:text-box>
            <text:p text:style-name="P1"><text:span text:style-name="T19">&gt;</text:span></text:p>
          </draw:text-box>
        </draw:frame>
        <draw:frame draw:style-name="gr4" draw:text-style-name="P5" draw:layer="layout" svg:width="1.695cm" svg:height="0.34cm" svg:x="7.495cm" svg:y="4.046cm">
          <draw:text-box>
            <text:p text:style-name="P1"><text:span text:style-name="T18">a</text:span><text:span text:style-name="T18">l</text:span><text:span text:style-name="T18">l</text:span><text:span text:style-name="T18">P</text:span><text:span text:style-name="T18">o</text:span><text:span text:style-name="T18">i</text:span><text:span text:style-name="T18">n</text:span><text:span text:style-name="T18">t</text:span><text:span text:style-name="T18">s</text:span><text:span text:style-name="T18">,</text:span></text:p>
          </draw:text-box>
        </draw:frame>
        <draw:frame draw:style-name="gr4" draw:text-style-name="P5" draw:layer="layout" svg:width="3.389cm" svg:height="0.34cm" svg:x="4.669cm" svg:y="4.468cm">
          <draw:text-box>
            <text:p text:style-name="P1"><text:span text:style-name="T17">i</text:span><text:span text:style-name="T17">n</text:span><text:span text:style-name="T17">t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O</text:span><text:span text:style-name="T18">f</text:span><text:span text:style-name="T18">P</text:span><text:span text:style-name="T18">o</text:span><text:span text:style-name="T18">i</text:span><text:span text:style-name="T18">n</text:span><text:span text:style-name="T18">t</text:span><text:span text:style-name="T18">s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6.484cm">
          <draw:text-box>
            <text:p text:style-name="P1"><text:span text:style-name="T2">5</text:span><text:span text:style-name="T2">.</text:span><text:span text:style-name="T2">2</text:span><text:span text:style-name="T2">.</text:span><text:span text:style-name="T2">1</text:span><text:span text:style-name="T2">.</text:span><text:span text:style-name="T2">3</text:span></text:p>
          </draw:text-box>
        </draw:frame>
        <draw:frame draw:style-name="gr3" draw:text-style-name="P4" draw:layer="layout" svg:width="1.839cm" svg:height="0.454cm" svg:x="3.784cm" svg:y="6.484cm">
          <draw:text-box>
            <text:p text:style-name="P1"><text:span text:style-name="T2">g</text:span><text:span text:style-name="T2">e</text:span><text:span text:style-name="T2">t</text:span><text:span text:style-name="T2">M</text:span><text:span text:style-name="T2">i</text:span><text:span text:style-name="T2">n</text:span><text:span text:style-name="T2">D</text:span><text:span text:style-name="T2">i</text:span><text:span text:style-name="T2">s</text:span><text:span text:style-name="T2">t</text:span><text:span text:style-name="T2">(</text:span><text:span text:style-name="T2">)</text:span></text:p>
          </draw:text-box>
        </draw:frame>
        <draw:frame draw:style-name="gr4" draw:text-style-name="P5" draw:layer="layout" svg:width="3.558cm" svg:height="0.34cm" svg:x="2.5cm" svg:y="7.62cm">
          <draw:text-box>
            <text:p text:style-name="P1"><text:span text:style-name="T17">d</text:span><text:span text:style-name="T17">o</text:span><text:span text:style-name="T17">u</text:span><text:span text:style-name="T17">b</text:span><text:span text:style-name="T17">l</text:span><text:span text:style-name="T17">e</text:span><text:span text:style-name="T17"> </text:span><text:span text:style-name="T17">g</text:span><text:span text:style-name="T17">e</text:span><text:span text:style-name="T17">t</text:span><text:span text:style-name="T17">M</text:span><text:span text:style-name="T17">i</text:span><text:span text:style-name="T17">n</text:span><text:span text:style-name="T17">D</text:span><text:span text:style-name="T17">i</text:span><text:span text:style-name="T17">s</text:span><text:span text:style-name="T17">t</text:span><text:span text:style-name="T17"> </text:span><text:span text:style-name="T17">(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9.636cm">
          <draw:text-box>
            <text:p text:style-name="P1"><text:span text:style-name="T2">5</text:span><text:span text:style-name="T2">.</text:span><text:span text:style-name="T2">2</text:span><text:span text:style-name="T2">.</text:span><text:span text:style-name="T2">1</text:span><text:span text:style-name="T2">.</text:span><text:span text:style-name="T2">4</text:span></text:p>
          </draw:text-box>
        </draw:frame>
        <draw:frame draw:style-name="gr3" draw:text-style-name="P4" draw:layer="layout" svg:width="2.728cm" svg:height="0.454cm" svg:x="3.784cm" svg:y="9.636cm">
          <draw:text-box>
            <text:p text:style-name="P1"><text:span text:style-name="T2">g</text:span><text:span text:style-name="T2">e</text:span><text:span text:style-name="T2">t</text:span><text:span text:style-name="T2">P</text:span><text:span text:style-name="T2">e</text:span><text:span text:style-name="T2">r</text:span><text:span text:style-name="T2">m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(</text:span><text:span text:style-name="T2">)</text:span></text:p>
          </draw:text-box>
        </draw:frame>
        <draw:frame draw:style-name="gr4" draw:text-style-name="P5" draw:layer="layout" svg:width="3.897cm" svg:height="0.34cm" svg:x="2.5cm" svg:y="10.772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g</text:span><text:span text:style-name="T17">e</text:span><text:span text:style-name="T17">t</text:span><text:span text:style-name="T17">P</text:span><text:span text:style-name="T17">e</text:span><text:span text:style-name="T17">r</text:span><text:span text:style-name="T17">m</text:span><text:span text:style-name="T17">u</text:span><text:span text:style-name="T17">t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(</text:span><text:span text:style-name="T17"> </text:span><text:span text:style-name="T17">)</text:span></text:p>
          </draw:text-box>
        </draw:frame>
        <draw:frame draw:style-name="gr9" draw:text-style-name="P10" draw:layer="layout" svg:width="0.849cm" svg:height="0.548cm" svg:x="2.5cm" svg:y="11.995cm">
          <draw:text-box>
            <text:p text:style-name="P1"><text:span text:style-name="T15">5</text:span><text:span text:style-name="T15">.</text:span><text:span text:style-name="T15">2</text:span><text:span text:style-name="T15">.</text:span><text:span text:style-name="T15">2</text:span></text:p>
          </draw:text-box>
        </draw:frame>
        <draw:frame draw:style-name="gr9" draw:text-style-name="P10" draw:layer="layout" svg:width="4.362cm" svg:height="0.548cm" svg:x="3.724cm" svg:y="11.995cm">
          <draw:text-box>
            <text:p text:style-name="P1"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3" draw:text-style-name="P4" draw:layer="layout" svg:width="0.98cm" svg:height="0.454cm" svg:x="2.5cm" svg:y="14.428cm">
          <draw:text-box>
            <text:p text:style-name="P1"><text:span text:style-name="T2">5</text:span><text:span text:style-name="T2">.</text:span><text:span text:style-name="T2">2</text:span><text:span text:style-name="T2">.</text:span><text:span text:style-name="T2">2</text:span><text:span text:style-name="T2">.</text:span><text:span text:style-name="T2">1</text:span></text:p>
          </draw:text-box>
        </draw:frame>
        <draw:frame draw:style-name="gr3" draw:text-style-name="P4" draw:layer="layout" svg:width="1.17cm" svg:height="0.454cm" svg:x="3.784cm" svg:y="14.428cm">
          <draw:text-box>
            <text:p text:style-name="P1"><text:span text:style-name="T2">m</text:span><text:span text:style-name="T2">i</text:span><text:span text:style-name="T2">n</text:span><text:span text:style-name="T2">D</text:span><text:span text:style-name="T2">i</text:span><text:span text:style-name="T2">s</text:span><text:span text:style-name="T2">t</text:span></text:p>
          </draw:text-box>
        </draw:frame>
        <draw:frame draw:style-name="gr4" draw:text-style-name="P5" draw:layer="layout" svg:width="2.373cm" svg:height="0.34cm" svg:x="2.5cm" svg:y="15.563cm">
          <draw:text-box>
            <text:p text:style-name="P1"><text:span text:style-name="T17">d</text:span><text:span text:style-name="T17">o</text:span><text:span text:style-name="T17">u</text:span><text:span text:style-name="T17">b</text:span><text:span text:style-name="T17">l</text:span><text:span text:style-name="T17">e</text:span><text:span text:style-name="T17"> </text:span><text:span text:style-name="T17">m</text:span><text:span text:style-name="T17">i</text:span><text:span text:style-name="T17">n</text:span><text:span text:style-name="T17">D</text:span><text:span text:style-name="T17">i</text:span><text:span text:style-name="T17">s</text:span><text:span text:style-name="T17">t</text:span></text:p>
          </draw:text-box>
        </draw:frame>
        <draw:frame draw:style-name="gr3" draw:text-style-name="P4" draw:layer="layout" svg:width="0.98cm" svg:height="0.454cm" svg:x="2.5cm" svg:y="17.58cm">
          <draw:text-box>
            <text:p text:style-name="P1"><text:span text:style-name="T2">5</text:span><text:span text:style-name="T2">.</text:span><text:span text:style-name="T2">2</text:span><text:span text:style-name="T2">.</text:span><text:span text:style-name="T2">2</text:span><text:span text:style-name="T2">.</text:span><text:span text:style-name="T2">2</text:span></text:p>
          </draw:text-box>
        </draw:frame>
        <draw:frame draw:style-name="gr3" draw:text-style-name="P4" draw:layer="layout" svg:width="2.021cm" svg:height="0.454cm" svg:x="3.784cm" svg:y="17.58cm">
          <draw:text-box>
            <text:p text:style-name="P1"><text:span text:style-name="T2">p</text:span><text:span text:style-name="T2">e</text:span><text:span text:style-name="T2">r</text:span><text:span text:style-name="T2">m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4" draw:text-style-name="P5" draw:layer="layout" svg:width="3.389cm" svg:height="0.34cm" svg:x="2.5cm" svg:y="18.716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p</text:span><text:span text:style-name="T17">e</text:span><text:span text:style-name="T17">r</text:span><text:span text:style-name="T17">m</text:span><text:span text:style-name="T17">u</text:span><text:span text:style-name="T17">t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=</text:span><text:span text:style-name="T17"> </text:span><text:span text:style-name="T17">0</text:span></text:p>
          </draw:text-box>
        </draw:frame>
        <draw:frame draw:style-name="gr3" draw:text-style-name="P4" draw:layer="layout" svg:width="0.98cm" svg:height="0.454cm" svg:x="2.5cm" svg:y="20.732cm">
          <draw:text-box>
            <text:p text:style-name="P1"><text:span text:style-name="T2">5</text:span><text:span text:style-name="T2">.</text:span><text:span text:style-name="T2">2</text:span><text:span text:style-name="T2">.</text:span><text:span text:style-name="T2">2</text:span><text:span text:style-name="T2">.</text:span><text:span text:style-name="T2">3</text:span></text:p>
          </draw:text-box>
        </draw:frame>
        <draw:frame draw:style-name="gr3" draw:text-style-name="P4" draw:layer="layout" svg:width="2.199cm" svg:height="0.454cm" svg:x="3.784cm" svg:y="20.732cm">
          <draw:text-box>
            <text:p text:style-name="P1"><text:span text:style-name="T2">p</text:span><text:span text:style-name="T2">o</text:span><text:span text:style-name="T2">t</text:span><text:span text:style-name="T2">e</text:span><text:span text:style-name="T2">n</text:span><text:span text:style-name="T2">t</text:span><text:span text:style-name="T2">i</text:span><text:span text:style-name="T2">a</text:span><text:span text:style-name="T2">l</text:span><text:span text:style-name="T2">P</text:span><text:span text:style-name="T2">a</text:span><text:span text:style-name="T2">t</text:span><text:span text:style-name="T2">h</text:span><text:span text:style-name="T2">s</text:span></text:p>
          </draw:text-box>
        </draw:frame>
        <draw:frame draw:style-name="gr4" draw:text-style-name="P5" draw:layer="layout" svg:width="1.018cm" svg:height="0.34cm" svg:x="2.5cm" svg:y="21.868cm">
          <draw:text-box>
            <text:p text:style-name="P1"><text:span text:style-name="T17">v</text:span><text:span text:style-name="T17">e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style-name="gr4" draw:text-style-name="P5" draw:layer="layout" svg:width="0.28cm" svg:height="0.327cm" svg:x="3.512cm" svg:y="21.874cm">
          <draw:text-box>
            <text:p text:style-name="P1"><text:span text:style-name="T19">&lt;</text:span></text:p>
          </draw:text-box>
        </draw:frame>
        <draw:frame draw:style-name="gr4" draw:text-style-name="P5" draw:layer="layout" svg:width="1.018cm" svg:height="0.34cm" svg:x="3.745cm" svg:y="21.868cm">
          <draw:text-box>
            <text:p text:style-name="P1"><text:span text:style-name="T17">v</text:span><text:span text:style-name="T17">e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style-name="gr4" draw:text-style-name="P5" draw:layer="layout" svg:width="0.28cm" svg:height="0.327cm" svg:x="4.757cm" svg:y="21.874cm">
          <draw:text-box>
            <text:p text:style-name="P1"><text:span text:style-name="T19">&lt;</text:span></text:p>
          </draw:text-box>
        </draw:frame>
        <draw:frame draw:style-name="gr4" draw:text-style-name="P5" draw:layer="layout" svg:width="0.849cm" svg:height="0.34cm" svg:x="4.989cm" svg:y="21.868cm">
          <draw:text-box>
            <text:p text:style-name="P1"><text:span text:style-name="T6">P</text:span><text:span text:style-name="T6">o</text:span><text:span text:style-name="T6">i</text:span><text:span text:style-name="T6">n</text:span><text:span text:style-name="T6">t</text:span></text:p>
          </draw:text-box>
        </draw:frame>
        <draw:frame draw:style-name="gr4" draw:text-style-name="P5" draw:layer="layout" svg:width="0.557cm" svg:height="0.327cm" svg:x="5.833cm" svg:y="21.874cm">
          <draw:text-box>
            <text:p text:style-name="P1"><text:span text:style-name="T19">&gt;</text:span><text:span text:style-name="T19"> </text:span><text:span text:style-name="T19">&gt;</text:span></text:p>
          </draw:text-box>
        </draw:frame>
        <draw:frame draw:style-name="gr4" draw:text-style-name="P5" draw:layer="layout" svg:width="2.373cm" svg:height="0.34cm" svg:x="6.635cm" svg:y="21.868cm">
          <draw:text-box>
            <text:p text:style-name="P1"><text:span text:style-name="T17">p</text:span><text:span text:style-name="T17">o</text:span><text:span text:style-name="T17">t</text:span><text:span text:style-name="T17">e</text:span><text:span text:style-name="T17">n</text:span><text:span text:style-name="T17">t</text:span><text:span text:style-name="T17">i</text:span><text:span text:style-name="T17">a</text:span><text:span text:style-name="T17">l</text:span><text:span text:style-name="T17">P</text:span><text:span text:style-name="T17">a</text:span><text:span text:style-name="T17">t</text:span><text:span text:style-name="T17">h</text:span><text:span text:style-name="T17">s</text:span></text:p>
          </draw:text-box>
        </draw:frame>
        <draw:frame draw:style-name="gr1" draw:text-style-name="P2" draw:layer="layout" svg:width="0.629cm" svg:height="0.649cm" svg:x="2.5cm" svg:y="23.185cm">
          <draw:text-box>
            <text:p text:style-name="P1"><text:span text:style-name="T12">5</text:span><text:span text:style-name="T12">.</text:span><text:span text:style-name="T12">3</text:span></text:p>
          </draw:text-box>
        </draw:frame>
        <draw:frame draw:style-name="gr1" draw:text-style-name="P2" draw:layer="layout" svg:width="14.234cm" svg:height="0.649cm" svg:x="3.589cm" svg:y="23.185cm">
          <draw:text-box>
            <text:p text:style-name="P1"><text:span text:style-name="T12">/</text:span><text:span text:style-name="T12">h</text:span><text:span text:style-name="T12">o</text:span><text:span text:style-name="T12">m</text:span><text:span text:style-name="T12">e</text:span><text:span text:style-name="T12">/</text:span><text:span text:style-name="T12">c</text:span><text:span text:style-name="T12">h</text:span><text:span text:style-name="T12">r</text:span><text:span text:style-name="T12">i</text:span><text:span text:style-name="T12">s</text:span><text:span text:style-name="T12">t</text:span><text:span text:style-name="T12">i</text:span><text:span text:style-name="T12">a</text:span><text:span text:style-name="T12">n</text:span><text:span text:style-name="T12">/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</text:span><text:span text:style-name="T12">t</text:span><text:span text:style-name="T12">s</text:span><text:span text:style-name="T12">/</text:span><text:span text:style-name="T12">A</text:span><text:span text:style-name="T12">l</text:span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text:span text:style-name="T12">s</text:span><text:span text:style-name="T12">_</text:span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1</text:span><text:span text:style-name="T12">/</text:span><text:span text:style-name="T12">e</text:span><text:span text:style-name="T12">x</text:span><text:span text:style-name="T12">h</text:span><text:span text:style-name="T12">a</text:span><text:span text:style-name="T12">u</text:span><text:span text:style-name="T12">s</text:span><text:span text:style-name="T12">t</text:span><text:span text:style-name="T12">i</text:span><text:span text:style-name="T12">v</text:span><text:span text:style-name="T12">e</text:span><text:span text:style-name="T12">.</text:span><text:span text:style-name="T12">h</text:span><text:span text:style-name="T12"> </text:span><text:span text:style-name="T12">F</text:span><text:span text:style-name="T12">i</text:span><text:span text:style-name="T12">l</text:span><text:span text:style-name="T12">e</text:span></text:p>
          </draw:text-box>
        </draw:frame>
        <draw:frame draw:style-name="gr1" draw:text-style-name="P2" draw:layer="layout" svg:width="2.182cm" svg:height="0.649cm" svg:x="3.589cm" svg:y="23.818cm">
          <draw:text-box>
            <text:p text:style-name="P1"><text:span text:style-name="T12">R</text:span><text:span text:style-name="T12">e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e</text:span></text:p>
          </draw:text-box>
        </draw:frame>
        <draw:frame draw:style-name="gr5" draw:text-style-name="P6" draw:layer="layout" svg:width="1.695cm" svg:height="0.424cm" svg:x="2.5cm" svg:y="25.179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/text:p>
          </draw:text-box>
        </draw:frame>
        <draw:frame draw:style-name="gr5" draw:text-style-name="P6" draw:layer="layout" svg:width="0.35cm" svg:height="0.412cm" svg:x="4.398cm" svg:y="25.187cm">
          <draw:text-box>
            <text:p text:style-name="P1"><text:span text:style-name="T14">&lt;</text:span></text:p>
          </draw:text-box>
        </draw:frame>
        <draw:frame draw:style-name="gr5" draw:text-style-name="P6" draw:layer="layout" svg:width="1.907cm" svg:height="0.424cm" svg:x="4.671cm" svg:y="25.179cm">
          <draw:text-box>
            <text:p text:style-name="P1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</draw:text-box>
        </draw:frame>
        <draw:frame draw:style-name="gr5" draw:text-style-name="P6" draw:layer="layout" svg:width="0.35cm" svg:height="0.412cm" svg:x="6.569cm" svg:y="25.187cm">
          <draw:text-box>
            <text:p text:style-name="P1"><text:span text:style-name="T14">&gt;</text:span></text:p>
          </draw:text-box>
        </draw:frame>
        <draw:frame draw:style-name="gr5" draw:text-style-name="P6" draw:layer="layout" svg:width="1.695cm" svg:height="0.424cm" svg:x="2.5cm" svg:y="25.601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/text:p>
          </draw:text-box>
        </draw:frame>
        <draw:frame draw:style-name="gr5" draw:text-style-name="P6" draw:layer="layout" svg:width="0.35cm" svg:height="0.412cm" svg:x="4.398cm" svg:y="25.609cm">
          <draw:text-box>
            <text:p text:style-name="P1"><text:span text:style-name="T14">&lt;</text:span></text:p>
          </draw:text-box>
        </draw:frame>
        <draw:frame draw:style-name="gr5" draw:text-style-name="P6" draw:layer="layout" svg:width="1.695cm" svg:height="0.424cm" svg:x="4.671cm" svg:y="25.601cm">
          <draw:text-box>
            <text:p text:style-name="P1"><text:span text:style-name="T13">i</text:span><text:span text:style-name="T13">o</text:span><text:span text:style-name="T13">s</text:span><text:span text:style-name="T13">t</text:span><text:span text:style-name="T13">r</text:span><text:span text:style-name="T13">e</text:span><text:span text:style-name="T13">a</text:span><text:span text:style-name="T13">m</text:span></text:p>
          </draw:text-box>
        </draw:frame>
        <draw:frame draw:style-name="gr5" draw:text-style-name="P6" draw:layer="layout" svg:width="0.35cm" svg:height="0.412cm" svg:x="6.358cm" svg:y="25.609cm">
          <draw:text-box>
            <text:p text:style-name="P1"><text:span text:style-name="T14">&gt;</text:span></text:p>
          </draw:text-box>
        </draw:frame>
        <draw:frame draw:style-name="gr5" draw:text-style-name="P6" draw:layer="layout" svg:width="1.695cm" svg:height="0.424cm" svg:x="2.5cm" svg:y="26.022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/text:p>
          </draw:text-box>
        </draw:frame>
        <draw:frame draw:style-name="gr5" draw:text-style-name="P6" draw:layer="layout" svg:width="0.35cm" svg:height="0.412cm" svg:x="4.398cm" svg:y="26.03cm">
          <draw:text-box>
            <text:p text:style-name="P1"><text:span text:style-name="T14">&lt;</text:span></text:p>
          </draw:text-box>
        </draw:frame>
        <draw:frame draw:style-name="gr5" draw:text-style-name="P6" draw:layer="layout" svg:width="1.272cm" svg:height="0.424cm" svg:x="4.671cm" svg:y="26.022cm">
          <draw:text-box>
            <text:p text:style-name="P1"><text:span text:style-name="T13">v</text:span><text:span text:style-name="T13">e</text:span><text:span text:style-name="T13">c</text:span><text:span text:style-name="T13">t</text:span><text:span text:style-name="T13">o</text:span><text:span text:style-name="T13">r</text:span></text:p>
          </draw:text-box>
        </draw:frame>
        <draw:frame draw:style-name="gr5" draw:text-style-name="P6" draw:layer="layout" svg:width="0.35cm" svg:height="0.412cm" svg:x="5.937cm" svg:y="26.03cm">
          <draw:text-box>
            <text:p text:style-name="P1"><text:span text:style-name="T14">&gt;</text:span></text:p>
          </draw:text-box>
        </draw:frame>
        <draw:line draw:style-name="gr2" draw:text-style-name="P3" draw:layer="layout" svg:x1="2.499cm" svg:y1="27.66cm" svg:x2="18.499cm" svg:y2="27.66cm">
          <text:p/>
        </draw:line>
        <draw:frame draw:style-name="gr5" draw:text-style-name="P6" draw:layer="layout" svg:width="3.812cm" svg:height="0.424cm" svg:x="2.5cm" svg:y="26.444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 </text:span><text:span text:style-name="T13">"</text:span><text:span text:style-name="T13">P</text:span><text:span text:style-name="T13">o</text:span><text:span text:style-name="T13">i</text:span><text:span text:style-name="T13">n</text:span><text:span text:style-name="T13">t</text:span><text:span text:style-name="T13">.</text:span><text:span text:style-name="T13">h</text:span><text:span text:style-name="T13">"</text:span></text:p>
          </draw:text-box>
        </draw:frame>
        <draw:frame draw:style-name="gr6" draw:text-style-name="P7" draw:layer="layout" svg:width="2.402cm" svg:height="0.319cm" svg:x="16.036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  <draw:page draw:name="page15" draw:style-name="dp1" draw:master-page-name="master-page23">
        <draw:frame draw:style-name="gr3" draw:text-style-name="P4" draw:layer="layout" svg:width="12.071cm" svg:height="0.454cm" svg:x="2.5cm" svg:y="1.375cm">
          <draw:text-box>
            <text:p text:style-name="P1"><text:span text:style-name="T2">5</text:span><text:span text:style-name="T2">.</text:span><text:span text:style-name="T2">4</text:span><text:span text:style-name="T2"> </text:span><text:span text:style-name="T2">/</text:span><text:span text:style-name="T2">h</text:span><text:span text:style-name="T2">o</text:span><text:span text:style-name="T2">m</text:span><text:span text:style-name="T2">e</text:span><text:span text:style-name="T2">/</text:span><text:span text:style-name="T2">c</text:span><text:span text:style-name="T2">h</text:span><text:span text:style-name="T2">r</text:span><text:span text:style-name="T2">i</text:span><text:span text:style-name="T2">s</text:span><text:span text:style-name="T2">t</text:span><text:span text:style-name="T2">i</text:span><text:span text:style-name="T2">a</text:span><text:span text:style-name="T2">n</text:span><text:span text:style-name="T2">/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s</text:span><text:span text:style-name="T2">/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s</text:span><text:span text:style-name="T2">_</text:span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</text:span><text:span text:style-name="T2">1</text:span><text:span text:style-name="T2">/</text:span><text:span text:style-name="T2">h</text:span><text:span text:style-name="T2">e</text:span><text:span text:style-name="T2">l</text:span><text:span text:style-name="T2">p</text:span><text:span text:style-name="T2">e</text:span><text:span text:style-name="T2">r</text:span><text:span text:style-name="T2">s</text:span><text:span text:style-name="T2">.</text:span><text:span text:style-name="T2">c</text:span><text:span text:style-name="T2">p</text:span><text:span text:style-name="T2">p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/text:p>
          </draw:text-box>
        </draw:frame>
        <draw:line draw:style-name="gr2" draw:text-style-name="P3" draw:layer="layout" svg:x1="2.499cm" svg:y1="1.872cm" svg:x2="18.499cm" svg:y2="1.872cm">
          <text:p/>
        </draw:line>
        <draw:frame draw:style-name="gr3" draw:text-style-name="P4" draw:layer="layout" svg:width="0.358cm" svg:height="0.454cm" svg:x="18.148cm" svg:y="1.375cm">
          <draw:text-box>
            <text:p text:style-name="P1"><text:span text:style-name="T2">1</text:span><text:span text:style-name="T2">1</text:span></text:p>
          </draw:text-box>
        </draw:frame>
        <draw:frame draw:style-name="gr9" draw:text-style-name="P10" draw:layer="layout" svg:width="1.822cm" svg:height="0.548cm" svg:x="2.5cm" svg:y="2.416cm">
          <draw:text-box>
            <text:p text:style-name="P1"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s</text:span></text:p>
          </draw:text-box>
        </draw:frame>
        <draw:frame draw:style-name="gr3" draw:text-style-name="P4" draw:layer="layout" svg:width="0.315cm" svg:height="0.454cm" svg:x="3.092cm" svg:y="3.415cm">
          <draw:text-box>
            <text:p text:style-name="P1"><text:span text:style-name="T5">•</text:span></text:p>
          </draw:text-box>
        </draw:frame>
        <draw:frame draw:style-name="gr3" draw:text-style-name="P4" draw:layer="layout" svg:width="4.515cm" svg:height="0.454cm" svg:x="3.379cm" svg:y="3.415cm">
          <draw:text-box>
            <text:p text:style-name="P1"><text:span text:style-name="T5">v</text:span><text:span text:style-name="T5">o</text:span><text:span text:style-name="T5">i</text:span><text:span text:style-name="T5">d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P</text:span><text:span text:style-name="T4">e</text:span><text:span text:style-name="T4">r</text:span><text:span text:style-name="T4">m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5"> </text:span><text:span text:style-name="T5">(</text:span><text:span text:style-name="T5">v</text:span><text:span text:style-name="T5">e</text:span><text:span text:style-name="T5">c</text:span><text:span text:style-name="T5">t</text:span><text:span text:style-name="T5">o</text:span><text:span text:style-name="T5">r</text:span></text:p>
          </draw:text-box>
        </draw:frame>
        <draw:frame draw:style-name="gr5" draw:text-style-name="P6" draw:layer="layout" svg:width="0.35cm" svg:height="0.412cm" svg:x="7.817cm" svg:y="3.452cm">
          <draw:text-box>
            <text:p text:style-name="P1"><text:span text:style-name="T14">&lt;</text:span></text:p>
          </draw:text-box>
        </draw:frame>
        <draw:frame draw:style-name="gr3" draw:text-style-name="P4" draw:layer="layout" svg:width="0.73cm" svg:height="0.454cm" svg:x="8.178cm" svg:y="3.415cm">
          <draw:text-box>
            <text:p text:style-name="P1"><text:span text:style-name="T4">P</text:span><text:span text:style-name="T4">o</text:span><text:span text:style-name="T4">i</text:span><text:span text:style-name="T4">n</text:span><text:span text:style-name="T4">t</text:span></text:p>
          </draw:text-box>
        </draw:frame>
        <draw:frame draw:style-name="gr5" draw:text-style-name="P6" draw:layer="layout" svg:width="0.35cm" svg:height="0.412cm" svg:x="8.971cm" svg:y="3.452cm">
          <draw:text-box>
            <text:p text:style-name="P1"><text:span text:style-name="T14">&gt;</text:span></text:p>
          </draw:text-box>
        </draw:frame>
        <draw:frame draw:style-name="gr3" draw:text-style-name="P4" draw:layer="layout" svg:width="4.227cm" svg:height="0.454cm" svg:x="9.332cm" svg:y="3.415cm">
          <draw:text-box>
            <text:p text:style-name="P1"><text:span text:style-name="T4">a</text:span><text:span text:style-name="T4">l</text:span><text:span text:style-name="T4">l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5">, </text:span><text:span text:style-name="T5">i</text:span><text:span text:style-name="T5">n</text:span><text:span text:style-name="T5">t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O</text:span><text:span text:style-name="T5">f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text:span text:style-name="T5">)</text:span></text:p>
          </draw:text-box>
        </draw:frame>
        <draw:frame draw:style-name="gr3" draw:text-style-name="P4" draw:layer="layout" svg:width="0.315cm" svg:height="0.454cm" svg:x="3.092cm" svg:y="3.884cm">
          <draw:text-box>
            <text:p text:style-name="P1"><text:span text:style-name="T5">•</text:span></text:p>
          </draw:text-box>
        </draw:frame>
        <draw:frame draw:style-name="gr3" draw:text-style-name="P4" draw:layer="layout" svg:width="3.812cm" svg:height="0.454cm" svg:x="3.379cm" svg:y="3.884cm">
          <draw:text-box>
            <text:p text:style-name="P1"><text:span text:style-name="T5">v</text:span><text:span text:style-name="T5">o</text:span><text:span text:style-name="T5">i</text:span><text:span text:style-name="T5">d</text:span><text:span text:style-name="T4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e</text:span><text:span text:style-name="T4">E</text:span><text:span text:style-name="T4">x</text:span><text:span text:style-name="T4">h</text:span><text:span text:style-name="T4">a</text:span><text:span text:style-name="T4">u</text:span><text:span text:style-name="T4">s</text:span><text:span text:style-name="T4">t</text:span><text:span text:style-name="T4">i</text:span><text:span text:style-name="T4">v</text:span><text:span text:style-name="T4">e</text:span><text:span text:style-name="T5"> </text:span><text:span text:style-name="T5">(</text:span><text:span text:style-name="T5">)</text:span></text:p>
          </draw:text-box>
        </draw:frame>
        <draw:frame draw:style-name="gr3" draw:text-style-name="P4" draw:layer="layout" svg:width="0.315cm" svg:height="0.454cm" svg:x="3.092cm" svg:y="4.353cm">
          <draw:text-box>
            <text:p text:style-name="P1"><text:span text:style-name="T5">•</text:span></text:p>
          </draw:text-box>
        </draw:frame>
        <draw:frame draw:style-name="gr3" draw:text-style-name="P4" draw:layer="layout" svg:width="3.055cm" svg:height="0.454cm" svg:x="3.379cm" svg:y="4.353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g</text:span><text:span text:style-name="T4">e</text:span><text:span text:style-name="T4">t</text:span><text:span text:style-name="T4">P</text:span><text:span text:style-name="T4">e</text:span><text:span text:style-name="T4">r</text:span><text:span text:style-name="T4">m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5"> </text:span><text:span text:style-name="T5">(</text:span><text:span text:style-name="T5">)</text:span></text:p>
          </draw:text-box>
        </draw:frame>
        <draw:frame draw:style-name="gr3" draw:text-style-name="P4" draw:layer="layout" svg:width="0.315cm" svg:height="0.454cm" svg:x="3.092cm" svg:y="4.822cm">
          <draw:text-box>
            <text:p text:style-name="P1"><text:span text:style-name="T5">•</text:span></text:p>
          </draw:text-box>
        </draw:frame>
        <draw:frame draw:style-name="gr3" draw:text-style-name="P4" draw:layer="layout" svg:width="2.86cm" svg:height="0.454cm" svg:x="3.379cm" svg:y="4.822cm">
          <draw:text-box>
            <text:p text:style-name="P1"><text:span text:style-name="T5">d</text:span><text:span text:style-name="T5">o</text:span><text:span text:style-name="T5">u</text:span><text:span text:style-name="T5">b</text:span><text:span text:style-name="T5">l</text:span><text:span text:style-name="T5">e</text:span><text:span text:style-name="T4"> </text:span><text:span text:style-name="T4">g</text:span><text:span text:style-name="T4">e</text:span><text:span text:style-name="T4">t</text:span><text:span text:style-name="T4">M</text:span><text:span text:style-name="T4">i</text:span><text:span text:style-name="T4">n</text:span><text:span text:style-name="T4">D</text:span><text:span text:style-name="T4">i</text:span><text:span text:style-name="T4">s</text:span><text:span text:style-name="T4">t</text:span><text:span text:style-name="T5"> </text:span><text:span text:style-name="T5">(</text:span><text:span text:style-name="T5">)</text:span></text:p>
          </draw:text-box>
        </draw:frame>
        <draw:frame draw:style-name="gr9" draw:text-style-name="P10" draw:layer="layout" svg:width="0.849cm" svg:height="0.548cm" svg:x="2.5cm" svg:y="6.312cm">
          <draw:text-box>
            <text:p text:style-name="P1"><text:span text:style-name="T15">5</text:span><text:span text:style-name="T15">.</text:span><text:span text:style-name="T15">3</text:span><text:span text:style-name="T15">.</text:span><text:span text:style-name="T15">1</text:span></text:p>
          </draw:text-box>
        </draw:frame>
        <draw:frame draw:style-name="gr9" draw:text-style-name="P10" draw:layer="layout" svg:width="4.489cm" svg:height="0.548cm" svg:x="3.724cm" svg:y="6.312cm">
          <draw:text-box>
            <text:p text:style-name="P1"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3" draw:text-style-name="P4" draw:layer="layout" svg:width="0.98cm" svg:height="0.454cm" svg:x="2.5cm" svg:y="9.057cm">
          <draw:text-box>
            <text:p text:style-name="P1"><text:span text:style-name="T2">5</text:span><text:span text:style-name="T2">.</text:span><text:span text:style-name="T2">3</text:span><text:span text:style-name="T2">.</text:span><text:span text:style-name="T2">1</text:span><text:span text:style-name="T2">.</text:span><text:span text:style-name="T2">1</text:span></text:p>
          </draw:text-box>
        </draw:frame>
        <draw:frame draw:style-name="gr3" draw:text-style-name="P4" draw:layer="layout" svg:width="3.266cm" svg:height="0.454cm" svg:x="3.784cm" svg:y="9.057cm">
          <draw:text-box>
            <text:p text:style-name="P1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E</text:span><text:span text:style-name="T2">x</text:span><text:span text:style-name="T2">h</text:span><text:span text:style-name="T2">a</text:span><text:span text:style-name="T2">u</text:span><text:span text:style-name="T2">s</text:span><text:span text:style-name="T2">t</text:span><text:span text:style-name="T2">i</text:span><text:span text:style-name="T2">v</text:span><text:span text:style-name="T2">e</text:span><text:span text:style-name="T2">(</text:span><text:span text:style-name="T2">)</text:span></text:p>
          </draw:text-box>
        </draw:frame>
        <draw:frame draw:style-name="gr4" draw:text-style-name="P5" draw:layer="layout" svg:width="4.743cm" svg:height="0.34cm" svg:x="2.5cm" svg:y="10.334cm">
          <draw:text-box>
            <text:p text:style-name="P1"><text:span text:style-name="T17">v</text:span><text:span text:style-name="T17">o</text:span><text:span text:style-name="T17">i</text:span><text:span text:style-name="T17">d</text:span><text:span text:style-name="T17"> </text:span><text:span text:style-name="T17">c</text:span><text:span text:style-name="T17">a</text:span><text:span text:style-name="T17">l</text:span><text:span text:style-name="T17">c</text:span><text:span text:style-name="T17">u</text:span><text:span text:style-name="T17">l</text:span><text:span text:style-name="T17">a</text:span><text:span text:style-name="T17">t</text:span><text:span text:style-name="T17">e</text:span><text:span text:style-name="T17">E</text:span><text:span text:style-name="T17">x</text:span><text:span text:style-name="T17">h</text:span><text:span text:style-name="T17">a</text:span><text:span text:style-name="T17">u</text:span><text:span text:style-name="T17">s</text:span><text:span text:style-name="T17">t</text:span><text:span text:style-name="T17">i</text:span><text:span text:style-name="T17">v</text:span><text:span text:style-name="T17">e</text:span><text:span text:style-name="T17"> </text:span><text:span text:style-name="T17">(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12.657cm">
          <draw:text-box>
            <text:p text:style-name="P1"><text:span text:style-name="T2">5</text:span><text:span text:style-name="T2">.</text:span><text:span text:style-name="T2">3</text:span><text:span text:style-name="T2">.</text:span><text:span text:style-name="T2">1</text:span><text:span text:style-name="T2">.</text:span><text:span text:style-name="T2">2</text:span></text:p>
          </draw:text-box>
        </draw:frame>
        <draw:frame draw:style-name="gr3" draw:text-style-name="P4" draw:layer="layout" svg:width="3.19cm" svg:height="0.454cm" svg:x="3.784cm" svg:y="12.657cm">
          <draw:text-box>
            <text:p text:style-name="P1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P</text:span><text:span text:style-name="T2">e</text:span><text:span text:style-name="T2">r</text:span><text:span text:style-name="T2">m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(</text:span><text:span text:style-name="T2">)</text:span></text:p>
          </draw:text-box>
        </draw:frame>
        <draw:frame draw:style-name="gr4" draw:text-style-name="P5" draw:layer="layout" svg:width="4.235cm" svg:height="0.34cm" svg:x="2.5cm" svg:y="13.934cm">
          <draw:text-box>
            <text:p text:style-name="P1"><text:span text:style-name="T17">v</text:span><text:span text:style-name="T17">o</text:span><text:span text:style-name="T17">i</text:span><text:span text:style-name="T17">d</text:span><text:span text:style-name="T17"> </text:span><text:span text:style-name="T17">c</text:span><text:span text:style-name="T17">r</text:span><text:span text:style-name="T17">e</text:span><text:span text:style-name="T17">a</text:span><text:span text:style-name="T17">t</text:span><text:span text:style-name="T17">e</text:span><text:span text:style-name="T17">P</text:span><text:span text:style-name="T17">e</text:span><text:span text:style-name="T17">r</text:span><text:span text:style-name="T17">m</text:span><text:span text:style-name="T17">u</text:span><text:span text:style-name="T17">t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(</text:span></text:p>
          </draw:text-box>
        </draw:frame>
        <draw:frame draw:style-name="gr4" draw:text-style-name="P5" draw:layer="layout" svg:width="1.018cm" svg:height="0.34cm" svg:x="4.669cm" svg:y="14.355cm">
          <draw:text-box>
            <text:p text:style-name="P1"><text:span text:style-name="T17">v</text:span><text:span text:style-name="T17">e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style-name="gr4" draw:text-style-name="P5" draw:layer="layout" svg:width="0.28cm" svg:height="0.327cm" svg:x="5.681cm" svg:y="14.362cm">
          <draw:text-box>
            <text:p text:style-name="P1"><text:span text:style-name="T19">&lt;</text:span></text:p>
          </draw:text-box>
        </draw:frame>
        <draw:frame draw:style-name="gr4" draw:text-style-name="P5" draw:layer="layout" svg:width="0.849cm" svg:height="0.34cm" svg:x="6.082cm" svg:y="14.355cm">
          <draw:text-box>
            <text:p text:style-name="P1"><text:span text:style-name="T6">P</text:span><text:span text:style-name="T6">o</text:span><text:span text:style-name="T6">i</text:span><text:span text:style-name="T6">n</text:span><text:span text:style-name="T6">t</text:span></text:p>
          </draw:text-box>
        </draw:frame>
        <draw:frame draw:style-name="gr4" draw:text-style-name="P5" draw:layer="layout" svg:width="0.28cm" svg:height="0.327cm" svg:x="7.094cm" svg:y="14.362cm">
          <draw:text-box>
            <text:p text:style-name="P1"><text:span text:style-name="T19">&gt;</text:span></text:p>
          </draw:text-box>
        </draw:frame>
        <draw:frame draw:style-name="gr4" draw:text-style-name="P5" draw:layer="layout" svg:width="1.695cm" svg:height="0.34cm" svg:x="7.495cm" svg:y="14.355cm">
          <draw:text-box>
            <text:p text:style-name="P1"><text:span text:style-name="T18">a</text:span><text:span text:style-name="T18">l</text:span><text:span text:style-name="T18">l</text:span><text:span text:style-name="T18">P</text:span><text:span text:style-name="T18">o</text:span><text:span text:style-name="T18">i</text:span><text:span text:style-name="T18">n</text:span><text:span text:style-name="T18">t</text:span><text:span text:style-name="T18">s</text:span><text:span text:style-name="T18">,</text:span></text:p>
          </draw:text-box>
        </draw:frame>
        <draw:frame draw:style-name="gr4" draw:text-style-name="P5" draw:layer="layout" svg:width="3.389cm" svg:height="0.34cm" svg:x="4.669cm" svg:y="14.777cm">
          <draw:text-box>
            <text:p text:style-name="P1"><text:span text:style-name="T17">i</text:span><text:span text:style-name="T17">n</text:span><text:span text:style-name="T17">t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O</text:span><text:span text:style-name="T18">f</text:span><text:span text:style-name="T18">P</text:span><text:span text:style-name="T18">o</text:span><text:span text:style-name="T18">i</text:span><text:span text:style-name="T18">n</text:span><text:span text:style-name="T18">t</text:span><text:span text:style-name="T18">s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17.101cm">
          <draw:text-box>
            <text:p text:style-name="P1"><text:span text:style-name="T2">5</text:span><text:span text:style-name="T2">.</text:span><text:span text:style-name="T2">3</text:span><text:span text:style-name="T2">.</text:span><text:span text:style-name="T2">1</text:span><text:span text:style-name="T2">.</text:span><text:span text:style-name="T2">3</text:span></text:p>
          </draw:text-box>
        </draw:frame>
        <draw:frame draw:style-name="gr3" draw:text-style-name="P4" draw:layer="layout" svg:width="1.839cm" svg:height="0.454cm" svg:x="3.784cm" svg:y="17.101cm">
          <draw:text-box>
            <text:p text:style-name="P1"><text:span text:style-name="T2">g</text:span><text:span text:style-name="T2">e</text:span><text:span text:style-name="T2">t</text:span><text:span text:style-name="T2">M</text:span><text:span text:style-name="T2">i</text:span><text:span text:style-name="T2">n</text:span><text:span text:style-name="T2">D</text:span><text:span text:style-name="T2">i</text:span><text:span text:style-name="T2">s</text:span><text:span text:style-name="T2">t</text:span><text:span text:style-name="T2">(</text:span><text:span text:style-name="T2">)</text:span></text:p>
          </draw:text-box>
        </draw:frame>
        <draw:frame draw:style-name="gr4" draw:text-style-name="P5" draw:layer="layout" svg:width="3.558cm" svg:height="0.34cm" svg:x="2.5cm" svg:y="18.377cm">
          <draw:text-box>
            <text:p text:style-name="P1"><text:span text:style-name="T17">d</text:span><text:span text:style-name="T17">o</text:span><text:span text:style-name="T17">u</text:span><text:span text:style-name="T17">b</text:span><text:span text:style-name="T17">l</text:span><text:span text:style-name="T17">e</text:span><text:span text:style-name="T17"> </text:span><text:span text:style-name="T17">g</text:span><text:span text:style-name="T17">e</text:span><text:span text:style-name="T17">t</text:span><text:span text:style-name="T17">M</text:span><text:span text:style-name="T17">i</text:span><text:span text:style-name="T17">n</text:span><text:span text:style-name="T17">D</text:span><text:span text:style-name="T17">i</text:span><text:span text:style-name="T17">s</text:span><text:span text:style-name="T17">t</text:span><text:span text:style-name="T17"> </text:span><text:span text:style-name="T17">(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20.701cm">
          <draw:text-box>
            <text:p text:style-name="P1"><text:span text:style-name="T2">5</text:span><text:span text:style-name="T2">.</text:span><text:span text:style-name="T2">3</text:span><text:span text:style-name="T2">.</text:span><text:span text:style-name="T2">1</text:span><text:span text:style-name="T2">.</text:span><text:span text:style-name="T2">4</text:span></text:p>
          </draw:text-box>
        </draw:frame>
        <draw:frame draw:style-name="gr3" draw:text-style-name="P4" draw:layer="layout" svg:width="2.728cm" svg:height="0.454cm" svg:x="3.784cm" svg:y="20.701cm">
          <draw:text-box>
            <text:p text:style-name="P1"><text:span text:style-name="T2">g</text:span><text:span text:style-name="T2">e</text:span><text:span text:style-name="T2">t</text:span><text:span text:style-name="T2">P</text:span><text:span text:style-name="T2">e</text:span><text:span text:style-name="T2">r</text:span><text:span text:style-name="T2">m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(</text:span><text:span text:style-name="T2">)</text:span></text:p>
          </draw:text-box>
        </draw:frame>
        <draw:frame draw:style-name="gr4" draw:text-style-name="P5" draw:layer="layout" svg:width="3.897cm" svg:height="0.34cm" svg:x="2.5cm" svg:y="21.977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g</text:span><text:span text:style-name="T17">e</text:span><text:span text:style-name="T17">t</text:span><text:span text:style-name="T17">P</text:span><text:span text:style-name="T17">e</text:span><text:span text:style-name="T17">r</text:span><text:span text:style-name="T17">m</text:span><text:span text:style-name="T17">u</text:span><text:span text:style-name="T17">t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(</text:span><text:span text:style-name="T17"> </text:span><text:span text:style-name="T17">)</text:span></text:p>
          </draw:text-box>
        </draw:frame>
        <draw:frame draw:style-name="gr1" draw:text-style-name="P2" draw:layer="layout" svg:width="0.629cm" svg:height="0.649cm" svg:x="2.5cm" svg:y="23.466cm">
          <draw:text-box>
            <text:p text:style-name="P1"><text:span text:style-name="T12">5</text:span><text:span text:style-name="T12">.</text:span><text:span text:style-name="T12">4</text:span></text:p>
          </draw:text-box>
        </draw:frame>
        <draw:frame draw:style-name="gr1" draw:text-style-name="P2" draw:layer="layout" svg:width="14.036cm" svg:height="0.649cm" svg:x="3.589cm" svg:y="23.466cm">
          <draw:text-box>
            <text:p text:style-name="P1"><text:span text:style-name="T12">/</text:span><text:span text:style-name="T12">h</text:span><text:span text:style-name="T12">o</text:span><text:span text:style-name="T12">m</text:span><text:span text:style-name="T12">e</text:span><text:span text:style-name="T12">/</text:span><text:span text:style-name="T12">c</text:span><text:span text:style-name="T12">h</text:span><text:span text:style-name="T12">r</text:span><text:span text:style-name="T12">i</text:span><text:span text:style-name="T12">s</text:span><text:span text:style-name="T12">t</text:span><text:span text:style-name="T12">i</text:span><text:span text:style-name="T12">a</text:span><text:span text:style-name="T12">n</text:span><text:span text:style-name="T12">/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</text:span><text:span text:style-name="T12">t</text:span><text:span text:style-name="T12">s</text:span><text:span text:style-name="T12">/</text:span><text:span text:style-name="T12">A</text:span><text:span text:style-name="T12">l</text:span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text:span text:style-name="T12">s</text:span><text:span text:style-name="T12">_</text:span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1</text:span><text:span text:style-name="T12">/</text:span><text:span text:style-name="T12">h</text:span><text:span text:style-name="T12">e</text:span><text:span text:style-name="T12">l</text:span><text:span text:style-name="T12">p</text:span><text:span text:style-name="T12">e</text:span><text:span text:style-name="T12">r</text:span><text:span text:style-name="T12">s</text:span><text:span text:style-name="T12">.</text:span><text:span text:style-name="T12">c</text:span><text:span text:style-name="T12">p</text:span><text:span text:style-name="T12">p</text:span><text:span text:style-name="T12"> </text:span><text:span text:style-name="T12">F</text:span><text:span text:style-name="T12">i</text:span><text:span text:style-name="T12">l</text:span><text:span text:style-name="T12">e</text:span></text:p>
          </draw:text-box>
        </draw:frame>
        <draw:frame draw:style-name="gr1" draw:text-style-name="P2" draw:layer="layout" svg:width="2.182cm" svg:height="0.649cm" svg:x="3.589cm" svg:y="24.099cm">
          <draw:text-box>
            <text:p text:style-name="P1"><text:span text:style-name="T12">R</text:span><text:span text:style-name="T12">e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e</text:span></text:p>
          </draw:text-box>
        </draw:frame>
        <draw:frame draw:style-name="gr5" draw:text-style-name="P6" draw:layer="layout" svg:width="4.235cm" svg:height="0.424cm" svg:x="2.5cm" svg:y="25.601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 </text:span><text:span text:style-name="T13">"</text:span><text:span text:style-name="T13">h</text:span><text:span text:style-name="T13">e</text:span><text:span text:style-name="T13">l</text:span><text:span text:style-name="T13">p</text:span><text:span text:style-name="T13">e</text:span><text:span text:style-name="T13">r</text:span><text:span text:style-name="T13">s</text:span><text:span text:style-name="T13">.</text:span><text:span text:style-name="T13">h</text:span><text:span text:style-name="T13">"</text:span></text:p>
          </draw:text-box>
        </draw:frame>
        <draw:frame draw:style-name="gr5" draw:text-style-name="P6" draw:layer="layout" svg:width="3.6cm" svg:height="0.424cm" svg:x="2.5cm" svg:y="26.022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 </text:span><text:span text:style-name="T13">"</text:span><text:span text:style-name="T13">m</text:span><text:span text:style-name="T13">a</text:span><text:span text:style-name="T13">t</text:span><text:span text:style-name="T13">h</text:span><text:span text:style-name="T13">.</text:span><text:span text:style-name="T13">h</text:span><text:span text:style-name="T13">"</text:span></text:p>
          </draw:text-box>
        </draw:frame>
        <draw:frame draw:style-name="gr5" draw:text-style-name="P6" draw:layer="layout" svg:width="1.695cm" svg:height="0.424cm" svg:x="2.5cm" svg:y="26.444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/text:p>
          </draw:text-box>
        </draw:frame>
        <draw:frame draw:style-name="gr5" draw:text-style-name="P6" draw:layer="layout" svg:width="0.35cm" svg:height="0.412cm" svg:x="4.398cm" svg:y="26.452cm">
          <draw:text-box>
            <text:p text:style-name="P1"><text:span text:style-name="T14">&lt;</text:span></text:p>
          </draw:text-box>
        </draw:frame>
        <draw:frame draw:style-name="gr5" draw:text-style-name="P6" draw:layer="layout" svg:width="1.272cm" svg:height="0.424cm" svg:x="4.671cm" svg:y="26.444cm">
          <draw:text-box>
            <text:p text:style-name="P1"><text:span text:style-name="T13">t</text:span><text:span text:style-name="T13">i</text:span><text:span text:style-name="T13">m</text:span><text:span text:style-name="T13">e</text:span><text:span text:style-name="T13">.</text:span><text:span text:style-name="T13">h</text:span></text:p>
          </draw:text-box>
        </draw:frame>
        <draw:line draw:style-name="gr2" draw:text-style-name="P3" draw:layer="layout" svg:x1="2.499cm" svg:y1="27.66cm" svg:x2="18.499cm" svg:y2="27.66cm">
          <text:p/>
        </draw:line>
        <draw:frame draw:style-name="gr5" draw:text-style-name="P6" draw:layer="layout" svg:width="0.35cm" svg:height="0.412cm" svg:x="5.937cm" svg:y="26.452cm">
          <draw:text-box>
            <text:p text:style-name="P1"><text:span text:style-name="T14">&gt;</text:span></text:p>
          </draw:text-box>
        </draw:frame>
        <draw:frame draw:style-name="gr6" draw:text-style-name="P7" draw:layer="layout" svg:width="2.402cm" svg:height="0.319cm" svg:x="2.5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  <draw:page draw:name="page16" draw:style-name="dp1" draw:master-page-name="master-page23">
        <draw:frame draw:style-name="gr3" draw:text-style-name="P4" draw:layer="layout" svg:width="0.358cm" svg:height="0.454cm" svg:x="2.5cm" svg:y="1.375cm">
          <draw:text-box>
            <text:p text:style-name="P1"><text:span text:style-name="T2">1</text:span><text:span text:style-name="T2">2</text:span></text:p>
          </draw:text-box>
        </draw:frame>
        <draw:line draw:style-name="gr2" draw:text-style-name="P3" draw:layer="layout" svg:x1="2.499cm" svg:y1="1.872cm" svg:x2="18.499cm" svg:y2="1.872cm">
          <text:p/>
        </draw:line>
        <draw:frame draw:style-name="gr3" draw:text-style-name="P4" draw:layer="layout" svg:width="2.961cm" svg:height="0.454cm" svg:x="15.565cm" svg:y="1.375cm">
          <draw:text-box>
            <text:p text:style-name="P1"><text:span text:style-name="T2">F</text:span><text:span text:style-name="T2">i</text:span><text:span text:style-name="T2">l</text:span><text:span text:style-name="T2">e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9" draw:text-style-name="P10" draw:layer="layout" svg:width="1.822cm" svg:height="0.548cm" svg:x="2.5cm" svg:y="2.416cm">
          <draw:text-box>
            <text:p text:style-name="P1"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s</text:span></text:p>
          </draw:text-box>
        </draw:frame>
        <draw:frame draw:style-name="gr3" draw:text-style-name="P4" draw:layer="layout" svg:width="0.315cm" svg:height="0.454cm" svg:x="3.092cm" svg:y="3.415cm">
          <draw:text-box>
            <text:p text:style-name="P1"><text:span text:style-name="T5">•</text:span></text:p>
          </draw:text-box>
        </draw:frame>
        <draw:frame draw:style-name="gr3" draw:text-style-name="P4" draw:layer="layout" svg:width="7.542cm" svg:height="0.454cm" svg:x="3.379cm" svg:y="3.415cm">
          <draw:text-box>
            <text:p text:style-name="P1"><text:span text:style-name="T5">d</text:span><text:span text:style-name="T5">o</text:span><text:span text:style-name="T5">u</text:span><text:span text:style-name="T5">b</text:span><text:span text:style-name="T5">l</text:span><text:span text:style-name="T5">e</text:span><text:span text:style-name="T4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e</text:span><text:span text:style-name="T4">D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5"> </text:span><text:span text:style-name="T5">(</text:span><text:span text:style-name="T4">P</text:span><text:span text:style-name="T4">o</text:span><text:span text:style-name="T4">i</text:span><text:span text:style-name="T4">n</text:span><text:span text:style-name="T4">t</text:span><text:span text:style-name="T5"> </text:span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,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5"> </text:span><text:span text:style-name="T5">o</text:span><text:span text:style-name="T5">p</text:span><text:span text:style-name="T5">t</text:span><text:span text:style-name="T5">i</text:span><text:span text:style-name="T5">o</text:span><text:span text:style-name="T5">n</text:span><text:span text:style-name="T5">)</text:span></text:p>
          </draw:text-box>
        </draw:frame>
        <draw:frame draw:style-name="gr3" draw:text-style-name="P4" draw:layer="layout" svg:width="0.315cm" svg:height="0.454cm" svg:x="3.092cm" svg:y="3.884cm">
          <draw:text-box>
            <text:p text:style-name="P1"><text:span text:style-name="T5">•</text:span></text:p>
          </draw:text-box>
        </draw:frame>
        <draw:frame draw:style-name="gr3" draw:text-style-name="P4" draw:layer="layout" svg:width="6.23cm" svg:height="0.454cm" svg:x="3.379cm" svg:y="3.884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5"> </text:span><text:span text:style-name="T5">(</text:span><text:span text:style-name="T5">i</text:span><text:span text:style-name="T5">n</text:span><text:span text:style-name="T5">t </text:span><text:span text:style-name="T5">m</text:span><text:span text:style-name="T5">i</text:span><text:span text:style-name="T5">n</text:span><text:span text:style-name="T5">, </text:span><text:span text:style-name="T5">i</text:span><text:span text:style-name="T5">n</text:span><text:span text:style-name="T5">t </text:span><text:span text:style-name="T5">m</text:span><text:span text:style-name="T5">a</text:span><text:span text:style-name="T5">x</text:span><text:span text:style-name="T5">)</text:span></text:p>
          </draw:text-box>
        </draw:frame>
        <draw:frame draw:style-name="gr3" draw:text-style-name="P4" draw:layer="layout" svg:width="0.315cm" svg:height="0.454cm" svg:x="3.092cm" svg:y="4.353cm">
          <draw:text-box>
            <text:p text:style-name="P1"><text:span text:style-name="T5">•</text:span></text:p>
          </draw:text-box>
        </draw:frame>
        <draw:frame draw:style-name="gr3" draw:text-style-name="P4" draw:layer="layout" svg:width="3.423cm" svg:height="0.454cm" svg:x="3.379cm" svg:y="4.353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N</text:span><text:span text:style-name="T5"> </text:span><text:span text:style-name="T5">(</text:span><text:span text:style-name="T5">)</text:span></text:p>
          </draw:text-box>
        </draw:frame>
        <draw:frame draw:style-name="gr3" draw:text-style-name="P4" draw:layer="layout" svg:width="0.315cm" svg:height="0.454cm" svg:x="3.092cm" svg:y="4.822cm">
          <draw:text-box>
            <text:p text:style-name="P1"><text:span text:style-name="T5">•</text:span></text:p>
          </draw:text-box>
        </draw:frame>
        <draw:frame draw:style-name="gr3" draw:text-style-name="P4" draw:layer="layout" svg:width="3.885cm" svg:height="0.454cm" svg:x="3.379cm" svg:y="4.822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B</text:span><text:span text:style-name="T4">i</text:span><text:span text:style-name="T4">g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N</text:span><text:span text:style-name="T5"> </text:span><text:span text:style-name="T5">(</text:span><text:span text:style-name="T5">)</text:span></text:p>
          </draw:text-box>
        </draw:frame>
        <draw:frame draw:style-name="gr9" draw:text-style-name="P10" draw:layer="layout" svg:width="0.849cm" svg:height="0.548cm" svg:x="2.5cm" svg:y="6.312cm">
          <draw:text-box>
            <text:p text:style-name="P1"><text:span text:style-name="T15">5</text:span><text:span text:style-name="T15">.</text:span><text:span text:style-name="T15">4</text:span><text:span text:style-name="T15">.</text:span><text:span text:style-name="T15">1</text:span></text:p>
          </draw:text-box>
        </draw:frame>
        <draw:frame draw:style-name="gr9" draw:text-style-name="P10" draw:layer="layout" svg:width="4.489cm" svg:height="0.548cm" svg:x="3.724cm" svg:y="6.312cm">
          <draw:text-box>
            <text:p text:style-name="P1"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3" draw:text-style-name="P4" draw:layer="layout" svg:width="0.98cm" svg:height="0.454cm" svg:x="2.5cm" svg:y="9.057cm">
          <draw:text-box>
            <text:p text:style-name="P1"><text:span text:style-name="T2">5</text:span><text:span text:style-name="T2">.</text:span><text:span text:style-name="T2">4</text:span><text:span text:style-name="T2">.</text:span><text:span text:style-name="T2">1</text:span><text:span text:style-name="T2">.</text:span><text:span text:style-name="T2">1</text:span></text:p>
          </draw:text-box>
        </draw:frame>
        <draw:frame draw:style-name="gr3" draw:text-style-name="P4" draw:layer="layout" svg:width="2.91cm" svg:height="0.454cm" svg:x="3.784cm" svg:y="9.057cm">
          <draw:text-box>
            <text:p text:style-name="P1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(</text:span><text:span text:style-name="T2">)</text:span></text:p>
          </draw:text-box>
        </draw:frame>
        <draw:frame draw:style-name="gr4" draw:text-style-name="P5" draw:layer="layout" svg:width="4.405cm" svg:height="0.34cm" svg:x="2.5cm" svg:y="10.334cm">
          <draw:text-box>
            <text:p text:style-name="P1"><text:span text:style-name="T17">d</text:span><text:span text:style-name="T17">o</text:span><text:span text:style-name="T17">u</text:span><text:span text:style-name="T17">b</text:span><text:span text:style-name="T17">l</text:span><text:span text:style-name="T17">e</text:span><text:span text:style-name="T17"> </text:span><text:span text:style-name="T17">c</text:span><text:span text:style-name="T17">a</text:span><text:span text:style-name="T17">l</text:span><text:span text:style-name="T17">c</text:span><text:span text:style-name="T17">u</text:span><text:span text:style-name="T17">l</text:span><text:span text:style-name="T17">a</text:span><text:span text:style-name="T17">t</text:span><text:span text:style-name="T17">e</text:span><text:span text:style-name="T17">D</text:span><text:span text:style-name="T17">i</text:span><text:span text:style-name="T17">s</text:span><text:span text:style-name="T17">t</text:span><text:span text:style-name="T17">a</text:span><text:span text:style-name="T17">n</text:span><text:span text:style-name="T17">c</text:span><text:span text:style-name="T17">e</text:span><text:span text:style-name="T17"> </text:span><text:span text:style-name="T17">(</text:span></text:p>
          </draw:text-box>
        </draw:frame>
        <draw:frame draw:style-name="gr4" draw:text-style-name="P5" draw:layer="layout" svg:width="2.373cm" svg:height="0.34cm" svg:x="4.669cm" svg:y="10.756cm">
          <draw:text-box>
            <text:p text:style-name="P1"><text:span text:style-name="T6">P</text:span><text:span text:style-name="T6">o</text:span><text:span text:style-name="T6">i</text:span><text:span text:style-name="T6">n</text:span><text:span text:style-name="T6">t</text:span><text:span text:style-name="T18"> </text:span><text:span text:style-name="T18">c</text:span><text:span text:style-name="T18">u</text:span><text:span text:style-name="T18">r</text:span><text:span text:style-name="T18">r</text:span><text:span text:style-name="T18">e</text:span><text:span text:style-name="T18">n</text:span><text:span text:style-name="T18">t</text:span><text:span text:style-name="T18">,</text:span></text:p>
          </draw:text-box>
        </draw:frame>
        <draw:frame draw:style-name="gr4" draw:text-style-name="P5" draw:layer="layout" svg:width="2.373cm" svg:height="0.34cm" svg:x="4.669cm" svg:y="11.177cm">
          <draw:text-box>
            <text:p text:style-name="P1"><text:span text:style-name="T6">P</text:span><text:span text:style-name="T6">o</text:span><text:span text:style-name="T6">i</text:span><text:span text:style-name="T6">n</text:span><text:span text:style-name="T6">t</text:span><text:span text:style-name="T18"> </text:span><text:span text:style-name="T18">o</text:span><text:span text:style-name="T18">p</text:span><text:span text:style-name="T18">t</text:span><text:span text:style-name="T18">i</text:span><text:span text:style-name="T18">o</text:span><text:span text:style-name="T18">n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13.501cm">
          <draw:text-box>
            <text:p text:style-name="P1"><text:span text:style-name="T2">5</text:span><text:span text:style-name="T2">.</text:span><text:span text:style-name="T2">4</text:span><text:span text:style-name="T2">.</text:span><text:span text:style-name="T2">1</text:span><text:span text:style-name="T2">.</text:span><text:span text:style-name="T2">2</text:span></text:p>
          </draw:text-box>
        </draw:frame>
        <draw:frame draw:style-name="gr3" draw:text-style-name="P4" draw:layer="layout" svg:width="3.558cm" svg:height="0.454cm" svg:x="3.784cm" svg:y="13.501cm">
          <draw:text-box>
            <text:p text:style-name="P1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B</text:span><text:span text:style-name="T2">i</text:span><text:span text:style-name="T2">g</text:span><text:span text:style-name="T2">R</text:span><text:span text:style-name="T2">a</text:span><text:span text:style-name="T2">n</text:span><text:span text:style-name="T2">d</text:span><text:span text:style-name="T2">o</text:span><text:span text:style-name="T2">m</text:span><text:span text:style-name="T2">N</text:span><text:span text:style-name="T2">(</text:span><text:span text:style-name="T2">)</text:span></text:p>
          </draw:text-box>
        </draw:frame>
        <draw:frame draw:style-name="gr4" draw:text-style-name="P5" draw:layer="layout" svg:width="4.405cm" svg:height="0.34cm" svg:x="2.5cm" svg:y="14.777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g</text:span><text:span text:style-name="T17">e</text:span><text:span text:style-name="T17">n</text:span><text:span text:style-name="T17">e</text:span><text:span text:style-name="T17">r</text:span><text:span text:style-name="T17">a</text:span><text:span text:style-name="T17">t</text:span><text:span text:style-name="T17">e</text:span><text:span text:style-name="T17">B</text:span><text:span text:style-name="T17">i</text:span><text:span text:style-name="T17">g</text:span><text:span text:style-name="T17">R</text:span><text:span text:style-name="T17">a</text:span><text:span text:style-name="T17">n</text:span><text:span text:style-name="T17">d</text:span><text:span text:style-name="T17">o</text:span><text:span text:style-name="T17">m</text:span><text:span text:style-name="T17">N</text:span><text:span text:style-name="T17"> </text:span><text:span text:style-name="T17">(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17.101cm">
          <draw:text-box>
            <text:p text:style-name="P1"><text:span text:style-name="T2">5</text:span><text:span text:style-name="T2">.</text:span><text:span text:style-name="T2">4</text:span><text:span text:style-name="T2">.</text:span><text:span text:style-name="T2">1</text:span><text:span text:style-name="T2">.</text:span><text:span text:style-name="T2">3</text:span></text:p>
          </draw:text-box>
        </draw:frame>
        <draw:frame draw:style-name="gr3" draw:text-style-name="P4" draw:layer="layout" svg:width="3.046cm" svg:height="0.454cm" svg:x="3.784cm" svg:y="17.101cm">
          <draw:text-box>
            <text:p text:style-name="P1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R</text:span><text:span text:style-name="T2">a</text:span><text:span text:style-name="T2">n</text:span><text:span text:style-name="T2">d</text:span><text:span text:style-name="T2">o</text:span><text:span text:style-name="T2">m</text:span><text:span text:style-name="T2">N</text:span><text:span text:style-name="T2">(</text:span><text:span text:style-name="T2">)</text:span></text:p>
          </draw:text-box>
        </draw:frame>
        <draw:frame draw:style-name="gr4" draw:text-style-name="P5" draw:layer="layout" svg:width="3.897cm" svg:height="0.34cm" svg:x="2.5cm" svg:y="18.377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g</text:span><text:span text:style-name="T17">e</text:span><text:span text:style-name="T17">n</text:span><text:span text:style-name="T17">e</text:span><text:span text:style-name="T17">r</text:span><text:span text:style-name="T17">a</text:span><text:span text:style-name="T17">t</text:span><text:span text:style-name="T17">e</text:span><text:span text:style-name="T17">R</text:span><text:span text:style-name="T17">a</text:span><text:span text:style-name="T17">n</text:span><text:span text:style-name="T17">d</text:span><text:span text:style-name="T17">o</text:span><text:span text:style-name="T17">m</text:span><text:span text:style-name="T17">N</text:span><text:span text:style-name="T17"> </text:span><text:span text:style-name="T17">(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20.701cm">
          <draw:text-box>
            <text:p text:style-name="P1"><text:span text:style-name="T2">5</text:span><text:span text:style-name="T2">.</text:span><text:span text:style-name="T2">4</text:span><text:span text:style-name="T2">.</text:span><text:span text:style-name="T2">1</text:span><text:span text:style-name="T2">.</text:span><text:span text:style-name="T2">4</text:span></text:p>
          </draw:text-box>
        </draw:frame>
        <draw:frame draw:style-name="gr3" draw:text-style-name="P4" draw:layer="layout" svg:width="3.791cm" svg:height="0.454cm" svg:x="3.784cm" svg:y="20.701cm">
          <draw:text-box>
            <text:p text:style-name="P1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R</text:span><text:span text:style-name="T2">a</text:span><text:span text:style-name="T2">n</text:span><text:span text:style-name="T2">d</text:span><text:span text:style-name="T2">o</text:span><text:span text:style-name="T2">m</text:span><text:span text:style-name="T2">P</text:span><text:span text:style-name="T2">o</text:span><text:span text:style-name="T2">i</text:span><text:span text:style-name="T2">n</text:span><text:span text:style-name="T2">t</text:span><text:span text:style-name="T2">s</text:span><text:span text:style-name="T2">(</text:span><text:span text:style-name="T2">)</text:span></text:p>
          </draw:text-box>
        </draw:frame>
        <draw:frame draw:style-name="gr4" draw:text-style-name="P5" draw:layer="layout" svg:width="4.405cm" svg:height="0.34cm" svg:x="2.5cm" svg:y="21.977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g</text:span><text:span text:style-name="T17">e</text:span><text:span text:style-name="T17">n</text:span><text:span text:style-name="T17">e</text:span><text:span text:style-name="T17">r</text:span><text:span text:style-name="T17">a</text:span><text:span text:style-name="T17">t</text:span><text:span text:style-name="T17">e</text:span><text:span text:style-name="T17">R</text:span><text:span text:style-name="T17">a</text:span><text:span text:style-name="T17">n</text:span><text:span text:style-name="T17">d</text:span><text:span text:style-name="T17">o</text:span><text:span text:style-name="T17">m</text:span><text:span text:style-name="T17">P</text:span><text:span text:style-name="T17">o</text:span><text:span text:style-name="T17">i</text:span><text:span text:style-name="T17">n</text:span><text:span text:style-name="T17">t</text:span><text:span text:style-name="T17">s</text:span><text:span text:style-name="T17"> </text:span><text:span text:style-name="T17">(</text:span></text:p>
          </draw:text-box>
        </draw:frame>
        <draw:frame draw:style-name="gr4" draw:text-style-name="P5" draw:layer="layout" svg:width="1.357cm" svg:height="0.34cm" svg:x="4.669cm" svg:y="22.399cm">
          <draw:text-box>
            <text:p text:style-name="P1"><text:span text:style-name="T17">i</text:span><text:span text:style-name="T17">n</text:span><text:span text:style-name="T17">t</text:span><text:span text:style-name="T18"> </text:span><text:span text:style-name="T18">m</text:span><text:span text:style-name="T18">i</text:span><text:span text:style-name="T18">n</text:span><text:span text:style-name="T18">,</text:span></text:p>
          </draw:text-box>
        </draw:frame>
        <draw:frame draw:style-name="gr4" draw:text-style-name="P5" draw:layer="layout" svg:width="1.526cm" svg:height="0.34cm" svg:x="4.669cm" svg:y="22.821cm">
          <draw:text-box>
            <text:p text:style-name="P1"><text:span text:style-name="T17">i</text:span><text:span text:style-name="T17">n</text:span><text:span text:style-name="T17">t</text:span><text:span text:style-name="T18"> </text:span><text:span text:style-name="T18">m</text:span><text:span text:style-name="T18">a</text:span><text:span text:style-name="T18">x</text:span><text:span text:style-name="T17"> </text:span><text:span text:style-name="T17">)</text:span></text:p>
          </draw:text-box>
        </draw:frame>
        <draw:frame draw:style-name="gr1" draw:text-style-name="P2" draw:layer="layout" svg:width="0.629cm" svg:height="0.649cm" svg:x="2.5cm" svg:y="24.31cm">
          <draw:text-box>
            <text:p text:style-name="P1"><text:span text:style-name="T12">5</text:span><text:span text:style-name="T12">.</text:span><text:span text:style-name="T12">5</text:span></text:p>
          </draw:text-box>
        </draw:frame>
        <draw:frame draw:style-name="gr1" draw:text-style-name="P2" draw:layer="layout" svg:width="13.511cm" svg:height="0.649cm" svg:x="3.589cm" svg:y="24.31cm">
          <draw:text-box>
            <text:p text:style-name="P1"><text:span text:style-name="T12">/</text:span><text:span text:style-name="T12">h</text:span><text:span text:style-name="T12">o</text:span><text:span text:style-name="T12">m</text:span><text:span text:style-name="T12">e</text:span><text:span text:style-name="T12">/</text:span><text:span text:style-name="T12">c</text:span><text:span text:style-name="T12">h</text:span><text:span text:style-name="T12">r</text:span><text:span text:style-name="T12">i</text:span><text:span text:style-name="T12">s</text:span><text:span text:style-name="T12">t</text:span><text:span text:style-name="T12">i</text:span><text:span text:style-name="T12">a</text:span><text:span text:style-name="T12">n</text:span><text:span text:style-name="T12">/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</text:span><text:span text:style-name="T12">t</text:span><text:span text:style-name="T12">s</text:span><text:span text:style-name="T12">/</text:span><text:span text:style-name="T12">A</text:span><text:span text:style-name="T12">l</text:span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text:span text:style-name="T12">s</text:span><text:span text:style-name="T12">_</text:span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1</text:span><text:span text:style-name="T12">/</text:span><text:span text:style-name="T12">h</text:span><text:span text:style-name="T12">e</text:span><text:span text:style-name="T12">l</text:span><text:span text:style-name="T12">p</text:span><text:span text:style-name="T12">e</text:span><text:span text:style-name="T12">r</text:span><text:span text:style-name="T12">s</text:span><text:span text:style-name="T12">.</text:span><text:span text:style-name="T12">h</text:span><text:span text:style-name="T12"> </text:span><text:span text:style-name="T12">F</text:span><text:span text:style-name="T12">i</text:span><text:span text:style-name="T12">l</text:span><text:span text:style-name="T12">e</text:span></text:p>
          </draw:text-box>
        </draw:frame>
        <draw:frame draw:style-name="gr1" draw:text-style-name="P2" draw:layer="layout" svg:width="2.182cm" svg:height="0.649cm" svg:x="3.589cm" svg:y="24.942cm">
          <draw:text-box>
            <text:p text:style-name="P1"><text:span text:style-name="T12">R</text:span><text:span text:style-name="T12">e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e</text:span></text:p>
          </draw:text-box>
        </draw:frame>
        <draw:line draw:style-name="gr2" draw:text-style-name="P3" draw:layer="layout" svg:x1="2.499cm" svg:y1="27.66cm" svg:x2="18.499cm" svg:y2="27.66cm">
          <text:p/>
        </draw:line>
        <draw:frame draw:style-name="gr5" draw:text-style-name="P6" draw:layer="layout" svg:width="3.812cm" svg:height="0.424cm" svg:x="2.5cm" svg:y="26.444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 </text:span><text:span text:style-name="T13">"</text:span><text:span text:style-name="T13">P</text:span><text:span text:style-name="T13">o</text:span><text:span text:style-name="T13">i</text:span><text:span text:style-name="T13">n</text:span><text:span text:style-name="T13">t</text:span><text:span text:style-name="T13">.</text:span><text:span text:style-name="T13">h</text:span><text:span text:style-name="T13">"</text:span></text:p>
          </draw:text-box>
        </draw:frame>
        <draw:frame draw:style-name="gr6" draw:text-style-name="P7" draw:layer="layout" svg:width="2.402cm" svg:height="0.319cm" svg:x="16.036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  <draw:page draw:name="page17" draw:style-name="dp1" draw:master-page-name="master-page23">
        <draw:frame draw:style-name="gr3" draw:text-style-name="P4" draw:layer="layout" svg:width="11.699cm" svg:height="0.454cm" svg:x="2.5cm" svg:y="1.375cm">
          <draw:text-box>
            <text:p text:style-name="P1"><text:span text:style-name="T2">5</text:span><text:span text:style-name="T2">.</text:span><text:span text:style-name="T2">5</text:span><text:span text:style-name="T2"> </text:span><text:span text:style-name="T2">/</text:span><text:span text:style-name="T2">h</text:span><text:span text:style-name="T2">o</text:span><text:span text:style-name="T2">m</text:span><text:span text:style-name="T2">e</text:span><text:span text:style-name="T2">/</text:span><text:span text:style-name="T2">c</text:span><text:span text:style-name="T2">h</text:span><text:span text:style-name="T2">r</text:span><text:span text:style-name="T2">i</text:span><text:span text:style-name="T2">s</text:span><text:span text:style-name="T2">t</text:span><text:span text:style-name="T2">i</text:span><text:span text:style-name="T2">a</text:span><text:span text:style-name="T2">n</text:span><text:span text:style-name="T2">/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s</text:span><text:span text:style-name="T2">/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s</text:span><text:span text:style-name="T2">_</text:span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</text:span><text:span text:style-name="T2">1</text:span><text:span text:style-name="T2">/</text:span><text:span text:style-name="T2">h</text:span><text:span text:style-name="T2">e</text:span><text:span text:style-name="T2">l</text:span><text:span text:style-name="T2">p</text:span><text:span text:style-name="T2">e</text:span><text:span text:style-name="T2">r</text:span><text:span text:style-name="T2">s</text:span><text:span text:style-name="T2">.</text:span><text:span text:style-name="T2">h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/text:p>
          </draw:text-box>
        </draw:frame>
        <draw:line draw:style-name="gr2" draw:text-style-name="P3" draw:layer="layout" svg:x1="2.499cm" svg:y1="1.872cm" svg:x2="18.499cm" svg:y2="1.872cm">
          <text:p/>
        </draw:line>
        <draw:frame draw:style-name="gr3" draw:text-style-name="P4" draw:layer="layout" svg:width="0.358cm" svg:height="0.454cm" svg:x="18.148cm" svg:y="1.375cm">
          <draw:text-box>
            <text:p text:style-name="P1"><text:span text:style-name="T2">1</text:span><text:span text:style-name="T2">3</text:span></text:p>
          </draw:text-box>
        </draw:frame>
        <draw:frame draw:style-name="gr9" draw:text-style-name="P10" draw:layer="layout" svg:width="1.822cm" svg:height="0.548cm" svg:x="2.5cm" svg:y="2.416cm">
          <draw:text-box>
            <text:p text:style-name="P1"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s</text:span></text:p>
          </draw:text-box>
        </draw:frame>
        <draw:frame draw:style-name="gr3" draw:text-style-name="P4" draw:layer="layout" svg:width="0.315cm" svg:height="0.454cm" svg:x="3.092cm" svg:y="3.398cm">
          <draw:text-box>
            <text:p text:style-name="P1"><text:span text:style-name="T5">•</text:span></text:p>
          </draw:text-box>
        </draw:frame>
        <draw:frame draw:style-name="gr3" draw:text-style-name="P4" draw:layer="layout" svg:width="7.542cm" svg:height="0.454cm" svg:x="3.379cm" svg:y="3.398cm">
          <draw:text-box>
            <text:p text:style-name="P1"><text:span text:style-name="T5">d</text:span><text:span text:style-name="T5">o</text:span><text:span text:style-name="T5">u</text:span><text:span text:style-name="T5">b</text:span><text:span text:style-name="T5">l</text:span><text:span text:style-name="T5">e</text:span><text:span text:style-name="T4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e</text:span><text:span text:style-name="T4">D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5"> </text:span><text:span text:style-name="T5">(</text:span><text:span text:style-name="T4">P</text:span><text:span text:style-name="T4">o</text:span><text:span text:style-name="T4">i</text:span><text:span text:style-name="T4">n</text:span><text:span text:style-name="T4">t</text:span><text:span text:style-name="T5"> </text:span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,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5"> </text:span><text:span text:style-name="T5">o</text:span><text:span text:style-name="T5">p</text:span><text:span text:style-name="T5">t</text:span><text:span text:style-name="T5">i</text:span><text:span text:style-name="T5">o</text:span><text:span text:style-name="T5">n</text:span><text:span text:style-name="T5">)</text:span></text:p>
          </draw:text-box>
        </draw:frame>
        <draw:frame draw:style-name="gr3" draw:text-style-name="P4" draw:layer="layout" svg:width="0.315cm" svg:height="0.454cm" svg:x="3.092cm" svg:y="3.863cm">
          <draw:text-box>
            <text:p text:style-name="P1"><text:span text:style-name="T5">•</text:span></text:p>
          </draw:text-box>
        </draw:frame>
        <draw:frame draw:style-name="gr3" draw:text-style-name="P4" draw:layer="layout" svg:width="4.692cm" svg:height="0.454cm" svg:x="3.379cm" svg:y="3.863cm">
          <draw:text-box>
            <text:p text:style-name="P1"><text:span text:style-name="T5">v</text:span><text:span text:style-name="T5">o</text:span><text:span text:style-name="T5">i</text:span><text:span text:style-name="T5">d</text:span><text:span text:style-name="T4"> </text:span><text:span text:style-name="T4">a</text:span><text:span text:style-name="T4">d</text:span><text:span text:style-name="T4">d</text:span><text:span text:style-name="T4">T</text:span><text:span text:style-name="T4">o</text:span><text:span text:style-name="T4">P</text:span><text:span text:style-name="T4">a</text:span><text:span text:style-name="T4">t</text:span><text:span text:style-name="T4">h</text:span><text:span text:style-name="T5"> </text:span><text:span text:style-name="T5">(</text:span><text:span text:style-name="T4">P</text:span><text:span text:style-name="T4">o</text:span><text:span text:style-name="T4">i</text:span><text:span text:style-name="T4">n</text:span><text:span text:style-name="T4">t</text:span><text:span text:style-name="T5"> </text:span><text:span text:style-name="T5">n</text:span><text:span text:style-name="T5">e</text:span><text:span text:style-name="T5">x</text:span><text:span text:style-name="T5">t</text:span><text:span text:style-name="T5">P</text:span><text:span text:style-name="T5">o</text:span><text:span text:style-name="T5">i</text:span><text:span text:style-name="T5">n</text:span><text:span text:style-name="T5">t</text:span><text:span text:style-name="T5">)</text:span></text:p>
          </draw:text-box>
        </draw:frame>
        <draw:frame draw:style-name="gr3" draw:text-style-name="P4" draw:layer="layout" svg:width="0.315cm" svg:height="0.454cm" svg:x="3.092cm" svg:y="4.327cm">
          <draw:text-box>
            <text:p text:style-name="P1"><text:span text:style-name="T5">•</text:span></text:p>
          </draw:text-box>
        </draw:frame>
        <draw:frame draw:style-name="gr3" draw:text-style-name="P4" draw:layer="layout" svg:width="6.23cm" svg:height="0.454cm" svg:x="3.379cm" svg:y="4.327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5"> </text:span><text:span text:style-name="T5">(</text:span><text:span text:style-name="T5">i</text:span><text:span text:style-name="T5">n</text:span><text:span text:style-name="T5">t </text:span><text:span text:style-name="T5">m</text:span><text:span text:style-name="T5">i</text:span><text:span text:style-name="T5">n</text:span><text:span text:style-name="T5">, </text:span><text:span text:style-name="T5">i</text:span><text:span text:style-name="T5">n</text:span><text:span text:style-name="T5">t </text:span><text:span text:style-name="T5">m</text:span><text:span text:style-name="T5">a</text:span><text:span text:style-name="T5">x</text:span><text:span text:style-name="T5">)</text:span></text:p>
          </draw:text-box>
        </draw:frame>
        <draw:frame draw:style-name="gr3" draw:text-style-name="P4" draw:layer="layout" svg:width="0.315cm" svg:height="0.454cm" svg:x="3.092cm" svg:y="4.792cm">
          <draw:text-box>
            <text:p text:style-name="P1"><text:span text:style-name="T5">•</text:span></text:p>
          </draw:text-box>
        </draw:frame>
        <draw:frame draw:style-name="gr3" draw:text-style-name="P4" draw:layer="layout" svg:width="3.423cm" svg:height="0.454cm" svg:x="3.379cm" svg:y="4.792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N</text:span><text:span text:style-name="T5"> </text:span><text:span text:style-name="T5">(</text:span><text:span text:style-name="T5">)</text:span></text:p>
          </draw:text-box>
        </draw:frame>
        <draw:frame draw:style-name="gr3" draw:text-style-name="P4" draw:layer="layout" svg:width="0.315cm" svg:height="0.454cm" svg:x="3.092cm" svg:y="5.257cm">
          <draw:text-box>
            <text:p text:style-name="P1"><text:span text:style-name="T5">•</text:span></text:p>
          </draw:text-box>
        </draw:frame>
        <draw:frame draw:style-name="gr3" draw:text-style-name="P4" draw:layer="layout" svg:width="3.885cm" svg:height="0.454cm" svg:x="3.379cm" svg:y="5.257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B</text:span><text:span text:style-name="T4">i</text:span><text:span text:style-name="T4">g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N</text:span><text:span text:style-name="T5"> </text:span><text:span text:style-name="T5">(</text:span><text:span text:style-name="T5">)</text:span></text:p>
          </draw:text-box>
        </draw:frame>
        <draw:frame draw:style-name="gr9" draw:text-style-name="P10" draw:layer="layout" svg:width="0.849cm" svg:height="0.548cm" svg:x="2.5cm" svg:y="6.72cm">
          <draw:text-box>
            <text:p text:style-name="P1"><text:span text:style-name="T15">5</text:span><text:span text:style-name="T15">.</text:span><text:span text:style-name="T15">5</text:span><text:span text:style-name="T15">.</text:span><text:span text:style-name="T15">1</text:span></text:p>
          </draw:text-box>
        </draw:frame>
        <draw:frame draw:style-name="gr9" draw:text-style-name="P10" draw:layer="layout" svg:width="4.489cm" svg:height="0.548cm" svg:x="3.724cm" svg:y="6.72cm">
          <draw:text-box>
            <text:p text:style-name="P1"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3" draw:text-style-name="P4" draw:layer="layout" svg:width="0.98cm" svg:height="0.454cm" svg:x="2.5cm" svg:y="9.42cm">
          <draw:text-box>
            <text:p text:style-name="P1"><text:span text:style-name="T2">5</text:span><text:span text:style-name="T2">.</text:span><text:span text:style-name="T2">5</text:span><text:span text:style-name="T2">.</text:span><text:span text:style-name="T2">1</text:span><text:span text:style-name="T2">.</text:span><text:span text:style-name="T2">1</text:span></text:p>
          </draw:text-box>
        </draw:frame>
        <draw:frame draw:style-name="gr3" draw:text-style-name="P4" draw:layer="layout" svg:width="1.86cm" svg:height="0.454cm" svg:x="3.784cm" svg:y="9.42cm">
          <draw:text-box>
            <text:p text:style-name="P1"><text:span text:style-name="T2">a</text:span><text:span text:style-name="T2">d</text:span><text:span text:style-name="T2">d</text:span><text:span text:style-name="T2">T</text:span><text:span text:style-name="T2">o</text:span><text:span text:style-name="T2">P</text:span><text:span text:style-name="T2">a</text:span><text:span text:style-name="T2">t</text:span><text:span text:style-name="T2">h</text:span><text:span text:style-name="T2">(</text:span><text:span text:style-name="T2">)</text:span></text:p>
          </draw:text-box>
        </draw:frame>
        <draw:frame draw:style-name="gr4" draw:text-style-name="P5" draw:layer="layout" svg:width="2.711cm" svg:height="0.34cm" svg:x="2.5cm" svg:y="10.677cm">
          <draw:text-box>
            <text:p text:style-name="P1"><text:span text:style-name="T17">v</text:span><text:span text:style-name="T17">o</text:span><text:span text:style-name="T17">i</text:span><text:span text:style-name="T17">d</text:span><text:span text:style-name="T17"> </text:span><text:span text:style-name="T17">a</text:span><text:span text:style-name="T17">d</text:span><text:span text:style-name="T17">d</text:span><text:span text:style-name="T17">T</text:span><text:span text:style-name="T17">o</text:span><text:span text:style-name="T17">P</text:span><text:span text:style-name="T17">a</text:span><text:span text:style-name="T17">t</text:span><text:span text:style-name="T17">h</text:span><text:span text:style-name="T17"> </text:span><text:span text:style-name="T17">(</text:span></text:p>
          </draw:text-box>
        </draw:frame>
        <draw:frame draw:style-name="gr4" draw:text-style-name="P5" draw:layer="layout" svg:width="2.881cm" svg:height="0.34cm" svg:x="4.669cm" svg:y="11.099cm">
          <draw:text-box>
            <text:p text:style-name="P1"><text:span text:style-name="T6">P</text:span><text:span text:style-name="T6">o</text:span><text:span text:style-name="T6">i</text:span><text:span text:style-name="T6">n</text:span><text:span text:style-name="T6">t</text:span><text:span text:style-name="T18"> </text:span><text:span text:style-name="T18">n</text:span><text:span text:style-name="T18">e</text:span><text:span text:style-name="T18">x</text:span><text:span text:style-name="T18">t</text:span><text:span text:style-name="T18">P</text:span><text:span text:style-name="T18">o</text:span><text:span text:style-name="T18">i</text:span><text:span text:style-name="T18">n</text:span><text:span text:style-name="T18">t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13.379cm">
          <draw:text-box>
            <text:p text:style-name="P1"><text:span text:style-name="T2">5</text:span><text:span text:style-name="T2">.</text:span><text:span text:style-name="T2">5</text:span><text:span text:style-name="T2">.</text:span><text:span text:style-name="T2">1</text:span><text:span text:style-name="T2">.</text:span><text:span text:style-name="T2">2</text:span></text:p>
          </draw:text-box>
        </draw:frame>
        <draw:frame draw:style-name="gr3" draw:text-style-name="P4" draw:layer="layout" svg:width="2.91cm" svg:height="0.454cm" svg:x="3.784cm" svg:y="13.379cm">
          <draw:text-box>
            <text:p text:style-name="P1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(</text:span><text:span text:style-name="T2">)</text:span></text:p>
          </draw:text-box>
        </draw:frame>
        <draw:frame draw:style-name="gr4" draw:text-style-name="P5" draw:layer="layout" svg:width="4.405cm" svg:height="0.34cm" svg:x="2.5cm" svg:y="14.636cm">
          <draw:text-box>
            <text:p text:style-name="P1"><text:span text:style-name="T17">d</text:span><text:span text:style-name="T17">o</text:span><text:span text:style-name="T17">u</text:span><text:span text:style-name="T17">b</text:span><text:span text:style-name="T17">l</text:span><text:span text:style-name="T17">e</text:span><text:span text:style-name="T17"> </text:span><text:span text:style-name="T17">c</text:span><text:span text:style-name="T17">a</text:span><text:span text:style-name="T17">l</text:span><text:span text:style-name="T17">c</text:span><text:span text:style-name="T17">u</text:span><text:span text:style-name="T17">l</text:span><text:span text:style-name="T17">a</text:span><text:span text:style-name="T17">t</text:span><text:span text:style-name="T17">e</text:span><text:span text:style-name="T17">D</text:span><text:span text:style-name="T17">i</text:span><text:span text:style-name="T17">s</text:span><text:span text:style-name="T17">t</text:span><text:span text:style-name="T17">a</text:span><text:span text:style-name="T17">n</text:span><text:span text:style-name="T17">c</text:span><text:span text:style-name="T17">e</text:span><text:span text:style-name="T17"> </text:span><text:span text:style-name="T17">(</text:span></text:p>
          </draw:text-box>
        </draw:frame>
        <draw:frame draw:style-name="gr4" draw:text-style-name="P5" draw:layer="layout" svg:width="2.373cm" svg:height="0.34cm" svg:x="4.669cm" svg:y="15.057cm">
          <draw:text-box>
            <text:p text:style-name="P1"><text:span text:style-name="T6">P</text:span><text:span text:style-name="T6">o</text:span><text:span text:style-name="T6">i</text:span><text:span text:style-name="T6">n</text:span><text:span text:style-name="T6">t</text:span><text:span text:style-name="T18"> </text:span><text:span text:style-name="T18">c</text:span><text:span text:style-name="T18">u</text:span><text:span text:style-name="T18">r</text:span><text:span text:style-name="T18">r</text:span><text:span text:style-name="T18">e</text:span><text:span text:style-name="T18">n</text:span><text:span text:style-name="T18">t</text:span><text:span text:style-name="T18">,</text:span></text:p>
          </draw:text-box>
        </draw:frame>
        <draw:frame draw:style-name="gr4" draw:text-style-name="P5" draw:layer="layout" svg:width="2.373cm" svg:height="0.34cm" svg:x="4.669cm" svg:y="15.479cm">
          <draw:text-box>
            <text:p text:style-name="P1"><text:span text:style-name="T6">P</text:span><text:span text:style-name="T6">o</text:span><text:span text:style-name="T6">i</text:span><text:span text:style-name="T6">n</text:span><text:span text:style-name="T6">t</text:span><text:span text:style-name="T18"> </text:span><text:span text:style-name="T18">o</text:span><text:span text:style-name="T18">p</text:span><text:span text:style-name="T18">t</text:span><text:span text:style-name="T18">i</text:span><text:span text:style-name="T18">o</text:span><text:span text:style-name="T18">n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17.759cm">
          <draw:text-box>
            <text:p text:style-name="P1"><text:span text:style-name="T2">5</text:span><text:span text:style-name="T2">.</text:span><text:span text:style-name="T2">5</text:span><text:span text:style-name="T2">.</text:span><text:span text:style-name="T2">1</text:span><text:span text:style-name="T2">.</text:span><text:span text:style-name="T2">3</text:span></text:p>
          </draw:text-box>
        </draw:frame>
        <draw:frame draw:style-name="gr3" draw:text-style-name="P4" draw:layer="layout" svg:width="3.558cm" svg:height="0.454cm" svg:x="3.784cm" svg:y="17.759cm">
          <draw:text-box>
            <text:p text:style-name="P1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B</text:span><text:span text:style-name="T2">i</text:span><text:span text:style-name="T2">g</text:span><text:span text:style-name="T2">R</text:span><text:span text:style-name="T2">a</text:span><text:span text:style-name="T2">n</text:span><text:span text:style-name="T2">d</text:span><text:span text:style-name="T2">o</text:span><text:span text:style-name="T2">m</text:span><text:span text:style-name="T2">N</text:span><text:span text:style-name="T2">(</text:span><text:span text:style-name="T2">)</text:span></text:p>
          </draw:text-box>
        </draw:frame>
        <draw:frame draw:style-name="gr4" draw:text-style-name="P5" draw:layer="layout" svg:width="4.405cm" svg:height="0.34cm" svg:x="2.5cm" svg:y="19.016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g</text:span><text:span text:style-name="T17">e</text:span><text:span text:style-name="T17">n</text:span><text:span text:style-name="T17">e</text:span><text:span text:style-name="T17">r</text:span><text:span text:style-name="T17">a</text:span><text:span text:style-name="T17">t</text:span><text:span text:style-name="T17">e</text:span><text:span text:style-name="T17">B</text:span><text:span text:style-name="T17">i</text:span><text:span text:style-name="T17">g</text:span><text:span text:style-name="T17">R</text:span><text:span text:style-name="T17">a</text:span><text:span text:style-name="T17">n</text:span><text:span text:style-name="T17">d</text:span><text:span text:style-name="T17">o</text:span><text:span text:style-name="T17">m</text:span><text:span text:style-name="T17">N</text:span><text:span text:style-name="T17"> </text:span><text:span text:style-name="T17">(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21.295cm">
          <draw:text-box>
            <text:p text:style-name="P1"><text:span text:style-name="T2">5</text:span><text:span text:style-name="T2">.</text:span><text:span text:style-name="T2">5</text:span><text:span text:style-name="T2">.</text:span><text:span text:style-name="T2">1</text:span><text:span text:style-name="T2">.</text:span><text:span text:style-name="T2">4</text:span></text:p>
          </draw:text-box>
        </draw:frame>
        <draw:frame draw:style-name="gr3" draw:text-style-name="P4" draw:layer="layout" svg:width="3.046cm" svg:height="0.454cm" svg:x="3.784cm" svg:y="21.295cm">
          <draw:text-box>
            <text:p text:style-name="P1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R</text:span><text:span text:style-name="T2">a</text:span><text:span text:style-name="T2">n</text:span><text:span text:style-name="T2">d</text:span><text:span text:style-name="T2">o</text:span><text:span text:style-name="T2">m</text:span><text:span text:style-name="T2">N</text:span><text:span text:style-name="T2">(</text:span><text:span text:style-name="T2">)</text:span></text:p>
          </draw:text-box>
        </draw:frame>
        <draw:frame draw:style-name="gr4" draw:text-style-name="P5" draw:layer="layout" svg:width="3.897cm" svg:height="0.34cm" svg:x="2.5cm" svg:y="22.552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g</text:span><text:span text:style-name="T17">e</text:span><text:span text:style-name="T17">n</text:span><text:span text:style-name="T17">e</text:span><text:span text:style-name="T17">r</text:span><text:span text:style-name="T17">a</text:span><text:span text:style-name="T17">t</text:span><text:span text:style-name="T17">e</text:span><text:span text:style-name="T17">R</text:span><text:span text:style-name="T17">a</text:span><text:span text:style-name="T17">n</text:span><text:span text:style-name="T17">d</text:span><text:span text:style-name="T17">o</text:span><text:span text:style-name="T17">m</text:span><text:span text:style-name="T17">N</text:span><text:span text:style-name="T17"> </text:span><text:span text:style-name="T17">(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24.832cm">
          <draw:text-box>
            <text:p text:style-name="P1"><text:span text:style-name="T2">5</text:span><text:span text:style-name="T2">.</text:span><text:span text:style-name="T2">5</text:span><text:span text:style-name="T2">.</text:span><text:span text:style-name="T2">1</text:span><text:span text:style-name="T2">.</text:span><text:span text:style-name="T2">5</text:span></text:p>
          </draw:text-box>
        </draw:frame>
        <draw:frame draw:style-name="gr3" draw:text-style-name="P4" draw:layer="layout" svg:width="3.791cm" svg:height="0.454cm" svg:x="3.784cm" svg:y="24.832cm">
          <draw:text-box>
            <text:p text:style-name="P1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R</text:span><text:span text:style-name="T2">a</text:span><text:span text:style-name="T2">n</text:span><text:span text:style-name="T2">d</text:span><text:span text:style-name="T2">o</text:span><text:span text:style-name="T2">m</text:span><text:span text:style-name="T2">P</text:span><text:span text:style-name="T2">o</text:span><text:span text:style-name="T2">i</text:span><text:span text:style-name="T2">n</text:span><text:span text:style-name="T2">t</text:span><text:span text:style-name="T2">s</text:span><text:span text:style-name="T2">(</text:span><text:span text:style-name="T2">)</text:span></text:p>
          </draw:text-box>
        </draw:frame>
        <draw:frame draw:style-name="gr4" draw:text-style-name="P5" draw:layer="layout" svg:width="4.405cm" svg:height="0.34cm" svg:x="2.5cm" svg:y="26.089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g</text:span><text:span text:style-name="T17">e</text:span><text:span text:style-name="T17">n</text:span><text:span text:style-name="T17">e</text:span><text:span text:style-name="T17">r</text:span><text:span text:style-name="T17">a</text:span><text:span text:style-name="T17">t</text:span><text:span text:style-name="T17">e</text:span><text:span text:style-name="T17">R</text:span><text:span text:style-name="T17">a</text:span><text:span text:style-name="T17">n</text:span><text:span text:style-name="T17">d</text:span><text:span text:style-name="T17">o</text:span><text:span text:style-name="T17">m</text:span><text:span text:style-name="T17">P</text:span><text:span text:style-name="T17">o</text:span><text:span text:style-name="T17">i</text:span><text:span text:style-name="T17">n</text:span><text:span text:style-name="T17">t</text:span><text:span text:style-name="T17">s</text:span><text:span text:style-name="T17"> </text:span><text:span text:style-name="T17">(</text:span></text:p>
          </draw:text-box>
        </draw:frame>
        <draw:frame draw:style-name="gr4" draw:text-style-name="P5" draw:layer="layout" svg:width="1.357cm" svg:height="0.34cm" svg:x="4.669cm" svg:y="26.511cm">
          <draw:text-box>
            <text:p text:style-name="P1"><text:span text:style-name="T17">i</text:span><text:span text:style-name="T17">n</text:span><text:span text:style-name="T17">t</text:span><text:span text:style-name="T18"> </text:span><text:span text:style-name="T18">m</text:span><text:span text:style-name="T18">i</text:span><text:span text:style-name="T18">n</text:span><text:span text:style-name="T18">,</text:span></text:p>
          </draw:text-box>
        </draw:frame>
        <draw:line draw:style-name="gr2" draw:text-style-name="P3" draw:layer="layout" svg:x1="2.499cm" svg:y1="27.66cm" svg:x2="18.499cm" svg:y2="27.66cm">
          <text:p/>
        </draw:line>
        <draw:frame draw:style-name="gr4" draw:text-style-name="P5" draw:layer="layout" svg:width="1.526cm" svg:height="0.34cm" svg:x="4.669cm" svg:y="26.933cm">
          <draw:text-box>
            <text:p text:style-name="P1"><text:span text:style-name="T17">i</text:span><text:span text:style-name="T17">n</text:span><text:span text:style-name="T17">t</text:span><text:span text:style-name="T18"> </text:span><text:span text:style-name="T18">m</text:span><text:span text:style-name="T18">a</text:span><text:span text:style-name="T18">x</text:span><text:span text:style-name="T17"> </text:span><text:span text:style-name="T17">)</text:span></text:p>
          </draw:text-box>
        </draw:frame>
        <draw:frame draw:style-name="gr6" draw:text-style-name="P7" draw:layer="layout" svg:width="2.402cm" svg:height="0.319cm" svg:x="2.5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  <draw:page draw:name="page18" draw:style-name="dp1" draw:master-page-name="master-page23">
        <draw:frame draw:style-name="gr3" draw:text-style-name="P4" draw:layer="layout" svg:width="0.358cm" svg:height="0.454cm" svg:x="2.5cm" svg:y="1.375cm">
          <draw:text-box>
            <text:p text:style-name="P1"><text:span text:style-name="T2">1</text:span><text:span text:style-name="T2">4</text:span></text:p>
          </draw:text-box>
        </draw:frame>
        <draw:line draw:style-name="gr2" draw:text-style-name="P3" draw:layer="layout" svg:x1="2.499cm" svg:y1="1.872cm" svg:x2="18.499cm" svg:y2="1.872cm">
          <text:p/>
        </draw:line>
        <draw:frame draw:style-name="gr3" draw:text-style-name="P4" draw:layer="layout" svg:width="2.961cm" svg:height="0.454cm" svg:x="15.565cm" svg:y="1.375cm">
          <draw:text-box>
            <text:p text:style-name="P1"><text:span text:style-name="T2">F</text:span><text:span text:style-name="T2">i</text:span><text:span text:style-name="T2">l</text:span><text:span text:style-name="T2">e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" draw:text-style-name="P2" draw:layer="layout" svg:width="0.629cm" svg:height="0.649cm" svg:x="2.5cm" svg:y="2.329cm">
          <draw:text-box>
            <text:p text:style-name="P1"><text:span text:style-name="T12">5</text:span><text:span text:style-name="T12">.</text:span><text:span text:style-name="T12">6</text:span></text:p>
          </draw:text-box>
        </draw:frame>
        <draw:frame draw:style-name="gr1" draw:text-style-name="P2" draw:layer="layout" svg:width="13.485cm" svg:height="0.649cm" svg:x="3.589cm" svg:y="2.329cm">
          <draw:text-box>
            <text:p text:style-name="P1"><text:span text:style-name="T12">/</text:span><text:span text:style-name="T12">h</text:span><text:span text:style-name="T12">o</text:span><text:span text:style-name="T12">m</text:span><text:span text:style-name="T12">e</text:span><text:span text:style-name="T12">/</text:span><text:span text:style-name="T12">c</text:span><text:span text:style-name="T12">h</text:span><text:span text:style-name="T12">r</text:span><text:span text:style-name="T12">i</text:span><text:span text:style-name="T12">s</text:span><text:span text:style-name="T12">t</text:span><text:span text:style-name="T12">i</text:span><text:span text:style-name="T12">a</text:span><text:span text:style-name="T12">n</text:span><text:span text:style-name="T12">/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</text:span><text:span text:style-name="T12">t</text:span><text:span text:style-name="T12">s</text:span><text:span text:style-name="T12">/</text:span><text:span text:style-name="T12">A</text:span><text:span text:style-name="T12">l</text:span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text:span text:style-name="T12">s</text:span><text:span text:style-name="T12">_</text:span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1</text:span><text:span text:style-name="T12">/</text:span><text:span text:style-name="T12">m</text:span><text:span text:style-name="T12">a</text:span><text:span text:style-name="T12">i</text:span><text:span text:style-name="T12">n</text:span><text:span text:style-name="T12">.</text:span><text:span text:style-name="T12">c</text:span><text:span text:style-name="T12">p</text:span><text:span text:style-name="T12">p</text:span><text:span text:style-name="T12"> </text:span><text:span text:style-name="T12">F</text:span><text:span text:style-name="T12">i</text:span><text:span text:style-name="T12">l</text:span><text:span text:style-name="T12">e</text:span></text:p>
          </draw:text-box>
        </draw:frame>
        <draw:frame draw:style-name="gr1" draw:text-style-name="P2" draw:layer="layout" svg:width="2.182cm" svg:height="0.649cm" svg:x="3.589cm" svg:y="2.961cm">
          <draw:text-box>
            <text:p text:style-name="P1"><text:span text:style-name="T12">R</text:span><text:span text:style-name="T12">e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e</text:span></text:p>
          </draw:text-box>
        </draw:frame>
        <draw:frame draw:style-name="gr5" draw:text-style-name="P6" draw:layer="layout" svg:width="1.695cm" svg:height="0.424cm" svg:x="2.5cm" svg:y="4.286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/text:p>
          </draw:text-box>
        </draw:frame>
        <draw:frame draw:style-name="gr5" draw:text-style-name="P6" draw:layer="layout" svg:width="0.35cm" svg:height="0.412cm" svg:x="4.398cm" svg:y="4.294cm">
          <draw:text-box>
            <text:p text:style-name="P1"><text:span text:style-name="T14">&lt;</text:span></text:p>
          </draw:text-box>
        </draw:frame>
        <draw:frame draw:style-name="gr5" draw:text-style-name="P6" draw:layer="layout" svg:width="1.695cm" svg:height="0.424cm" svg:x="4.671cm" svg:y="4.286cm">
          <draw:text-box>
            <text:p text:style-name="P1"><text:span text:style-name="T13">i</text:span><text:span text:style-name="T13">o</text:span><text:span text:style-name="T13">s</text:span><text:span text:style-name="T13">t</text:span><text:span text:style-name="T13">r</text:span><text:span text:style-name="T13">e</text:span><text:span text:style-name="T13">a</text:span><text:span text:style-name="T13">m</text:span></text:p>
          </draw:text-box>
        </draw:frame>
        <draw:frame draw:style-name="gr5" draw:text-style-name="P6" draw:layer="layout" svg:width="0.35cm" svg:height="0.412cm" svg:x="6.358cm" svg:y="4.294cm">
          <draw:text-box>
            <text:p text:style-name="P1"><text:span text:style-name="T14">&gt;</text:span></text:p>
          </draw:text-box>
        </draw:frame>
        <draw:frame draw:style-name="gr5" draw:text-style-name="P6" draw:layer="layout" svg:width="1.695cm" svg:height="0.424cm" svg:x="2.5cm" svg:y="4.708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/text:p>
          </draw:text-box>
        </draw:frame>
        <draw:frame draw:style-name="gr5" draw:text-style-name="P6" draw:layer="layout" svg:width="0.35cm" svg:height="0.412cm" svg:x="4.398cm" svg:y="4.716cm">
          <draw:text-box>
            <text:p text:style-name="P1"><text:span text:style-name="T14">&lt;</text:span></text:p>
          </draw:text-box>
        </draw:frame>
        <draw:frame draw:style-name="gr5" draw:text-style-name="P6" draw:layer="layout" svg:width="1.484cm" svg:height="0.424cm" svg:x="4.671cm" svg:y="4.708cm">
          <draw:text-box>
            <text:p text:style-name="P1"><text:span text:style-name="T13">f</text:span><text:span text:style-name="T13">s</text:span><text:span text:style-name="T13">t</text:span><text:span text:style-name="T13">r</text:span><text:span text:style-name="T13">e</text:span><text:span text:style-name="T13">a</text:span><text:span text:style-name="T13">m</text:span></text:p>
          </draw:text-box>
        </draw:frame>
        <draw:frame draw:style-name="gr5" draw:text-style-name="P6" draw:layer="layout" svg:width="0.35cm" svg:height="0.412cm" svg:x="6.147cm" svg:y="4.716cm">
          <draw:text-box>
            <text:p text:style-name="P1"><text:span text:style-name="T14">&gt;</text:span></text:p>
          </draw:text-box>
        </draw:frame>
        <draw:frame draw:style-name="gr5" draw:text-style-name="P6" draw:layer="layout" svg:width="3.812cm" svg:height="0.424cm" svg:x="2.5cm" svg:y="5.13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 </text:span><text:span text:style-name="T13">"</text:span><text:span text:style-name="T13">P</text:span><text:span text:style-name="T13">o</text:span><text:span text:style-name="T13">i</text:span><text:span text:style-name="T13">n</text:span><text:span text:style-name="T13">t</text:span><text:span text:style-name="T13">.</text:span><text:span text:style-name="T13">h</text:span><text:span text:style-name="T13">"</text:span></text:p>
          </draw:text-box>
        </draw:frame>
        <draw:frame draw:style-name="gr5" draw:text-style-name="P6" draw:layer="layout" svg:width="4.235cm" svg:height="0.424cm" svg:x="2.5cm" svg:y="5.551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 </text:span><text:span text:style-name="T13">"</text:span><text:span text:style-name="T13">h</text:span><text:span text:style-name="T13">e</text:span><text:span text:style-name="T13">l</text:span><text:span text:style-name="T13">p</text:span><text:span text:style-name="T13">e</text:span><text:span text:style-name="T13">r</text:span><text:span text:style-name="T13">s</text:span><text:span text:style-name="T13">.</text:span><text:span text:style-name="T13">h</text:span><text:span text:style-name="T13">"</text:span></text:p>
          </draw:text-box>
        </draw:frame>
        <draw:frame draw:style-name="gr5" draw:text-style-name="P6" draw:layer="layout" svg:width="4.87cm" svg:height="0.424cm" svg:x="2.5cm" svg:y="5.973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 </text:span><text:span text:style-name="T13">"</text:span><text:span text:style-name="T13">e</text:span><text:span text:style-name="T13">x</text:span><text:span text:style-name="T13">h</text:span><text:span text:style-name="T13">a</text:span><text:span text:style-name="T13">u</text:span><text:span text:style-name="T13">s</text:span><text:span text:style-name="T13">t</text:span><text:span text:style-name="T13">i</text:span><text:span text:style-name="T13">v</text:span><text:span text:style-name="T13">e</text:span><text:span text:style-name="T13">.</text:span><text:span text:style-name="T13">h</text:span><text:span text:style-name="T13">"</text:span></text:p>
          </draw:text-box>
        </draw:frame>
        <draw:frame draw:style-name="gr5" draw:text-style-name="P6" draw:layer="layout" svg:width="1.695cm" svg:height="0.424cm" svg:x="2.5cm" svg:y="6.395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/text:p>
          </draw:text-box>
        </draw:frame>
        <draw:frame draw:style-name="gr5" draw:text-style-name="P6" draw:layer="layout" svg:width="0.35cm" svg:height="0.412cm" svg:x="4.398cm" svg:y="6.403cm">
          <draw:text-box>
            <text:p text:style-name="P1"><text:span text:style-name="T14">&lt;</text:span></text:p>
          </draw:text-box>
        </draw:frame>
        <draw:frame draw:style-name="gr5" draw:text-style-name="P6" draw:layer="layout" svg:width="1.484cm" svg:height="0.424cm" svg:x="4.671cm" svg:y="6.395cm">
          <draw:text-box>
            <text:p text:style-name="P1"><text:span text:style-name="T13">s</text:span><text:span text:style-name="T13">s</text:span><text:span text:style-name="T13">t</text:span><text:span text:style-name="T13">r</text:span><text:span text:style-name="T13">e</text:span><text:span text:style-name="T13">a</text:span><text:span text:style-name="T13">m</text:span></text:p>
          </draw:text-box>
        </draw:frame>
        <draw:frame draw:style-name="gr5" draw:text-style-name="P6" draw:layer="layout" svg:width="0.35cm" svg:height="0.412cm" svg:x="6.147cm" svg:y="6.403cm">
          <draw:text-box>
            <text:p text:style-name="P1"><text:span text:style-name="T14">&gt;</text:span></text:p>
          </draw:text-box>
        </draw:frame>
        <draw:frame draw:style-name="gr5" draw:text-style-name="P6" draw:layer="layout" svg:width="1.695cm" svg:height="0.424cm" svg:x="2.5cm" svg:y="6.817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/text:p>
          </draw:text-box>
        </draw:frame>
        <draw:frame draw:style-name="gr5" draw:text-style-name="P6" draw:layer="layout" svg:width="0.35cm" svg:height="0.412cm" svg:x="4.398cm" svg:y="6.825cm">
          <draw:text-box>
            <text:p text:style-name="P1"><text:span text:style-name="T14">&lt;</text:span></text:p>
          </draw:text-box>
        </draw:frame>
        <draw:frame draw:style-name="gr5" draw:text-style-name="P6" draw:layer="layout" svg:width="1.06cm" svg:height="0.424cm" svg:x="4.671cm" svg:y="6.817cm">
          <draw:text-box>
            <text:p text:style-name="P1"><text:span text:style-name="T13">q</text:span><text:span text:style-name="T13">u</text:span><text:span text:style-name="T13">e</text:span><text:span text:style-name="T13">u</text:span><text:span text:style-name="T13">e</text:span></text:p>
          </draw:text-box>
        </draw:frame>
        <draw:frame draw:style-name="gr5" draw:text-style-name="P6" draw:layer="layout" svg:width="0.35cm" svg:height="0.412cm" svg:x="5.726cm" svg:y="6.825cm">
          <draw:text-box>
            <text:p text:style-name="P1"><text:span text:style-name="T14">&gt;</text:span></text:p>
          </draw:text-box>
        </draw:frame>
        <draw:frame draw:style-name="gr5" draw:text-style-name="P6" draw:layer="layout" svg:width="1.695cm" svg:height="0.424cm" svg:x="2.5cm" svg:y="7.238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/text:p>
          </draw:text-box>
        </draw:frame>
        <draw:frame draw:style-name="gr5" draw:text-style-name="P6" draw:layer="layout" svg:width="0.35cm" svg:height="0.412cm" svg:x="4.398cm" svg:y="7.246cm">
          <draw:text-box>
            <text:p text:style-name="P1"><text:span text:style-name="T14">&lt;</text:span></text:p>
          </draw:text-box>
        </draw:frame>
        <draw:frame draw:style-name="gr5" draw:text-style-name="P6" draw:layer="layout" svg:width="1.272cm" svg:height="0.424cm" svg:x="4.671cm" svg:y="7.238cm">
          <draw:text-box>
            <text:p text:style-name="P1"><text:span text:style-name="T13">c</text:span><text:span text:style-name="T13">h</text:span><text:span text:style-name="T13">r</text:span><text:span text:style-name="T13">o</text:span><text:span text:style-name="T13">n</text:span><text:span text:style-name="T13">o</text:span></text:p>
          </draw:text-box>
        </draw:frame>
        <draw:frame draw:style-name="gr5" draw:text-style-name="P6" draw:layer="layout" svg:width="0.35cm" svg:height="0.412cm" svg:x="5.937cm" svg:y="7.246cm">
          <draw:text-box>
            <text:p text:style-name="P1"><text:span text:style-name="T14">&gt;</text:span></text:p>
          </draw:text-box>
        </draw:frame>
        <draw:frame draw:style-name="gr5" draw:text-style-name="P6" draw:layer="layout" svg:width="1.695cm" svg:height="0.424cm" svg:x="2.5cm" svg:y="7.66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/text:p>
          </draw:text-box>
        </draw:frame>
        <draw:frame draw:style-name="gr5" draw:text-style-name="P6" draw:layer="layout" svg:width="0.35cm" svg:height="0.412cm" svg:x="4.398cm" svg:y="7.668cm">
          <draw:text-box>
            <text:p text:style-name="P1"><text:span text:style-name="T14">&lt;</text:span></text:p>
          </draw:text-box>
        </draw:frame>
        <draw:frame draw:style-name="gr5" draw:text-style-name="P6" draw:layer="layout" svg:width="1.272cm" svg:height="0.424cm" svg:x="4.671cm" svg:y="7.66cm">
          <draw:text-box>
            <text:p text:style-name="P1"><text:span text:style-name="T13">t</text:span><text:span text:style-name="T13">h</text:span><text:span text:style-name="T13">r</text:span><text:span text:style-name="T13">e</text:span><text:span text:style-name="T13">a</text:span><text:span text:style-name="T13">d</text:span></text:p>
          </draw:text-box>
        </draw:frame>
        <draw:frame draw:style-name="gr5" draw:text-style-name="P6" draw:layer="layout" svg:width="0.35cm" svg:height="0.412cm" svg:x="5.937cm" svg:y="7.668cm">
          <draw:text-box>
            <text:p text:style-name="P1"><text:span text:style-name="T14">&gt;</text:span></text:p>
          </draw:text-box>
        </draw:frame>
        <draw:frame draw:style-name="gr9" draw:text-style-name="P10" draw:layer="layout" svg:width="1.822cm" svg:height="0.548cm" svg:x="2.5cm" svg:y="9.331cm">
          <draw:text-box>
            <text:p text:style-name="P1"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s</text:span></text:p>
          </draw:text-box>
        </draw:frame>
        <draw:frame draw:style-name="gr3" draw:text-style-name="P4" draw:layer="layout" svg:width="0.315cm" svg:height="0.454cm" svg:x="3.092cm" svg:y="10.159cm">
          <draw:text-box>
            <text:p text:style-name="P1"><text:span text:style-name="T5">•</text:span></text:p>
          </draw:text-box>
        </draw:frame>
        <draw:frame draw:style-name="gr3" draw:text-style-name="P4" draw:layer="layout" svg:width="4.231cm" svg:height="0.454cm" svg:x="3.379cm" svg:y="10.159cm">
          <draw:text-box>
            <text:p text:style-name="P1"><text:span text:style-name="T5">v</text:span><text:span text:style-name="T5">o</text:span><text:span text:style-name="T5">i</text:span><text:span text:style-name="T5">d</text:span><text:span text:style-name="T4"> </text:span><text:span text:style-name="T4">l</text:span><text:span text:style-name="T4">o</text:span><text:span text:style-name="T4">a</text:span><text:span text:style-name="T4">d</text:span><text:span text:style-name="T4">F</text:span><text:span text:style-name="T4">i</text:span><text:span text:style-name="T4">l</text:span><text:span text:style-name="T4">e</text:span><text:span text:style-name="T5"> </text:span><text:span text:style-name="T5">(</text:span><text:span text:style-name="T5">s</text:span><text:span text:style-name="T5">t</text:span><text:span text:style-name="T5">r</text:span><text:span text:style-name="T5">i</text:span><text:span text:style-name="T5">n</text:span><text:span text:style-name="T5">g</text:span><text:span text:style-name="T5"> </text:span><text:span text:style-name="T5">f</text:span><text:span text:style-name="T5">i</text:span><text:span text:style-name="T5">l</text:span><text:span text:style-name="T5">e</text:span><text:span text:style-name="T5">N</text:span><text:span text:style-name="T5">a</text:span><text:span text:style-name="T5">m</text:span><text:span text:style-name="T5">e</text:span><text:span text:style-name="T5">)</text:span></text:p>
          </draw:text-box>
        </draw:frame>
        <draw:frame draw:style-name="gr3" draw:text-style-name="P4" draw:layer="layout" svg:width="0.315cm" svg:height="0.454cm" svg:x="3.092cm" svg:y="10.602cm">
          <draw:text-box>
            <text:p text:style-name="P1"><text:span text:style-name="T5">•</text:span></text:p>
          </draw:text-box>
        </draw:frame>
        <draw:frame draw:style-name="gr3" draw:text-style-name="P4" draw:layer="layout" svg:width="5.065cm" svg:height="0.454cm" svg:x="3.379cm" svg:y="10.602cm">
          <draw:text-box>
            <text:p text:style-name="P1"><text:span text:style-name="T5">v</text:span><text:span text:style-name="T5">o</text:span><text:span text:style-name="T5">i</text:span><text:span text:style-name="T5">d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F</text:span><text:span text:style-name="T4">i</text:span><text:span text:style-name="T4">l</text:span><text:span text:style-name="T4">e</text:span><text:span text:style-name="T4">s</text:span><text:span text:style-name="T5"> </text:span><text:span text:style-name="T5">(</text:span><text:span text:style-name="T5">i</text:span><text:span text:style-name="T5">n</text:span><text:span text:style-name="T5">t </text:span><text:span text:style-name="T5">m</text:span><text:span text:style-name="T5">i</text:span><text:span text:style-name="T5">n</text:span><text:span text:style-name="T5">, </text:span><text:span text:style-name="T5">i</text:span><text:span text:style-name="T5">n</text:span><text:span text:style-name="T5">t </text:span><text:span text:style-name="T5">m</text:span><text:span text:style-name="T5">a</text:span><text:span text:style-name="T5">x</text:span><text:span text:style-name="T5">)</text:span></text:p>
          </draw:text-box>
        </draw:frame>
        <draw:frame draw:style-name="gr3" draw:text-style-name="P4" draw:layer="layout" svg:width="0.315cm" svg:height="0.454cm" svg:x="3.092cm" svg:y="11.045cm">
          <draw:text-box>
            <text:p text:style-name="P1"><text:span text:style-name="T5">•</text:span></text:p>
          </draw:text-box>
        </draw:frame>
        <draw:frame draw:style-name="gr3" draw:text-style-name="P4" draw:layer="layout" svg:width="4.976cm" svg:height="0.454cm" svg:x="3.379cm" svg:y="11.045cm">
          <draw:text-box>
            <text:p text:style-name="P1"><text:span text:style-name="T5">v</text:span><text:span text:style-name="T5">o</text:span><text:span text:style-name="T5">i</text:span><text:span text:style-name="T5">d</text:span><text:span text:style-name="T4"> </text:span><text:span text:style-name="T4">p</text:span><text:span text:style-name="T4">r</text:span><text:span text:style-name="T4">i</text:span><text:span text:style-name="T4">m</text:span><text:span text:style-name="T4">a</text:span><text:span text:style-name="T4">r</text:span><text:span text:style-name="T4">y</text:span><text:span text:style-name="T4">L</text:span><text:span text:style-name="T4">o</text:span><text:span text:style-name="T4">g</text:span><text:span text:style-name="T4">i</text:span><text:span text:style-name="T4">c</text:span><text:span text:style-name="T5"> </text:span><text:span text:style-name="T5">(</text:span><text:span text:style-name="T4">P</text:span><text:span text:style-name="T4">o</text:span><text:span text:style-name="T4">i</text:span><text:span text:style-name="T4">n</text:span><text:span text:style-name="T4">t</text:span><text:span text:style-name="T5"> </text:span><text:span text:style-name="T5">s</text:span><text:span text:style-name="T5">t</text:span><text:span text:style-name="T5">a</text:span><text:span text:style-name="T5">r</text:span><text:span text:style-name="T5">t</text:span><text:span text:style-name="T5">P</text:span><text:span text:style-name="T5">o</text:span><text:span text:style-name="T5">i</text:span><text:span text:style-name="T5">n</text:span><text:span text:style-name="T5">t</text:span><text:span text:style-name="T5">)</text:span></text:p>
          </draw:text-box>
        </draw:frame>
        <draw:frame draw:style-name="gr3" draw:text-style-name="P4" draw:layer="layout" svg:width="0.315cm" svg:height="0.454cm" svg:x="3.092cm" svg:y="11.488cm">
          <draw:text-box>
            <text:p text:style-name="P1"><text:span text:style-name="T5">•</text:span></text:p>
          </draw:text-box>
        </draw:frame>
        <draw:frame draw:style-name="gr3" draw:text-style-name="P4" draw:layer="layout" svg:width="6.288cm" svg:height="0.454cm" svg:x="3.379cm" svg:y="11.488cm">
          <draw:text-box>
            <text:p text:style-name="P1"><text:span text:style-name="T5">v</text:span><text:span text:style-name="T5">o</text:span><text:span text:style-name="T5">i</text:span><text:span text:style-name="T5">d</text:span><text:span text:style-name="T4"> </text:span><text:span text:style-name="T4">b</text:span><text:span text:style-name="T4">u</text:span><text:span text:style-name="T4">i</text:span><text:span text:style-name="T4">l</text:span><text:span text:style-name="T4">d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L</text:span><text:span text:style-name="T4">i</text:span><text:span text:style-name="T4">s</text:span><text:span text:style-name="T4">t</text:span><text:span text:style-name="T5"> </text:span><text:span text:style-name="T5">(</text:span><text:span text:style-name="T5">i</text:span><text:span text:style-name="T5">n</text:span><text:span text:style-name="T5">t </text:span><text:span text:style-name="T5">n</text:span><text:span text:style-name="T5">, </text:span><text:span text:style-name="T5">i</text:span><text:span text:style-name="T5">n</text:span><text:span text:style-name="T5">t </text:span><text:span text:style-name="T5">m</text:span><text:span text:style-name="T5">i</text:span><text:span text:style-name="T5">n</text:span><text:span text:style-name="T5">, </text:span><text:span text:style-name="T5">i</text:span><text:span text:style-name="T5">n</text:span><text:span text:style-name="T5">t </text:span><text:span text:style-name="T5">m</text:span><text:span text:style-name="T5">a</text:span><text:span text:style-name="T5">x</text:span><text:span text:style-name="T5">)</text:span></text:p>
          </draw:text-box>
        </draw:frame>
        <draw:frame draw:style-name="gr3" draw:text-style-name="P4" draw:layer="layout" svg:width="0.315cm" svg:height="0.454cm" svg:x="3.092cm" svg:y="11.931cm">
          <draw:text-box>
            <text:p text:style-name="P1"><text:span text:style-name="T5">•</text:span></text:p>
          </draw:text-box>
        </draw:frame>
        <draw:frame draw:style-name="gr3" draw:text-style-name="P4" draw:layer="layout" svg:width="2.153cm" svg:height="0.454cm" svg:x="3.379cm" svg:y="11.931cm">
          <draw:text-box>
            <text:p text:style-name="P1"><text:span text:style-name="T5">v</text:span><text:span text:style-name="T5">o</text:span><text:span text:style-name="T5">i</text:span><text:span text:style-name="T5">d</text:span><text:span text:style-name="T4"> </text:span><text:span text:style-name="T4">c</text:span><text:span text:style-name="T4">l</text:span><text:span text:style-name="T4">e</text:span><text:span text:style-name="T4">a</text:span><text:span text:style-name="T4">n</text:span><text:span text:style-name="T4">U</text:span><text:span text:style-name="T4">p</text:span><text:span text:style-name="T5"> </text:span><text:span text:style-name="T5">(</text:span><text:span text:style-name="T5">)</text:span></text:p>
          </draw:text-box>
        </draw:frame>
        <draw:frame draw:style-name="gr3" draw:text-style-name="P4" draw:layer="layout" svg:width="0.315cm" svg:height="0.454cm" svg:x="3.092cm" svg:y="12.374cm">
          <draw:text-box>
            <text:p text:style-name="P1"><text:span text:style-name="T5">•</text:span></text:p>
          </draw:text-box>
        </draw:frame>
        <draw:frame draw:style-name="gr3" draw:text-style-name="P4" draw:layer="layout" svg:width="2.14cm" svg:height="0.454cm" svg:x="3.379cm" svg:y="12.374cm">
          <draw:text-box>
            <text:p text:style-name="P1"><text:span text:style-name="T5">v</text:span><text:span text:style-name="T5">o</text:span><text:span text:style-name="T5">i</text:span><text:span text:style-name="T5">d</text:span><text:span text:style-name="T4"> </text:span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</text:span><text:span text:style-name="T5"> </text:span><text:span text:style-name="T5">(</text:span><text:span text:style-name="T5">)</text:span></text:p>
          </draw:text-box>
        </draw:frame>
        <draw:frame draw:style-name="gr3" draw:text-style-name="P4" draw:layer="layout" svg:width="0.315cm" svg:height="0.454cm" svg:x="3.092cm" svg:y="12.817cm">
          <draw:text-box>
            <text:p text:style-name="P1"><text:span text:style-name="T5">•</text:span></text:p>
          </draw:text-box>
        </draw:frame>
        <draw:frame draw:style-name="gr3" draw:text-style-name="P4" draw:layer="layout" svg:width="1.421cm" svg:height="0.454cm" svg:x="3.379cm" svg:y="12.817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m</text:span><text:span text:style-name="T4">a</text:span><text:span text:style-name="T4">i</text:span><text:span text:style-name="T4">n</text:span><text:span text:style-name="T5"> </text:span><text:span text:style-name="T5">(</text:span><text:span text:style-name="T5">)</text:span></text:p>
          </draw:text-box>
        </draw:frame>
        <draw:frame draw:style-name="gr9" draw:text-style-name="P10" draw:layer="layout" svg:width="1.695cm" svg:height="0.548cm" svg:x="2.5cm" svg:y="14.095cm">
          <draw:text-box>
            <text:p text:style-name="P1"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/text:p>
          </draw:text-box>
        </draw:frame>
        <draw:frame draw:style-name="gr3" draw:text-style-name="P4" draw:layer="layout" svg:width="0.315cm" svg:height="0.454cm" svg:x="3.092cm" svg:y="14.923cm">
          <draw:text-box>
            <text:p text:style-name="P1"><text:span text:style-name="T5">•</text:span></text:p>
          </draw:text-box>
        </draw:frame>
        <draw:frame draw:style-name="gr3" draw:text-style-name="P4" draw:layer="layout" svg:width="3.118cm" svg:height="0.454cm" svg:x="3.379cm" svg:y="14.923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5"> </text:span><text:span text:style-name="T5">=</text:span><text:span text:style-name="T5"> </text:span><text:span text:style-name="T5">1</text:span><text:span text:style-name="T5">0</text:span></text:p>
          </draw:text-box>
        </draw:frame>
        <draw:frame draw:style-name="gr3" draw:text-style-name="P4" draw:layer="layout" svg:width="0.315cm" svg:height="0.454cm" svg:x="3.092cm" svg:y="15.366cm">
          <draw:text-box>
            <text:p text:style-name="P1"><text:span text:style-name="T5">•</text:span></text:p>
          </draw:text-box>
        </draw:frame>
        <draw:frame draw:style-name="gr3" draw:text-style-name="P4" draw:layer="layout" svg:width="3.427cm" svg:height="0.454cm" svg:x="3.379cm" svg:y="15.366cm">
          <draw:text-box>
            <text:p text:style-name="P1"><text:span text:style-name="T5">d</text:span><text:span text:style-name="T5">o</text:span><text:span text:style-name="T5">u</text:span><text:span text:style-name="T5">b</text:span><text:span text:style-name="T5">l</text:span><text:span text:style-name="T5">e</text:span><text:span text:style-name="T4"> </text:span><text:span text:style-name="T4">f</text:span><text:span text:style-name="T4">i</text:span><text:span text:style-name="T4">n</text:span><text:span text:style-name="T4">a</text:span><text:span text:style-name="T4">l</text:span><text:span text:style-name="T4">D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5"> </text:span><text:span text:style-name="T5">=</text:span><text:span text:style-name="T5"> </text:span><text:span text:style-name="T5">0</text:span></text:p>
          </draw:text-box>
        </draw:frame>
        <draw:frame draw:style-name="gr3" draw:text-style-name="P4" draw:layer="layout" svg:width="0.315cm" svg:height="0.454cm" svg:x="3.092cm" svg:y="15.809cm">
          <draw:text-box>
            <text:p text:style-name="P1"><text:span text:style-name="T5">•</text:span></text:p>
          </draw:text-box>
        </draw:frame>
        <draw:frame draw:style-name="gr3" draw:text-style-name="P4" draw:layer="layout" svg:width="3.063cm" svg:height="0.454cm" svg:x="3.379cm" svg:y="15.809cm">
          <draw:text-box>
            <text:p text:style-name="P1"><text:span text:style-name="T5">i</text:span><text:span text:style-name="T5">n</text:span><text:span text:style-name="T5">t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O</text:span><text:span text:style-name="T4">f</text:span><text:span text:style-name="T4">F</text:span><text:span text:style-name="T4">i</text:span><text:span text:style-name="T4">l</text:span><text:span text:style-name="T4">e</text:span><text:span text:style-name="T4">s</text:span><text:span text:style-name="T5"> </text:span><text:span text:style-name="T5">=</text:span><text:span text:style-name="T5"> </text:span><text:span text:style-name="T5">4</text:span></text:p>
          </draw:text-box>
        </draw:frame>
        <draw:frame draw:style-name="gr3" draw:text-style-name="P4" draw:layer="layout" svg:width="0.315cm" svg:height="0.454cm" svg:x="3.092cm" svg:y="16.252cm">
          <draw:text-box>
            <text:p text:style-name="P1"><text:span text:style-name="T5">•</text:span></text:p>
          </draw:text-box>
        </draw:frame>
        <draw:frame draw:style-name="gr3" draw:text-style-name="P4" draw:layer="layout" svg:width="0.874cm" svg:height="0.454cm" svg:x="3.379cm" svg:y="16.252cm">
          <draw:text-box>
            <text:p text:style-name="P1"><text:span text:style-name="T5">v</text:span><text:span text:style-name="T5">e</text:span><text:span text:style-name="T5">c</text:span><text:span text:style-name="T5">t</text:span><text:span text:style-name="T5">o</text:span><text:span text:style-name="T5">r</text:span></text:p>
          </draw:text-box>
        </draw:frame>
        <draw:frame draw:style-name="gr5" draw:text-style-name="P6" draw:layer="layout" svg:width="0.35cm" svg:height="0.412cm" svg:x="4.232cm" svg:y="16.289cm">
          <draw:text-box>
            <text:p text:style-name="P1"><text:span text:style-name="T14">&lt;</text:span></text:p>
          </draw:text-box>
        </draw:frame>
        <draw:frame draw:style-name="gr3" draw:text-style-name="P4" draw:layer="layout" svg:width="0.73cm" svg:height="0.454cm" svg:x="4.593cm" svg:y="16.252cm">
          <draw:text-box>
            <text:p text:style-name="P1"><text:span text:style-name="T4">P</text:span><text:span text:style-name="T4">o</text:span><text:span text:style-name="T4">i</text:span><text:span text:style-name="T4">n</text:span><text:span text:style-name="T4">t</text:span></text:p>
          </draw:text-box>
        </draw:frame>
        <draw:frame draw:style-name="gr5" draw:text-style-name="P6" draw:layer="layout" svg:width="0.35cm" svg:height="0.412cm" svg:x="5.386cm" svg:y="16.289cm">
          <draw:text-box>
            <text:p text:style-name="P1"><text:span text:style-name="T14">&gt;</text:span></text:p>
          </draw:text-box>
        </draw:frame>
        <draw:frame draw:style-name="gr3" draw:text-style-name="P4" draw:layer="layout" svg:width="1.103cm" svg:height="0.454cm" svg:x="5.748cm" svg:y="16.252cm">
          <draw:text-box>
            <text:p text:style-name="P1"><text:span text:style-name="T4">t</text:span><text:span text:style-name="T4">h</text:span><text:span text:style-name="T4">e</text:span><text:span text:style-name="T4">P</text:span><text:span text:style-name="T4">a</text:span><text:span text:style-name="T4">t</text:span><text:span text:style-name="T4">h</text:span></text:p>
          </draw:text-box>
        </draw:frame>
        <draw:frame draw:style-name="gr3" draw:text-style-name="P4" draw:layer="layout" svg:width="0.315cm" svg:height="0.454cm" svg:x="3.092cm" svg:y="16.695cm">
          <draw:text-box>
            <text:p text:style-name="P1"><text:span text:style-name="T5">•</text:span></text:p>
          </draw:text-box>
        </draw:frame>
        <draw:frame draw:style-name="gr3" draw:text-style-name="P4" draw:layer="layout" svg:width="0.874cm" svg:height="0.454cm" svg:x="3.379cm" svg:y="16.695cm">
          <draw:text-box>
            <text:p text:style-name="P1"><text:span text:style-name="T5">v</text:span><text:span text:style-name="T5">e</text:span><text:span text:style-name="T5">c</text:span><text:span text:style-name="T5">t</text:span><text:span text:style-name="T5">o</text:span><text:span text:style-name="T5">r</text:span></text:p>
          </draw:text-box>
        </draw:frame>
        <draw:frame draw:style-name="gr5" draw:text-style-name="P6" draw:layer="layout" svg:width="0.35cm" svg:height="0.412cm" svg:x="4.232cm" svg:y="16.732cm">
          <draw:text-box>
            <text:p text:style-name="P1"><text:span text:style-name="T14">&lt;</text:span></text:p>
          </draw:text-box>
        </draw:frame>
        <draw:frame draw:style-name="gr3" draw:text-style-name="P4" draw:layer="layout" svg:width="0.73cm" svg:height="0.454cm" svg:x="4.593cm" svg:y="16.695cm">
          <draw:text-box>
            <text:p text:style-name="P1"><text:span text:style-name="T4">P</text:span><text:span text:style-name="T4">o</text:span><text:span text:style-name="T4">i</text:span><text:span text:style-name="T4">n</text:span><text:span text:style-name="T4">t</text:span></text:p>
          </draw:text-box>
        </draw:frame>
        <draw:frame draw:style-name="gr5" draw:text-style-name="P6" draw:layer="layout" svg:width="0.35cm" svg:height="0.412cm" svg:x="5.386cm" svg:y="16.732cm">
          <draw:text-box>
            <text:p text:style-name="P1"><text:span text:style-name="T14">&gt;</text:span></text:p>
          </draw:text-box>
        </draw:frame>
        <draw:frame draw:style-name="gr3" draw:text-style-name="P4" draw:layer="layout" svg:width="1.213cm" svg:height="0.454cm" svg:x="5.748cm" svg:y="16.695cm">
          <draw:text-box>
            <text:p text:style-name="P1"><text:span text:style-name="T4">a</text:span><text:span text:style-name="T4">l</text:span><text:span text:style-name="T4">l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/text:p>
          </draw:text-box>
        </draw:frame>
        <draw:frame draw:style-name="gr3" draw:text-style-name="P4" draw:layer="layout" svg:width="0.315cm" svg:height="0.454cm" svg:x="3.092cm" svg:y="17.138cm">
          <draw:text-box>
            <text:p text:style-name="P1"><text:span text:style-name="T5">•</text:span></text:p>
          </draw:text-box>
        </draw:frame>
        <draw:frame draw:style-name="gr3" draw:text-style-name="P4" draw:layer="layout" svg:width="0.874cm" svg:height="0.454cm" svg:x="3.379cm" svg:y="17.138cm">
          <draw:text-box>
            <text:p text:style-name="P1"><text:span text:style-name="T5">v</text:span><text:span text:style-name="T5">e</text:span><text:span text:style-name="T5">c</text:span><text:span text:style-name="T5">t</text:span><text:span text:style-name="T5">o</text:span><text:span text:style-name="T5">r</text:span></text:p>
          </draw:text-box>
        </draw:frame>
        <draw:frame draw:style-name="gr5" draw:text-style-name="P6" draw:layer="layout" svg:width="0.35cm" svg:height="0.412cm" svg:x="4.232cm" svg:y="17.175cm">
          <draw:text-box>
            <text:p text:style-name="P1"><text:span text:style-name="T14">&lt;</text:span></text:p>
          </draw:text-box>
        </draw:frame>
        <draw:frame draw:style-name="gr3" draw:text-style-name="P4" draw:layer="layout" svg:width="0.73cm" svg:height="0.454cm" svg:x="4.593cm" svg:y="17.138cm">
          <draw:text-box>
            <text:p text:style-name="P1"><text:span text:style-name="T4">P</text:span><text:span text:style-name="T4">o</text:span><text:span text:style-name="T4">i</text:span><text:span text:style-name="T4">n</text:span><text:span text:style-name="T4">t</text:span></text:p>
          </draw:text-box>
        </draw:frame>
        <draw:frame draw:style-name="gr5" draw:text-style-name="P6" draw:layer="layout" svg:width="0.35cm" svg:height="0.412cm" svg:x="5.386cm" svg:y="17.175cm">
          <draw:text-box>
            <text:p text:style-name="P1"><text:span text:style-name="T14">&gt;</text:span></text:p>
          </draw:text-box>
        </draw:frame>
        <draw:frame draw:style-name="gr3" draw:text-style-name="P4" draw:layer="layout" svg:width="1.924cm" svg:height="0.454cm" svg:x="5.748cm" svg:y="17.138cm">
          <draw:text-box>
            <text:p text:style-name="P1"><text:span text:style-name="T4">c</text:span><text:span text:style-name="T4">o</text:span><text:span text:style-name="T4">p</text:span><text:span text:style-name="T4">y</text:span><text:span text:style-name="T4">A</text:span><text:span text:style-name="T4">l</text:span><text:span text:style-name="T4">l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/text:p>
          </draw:text-box>
        </draw:frame>
        <draw:frame draw:style-name="gr9" draw:text-style-name="P10" draw:layer="layout" svg:width="0.849cm" svg:height="0.548cm" svg:x="2.5cm" svg:y="18.416cm">
          <draw:text-box>
            <text:p text:style-name="P1"><text:span text:style-name="T15">5</text:span><text:span text:style-name="T15">.</text:span><text:span text:style-name="T15">6</text:span><text:span text:style-name="T15">.</text:span><text:span text:style-name="T15">1</text:span></text:p>
          </draw:text-box>
        </draw:frame>
        <draw:frame draw:style-name="gr9" draw:text-style-name="P10" draw:layer="layout" svg:width="4.489cm" svg:height="0.548cm" svg:x="3.724cm" svg:y="18.416cm">
          <draw:text-box>
            <text:p text:style-name="P1"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3" draw:text-style-name="P4" draw:layer="layout" svg:width="0.98cm" svg:height="0.454cm" svg:x="2.5cm" svg:y="20.772cm">
          <draw:text-box>
            <text:p text:style-name="P1"><text:span text:style-name="T2">5</text:span><text:span text:style-name="T2">.</text:span><text:span text:style-name="T2">6</text:span><text:span text:style-name="T2">.</text:span><text:span text:style-name="T2">1</text:span><text:span text:style-name="T2">.</text:span><text:span text:style-name="T2">1</text:span></text:p>
          </draw:text-box>
        </draw:frame>
        <draw:frame draw:style-name="gr3" draw:text-style-name="P4" draw:layer="layout" svg:width="1.475cm" svg:height="0.454cm" svg:x="3.784cm" svg:y="20.772cm">
          <draw:text-box>
            <text:p text:style-name="P1"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i</text:span><text:span text:style-name="T2">s</text:span><text:span text:style-name="T2">(</text:span><text:span text:style-name="T2">)</text:span></text:p>
          </draw:text-box>
        </draw:frame>
        <draw:frame draw:style-name="gr4" draw:text-style-name="P5" draw:layer="layout" svg:width="2.881cm" svg:height="0.34cm" svg:x="2.5cm" svg:y="21.872cm">
          <draw:text-box>
            <text:p text:style-name="P1"><text:span text:style-name="T17">v</text:span><text:span text:style-name="T17">o</text:span><text:span text:style-name="T17">i</text:span><text:span text:style-name="T17">d</text:span><text:span text:style-name="T17"> </text:span><text:span text:style-name="T17">a</text:span><text:span text:style-name="T17">n</text:span><text:span text:style-name="T17">a</text:span><text:span text:style-name="T17">l</text:span><text:span text:style-name="T17">y</text:span><text:span text:style-name="T17">s</text:span><text:span text:style-name="T17">i</text:span><text:span text:style-name="T17">s</text:span><text:span text:style-name="T17"> </text:span><text:span text:style-name="T17">(</text:span><text:span text:style-name="T17"> </text:span><text:span text:style-name="T17">)</text:span></text:p>
          </draw:text-box>
        </draw:frame>
        <draw:frame draw:style-name="gr3" draw:text-style-name="P4" draw:layer="layout" svg:width="2.847cm" svg:height="0.454cm" svg:x="2.5cm" svg:y="22.532cm">
          <draw:text-box>
            <text:p text:style-name="P1"><text:span text:style-name="T5">P</text:span><text:span text:style-name="T5">r</text:span><text:span text:style-name="T5">i</text:span><text:span text:style-name="T5">m</text:span><text:span text:style-name="T5">a</text:span><text:span text:style-name="T5">r</text:span><text:span text:style-name="T5">y</text:span><text:span text:style-name="T5"> </text:span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i</text:span><text:span text:style-name="T5">s</text:span><text:span text:style-name="T5"> </text:span><text:span text:style-name="T5">f</text:span><text:span text:style-name="T5">i</text:span><text:span text:style-name="T5">l</text:span><text:span text:style-name="T5">e</text:span></text:p>
          </draw:text-box>
        </draw:frame>
        <draw:frame draw:style-name="gr3" draw:text-style-name="P4" draw:layer="layout" svg:width="0.98cm" svg:height="0.454cm" svg:x="2.5cm" svg:y="23.812cm">
          <draw:text-box>
            <text:p text:style-name="P1"><text:span text:style-name="T2">5</text:span><text:span text:style-name="T2">.</text:span><text:span text:style-name="T2">6</text:span><text:span text:style-name="T2">.</text:span><text:span text:style-name="T2">1</text:span><text:span text:style-name="T2">.</text:span><text:span text:style-name="T2">2</text:span></text:p>
          </draw:text-box>
        </draw:frame>
        <draw:frame draw:style-name="gr3" draw:text-style-name="P4" draw:layer="layout" svg:width="2.817cm" svg:height="0.454cm" svg:x="3.784cm" svg:y="23.812cm">
          <draw:text-box>
            <text:p text:style-name="P1"><text:span text:style-name="T2">b</text:span><text:span text:style-name="T2">u</text:span><text:span text:style-name="T2">i</text:span><text:span text:style-name="T2">l</text:span><text:span text:style-name="T2">d</text:span><text:span text:style-name="T2">R</text:span><text:span text:style-name="T2">a</text:span><text:span text:style-name="T2">n</text:span><text:span text:style-name="T2">d</text:span><text:span text:style-name="T2">o</text:span><text:span text:style-name="T2">m</text:span><text:span text:style-name="T2">L</text:span><text:span text:style-name="T2">i</text:span><text:span text:style-name="T2">s</text:span><text:span text:style-name="T2">t</text:span><text:span text:style-name="T2">(</text:span><text:span text:style-name="T2">)</text:span></text:p>
          </draw:text-box>
        </draw:frame>
        <draw:frame draw:style-name="gr4" draw:text-style-name="P5" draw:layer="layout" svg:width="3.727cm" svg:height="0.34cm" svg:x="2.5cm" svg:y="24.912cm">
          <draw:text-box>
            <text:p text:style-name="P1"><text:span text:style-name="T17">v</text:span><text:span text:style-name="T17">o</text:span><text:span text:style-name="T17">i</text:span><text:span text:style-name="T17">d</text:span><text:span text:style-name="T17"> </text:span><text:span text:style-name="T17">b</text:span><text:span text:style-name="T17">u</text:span><text:span text:style-name="T17">i</text:span><text:span text:style-name="T17">l</text:span><text:span text:style-name="T17">d</text:span><text:span text:style-name="T17">R</text:span><text:span text:style-name="T17">a</text:span><text:span text:style-name="T17">n</text:span><text:span text:style-name="T17">d</text:span><text:span text:style-name="T17">o</text:span><text:span text:style-name="T17">m</text:span><text:span text:style-name="T17">L</text:span><text:span text:style-name="T17">i</text:span><text:span text:style-name="T17">s</text:span><text:span text:style-name="T17">t</text:span><text:span text:style-name="T17"> </text:span><text:span text:style-name="T17">(</text:span></text:p>
          </draw:text-box>
        </draw:frame>
        <draw:frame draw:style-name="gr4" draw:text-style-name="P5" draw:layer="layout" svg:width="1.018cm" svg:height="0.34cm" svg:x="4.669cm" svg:y="25.333cm">
          <draw:text-box>
            <text:p text:style-name="P1"><text:span text:style-name="T17">i</text:span><text:span text:style-name="T17">n</text:span><text:span text:style-name="T17">t</text:span><text:span text:style-name="T18"> </text:span><text:span text:style-name="T18">n</text:span><text:span text:style-name="T18">,</text:span></text:p>
          </draw:text-box>
        </draw:frame>
        <draw:frame draw:style-name="gr4" draw:text-style-name="P5" draw:layer="layout" svg:width="1.357cm" svg:height="0.34cm" svg:x="4.669cm" svg:y="25.755cm">
          <draw:text-box>
            <text:p text:style-name="P1"><text:span text:style-name="T17">i</text:span><text:span text:style-name="T17">n</text:span><text:span text:style-name="T17">t</text:span><text:span text:style-name="T18"> </text:span><text:span text:style-name="T18">m</text:span><text:span text:style-name="T18">i</text:span><text:span text:style-name="T18">n</text:span><text:span text:style-name="T18">,</text:span></text:p>
          </draw:text-box>
        </draw:frame>
        <draw:frame draw:style-name="gr4" draw:text-style-name="P5" draw:layer="layout" svg:width="1.526cm" svg:height="0.34cm" svg:x="4.669cm" svg:y="26.177cm">
          <draw:text-box>
            <text:p text:style-name="P1"><text:span text:style-name="T17">i</text:span><text:span text:style-name="T17">n</text:span><text:span text:style-name="T17">t</text:span><text:span text:style-name="T18"> </text:span><text:span text:style-name="T18">m</text:span><text:span text:style-name="T18">a</text:span><text:span text:style-name="T18">x</text:span><text:span text:style-name="T17"> </text:span><text:span text:style-name="T17">)</text:span></text:p>
          </draw:text-box>
        </draw:frame>
        <draw:line draw:style-name="gr2" draw:text-style-name="P3" draw:layer="layout" svg:x1="2.499cm" svg:y1="27.66cm" svg:x2="18.499cm" svg:y2="27.66cm">
          <text:p/>
        </draw:line>
        <draw:frame draw:style-name="gr3" draw:text-style-name="P4" draw:layer="layout" svg:width="3.998cm" svg:height="0.454cm" svg:x="2.5cm" svg:y="26.837cm">
          <draw:text-box>
            <text:p text:style-name="P1"><text:span text:style-name="T5">U</text:span><text:span text:style-name="T5">s</text:span><text:span text:style-name="T5">e</text:span><text:span text:style-name="T5">d</text:span><text:span text:style-name="T5"> </text:span><text:span text:style-name="T5">w</text:span><text:span text:style-name="T5">h</text:span><text:span text:style-name="T5">e</text:span><text:span text:style-name="T5">n</text:span><text:span text:style-name="T5"> </text:span><text:span text:style-name="T5">t</text:span><text:span text:style-name="T5">e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m</text:span><text:span text:style-name="T5">a</text:span><text:span text:style-name="T5">n</text:span><text:span text:style-name="T5">u</text:span><text:span text:style-name="T5">a</text:span><text:span text:style-name="T5">l</text:span><text:span text:style-name="T5">l</text:span><text:span text:style-name="T5">y</text:span></text:p>
          </draw:text-box>
        </draw:frame>
        <draw:frame draw:style-name="gr6" draw:text-style-name="P7" draw:layer="layout" svg:width="2.402cm" svg:height="0.319cm" svg:x="16.036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  <draw:page draw:name="page19" draw:style-name="dp1" draw:master-page-name="master-page23">
        <draw:frame draw:style-name="gr3" draw:text-style-name="P4" draw:layer="layout" svg:width="11.682cm" svg:height="0.454cm" svg:x="2.5cm" svg:y="1.375cm">
          <draw:text-box>
            <text:p text:style-name="P1"><text:span text:style-name="T2">5</text:span><text:span text:style-name="T2">.</text:span><text:span text:style-name="T2">6</text:span><text:span text:style-name="T2"> </text:span><text:span text:style-name="T2">/</text:span><text:span text:style-name="T2">h</text:span><text:span text:style-name="T2">o</text:span><text:span text:style-name="T2">m</text:span><text:span text:style-name="T2">e</text:span><text:span text:style-name="T2">/</text:span><text:span text:style-name="T2">c</text:span><text:span text:style-name="T2">h</text:span><text:span text:style-name="T2">r</text:span><text:span text:style-name="T2">i</text:span><text:span text:style-name="T2">s</text:span><text:span text:style-name="T2">t</text:span><text:span text:style-name="T2">i</text:span><text:span text:style-name="T2">a</text:span><text:span text:style-name="T2">n</text:span><text:span text:style-name="T2">/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s</text:span><text:span text:style-name="T2">/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s</text:span><text:span text:style-name="T2">_</text:span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</text:span><text:span text:style-name="T2">1</text:span><text:span text:style-name="T2">/</text:span><text:span text:style-name="T2">m</text:span><text:span text:style-name="T2">a</text:span><text:span text:style-name="T2">i</text:span><text:span text:style-name="T2">n</text:span><text:span text:style-name="T2">.</text:span><text:span text:style-name="T2">c</text:span><text:span text:style-name="T2">p</text:span><text:span text:style-name="T2">p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/text:p>
          </draw:text-box>
        </draw:frame>
        <draw:line draw:style-name="gr2" draw:text-style-name="P3" draw:layer="layout" svg:x1="2.499cm" svg:y1="1.872cm" svg:x2="18.499cm" svg:y2="1.872cm">
          <text:p/>
        </draw:line>
        <draw:frame draw:style-name="gr3" draw:text-style-name="P4" draw:layer="layout" svg:width="0.358cm" svg:height="0.454cm" svg:x="18.148cm" svg:y="1.375cm">
          <draw:text-box>
            <text:p text:style-name="P1"><text:span text:style-name="T2">1</text:span><text:span text:style-name="T2">5</text:span></text:p>
          </draw:text-box>
        </draw:frame>
        <draw:frame draw:style-name="gr3" draw:text-style-name="P4" draw:layer="layout" svg:width="0.98cm" svg:height="0.454cm" svg:x="2.5cm" svg:y="2.488cm">
          <draw:text-box>
            <text:p text:style-name="P1"><text:span text:style-name="T2">5</text:span><text:span text:style-name="T2">.</text:span><text:span text:style-name="T2">6</text:span><text:span text:style-name="T2">.</text:span><text:span text:style-name="T2">1</text:span><text:span text:style-name="T2">.</text:span><text:span text:style-name="T2">3</text:span></text:p>
          </draw:text-box>
        </draw:frame>
        <draw:frame draw:style-name="gr3" draw:text-style-name="P4" draw:layer="layout" svg:width="1.454cm" svg:height="0.454cm" svg:x="3.784cm" svg:y="2.488cm">
          <draw:text-box>
            <text:p text:style-name="P1"><text:span text:style-name="T2">c</text:span><text:span text:style-name="T2">l</text:span><text:span text:style-name="T2">e</text:span><text:span text:style-name="T2">a</text:span><text:span text:style-name="T2">n</text:span><text:span text:style-name="T2">U</text:span><text:span text:style-name="T2">p</text:span><text:span text:style-name="T2">(</text:span><text:span text:style-name="T2">)</text:span></text:p>
          </draw:text-box>
        </draw:frame>
        <draw:frame draw:style-name="gr4" draw:text-style-name="P5" draw:layer="layout" svg:width="2.711cm" svg:height="0.34cm" svg:x="2.5cm" svg:y="3.756cm">
          <draw:text-box>
            <text:p text:style-name="P1"><text:span text:style-name="T17">v</text:span><text:span text:style-name="T17">o</text:span><text:span text:style-name="T17">i</text:span><text:span text:style-name="T17">d</text:span><text:span text:style-name="T17"> </text:span><text:span text:style-name="T17">c</text:span><text:span text:style-name="T17">l</text:span><text:span text:style-name="T17">e</text:span><text:span text:style-name="T17">a</text:span><text:span text:style-name="T17">n</text:span><text:span text:style-name="T17">U</text:span><text:span text:style-name="T17">p</text:span><text:span text:style-name="T17"> </text:span><text:span text:style-name="T17">(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6.058cm">
          <draw:text-box>
            <text:p text:style-name="P1"><text:span text:style-name="T2">5</text:span><text:span text:style-name="T2">.</text:span><text:span text:style-name="T2">6</text:span><text:span text:style-name="T2">.</text:span><text:span text:style-name="T2">1</text:span><text:span text:style-name="T2">.</text:span><text:span text:style-name="T2">4</text:span></text:p>
          </draw:text-box>
        </draw:frame>
        <draw:frame draw:style-name="gr3" draw:text-style-name="P4" draw:layer="layout" svg:width="2.271cm" svg:height="0.454cm" svg:x="3.784cm" svg:y="6.058cm">
          <draw:text-box>
            <text:p text:style-name="P1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F</text:span><text:span text:style-name="T2">i</text:span><text:span text:style-name="T2">l</text:span><text:span text:style-name="T2">e</text:span><text:span text:style-name="T2">s</text:span><text:span text:style-name="T2">(</text:span><text:span text:style-name="T2">)</text:span></text:p>
          </draw:text-box>
        </draw:frame>
        <draw:frame draw:style-name="gr4" draw:text-style-name="P5" draw:layer="layout" svg:width="3.389cm" svg:height="0.34cm" svg:x="2.5cm" svg:y="7.326cm">
          <draw:text-box>
            <text:p text:style-name="P1"><text:span text:style-name="T17">v</text:span><text:span text:style-name="T17">o</text:span><text:span text:style-name="T17">i</text:span><text:span text:style-name="T17">d</text:span><text:span text:style-name="T17"> </text:span><text:span text:style-name="T17">g</text:span><text:span text:style-name="T17">e</text:span><text:span text:style-name="T17">n</text:span><text:span text:style-name="T17">e</text:span><text:span text:style-name="T17">r</text:span><text:span text:style-name="T17">a</text:span><text:span text:style-name="T17">t</text:span><text:span text:style-name="T17">e</text:span><text:span text:style-name="T17">F</text:span><text:span text:style-name="T17">i</text:span><text:span text:style-name="T17">l</text:span><text:span text:style-name="T17">e</text:span><text:span text:style-name="T17">s</text:span><text:span text:style-name="T17"> </text:span><text:span text:style-name="T17">(</text:span></text:p>
          </draw:text-box>
        </draw:frame>
        <draw:frame draw:style-name="gr4" draw:text-style-name="P5" draw:layer="layout" svg:width="1.357cm" svg:height="0.34cm" svg:x="4.669cm" svg:y="7.747cm">
          <draw:text-box>
            <text:p text:style-name="P1"><text:span text:style-name="T17">i</text:span><text:span text:style-name="T17">n</text:span><text:span text:style-name="T17">t</text:span><text:span text:style-name="T18"> </text:span><text:span text:style-name="T18">m</text:span><text:span text:style-name="T18">i</text:span><text:span text:style-name="T18">n</text:span><text:span text:style-name="T18">,</text:span></text:p>
          </draw:text-box>
        </draw:frame>
        <draw:frame draw:style-name="gr4" draw:text-style-name="P5" draw:layer="layout" svg:width="1.526cm" svg:height="0.34cm" svg:x="4.669cm" svg:y="8.169cm">
          <draw:text-box>
            <text:p text:style-name="P1"><text:span text:style-name="T17">i</text:span><text:span text:style-name="T17">n</text:span><text:span text:style-name="T17">t</text:span><text:span text:style-name="T18"> </text:span><text:span text:style-name="T18">m</text:span><text:span text:style-name="T18">a</text:span><text:span text:style-name="T18">x</text:span><text:span text:style-name="T17"> </text:span><text:span text:style-name="T17">)</text:span></text:p>
          </draw:text-box>
        </draw:frame>
        <draw:frame draw:style-name="gr3" draw:text-style-name="P4" draw:layer="layout" svg:width="4.93cm" svg:height="0.454cm" svg:x="2.5cm" svg:y="8.992cm">
          <draw:text-box>
            <text:p text:style-name="P1"><text:span text:style-name="T5">\ </text:span><text:span text:style-name="T5">A</text:span><text:span text:style-name="T5">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f</text:span><text:span text:style-name="T5">o</text:span><text:span text:style-name="T5">r</text:span><text:span text:style-name="T5">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i</text:span><text:span text:style-name="T5">n</text:span><text:span text:style-name="T5">g</text:span><text:span text:style-name="T5"> </text:span><text:span text:style-name="T5">t</text:span><text:span text:style-name="T5">e</text:span><text:span text:style-name="T5">s</text:span><text:span text:style-name="T5">t </text:span><text:span text:style-name="T5">f</text:span><text:span text:style-name="T5">i</text:span><text:span text:style-name="T5">l</text:span><text:span text:style-name="T5">e</text:span><text:span text:style-name="T5">s</text:span></text:p>
          </draw:text-box>
        </draw:frame>
        <draw:frame draw:style-name="gr3" draw:text-style-name="P4" draw:layer="layout" svg:width="0.98cm" svg:height="0.454cm" svg:x="2.5cm" svg:y="10.472cm">
          <draw:text-box>
            <text:p text:style-name="P1"><text:span text:style-name="T2">5</text:span><text:span text:style-name="T2">.</text:span><text:span text:style-name="T2">6</text:span><text:span text:style-name="T2">.</text:span><text:span text:style-name="T2">1</text:span><text:span text:style-name="T2">.</text:span><text:span text:style-name="T2">5</text:span></text:p>
          </draw:text-box>
        </draw:frame>
        <draw:frame draw:style-name="gr3" draw:text-style-name="P4" draw:layer="layout" svg:width="1.42cm" svg:height="0.454cm" svg:x="3.784cm" svg:y="10.472cm">
          <draw:text-box>
            <text:p text:style-name="P1"><text:span text:style-name="T2">l</text:span><text:span text:style-name="T2">o</text:span><text:span text:style-name="T2">a</text:span><text:span text:style-name="T2">d</text:span><text:span text:style-name="T2">F</text:span><text:span text:style-name="T2">i</text:span><text:span text:style-name="T2">l</text:span><text:span text:style-name="T2">e</text:span><text:span text:style-name="T2">(</text:span><text:span text:style-name="T2">)</text:span></text:p>
          </draw:text-box>
        </draw:frame>
        <draw:frame draw:style-name="gr4" draw:text-style-name="P5" draw:layer="layout" svg:width="2.542cm" svg:height="0.34cm" svg:x="2.5cm" svg:y="11.739cm">
          <draw:text-box>
            <text:p text:style-name="P1"><text:span text:style-name="T17">v</text:span><text:span text:style-name="T17">o</text:span><text:span text:style-name="T17">i</text:span><text:span text:style-name="T17">d</text:span><text:span text:style-name="T17"> </text:span><text:span text:style-name="T17">l</text:span><text:span text:style-name="T17">o</text:span><text:span text:style-name="T17">a</text:span><text:span text:style-name="T17">d</text:span><text:span text:style-name="T17">F</text:span><text:span text:style-name="T17">i</text:span><text:span text:style-name="T17">l</text:span><text:span text:style-name="T17">e</text:span><text:span text:style-name="T17"> </text:span><text:span text:style-name="T17">(</text:span></text:p>
          </draw:text-box>
        </draw:frame>
        <draw:frame draw:style-name="gr4" draw:text-style-name="P5" draw:layer="layout" svg:width="2.712cm" svg:height="0.34cm" svg:x="4.669cm" svg:y="12.161cm">
          <draw:text-box>
            <text:p text:style-name="P1"><text:span text:style-name="T17">s</text:span><text:span text:style-name="T17">t</text:span><text:span text:style-name="T17">r</text:span><text:span text:style-name="T17">i</text:span><text:span text:style-name="T17">n</text:span><text:span text:style-name="T17">g</text:span><text:span text:style-name="T18"> </text:span><text:span text:style-name="T18">f</text:span><text:span text:style-name="T18">i</text:span><text:span text:style-name="T18">l</text:span><text:span text:style-name="T18">e</text:span><text:span text:style-name="T18">N</text:span><text:span text:style-name="T18">a</text:span><text:span text:style-name="T18">m</text:span><text:span text:style-name="T18">e</text:span><text:span text:style-name="T17"> </text:span><text:span text:style-name="T17">)</text:span></text:p>
          </draw:text-box>
        </draw:frame>
        <draw:frame draw:style-name="gr3" draw:text-style-name="P4" draw:layer="layout" svg:width="5.857cm" svg:height="0.454cm" svg:x="2.5cm" svg:y="12.984cm">
          <draw:text-box>
            <text:p text:style-name="P1"><text:span text:style-name="T5">\ </text:span><text:span text:style-name="T5">A</text:span><text:span text:style-name="T5">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f</text:span><text:span text:style-name="T5">o</text:span><text:span text:style-name="T5">r</text:span><text:span text:style-name="T5"> </text:span><text:span text:style-name="T5">l</text:span><text:span text:style-name="T5">o</text:span><text:span text:style-name="T5">a</text:span><text:span text:style-name="T5">d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text:span text:style-name="T5">p</text:span><text:span text:style-name="T5">a</text:span><text:span text:style-name="T5">r</text:span><text:span text:style-name="T5">s</text:span><text:span text:style-name="T5">i</text:span><text:span text:style-name="T5">n</text:span><text:span text:style-name="T5">g</text:span><text:span text:style-name="T5"> </text:span><text:span text:style-name="T5">t</text:span><text:span text:style-name="T5">e</text:span><text:span text:style-name="T5">s</text:span><text:span text:style-name="T5">t </text:span><text:span text:style-name="T5">f</text:span><text:span text:style-name="T5">i</text:span><text:span text:style-name="T5">l</text:span><text:span text:style-name="T5">e</text:span><text:span text:style-name="T5">s</text:span></text:p>
          </draw:text-box>
        </draw:frame>
        <draw:frame draw:style-name="gr3" draw:text-style-name="P4" draw:layer="layout" svg:width="0.98cm" svg:height="0.454cm" svg:x="2.5cm" svg:y="14.463cm">
          <draw:text-box>
            <text:p text:style-name="P1"><text:span text:style-name="T2">5</text:span><text:span text:style-name="T2">.</text:span><text:span text:style-name="T2">6</text:span><text:span text:style-name="T2">.</text:span><text:span text:style-name="T2">1</text:span><text:span text:style-name="T2">.</text:span><text:span text:style-name="T2">6</text:span></text:p>
          </draw:text-box>
        </draw:frame>
        <draw:frame draw:style-name="gr3" draw:text-style-name="P4" draw:layer="layout" svg:width="0.959cm" svg:height="0.454cm" svg:x="3.784cm" svg:y="14.463cm">
          <draw:text-box>
            <text:p text:style-name="P1"><text:span text:style-name="T2">m</text:span><text:span text:style-name="T2">a</text:span><text:span text:style-name="T2">i</text:span><text:span text:style-name="T2">n</text:span><text:span text:style-name="T2">(</text:span><text:span text:style-name="T2">)</text:span></text:p>
          </draw:text-box>
        </draw:frame>
        <draw:frame draw:style-name="gr4" draw:text-style-name="P5" draw:layer="layout" svg:width="2.034cm" svg:height="0.34cm" svg:x="2.5cm" svg:y="15.731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m</text:span><text:span text:style-name="T17">a</text:span><text:span text:style-name="T17">i</text:span><text:span text:style-name="T17">n</text:span><text:span text:style-name="T17"> </text:span><text:span text:style-name="T17">(</text:span><text:span text:style-name="T17"> </text:span><text:span text:style-name="T17">)</text:span></text:p>
          </draw:text-box>
        </draw:frame>
        <draw:frame draw:style-name="gr3" draw:text-style-name="P4" draw:layer="layout" svg:width="0.98cm" svg:height="0.454cm" svg:x="2.5cm" svg:y="18.033cm">
          <draw:text-box>
            <text:p text:style-name="P1"><text:span text:style-name="T2">5</text:span><text:span text:style-name="T2">.</text:span><text:span text:style-name="T2">6</text:span><text:span text:style-name="T2">.</text:span><text:span text:style-name="T2">1</text:span><text:span text:style-name="T2">.</text:span><text:span text:style-name="T2">7</text:span></text:p>
          </draw:text-box>
        </draw:frame>
        <draw:frame draw:style-name="gr3" draw:text-style-name="P4" draw:layer="layout" svg:width="2.233cm" svg:height="0.454cm" svg:x="3.784cm" svg:y="18.033cm">
          <draw:text-box>
            <text:p text:style-name="P1"><text:span text:style-name="T2">p</text:span><text:span text:style-name="T2">r</text:span><text:span text:style-name="T2">i</text:span><text:span text:style-name="T2">m</text:span><text:span text:style-name="T2">a</text:span><text:span text:style-name="T2">r</text:span><text:span text:style-name="T2">y</text:span><text:span text:style-name="T2">L</text:span><text:span text:style-name="T2">o</text:span><text:span text:style-name="T2">g</text:span><text:span text:style-name="T2">i</text:span><text:span text:style-name="T2">c</text:span><text:span text:style-name="T2">(</text:span><text:span text:style-name="T2">)</text:span></text:p>
          </draw:text-box>
        </draw:frame>
        <draw:frame draw:style-name="gr4" draw:text-style-name="P5" draw:layer="layout" svg:width="3.219cm" svg:height="0.34cm" svg:x="2.5cm" svg:y="19.301cm">
          <draw:text-box>
            <text:p text:style-name="P1"><text:span text:style-name="T17">v</text:span><text:span text:style-name="T17">o</text:span><text:span text:style-name="T17">i</text:span><text:span text:style-name="T17">d</text:span><text:span text:style-name="T17"> </text:span><text:span text:style-name="T17">p</text:span><text:span text:style-name="T17">r</text:span><text:span text:style-name="T17">i</text:span><text:span text:style-name="T17">m</text:span><text:span text:style-name="T17">a</text:span><text:span text:style-name="T17">r</text:span><text:span text:style-name="T17">y</text:span><text:span text:style-name="T17">L</text:span><text:span text:style-name="T17">o</text:span><text:span text:style-name="T17">g</text:span><text:span text:style-name="T17">i</text:span><text:span text:style-name="T17">c</text:span><text:span text:style-name="T17"> </text:span><text:span text:style-name="T17">(</text:span></text:p>
          </draw:text-box>
        </draw:frame>
        <draw:frame draw:style-name="gr4" draw:text-style-name="P5" draw:layer="layout" svg:width="3.051cm" svg:height="0.34cm" svg:x="4.669cm" svg:y="19.722cm">
          <draw:text-box>
            <text:p text:style-name="P1"><text:span text:style-name="T6">P</text:span><text:span text:style-name="T6">o</text:span><text:span text:style-name="T6">i</text:span><text:span text:style-name="T6">n</text:span><text:span text:style-name="T6">t</text:span><text:span text:style-name="T18"> </text:span><text:span text:style-name="T18">s</text:span><text:span text:style-name="T18">t</text:span><text:span text:style-name="T18">a</text:span><text:span text:style-name="T18">r</text:span><text:span text:style-name="T18">t</text:span><text:span text:style-name="T18">P</text:span><text:span text:style-name="T18">o</text:span><text:span text:style-name="T18">i</text:span><text:span text:style-name="T18">n</text:span><text:span text:style-name="T18">t</text:span><text:span text:style-name="T17"> </text:span><text:span text:style-name="T17">)</text:span></text:p>
          </draw:text-box>
        </draw:frame>
        <draw:frame draw:style-name="gr3" draw:text-style-name="P4" draw:layer="layout" svg:width="6.657cm" svg:height="0.454cm" svg:x="2.5cm" svg:y="20.545cm">
          <draw:text-box>
            <text:p text:style-name="P1"><text:span text:style-name="T5">\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u</text:span><text:span text:style-name="T5">s</text:span><text:span text:style-name="T5">e</text:span><text:span text:style-name="T5">d</text:span><text:span text:style-name="T5"> </text:span><text:span text:style-name="T5">f</text:span><text:span text:style-name="T5">o</text:span><text:span text:style-name="T5">r</text:span><text:span text:style-name="T5"> </text:span><text:span text:style-name="T5">n</text:span><text:span text:style-name="T5">e</text:span><text:span text:style-name="T5">a</text:span><text:span text:style-name="T5">r</text:span><text:span text:style-name="T5">e</text:span><text:span text:style-name="T5">s</text:span><text:span text:style-name="T5">t</text:span><text:span text:style-name="T5">-</text:span><text:span text:style-name="T5">n</text:span><text:span text:style-name="T5">e</text:span><text:span text:style-name="T5">i</text:span><text:span text:style-name="T5">g</text:span><text:span text:style-name="T5">b</text:span><text:span text:style-name="T5">o</text:span><text:span text:style-name="T5">r</text:span><text:span text:style-name="T5"> </text:span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9" draw:text-style-name="P10" draw:layer="layout" svg:width="0.849cm" svg:height="0.548cm" svg:x="2.5cm" svg:y="22.023cm">
          <draw:text-box>
            <text:p text:style-name="P1"><text:span text:style-name="T15">5</text:span><text:span text:style-name="T15">.</text:span><text:span text:style-name="T15">6</text:span><text:span text:style-name="T15">.</text:span><text:span text:style-name="T15">2</text:span></text:p>
          </draw:text-box>
        </draw:frame>
        <draw:frame draw:style-name="gr9" draw:text-style-name="P10" draw:layer="layout" svg:width="4.362cm" svg:height="0.548cm" svg:x="3.724cm" svg:y="22.023cm">
          <draw:text-box>
            <text:p text:style-name="P1"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3" draw:text-style-name="P4" draw:layer="layout" svg:width="0.98cm" svg:height="0.454cm" svg:x="2.5cm" svg:y="24.747cm">
          <draw:text-box>
            <text:p text:style-name="P1"><text:span text:style-name="T2">5</text:span><text:span text:style-name="T2">.</text:span><text:span text:style-name="T2">6</text:span><text:span text:style-name="T2">.</text:span><text:span text:style-name="T2">2</text:span><text:span text:style-name="T2">.</text:span><text:span text:style-name="T2">1</text:span></text:p>
          </draw:text-box>
        </draw:frame>
        <draw:frame draw:style-name="gr3" draw:text-style-name="P4" draw:layer="layout" svg:width="1.331cm" svg:height="0.454cm" svg:x="3.784cm" svg:y="24.747cm">
          <draw:text-box>
            <text:p text:style-name="P1"><text:span text:style-name="T2">a</text:span><text:span text:style-name="T2">l</text:span><text:span text:style-name="T2">l</text:span><text:span text:style-name="T2">P</text:span><text:span text:style-name="T2">o</text:span><text:span text:style-name="T2">i</text:span><text:span text:style-name="T2">n</text:span><text:span text:style-name="T2">t</text:span><text:span text:style-name="T2">s</text:span></text:p>
          </draw:text-box>
        </draw:frame>
        <draw:frame draw:style-name="gr4" draw:text-style-name="P5" draw:layer="layout" svg:width="1.018cm" svg:height="0.34cm" svg:x="2.5cm" svg:y="26.014cm">
          <draw:text-box>
            <text:p text:style-name="P1"><text:span text:style-name="T17">v</text:span><text:span text:style-name="T17">e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style-name="gr4" draw:text-style-name="P5" draw:layer="layout" svg:width="0.28cm" svg:height="0.327cm" svg:x="3.512cm" svg:y="26.02cm">
          <draw:text-box>
            <text:p text:style-name="P1"><text:span text:style-name="T19">&lt;</text:span></text:p>
          </draw:text-box>
        </draw:frame>
        <draw:frame draw:style-name="gr4" draw:text-style-name="P5" draw:layer="layout" svg:width="0.849cm" svg:height="0.34cm" svg:x="3.745cm" svg:y="26.014cm">
          <draw:text-box>
            <text:p text:style-name="P1"><text:span text:style-name="T6">P</text:span><text:span text:style-name="T6">o</text:span><text:span text:style-name="T6">i</text:span><text:span text:style-name="T6">n</text:span><text:span text:style-name="T6">t</text:span></text:p>
          </draw:text-box>
        </draw:frame>
        <draw:frame draw:style-name="gr4" draw:text-style-name="P5" draw:layer="layout" svg:width="0.28cm" svg:height="0.327cm" svg:x="4.588cm" svg:y="26.02cm">
          <draw:text-box>
            <text:p text:style-name="P1"><text:span text:style-name="T19">&gt;</text:span></text:p>
          </draw:text-box>
        </draw:frame>
        <draw:line draw:style-name="gr2" draw:text-style-name="P3" draw:layer="layout" svg:x1="2.499cm" svg:y1="27.66cm" svg:x2="18.499cm" svg:y2="27.66cm">
          <text:p/>
        </draw:line>
        <draw:frame draw:style-name="gr4" draw:text-style-name="P5" draw:layer="layout" svg:width="1.526cm" svg:height="0.34cm" svg:x="4.989cm" svg:y="26.014cm">
          <draw:text-box>
            <text:p text:style-name="P1"><text:span text:style-name="T17">a</text:span><text:span text:style-name="T17">l</text:span><text:span text:style-name="T17">l</text:span><text:span text:style-name="T17">P</text:span><text:span text:style-name="T17">o</text:span><text:span text:style-name="T17">i</text:span><text:span text:style-name="T17">n</text:span><text:span text:style-name="T17">t</text:span><text:span text:style-name="T17">s</text:span></text:p>
          </draw:text-box>
        </draw:frame>
        <draw:frame draw:style-name="gr6" draw:text-style-name="P7" draw:layer="layout" svg:width="2.402cm" svg:height="0.319cm" svg:x="2.5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  <draw:page draw:name="page20" draw:style-name="dp1" draw:master-page-name="master-page23">
        <draw:frame draw:style-name="gr3" draw:text-style-name="P4" draw:layer="layout" svg:width="0.358cm" svg:height="0.454cm" svg:x="2.5cm" svg:y="1.375cm">
          <draw:text-box>
            <text:p text:style-name="P1"><text:span text:style-name="T2">1</text:span><text:span text:style-name="T2">6</text:span></text:p>
          </draw:text-box>
        </draw:frame>
        <draw:line draw:style-name="gr2" draw:text-style-name="P3" draw:layer="layout" svg:x1="2.499cm" svg:y1="1.872cm" svg:x2="18.499cm" svg:y2="1.872cm">
          <text:p/>
        </draw:line>
        <draw:frame draw:style-name="gr3" draw:text-style-name="P4" draw:layer="layout" svg:width="2.961cm" svg:height="0.454cm" svg:x="15.565cm" svg:y="1.375cm">
          <draw:text-box>
            <text:p text:style-name="P1"><text:span text:style-name="T2">F</text:span><text:span text:style-name="T2">i</text:span><text:span text:style-name="T2">l</text:span><text:span text:style-name="T2">e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3" draw:text-style-name="P4" draw:layer="layout" svg:width="0.98cm" svg:height="0.454cm" svg:x="2.5cm" svg:y="2.488cm">
          <draw:text-box>
            <text:p text:style-name="P1"><text:span text:style-name="T2">5</text:span><text:span text:style-name="T2">.</text:span><text:span text:style-name="T2">6</text:span><text:span text:style-name="T2">.</text:span><text:span text:style-name="T2">2</text:span><text:span text:style-name="T2">.</text:span><text:span text:style-name="T2">2</text:span></text:p>
          </draw:text-box>
        </draw:frame>
        <draw:frame draw:style-name="gr3" draw:text-style-name="P4" draw:layer="layout" svg:width="2.127cm" svg:height="0.454cm" svg:x="3.784cm" svg:y="2.488cm">
          <draw:text-box>
            <text:p text:style-name="P1"><text:span text:style-name="T2">c</text:span><text:span text:style-name="T2">o</text:span><text:span text:style-name="T2">p</text:span><text:span text:style-name="T2">y</text:span><text:span text:style-name="T2">A</text:span><text:span text:style-name="T2">l</text:span><text:span text:style-name="T2">l</text:span><text:span text:style-name="T2">P</text:span><text:span text:style-name="T2">o</text:span><text:span text:style-name="T2">i</text:span><text:span text:style-name="T2">n</text:span><text:span text:style-name="T2">t</text:span><text:span text:style-name="T2">s</text:span></text:p>
          </draw:text-box>
        </draw:frame>
        <draw:frame draw:style-name="gr4" draw:text-style-name="P5" draw:layer="layout" svg:width="1.018cm" svg:height="0.34cm" svg:x="2.5cm" svg:y="3.654cm">
          <draw:text-box>
            <text:p text:style-name="P1"><text:span text:style-name="T17">v</text:span><text:span text:style-name="T17">e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style-name="gr4" draw:text-style-name="P5" draw:layer="layout" svg:width="0.28cm" svg:height="0.327cm" svg:x="3.512cm" svg:y="3.661cm">
          <draw:text-box>
            <text:p text:style-name="P1"><text:span text:style-name="T19">&lt;</text:span></text:p>
          </draw:text-box>
        </draw:frame>
        <draw:frame draw:style-name="gr4" draw:text-style-name="P5" draw:layer="layout" svg:width="0.849cm" svg:height="0.34cm" svg:x="3.745cm" svg:y="3.654cm">
          <draw:text-box>
            <text:p text:style-name="P1"><text:span text:style-name="T6">P</text:span><text:span text:style-name="T6">o</text:span><text:span text:style-name="T6">i</text:span><text:span text:style-name="T6">n</text:span><text:span text:style-name="T6">t</text:span></text:p>
          </draw:text-box>
        </draw:frame>
        <draw:frame draw:style-name="gr4" draw:text-style-name="P5" draw:layer="layout" svg:width="0.28cm" svg:height="0.327cm" svg:x="4.588cm" svg:y="3.661cm">
          <draw:text-box>
            <text:p text:style-name="P1"><text:span text:style-name="T19">&gt;</text:span></text:p>
          </draw:text-box>
        </draw:frame>
        <draw:frame draw:style-name="gr4" draw:text-style-name="P5" draw:layer="layout" svg:width="2.203cm" svg:height="0.34cm" svg:x="4.989cm" svg:y="3.654cm">
          <draw:text-box>
            <text:p text:style-name="P1"><text:span text:style-name="T17">c</text:span><text:span text:style-name="T17">o</text:span><text:span text:style-name="T17">p</text:span><text:span text:style-name="T17">y</text:span><text:span text:style-name="T17">A</text:span><text:span text:style-name="T17">l</text:span><text:span text:style-name="T17">l</text:span><text:span text:style-name="T17">P</text:span><text:span text:style-name="T17">o</text:span><text:span text:style-name="T17">i</text:span><text:span text:style-name="T17">n</text:span><text:span text:style-name="T17">t</text:span><text:span text:style-name="T17">s</text:span></text:p>
          </draw:text-box>
        </draw:frame>
        <draw:frame draw:style-name="gr3" draw:text-style-name="P4" draw:layer="layout" svg:width="0.98cm" svg:height="0.454cm" svg:x="2.5cm" svg:y="5.735cm">
          <draw:text-box>
            <text:p text:style-name="P1"><text:span text:style-name="T2">5</text:span><text:span text:style-name="T2">.</text:span><text:span text:style-name="T2">6</text:span><text:span text:style-name="T2">.</text:span><text:span text:style-name="T2">2</text:span><text:span text:style-name="T2">.</text:span><text:span text:style-name="T2">3</text:span></text:p>
          </draw:text-box>
        </draw:frame>
        <draw:frame draw:style-name="gr3" draw:text-style-name="P4" draw:layer="layout" svg:width="1.987cm" svg:height="0.454cm" svg:x="3.784cm" svg:y="5.735cm">
          <draw:text-box>
            <text:p text:style-name="P1"><text:span text:style-name="T2">f</text:span><text:span text:style-name="T2">i</text:span><text:span text:style-name="T2">n</text:span><text:span text:style-name="T2">a</text:span><text:span text:style-name="T2">l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/text:p>
          </draw:text-box>
        </draw:frame>
        <draw:frame draw:style-name="gr4" draw:text-style-name="P5" draw:layer="layout" svg:width="3.897cm" svg:height="0.34cm" svg:x="2.5cm" svg:y="6.901cm">
          <draw:text-box>
            <text:p text:style-name="P1"><text:span text:style-name="T17">d</text:span><text:span text:style-name="T17">o</text:span><text:span text:style-name="T17">u</text:span><text:span text:style-name="T17">b</text:span><text:span text:style-name="T17">l</text:span><text:span text:style-name="T17">e</text:span><text:span text:style-name="T17"> </text:span><text:span text:style-name="T17">f</text:span><text:span text:style-name="T17">i</text:span><text:span text:style-name="T17">n</text:span><text:span text:style-name="T17">a</text:span><text:span text:style-name="T17">l</text:span><text:span text:style-name="T17">D</text:span><text:span text:style-name="T17">i</text:span><text:span text:style-name="T17">s</text:span><text:span text:style-name="T17">t</text:span><text:span text:style-name="T17">a</text:span><text:span text:style-name="T17">n</text:span><text:span text:style-name="T17">c</text:span><text:span text:style-name="T17">e</text:span><text:span text:style-name="T17"> </text:span><text:span text:style-name="T17">=</text:span><text:span text:style-name="T17"> </text:span><text:span text:style-name="T17">0</text:span></text:p>
          </draw:text-box>
        </draw:frame>
        <draw:frame draw:style-name="gr3" draw:text-style-name="P4" draw:layer="layout" svg:width="0.98cm" svg:height="0.454cm" svg:x="2.5cm" svg:y="8.981cm">
          <draw:text-box>
            <text:p text:style-name="P1"><text:span text:style-name="T2">5</text:span><text:span text:style-name="T2">.</text:span><text:span text:style-name="T2">6</text:span><text:span text:style-name="T2">.</text:span><text:span text:style-name="T2">2</text:span><text:span text:style-name="T2">.</text:span><text:span text:style-name="T2">4</text:span></text:p>
          </draw:text-box>
        </draw:frame>
        <draw:frame draw:style-name="gr3" draw:text-style-name="P4" draw:layer="layout" svg:width="2.25cm" svg:height="0.454cm" svg:x="3.784cm" svg:y="8.981cm">
          <draw:text-box>
            <text:p text:style-name="P1"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O</text:span><text:span text:style-name="T2">f</text:span><text:span text:style-name="T2">F</text:span><text:span text:style-name="T2">i</text:span><text:span text:style-name="T2">l</text:span><text:span text:style-name="T2">e</text:span><text:span text:style-name="T2">s</text:span></text:p>
          </draw:text-box>
        </draw:frame>
        <draw:frame draw:style-name="gr4" draw:text-style-name="P5" draw:layer="layout" svg:width="3.558cm" svg:height="0.34cm" svg:x="2.5cm" svg:y="10.147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n</text:span><text:span text:style-name="T17">u</text:span><text:span text:style-name="T17">m</text:span><text:span text:style-name="T17">b</text:span><text:span text:style-name="T17">e</text:span><text:span text:style-name="T17">r</text:span><text:span text:style-name="T17">O</text:span><text:span text:style-name="T17">f</text:span><text:span text:style-name="T17">F</text:span><text:span text:style-name="T17">i</text:span><text:span text:style-name="T17">l</text:span><text:span text:style-name="T17">e</text:span><text:span text:style-name="T17">s</text:span><text:span text:style-name="T17"> </text:span><text:span text:style-name="T17">=</text:span><text:span text:style-name="T17"> </text:span><text:span text:style-name="T17">4</text:span></text:p>
          </draw:text-box>
        </draw:frame>
        <draw:frame draw:style-name="gr3" draw:text-style-name="P4" draw:layer="layout" svg:width="0.98cm" svg:height="0.454cm" svg:x="2.5cm" svg:y="12.227cm">
          <draw:text-box>
            <text:p text:style-name="P1"><text:span text:style-name="T2">5</text:span><text:span text:style-name="T2">.</text:span><text:span text:style-name="T2">6</text:span><text:span text:style-name="T2">.</text:span><text:span text:style-name="T2">2</text:span><text:span text:style-name="T2">.</text:span><text:span text:style-name="T2">5</text:span></text:p>
          </draw:text-box>
        </draw:frame>
        <draw:frame draw:style-name="gr3" draw:text-style-name="P4" draw:layer="layout" svg:width="2.144cm" svg:height="0.454cm" svg:x="3.784cm" svg:y="12.227cm">
          <draw:text-box>
            <text:p text:style-name="P1"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P</text:span><text:span text:style-name="T2">o</text:span><text:span text:style-name="T2">i</text:span><text:span text:style-name="T2">n</text:span><text:span text:style-name="T2">t</text:span><text:span text:style-name="T2">s</text:span></text:p>
          </draw:text-box>
        </draw:frame>
        <draw:frame draw:style-name="gr4" draw:text-style-name="P5" draw:layer="layout" svg:width="3.558cm" svg:height="0.34cm" svg:x="2.5cm" svg:y="13.393cm">
          <draw:text-box>
            <text:p text:style-name="P1"><text:span text:style-name="T17">i</text:span><text:span text:style-name="T17">n</text:span><text:span text:style-name="T17">t</text:span><text:span text:style-name="T17"> </text:span><text:span text:style-name="T17">n</text:span><text:span text:style-name="T17">u</text:span><text:span text:style-name="T17">m</text:span><text:span text:style-name="T17">b</text:span><text:span text:style-name="T17">e</text:span><text:span text:style-name="T17">r</text:span><text:span text:style-name="T17">P</text:span><text:span text:style-name="T17">o</text:span><text:span text:style-name="T17">i</text:span><text:span text:style-name="T17">n</text:span><text:span text:style-name="T17">t</text:span><text:span text:style-name="T17">s</text:span><text:span text:style-name="T17"> </text:span><text:span text:style-name="T17">=</text:span><text:span text:style-name="T17"> </text:span><text:span text:style-name="T17">1</text:span><text:span text:style-name="T17">0</text:span></text:p>
          </draw:text-box>
        </draw:frame>
        <draw:frame draw:style-name="gr3" draw:text-style-name="P4" draw:layer="layout" svg:width="0.98cm" svg:height="0.454cm" svg:x="2.5cm" svg:y="15.474cm">
          <draw:text-box>
            <text:p text:style-name="P1"><text:span text:style-name="T2">5</text:span><text:span text:style-name="T2">.</text:span><text:span text:style-name="T2">6</text:span><text:span text:style-name="T2">.</text:span><text:span text:style-name="T2">2</text:span><text:span text:style-name="T2">.</text:span><text:span text:style-name="T2">6</text:span></text:p>
          </draw:text-box>
        </draw:frame>
        <draw:frame draw:style-name="gr3" draw:text-style-name="P4" draw:layer="layout" svg:width="1.17cm" svg:height="0.454cm" svg:x="3.784cm" svg:y="15.474cm">
          <draw:text-box>
            <text:p text:style-name="P1"><text:span text:style-name="T2">t</text:span><text:span text:style-name="T2">h</text:span><text:span text:style-name="T2">e</text:span><text:span text:style-name="T2">P</text:span><text:span text:style-name="T2">a</text:span><text:span text:style-name="T2">t</text:span><text:span text:style-name="T2">h</text:span></text:p>
          </draw:text-box>
        </draw:frame>
        <draw:frame draw:style-name="gr4" draw:text-style-name="P5" draw:layer="layout" svg:width="1.018cm" svg:height="0.34cm" svg:x="2.5cm" svg:y="16.64cm">
          <draw:text-box>
            <text:p text:style-name="P1"><text:span text:style-name="T17">v</text:span><text:span text:style-name="T17">e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style-name="gr4" draw:text-style-name="P5" draw:layer="layout" svg:width="0.28cm" svg:height="0.327cm" svg:x="3.512cm" svg:y="16.646cm">
          <draw:text-box>
            <text:p text:style-name="P1"><text:span text:style-name="T19">&lt;</text:span></text:p>
          </draw:text-box>
        </draw:frame>
        <draw:frame draw:style-name="gr4" draw:text-style-name="P5" draw:layer="layout" svg:width="0.849cm" svg:height="0.34cm" svg:x="3.745cm" svg:y="16.64cm">
          <draw:text-box>
            <text:p text:style-name="P1"><text:span text:style-name="T6">P</text:span><text:span text:style-name="T6">o</text:span><text:span text:style-name="T6">i</text:span><text:span text:style-name="T6">n</text:span><text:span text:style-name="T6">t</text:span></text:p>
          </draw:text-box>
        </draw:frame>
        <draw:frame draw:style-name="gr4" draw:text-style-name="P5" draw:layer="layout" svg:width="0.28cm" svg:height="0.327cm" svg:x="4.588cm" svg:y="16.646cm">
          <draw:text-box>
            <text:p text:style-name="P1"><text:span text:style-name="T19">&gt;</text:span></text:p>
          </draw:text-box>
        </draw:frame>
        <draw:frame draw:style-name="gr4" draw:text-style-name="P5" draw:layer="layout" svg:width="1.187cm" svg:height="0.34cm" svg:x="4.989cm" svg:y="16.64cm">
          <draw:text-box>
            <text:p text:style-name="P1"><text:span text:style-name="T17">t</text:span><text:span text:style-name="T17">h</text:span><text:span text:style-name="T17">e</text:span><text:span text:style-name="T17">P</text:span><text:span text:style-name="T17">a</text:span><text:span text:style-name="T17">t</text:span><text:span text:style-name="T17">h</text:span></text:p>
          </draw:text-box>
        </draw:frame>
        <draw:frame draw:style-name="gr1" draw:text-style-name="P2" draw:layer="layout" svg:width="0.629cm" svg:height="0.649cm" svg:x="2.5cm" svg:y="17.99cm">
          <draw:text-box>
            <text:p text:style-name="P1"><text:span text:style-name="T12">5</text:span><text:span text:style-name="T12">.</text:span><text:span text:style-name="T12">7</text:span></text:p>
          </draw:text-box>
        </draw:frame>
        <draw:frame draw:style-name="gr1" draw:text-style-name="P2" draw:layer="layout" svg:width="13.561cm" svg:height="0.649cm" svg:x="3.589cm" svg:y="17.99cm">
          <draw:text-box>
            <text:p text:style-name="P1"><text:span text:style-name="T12">/</text:span><text:span text:style-name="T12">h</text:span><text:span text:style-name="T12">o</text:span><text:span text:style-name="T12">m</text:span><text:span text:style-name="T12">e</text:span><text:span text:style-name="T12">/</text:span><text:span text:style-name="T12">c</text:span><text:span text:style-name="T12">h</text:span><text:span text:style-name="T12">r</text:span><text:span text:style-name="T12">i</text:span><text:span text:style-name="T12">s</text:span><text:span text:style-name="T12">t</text:span><text:span text:style-name="T12">i</text:span><text:span text:style-name="T12">a</text:span><text:span text:style-name="T12">n</text:span><text:span text:style-name="T12">/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</text:span><text:span text:style-name="T12">t</text:span><text:span text:style-name="T12">s</text:span><text:span text:style-name="T12">/</text:span><text:span text:style-name="T12">A</text:span><text:span text:style-name="T12">l</text:span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text:span text:style-name="T12">s</text:span><text:span text:style-name="T12">_</text:span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1</text:span><text:span text:style-name="T12">/</text:span><text:span text:style-name="T12">P</text:span><text:span text:style-name="T12">o</text:span><text:span text:style-name="T12">i</text:span><text:span text:style-name="T12">n</text:span><text:span text:style-name="T12">t</text:span><text:span text:style-name="T12">.</text:span><text:span text:style-name="T12">c</text:span><text:span text:style-name="T12">p</text:span><text:span text:style-name="T12">p</text:span><text:span text:style-name="T12"> </text:span><text:span text:style-name="T12">F</text:span><text:span text:style-name="T12">i</text:span><text:span text:style-name="T12">l</text:span><text:span text:style-name="T12">e</text:span></text:p>
          </draw:text-box>
        </draw:frame>
        <draw:frame draw:style-name="gr1" draw:text-style-name="P2" draw:layer="layout" svg:width="2.182cm" svg:height="0.649cm" svg:x="3.589cm" svg:y="18.623cm">
          <draw:text-box>
            <text:p text:style-name="P1"><text:span text:style-name="T12">R</text:span><text:span text:style-name="T12">e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e</text:span></text:p>
          </draw:text-box>
        </draw:frame>
        <draw:frame draw:style-name="gr5" draw:text-style-name="P6" draw:layer="layout" svg:width="3.812cm" svg:height="0.424cm" svg:x="2.5cm" svg:y="20.014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 </text:span><text:span text:style-name="T13">"</text:span><text:span text:style-name="T13">P</text:span><text:span text:style-name="T13">o</text:span><text:span text:style-name="T13">i</text:span><text:span text:style-name="T13">n</text:span><text:span text:style-name="T13">t</text:span><text:span text:style-name="T13">.</text:span><text:span text:style-name="T13">h</text:span><text:span text:style-name="T13">"</text:span></text:p>
          </draw:text-box>
        </draw:frame>
        <draw:frame draw:style-name="gr1" draw:text-style-name="P2" draw:layer="layout" svg:width="0.629cm" svg:height="0.649cm" svg:x="2.5cm" svg:y="21.853cm">
          <draw:text-box>
            <text:p text:style-name="P1"><text:span text:style-name="T12">5</text:span><text:span text:style-name="T12">.</text:span><text:span text:style-name="T12">8</text:span></text:p>
          </draw:text-box>
        </draw:frame>
        <draw:frame draw:style-name="gr1" draw:text-style-name="P2" draw:layer="layout" svg:width="13.036cm" svg:height="0.649cm" svg:x="3.589cm" svg:y="21.853cm">
          <draw:text-box>
            <text:p text:style-name="P1"><text:span text:style-name="T12">/</text:span><text:span text:style-name="T12">h</text:span><text:span text:style-name="T12">o</text:span><text:span text:style-name="T12">m</text:span><text:span text:style-name="T12">e</text:span><text:span text:style-name="T12">/</text:span><text:span text:style-name="T12">c</text:span><text:span text:style-name="T12">h</text:span><text:span text:style-name="T12">r</text:span><text:span text:style-name="T12">i</text:span><text:span text:style-name="T12">s</text:span><text:span text:style-name="T12">t</text:span><text:span text:style-name="T12">i</text:span><text:span text:style-name="T12">a</text:span><text:span text:style-name="T12">n</text:span><text:span text:style-name="T12">/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</text:span><text:span text:style-name="T12">t</text:span><text:span text:style-name="T12">s</text:span><text:span text:style-name="T12">/</text:span><text:span text:style-name="T12">A</text:span><text:span text:style-name="T12">l</text:span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text:span text:style-name="T12">s</text:span><text:span text:style-name="T12">_</text:span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1</text:span><text:span text:style-name="T12">/</text:span><text:span text:style-name="T12">P</text:span><text:span text:style-name="T12">o</text:span><text:span text:style-name="T12">i</text:span><text:span text:style-name="T12">n</text:span><text:span text:style-name="T12">t</text:span><text:span text:style-name="T12">.</text:span><text:span text:style-name="T12">h</text:span><text:span text:style-name="T12"> </text:span><text:span text:style-name="T12">F</text:span><text:span text:style-name="T12">i</text:span><text:span text:style-name="T12">l</text:span><text:span text:style-name="T12">e</text:span></text:p>
          </draw:text-box>
        </draw:frame>
        <draw:frame draw:style-name="gr1" draw:text-style-name="P2" draw:layer="layout" svg:width="2.182cm" svg:height="0.649cm" svg:x="3.589cm" svg:y="22.486cm">
          <draw:text-box>
            <text:p text:style-name="P1"><text:span text:style-name="T12">R</text:span><text:span text:style-name="T12">e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e</text:span></text:p>
          </draw:text-box>
        </draw:frame>
        <draw:frame draw:style-name="gr5" draw:text-style-name="P6" draw:layer="layout" svg:width="1.695cm" svg:height="0.424cm" svg:x="2.5cm" svg:y="23.877cm">
          <draw:text-box>
            <text:p text:style-name="P1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/text:p>
          </draw:text-box>
        </draw:frame>
        <draw:frame draw:style-name="gr5" draw:text-style-name="P6" draw:layer="layout" svg:width="0.35cm" svg:height="0.412cm" svg:x="4.398cm" svg:y="23.885cm">
          <draw:text-box>
            <text:p text:style-name="P1"><text:span text:style-name="T14">&lt;</text:span></text:p>
          </draw:text-box>
        </draw:frame>
        <draw:frame draw:style-name="gr5" draw:text-style-name="P6" draw:layer="layout" svg:width="1.272cm" svg:height="0.424cm" svg:x="4.671cm" svg:y="23.877cm">
          <draw:text-box>
            <text:p text:style-name="P1"><text:span text:style-name="T13">v</text:span><text:span text:style-name="T13">e</text:span><text:span text:style-name="T13">c</text:span><text:span text:style-name="T13">t</text:span><text:span text:style-name="T13">o</text:span><text:span text:style-name="T13">r</text:span></text:p>
          </draw:text-box>
        </draw:frame>
        <draw:frame draw:style-name="gr5" draw:text-style-name="P6" draw:layer="layout" svg:width="0.35cm" svg:height="0.412cm" svg:x="5.937cm" svg:y="23.885cm">
          <draw:text-box>
            <text:p text:style-name="P1"><text:span text:style-name="T14">&gt;</text:span></text:p>
          </draw:text-box>
        </draw:frame>
        <draw:frame draw:style-name="gr9" draw:text-style-name="P10" draw:layer="layout" svg:width="1.441cm" svg:height="0.548cm" svg:x="2.5cm" svg:y="25.622cm">
          <draw:text-box>
            <text:p text:style-name="P1"><text:span text:style-name="T15">C</text:span><text:span text:style-name="T15">l</text:span><text:span text:style-name="T15">a</text:span><text:span text:style-name="T15">s</text:span><text:span text:style-name="T15">s</text:span><text:span text:style-name="T15">e</text:span><text:span text:style-name="T15">s</text:span></text:p>
          </draw:text-box>
        </draw:frame>
        <draw:frame draw:style-name="gr3" draw:text-style-name="P4" draw:layer="layout" svg:width="0.315cm" svg:height="0.454cm" svg:x="3.092cm" svg:y="26.516cm">
          <draw:text-box>
            <text:p text:style-name="P1"><text:span text:style-name="T5">•</text:span></text:p>
          </draw:text-box>
        </draw:frame>
        <draw:line draw:style-name="gr2" draw:text-style-name="P3" draw:layer="layout" svg:x1="2.499cm" svg:y1="27.66cm" svg:x2="18.499cm" svg:y2="27.66cm">
          <text:p/>
        </draw:line>
        <draw:frame draw:style-name="gr3" draw:text-style-name="P4" draw:layer="layout" svg:width="1.551cm" svg:height="0.454cm" svg:x="3.379cm" svg:y="26.516cm">
          <draw:text-box>
            <text:p text:style-name="P1"><text:span text:style-name="T5">c</text:span><text:span text:style-name="T5">l</text:span><text:span text:style-name="T5">a</text:span><text:span text:style-name="T5">s</text:span><text:span text:style-name="T5">s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/text:p>
          </draw:text-box>
        </draw:frame>
        <draw:frame draw:style-name="gr6" draw:text-style-name="P7" draw:layer="layout" svg:width="2.402cm" svg:height="0.319cm" svg:x="16.036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  <draw:page draw:name="page21" draw:style-name="dp1" draw:master-page-name="master-page91">
        <draw:frame draw:style-name="gr8" draw:text-style-name="P9" draw:layer="layout" svg:width="2.059cm" svg:height="1.127cm" svg:x="2.5cm" svg:y="3.911cm">
          <draw:text-box>
            <text:p text:style-name="P1"><text:span text:style-name="T10">I</text:span><text:span text:style-name="T10">n</text:span><text:span text:style-name="T10">d</text:span><text:span text:style-name="T10">e</text:span><text:span text:style-name="T10">x</text:span></text:p>
          </draw:text-box>
        </draw:frame>
        <draw:frame draw:style-name="gr3" draw:text-style-name="P4" draw:layer="layout" svg:width="9.091cm" svg:height="0.454cm" svg:x="2.5cm" svg:y="6.219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5">C</text:span><text:span text:style-name="T5">M</text:span><text:span text:style-name="T5">a</text:span><text:span text:style-name="T5">k</text:span><text:span text:style-name="T5">e</text:span><text:span text:style-name="T5">L</text:span><text:span text:style-name="T5">i</text:span><text:span text:style-name="T5">s</text:span><text:span text:style-name="T5">t</text:span><text:span text:style-name="T5">s</text:span><text:span text:style-name="T5">.</text:span><text:span text:style-name="T5">t</text:span><text:span text:style-name="T5">x</text:span><text:span text:style-name="T5">t</text:span><text:span text:style-name="T5">,</text:span></text:p>
          </draw:text-box>
        </draw:frame>
        <draw:frame draw:style-name="gr3" draw:text-style-name="P4" draw:layer="layout" svg:width="0.315cm" svg:height="0.454cm" svg:x="3.906cm" svg:y="6.64cm">
          <draw:text-box>
            <text:p text:style-name="P1"><text:span text:style-name="T4">9</text:span></text:p>
          </draw:text-box>
        </draw:frame>
        <draw:frame draw:style-name="gr3" draw:text-style-name="P4" draw:layer="layout" svg:width="8.329cm" svg:height="0.454cm" svg:x="2.5cm" svg:y="7.064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5">P</text:span><text:span text:style-name="T5">o</text:span><text:span text:style-name="T5">i</text:span><text:span text:style-name="T5">n</text:span><text:span text:style-name="T5">t</text:span><text:span text:style-name="T5">.</text:span><text:span text:style-name="T5">c</text:span><text:span text:style-name="T5">p</text:span><text:span text:style-name="T5">p</text:span><text:span text:style-name="T5">,</text:span></text:p>
          </draw:text-box>
        </draw:frame>
        <draw:frame draw:style-name="gr3" draw:text-style-name="P4" draw:layer="layout" svg:width="0.358cm" svg:height="0.454cm" svg:x="3.906cm" svg:y="7.486cm">
          <draw:text-box>
            <text:p text:style-name="P1"><text:span text:style-name="T4">1</text:span><text:span text:style-name="T4">6</text:span></text:p>
          </draw:text-box>
        </draw:frame>
        <draw:frame draw:style-name="gr3" draw:text-style-name="P4" draw:layer="layout" svg:width="7.99cm" svg:height="0.454cm" svg:x="2.5cm" svg:y="7.91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5">P</text:span><text:span text:style-name="T5">o</text:span><text:span text:style-name="T5">i</text:span><text:span text:style-name="T5">n</text:span><text:span text:style-name="T5">t</text:span><text:span text:style-name="T5">.</text:span><text:span text:style-name="T5">h</text:span><text:span text:style-name="T5">,</text:span></text:p>
          </draw:text-box>
        </draw:frame>
        <draw:frame draw:style-name="gr3" draw:text-style-name="P4" draw:layer="layout" svg:width="0.358cm" svg:height="0.454cm" svg:x="3.906cm" svg:y="8.332cm">
          <draw:text-box>
            <text:p text:style-name="P1"><text:span text:style-name="T4">1</text:span><text:span text:style-name="T4">6</text:span></text:p>
          </draw:text-box>
        </draw:frame>
        <draw:frame draw:style-name="gr3" draw:text-style-name="P4" draw:layer="layout" svg:width="9.133cm" svg:height="0.454cm" svg:x="2.5cm" svg:y="8.756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c</text:span><text:span text:style-name="T5">p</text:span><text:span text:style-name="T5">p</text:span><text:span text:style-name="T5">,</text:span></text:p>
          </draw:text-box>
        </draw:frame>
        <draw:frame draw:style-name="gr3" draw:text-style-name="P4" draw:layer="layout" svg:width="0.315cm" svg:height="0.454cm" svg:x="3.906cm" svg:y="9.178cm">
          <draw:text-box>
            <text:p text:style-name="P1"><text:span text:style-name="T4">9</text:span></text:p>
          </draw:text-box>
        </draw:frame>
        <draw:frame draw:style-name="gr3" draw:text-style-name="P4" draw:layer="layout" svg:width="8.795cm" svg:height="0.454cm" svg:x="2.5cm" svg:y="9.602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h</text:span><text:span text:style-name="T5">,</text:span></text:p>
          </draw:text-box>
        </draw:frame>
        <draw:frame draw:style-name="gr3" draw:text-style-name="P4" draw:layer="layout" svg:width="0.358cm" svg:height="0.454cm" svg:x="3.906cm" svg:y="10.023cm">
          <draw:text-box>
            <text:p text:style-name="P1"><text:span text:style-name="T4">1</text:span><text:span text:style-name="T4">0</text:span></text:p>
          </draw:text-box>
        </draw:frame>
        <draw:frame draw:style-name="gr3" draw:text-style-name="P4" draw:layer="layout" svg:width="8.651cm" svg:height="0.454cm" svg:x="2.5cm" svg:y="10.447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5">h</text:span><text:span text:style-name="T5">e</text:span><text:span text:style-name="T5">l</text:span><text:span text:style-name="T5">p</text:span><text:span text:style-name="T5">e</text:span><text:span text:style-name="T5">r</text:span><text:span text:style-name="T5">s</text:span><text:span text:style-name="T5">.</text:span><text:span text:style-name="T5">c</text:span><text:span text:style-name="T5">p</text:span><text:span text:style-name="T5">p</text:span><text:span text:style-name="T5">,</text:span></text:p>
          </draw:text-box>
        </draw:frame>
        <draw:frame draw:style-name="gr3" draw:text-style-name="P4" draw:layer="layout" svg:width="0.358cm" svg:height="0.454cm" svg:x="3.906cm" svg:y="10.869cm">
          <draw:text-box>
            <text:p text:style-name="P1"><text:span text:style-name="T4">1</text:span><text:span text:style-name="T4">1</text:span></text:p>
          </draw:text-box>
        </draw:frame>
        <draw:frame draw:style-name="gr3" draw:text-style-name="P4" draw:layer="layout" svg:width="8.312cm" svg:height="0.454cm" svg:x="2.5cm" svg:y="11.293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5">h</text:span><text:span text:style-name="T5">e</text:span><text:span text:style-name="T5">l</text:span><text:span text:style-name="T5">p</text:span><text:span text:style-name="T5">e</text:span><text:span text:style-name="T5">r</text:span><text:span text:style-name="T5">s</text:span><text:span text:style-name="T5">.</text:span><text:span text:style-name="T5">h</text:span><text:span text:style-name="T5">,</text:span></text:p>
          </draw:text-box>
        </draw:frame>
        <draw:frame draw:style-name="gr3" draw:text-style-name="P4" draw:layer="layout" svg:width="0.358cm" svg:height="0.454cm" svg:x="3.906cm" svg:y="11.715cm">
          <draw:text-box>
            <text:p text:style-name="P1"><text:span text:style-name="T4">1</text:span><text:span text:style-name="T4">2</text:span></text:p>
          </draw:text-box>
        </draw:frame>
        <draw:frame draw:style-name="gr3" draw:text-style-name="P4" draw:layer="layout" svg:width="8.291cm" svg:height="0.454cm" svg:x="2.5cm" svg:y="12.139cm">
          <draw:text-box>
            <text:p text:style-name="P1"><text:span text:style-name="T5">/</text:span><text:span text:style-name="T5">h</text:span><text:span text:style-name="T5">o</text:span><text:span text:style-name="T5">m</text:span><text:span text:style-name="T5">e</text:span><text:span text:style-name="T5">/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/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text:span text:style-name="T5">/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_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1</text:span><text:span text:style-name="T5">/</text:span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/text:p>
          </draw:text-box>
        </draw:frame>
        <draw:frame draw:style-name="gr3" draw:text-style-name="P4" draw:layer="layout" svg:width="0.358cm" svg:height="0.454cm" svg:x="3.906cm" svg:y="12.561cm">
          <draw:text-box>
            <text:p text:style-name="P1"><text:span text:style-name="T4">1</text:span><text:span text:style-name="T4">4</text:span></text:p>
          </draw:text-box>
        </draw:frame>
        <draw:frame draw:style-name="gr3" draw:text-style-name="P4" draw:layer="layout" svg:width="1.564cm" svg:height="0.454cm" svg:x="2.5cm" svg:y="13.374cm">
          <draw:text-box>
            <text:p text:style-name="P1"><text:span text:style-name="T5">a</text:span><text:span text:style-name="T5">d</text:span><text:span text:style-name="T5">d</text:span><text:span text:style-name="T5">T</text:span><text:span text:style-name="T5">o</text:span><text:span text:style-name="T5">P</text:span><text:span text:style-name="T5">a</text:span><text:span text:style-name="T5">t</text:span><text:span text:style-name="T5">h</text:span></text:p>
          </draw:text-box>
        </draw:frame>
        <draw:frame draw:style-name="gr3" draw:text-style-name="P4" draw:layer="layout" svg:width="1.852cm" svg:height="0.454cm" svg:x="3.203cm" svg:y="13.798cm">
          <draw:text-box>
            <text:p text:style-name="P1"><text:span text:style-name="T5">h</text:span><text:span text:style-name="T5">e</text:span><text:span text:style-name="T5">l</text:span><text:span text:style-name="T5">p</text:span><text:span text:style-name="T5">e</text:span><text:span text:style-name="T5">r</text:span><text:span text:style-name="T5">s</text:span><text:span text:style-name="T5">.</text:span><text:span text:style-name="T5">h</text:span><text:span text:style-name="T5">,</text:span><text:span text:style-name="T4"> </text:span><text:span text:style-name="T4">1</text:span><text:span text:style-name="T4">3</text:span></text:p>
          </draw:text-box>
        </draw:frame>
        <draw:frame draw:style-name="gr3" draw:text-style-name="P4" draw:layer="layout" svg:width="1.213cm" svg:height="0.454cm" svg:x="2.5cm" svg:y="14.222cm">
          <draw:text-box>
            <text:p text:style-name="P1"><text:span text:style-name="T5">a</text:span><text:span text:style-name="T5">l</text:span><text:span text:style-name="T5">l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/text:p>
          </draw:text-box>
        </draw:frame>
        <draw:frame draw:style-name="gr3" draw:text-style-name="P4" draw:layer="layout" svg:width="1.831cm" svg:height="0.454cm" svg:x="3.203cm" svg:y="14.646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5</text:span></text:p>
          </draw:text-box>
        </draw:frame>
        <draw:frame draw:style-name="gr3" draw:text-style-name="P4" draw:layer="layout" svg:width="1.162cm" svg:height="0.454cm" svg:x="2.5cm" svg:y="15.07cm">
          <draw:text-box>
            <text:p text:style-name="P1"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i</text:span><text:span text:style-name="T5">s</text:span></text:p>
          </draw:text-box>
        </draw:frame>
        <draw:frame draw:style-name="gr3" draw:text-style-name="P4" draw:layer="layout" svg:width="1.831cm" svg:height="0.454cm" svg:x="3.203cm" svg:y="15.494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4</text:span></text:p>
          </draw:text-box>
        </draw:frame>
        <draw:frame draw:style-name="gr3" draw:text-style-name="P4" draw:layer="layout" svg:width="2.381cm" svg:height="0.454cm" svg:x="2.5cm" svg:y="16.307cm">
          <draw:text-box>
            <text:p text:style-name="P1"><text:span text:style-name="T5">b</text:span><text:span text:style-name="T5">u</text:span><text:span text:style-name="T5">i</text:span><text:span text:style-name="T5">l</text:span><text:span text:style-name="T5">d</text:span><text:span text:style-name="T5">R</text:span><text:span text:style-name="T5">a</text:span><text:span text:style-name="T5">n</text:span><text:span text:style-name="T5">d</text:span><text:span text:style-name="T5">o</text:span><text:span text:style-name="T5">m</text:span><text:span text:style-name="T5">L</text:span><text:span text:style-name="T5">i</text:span><text:span text:style-name="T5">s</text:span><text:span text:style-name="T5">t</text:span></text:p>
          </draw:text-box>
        </draw:frame>
        <draw:frame draw:style-name="gr3" draw:text-style-name="P4" draw:layer="layout" svg:width="1.831cm" svg:height="0.454cm" svg:x="3.203cm" svg:y="16.731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4</text:span></text:p>
          </draw:text-box>
        </draw:frame>
        <draw:frame draw:style-name="gr3" draw:text-style-name="P4" draw:layer="layout" svg:width="2.512cm" svg:height="0.454cm" svg:x="2.5cm" svg:y="17.544cm">
          <draw:text-box>
            <text:p text:style-name="P1"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t</text:span><text:span text:style-name="T5">e</text:span><text:span text:style-name="T5">D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</text:span></text:p>
          </draw:text-box>
        </draw:frame>
        <draw:frame draw:style-name="gr3" draw:text-style-name="P4" draw:layer="layout" svg:width="2.191cm" svg:height="0.454cm" svg:x="3.203cm" svg:y="17.968cm">
          <draw:text-box>
            <text:p text:style-name="P1"><text:span text:style-name="T5">h</text:span><text:span text:style-name="T5">e</text:span><text:span text:style-name="T5">l</text:span><text:span text:style-name="T5">p</text:span><text:span text:style-name="T5">e</text:span><text:span text:style-name="T5">r</text:span><text:span text:style-name="T5">s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2</text:span></text:p>
          </draw:text-box>
        </draw:frame>
        <draw:frame draw:style-name="gr3" draw:text-style-name="P4" draw:layer="layout" svg:width="1.852cm" svg:height="0.454cm" svg:x="3.203cm" svg:y="18.392cm">
          <draw:text-box>
            <text:p text:style-name="P1"><text:span text:style-name="T5">h</text:span><text:span text:style-name="T5">e</text:span><text:span text:style-name="T5">l</text:span><text:span text:style-name="T5">p</text:span><text:span text:style-name="T5">e</text:span><text:span text:style-name="T5">r</text:span><text:span text:style-name="T5">s</text:span><text:span text:style-name="T5">.</text:span><text:span text:style-name="T5">h</text:span><text:span text:style-name="T5">,</text:span><text:span text:style-name="T4"> </text:span><text:span text:style-name="T4">1</text:span><text:span text:style-name="T4">3</text:span></text:p>
          </draw:text-box>
        </draw:frame>
        <draw:frame draw:style-name="gr3" draw:text-style-name="P4" draw:layer="layout" svg:width="2.834cm" svg:height="0.454cm" svg:x="2.5cm" svg:y="18.816cm">
          <draw:text-box>
            <text:p text:style-name="P1"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t</text:span><text:span text:style-name="T5">e</text:span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/text:p>
          </draw:text-box>
        </draw:frame>
        <draw:frame draw:style-name="gr3" draw:text-style-name="P4" draw:layer="layout" svg:width="2.496cm" svg:height="0.454cm" svg:x="3.203cm" svg:y="19.24cm">
          <draw:text-box>
            <text:p text:style-name="P1"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9</text:span></text:p>
          </draw:text-box>
        </draw:frame>
        <draw:frame draw:style-name="gr3" draw:text-style-name="P4" draw:layer="layout" svg:width="2.335cm" svg:height="0.454cm" svg:x="3.203cm" svg:y="19.664cm">
          <draw:text-box>
            <text:p text:style-name="P1"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h</text:span><text:span text:style-name="T5">,</text:span><text:span text:style-name="T4"> </text:span><text:span text:style-name="T4">1</text:span><text:span text:style-name="T4">1</text:span></text:p>
          </draw:text-box>
        </draw:frame>
        <draw:frame draw:style-name="gr3" draw:text-style-name="P4" draw:layer="layout" svg:width="1.175cm" svg:height="0.454cm" svg:x="2.5cm" svg:y="20.088cm">
          <draw:text-box>
            <text:p text:style-name="P1"><text:span text:style-name="T5">c</text:span><text:span text:style-name="T5">l</text:span><text:span text:style-name="T5">e</text:span><text:span text:style-name="T5">a</text:span><text:span text:style-name="T5">n</text:span><text:span text:style-name="T5">U</text:span><text:span text:style-name="T5">p</text:span></text:p>
          </draw:text-box>
        </draw:frame>
        <draw:frame draw:style-name="gr3" draw:text-style-name="P4" draw:layer="layout" svg:width="1.831cm" svg:height="0.454cm" svg:x="3.203cm" svg:y="20.512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4</text:span></text:p>
          </draw:text-box>
        </draw:frame>
        <draw:frame draw:style-name="gr3" draw:text-style-name="P4" draw:layer="layout" svg:width="1.924cm" svg:height="0.454cm" svg:x="2.5cm" svg:y="20.936cm">
          <draw:text-box>
            <text:p text:style-name="P1"><text:span text:style-name="T5">c</text:span><text:span text:style-name="T5">o</text:span><text:span text:style-name="T5">p</text:span><text:span text:style-name="T5">y</text:span><text:span text:style-name="T5">A</text:span><text:span text:style-name="T5">l</text:span><text:span text:style-name="T5">l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/text:p>
          </draw:text-box>
        </draw:frame>
        <draw:frame draw:style-name="gr3" draw:text-style-name="P4" draw:layer="layout" svg:width="1.831cm" svg:height="0.454cm" svg:x="3.203cm" svg:y="21.36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5</text:span></text:p>
          </draw:text-box>
        </draw:frame>
        <draw:frame draw:style-name="gr3" draw:text-style-name="P4" draw:layer="layout" svg:width="2.771cm" svg:height="0.454cm" svg:x="2.5cm" svg:y="21.784cm">
          <draw:text-box>
            <text:p text:style-name="P1"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P</text:span><text:span text:style-name="T5">e</text:span><text:span text:style-name="T5">r</text:span><text:span text:style-name="T5">m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3" draw:text-style-name="P4" draw:layer="layout" svg:width="2.496cm" svg:height="0.454cm" svg:x="3.203cm" svg:y="22.208cm">
          <draw:text-box>
            <text:p text:style-name="P1"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9</text:span></text:p>
          </draw:text-box>
        </draw:frame>
        <draw:frame draw:style-name="gr3" draw:text-style-name="P4" draw:layer="layout" svg:width="2.335cm" svg:height="0.454cm" svg:x="3.203cm" svg:y="22.632cm">
          <draw:text-box>
            <text:p text:style-name="P1"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h</text:span><text:span text:style-name="T5">,</text:span><text:span text:style-name="T4"> </text:span><text:span text:style-name="T4">1</text:span><text:span text:style-name="T4">1</text:span></text:p>
          </draw:text-box>
        </draw:frame>
        <draw:frame draw:style-name="gr3" draw:text-style-name="P4" draw:layer="layout" svg:width="2.14cm" svg:height="0.454cm" svg:x="2.5cm" svg:y="23.445cm">
          <draw:text-box>
            <text:p text:style-name="P1"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c</text:span><text:span text:style-name="T5">p</text:span><text:span text:style-name="T5">p</text:span></text:p>
          </draw:text-box>
        </draw:frame>
        <draw:frame draw:style-name="gr3" draw:text-style-name="P4" draw:layer="layout" svg:width="3.19cm" svg:height="0.454cm" svg:x="3.203cm" svg:y="23.869cm">
          <draw:text-box>
            <text:p text:style-name="P1"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t</text:span><text:span text:style-name="T5">e</text:span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,</text:span><text:span text:style-name="T4"> </text:span><text:span text:style-name="T4">9</text:span></text:p>
          </draw:text-box>
        </draw:frame>
        <draw:frame draw:style-name="gr3" draw:text-style-name="P4" draw:layer="layout" svg:width="3.127cm" svg:height="0.454cm" svg:x="3.203cm" svg:y="24.293cm">
          <draw:text-box>
            <text:p text:style-name="P1"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P</text:span><text:span text:style-name="T5">e</text:span><text:span text:style-name="T5">r</text:span><text:span text:style-name="T5">m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text:span text:style-name="T4"> </text:span><text:span text:style-name="T4">9</text:span></text:p>
          </draw:text-box>
        </draw:frame>
        <draw:frame draw:style-name="gr3" draw:text-style-name="P4" draw:layer="layout" svg:width="2.043cm" svg:height="0.454cm" svg:x="3.203cm" svg:y="24.717cm">
          <draw:text-box>
            <text:p text:style-name="P1"><text:span text:style-name="T5">g</text:span><text:span text:style-name="T5">e</text:span><text:span text:style-name="T5">t</text:span><text:span text:style-name="T5">M</text:span><text:span text:style-name="T5">i</text:span><text:span text:style-name="T5">n</text:span><text:span text:style-name="T5">D</text:span><text:span text:style-name="T5">i</text:span><text:span text:style-name="T5">s</text:span><text:span text:style-name="T5">t</text:span><text:span text:style-name="T5">,</text:span><text:span text:style-name="T4"> </text:span><text:span text:style-name="T4">1</text:span><text:span text:style-name="T4">0</text:span></text:p>
          </draw:text-box>
        </draw:frame>
        <draw:frame draw:style-name="gr3" draw:text-style-name="P4" draw:layer="layout" svg:width="2.86cm" svg:height="0.454cm" svg:x="3.203cm" svg:y="25.141cm">
          <draw:text-box>
            <text:p text:style-name="P1"><text:span text:style-name="T5">g</text:span><text:span text:style-name="T5">e</text:span><text:span text:style-name="T5">t</text:span><text:span text:style-name="T5">P</text:span><text:span text:style-name="T5">e</text:span><text:span text:style-name="T5">r</text:span><text:span text:style-name="T5">m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text:span text:style-name="T4"> </text:span><text:span text:style-name="T4">1</text:span><text:span text:style-name="T4">0</text:span></text:p>
          </draw:text-box>
        </draw:frame>
        <draw:frame draw:style-name="gr3" draw:text-style-name="P4" draw:layer="layout" svg:width="1.598cm" svg:height="0.454cm" svg:x="3.203cm" svg:y="25.565cm">
          <draw:text-box>
            <text:p text:style-name="P1"><text:span text:style-name="T5">m</text:span><text:span text:style-name="T5">i</text:span><text:span text:style-name="T5">n</text:span><text:span text:style-name="T5">D</text:span><text:span text:style-name="T5">i</text:span><text:span text:style-name="T5">s</text:span><text:span text:style-name="T5">t</text:span><text:span text:style-name="T5">,</text:span><text:span text:style-name="T4"> </text:span><text:span text:style-name="T4">1</text:span><text:span text:style-name="T4">0</text:span></text:p>
          </draw:text-box>
        </draw:frame>
        <draw:frame draw:style-name="gr3" draw:text-style-name="P4" draw:layer="layout" svg:width="2.382cm" svg:height="0.454cm" svg:x="3.203cm" svg:y="25.989cm">
          <draw:text-box>
            <text:p text:style-name="P1"><text:span text:style-name="T5">p</text:span><text:span text:style-name="T5">e</text:span><text:span text:style-name="T5">r</text:span><text:span text:style-name="T5">m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text:span text:style-name="T4"> </text:span><text:span text:style-name="T4">1</text:span><text:span text:style-name="T4">0</text:span></text:p>
          </draw:text-box>
        </draw:frame>
        <draw:frame draw:style-name="gr3" draw:text-style-name="P4" draw:layer="layout" svg:width="2.564cm" svg:height="0.454cm" svg:x="3.203cm" svg:y="26.413cm">
          <draw:text-box>
            <text:p text:style-name="P1"><text:span text:style-name="T5">p</text:span><text:span text:style-name="T5">o</text:span><text:span text:style-name="T5">t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P</text:span><text:span text:style-name="T5">a</text:span><text:span text:style-name="T5">t</text:span><text:span text:style-name="T5">h</text:span><text:span text:style-name="T5">s</text:span><text:span text:style-name="T5">,</text:span><text:span text:style-name="T4"> </text:span><text:span text:style-name="T4">1</text:span><text:span text:style-name="T4">0</text:span></text:p>
          </draw:text-box>
        </draw:frame>
        <draw:frame draw:style-name="gr3" draw:text-style-name="P4" draw:layer="layout" svg:width="1.801cm" svg:height="0.454cm" svg:x="2.5cm" svg:y="26.837cm">
          <draw:text-box>
            <text:p text:style-name="P1"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h</text:span></text:p>
          </draw:text-box>
        </draw:frame>
        <draw:frame draw:style-name="gr3" draw:text-style-name="P4" draw:layer="layout" svg:width="3.368cm" svg:height="0.454cm" svg:x="11.379cm" svg:y="6.219cm">
          <draw:text-box>
            <text:p text:style-name="P1"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t</text:span><text:span text:style-name="T5">e</text:span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,</text:span><text:span text:style-name="T4"> </text:span><text:span text:style-name="T4">1</text:span><text:span text:style-name="T4">1</text:span></text:p>
          </draw:text-box>
        </draw:frame>
        <draw:frame draw:style-name="gr3" draw:text-style-name="P4" draw:layer="layout" svg:width="3.305cm" svg:height="0.454cm" svg:x="11.379cm" svg:y="6.64cm">
          <draw:text-box>
            <text:p text:style-name="P1"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P</text:span><text:span text:style-name="T5">e</text:span><text:span text:style-name="T5">r</text:span><text:span text:style-name="T5">m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text:span text:style-name="T4"> </text:span><text:span text:style-name="T4">1</text:span><text:span text:style-name="T4">1</text:span></text:p>
          </draw:text-box>
        </draw:frame>
        <draw:frame draw:style-name="gr3" draw:text-style-name="P4" draw:layer="layout" svg:width="2.043cm" svg:height="0.454cm" svg:x="11.379cm" svg:y="7.062cm">
          <draw:text-box>
            <text:p text:style-name="P1"><text:span text:style-name="T5">g</text:span><text:span text:style-name="T5">e</text:span><text:span text:style-name="T5">t</text:span><text:span text:style-name="T5">M</text:span><text:span text:style-name="T5">i</text:span><text:span text:style-name="T5">n</text:span><text:span text:style-name="T5">D</text:span><text:span text:style-name="T5">i</text:span><text:span text:style-name="T5">s</text:span><text:span text:style-name="T5">t</text:span><text:span text:style-name="T5">,</text:span><text:span text:style-name="T4"> </text:span><text:span text:style-name="T4">1</text:span><text:span text:style-name="T4">1</text:span></text:p>
          </draw:text-box>
        </draw:frame>
        <draw:frame draw:style-name="gr3" draw:text-style-name="P4" draw:layer="layout" svg:width="2.86cm" svg:height="0.454cm" svg:x="11.379cm" svg:y="7.484cm">
          <draw:text-box>
            <text:p text:style-name="P1"><text:span text:style-name="T5">g</text:span><text:span text:style-name="T5">e</text:span><text:span text:style-name="T5">t</text:span><text:span text:style-name="T5">P</text:span><text:span text:style-name="T5">e</text:span><text:span text:style-name="T5">r</text:span><text:span text:style-name="T5">m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text:span text:style-name="T4"> </text:span><text:span text:style-name="T4">1</text:span><text:span text:style-name="T4">1</text:span></text:p>
          </draw:text-box>
        </draw:frame>
        <draw:frame draw:style-name="gr3" draw:text-style-name="P4" draw:layer="layout" svg:width="1.835cm" svg:height="0.454cm" svg:x="10.676cm" svg:y="8.233cm">
          <draw:text-box>
            <text:p text:style-name="P1"><text:span text:style-name="T5">f</text:span><text:span text:style-name="T5">i</text:span><text:span text:style-name="T5">n</text:span><text:span text:style-name="T5">a</text:span><text:span text:style-name="T5">l</text:span><text:span text:style-name="T5">D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</text:span></text:p>
          </draw:text-box>
        </draw:frame>
        <draw:frame draw:style-name="gr3" draw:text-style-name="P4" draw:layer="layout" svg:width="1.831cm" svg:height="0.454cm" svg:x="11.379cm" svg:y="8.655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6</text:span></text:p>
          </draw:text-box>
        </draw:frame>
        <draw:frame draw:style-name="gr3" draw:text-style-name="P4" draw:layer="layout" svg:width="3.156cm" svg:height="0.454cm" svg:x="10.676cm" svg:y="9.405cm">
          <draw:text-box>
            <text:p text:style-name="P1"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B</text:span><text:span text:style-name="T5">i</text:span><text:span text:style-name="T5">g</text:span><text:span text:style-name="T5">R</text:span><text:span text:style-name="T5">a</text:span><text:span text:style-name="T5">n</text:span><text:span text:style-name="T5">d</text:span><text:span text:style-name="T5">o</text:span><text:span text:style-name="T5">m</text:span><text:span text:style-name="T5">N</text:span></text:p>
          </draw:text-box>
        </draw:frame>
        <draw:frame draw:style-name="gr3" draw:text-style-name="P4" draw:layer="layout" svg:width="2.191cm" svg:height="0.454cm" svg:x="11.379cm" svg:y="9.827cm">
          <draw:text-box>
            <text:p text:style-name="P1"><text:span text:style-name="T5">h</text:span><text:span text:style-name="T5">e</text:span><text:span text:style-name="T5">l</text:span><text:span text:style-name="T5">p</text:span><text:span text:style-name="T5">e</text:span><text:span text:style-name="T5">r</text:span><text:span text:style-name="T5">s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2</text:span></text:p>
          </draw:text-box>
        </draw:frame>
        <draw:frame draw:style-name="gr3" draw:text-style-name="P4" draw:layer="layout" svg:width="1.852cm" svg:height="0.454cm" svg:x="11.379cm" svg:y="10.248cm">
          <draw:text-box>
            <text:p text:style-name="P1"><text:span text:style-name="T5">h</text:span><text:span text:style-name="T5">e</text:span><text:span text:style-name="T5">l</text:span><text:span text:style-name="T5">p</text:span><text:span text:style-name="T5">e</text:span><text:span text:style-name="T5">r</text:span><text:span text:style-name="T5">s</text:span><text:span text:style-name="T5">.</text:span><text:span text:style-name="T5">h</text:span><text:span text:style-name="T5">,</text:span><text:span text:style-name="T4"> </text:span><text:span text:style-name="T4">1</text:span><text:span text:style-name="T4">3</text:span></text:p>
          </draw:text-box>
        </draw:frame>
        <draw:frame draw:style-name="gr3" draw:text-style-name="P4" draw:layer="layout" svg:width="1.941cm" svg:height="0.454cm" svg:x="10.676cm" svg:y="10.67cm">
          <draw:text-box>
            <text:p text:style-name="P1"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F</text:span><text:span text:style-name="T5">i</text:span><text:span text:style-name="T5">l</text:span><text:span text:style-name="T5">e</text:span><text:span text:style-name="T5">s</text:span></text:p>
          </draw:text-box>
        </draw:frame>
        <draw:frame draw:style-name="gr3" draw:text-style-name="P4" draw:layer="layout" svg:width="1.831cm" svg:height="0.454cm" svg:x="11.379cm" svg:y="11.092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5</text:span></text:p>
          </draw:text-box>
        </draw:frame>
        <draw:frame draw:style-name="gr3" draw:text-style-name="P4" draw:layer="layout" svg:width="2.694cm" svg:height="0.454cm" svg:x="10.676cm" svg:y="11.514cm">
          <draw:text-box>
            <text:p text:style-name="P1"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R</text:span><text:span text:style-name="T5">a</text:span><text:span text:style-name="T5">n</text:span><text:span text:style-name="T5">d</text:span><text:span text:style-name="T5">o</text:span><text:span text:style-name="T5">m</text:span><text:span text:style-name="T5">N</text:span></text:p>
          </draw:text-box>
        </draw:frame>
        <draw:frame draw:style-name="gr3" draw:text-style-name="P4" draw:layer="layout" svg:width="2.191cm" svg:height="0.454cm" svg:x="11.379cm" svg:y="11.935cm">
          <draw:text-box>
            <text:p text:style-name="P1"><text:span text:style-name="T5">h</text:span><text:span text:style-name="T5">e</text:span><text:span text:style-name="T5">l</text:span><text:span text:style-name="T5">p</text:span><text:span text:style-name="T5">e</text:span><text:span text:style-name="T5">r</text:span><text:span text:style-name="T5">s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2</text:span></text:p>
          </draw:text-box>
        </draw:frame>
        <draw:frame draw:style-name="gr3" draw:text-style-name="P4" draw:layer="layout" svg:width="1.852cm" svg:height="0.454cm" svg:x="11.379cm" svg:y="12.357cm">
          <draw:text-box>
            <text:p text:style-name="P1"><text:span text:style-name="T5">h</text:span><text:span text:style-name="T5">e</text:span><text:span text:style-name="T5">l</text:span><text:span text:style-name="T5">p</text:span><text:span text:style-name="T5">e</text:span><text:span text:style-name="T5">r</text:span><text:span text:style-name="T5">s</text:span><text:span text:style-name="T5">.</text:span><text:span text:style-name="T5">h</text:span><text:span text:style-name="T5">,</text:span><text:span text:style-name="T4"> </text:span><text:span text:style-name="T4">1</text:span><text:span text:style-name="T4">3</text:span></text:p>
          </draw:text-box>
        </draw:frame>
        <draw:frame draw:style-name="gr3" draw:text-style-name="P4" draw:layer="layout" svg:width="3.355cm" svg:height="0.454cm" svg:x="10.676cm" svg:y="12.779cm">
          <draw:text-box>
            <text:p text:style-name="P1"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R</text:span><text:span text:style-name="T5">a</text:span><text:span text:style-name="T5">n</text:span><text:span text:style-name="T5">d</text:span><text:span text:style-name="T5">o</text:span><text:span text:style-name="T5">m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/text:p>
          </draw:text-box>
        </draw:frame>
        <draw:frame draw:style-name="gr3" draw:text-style-name="P4" draw:layer="layout" svg:width="2.191cm" svg:height="0.454cm" svg:x="11.379cm" svg:y="13.201cm">
          <draw:text-box>
            <text:p text:style-name="P1"><text:span text:style-name="T5">h</text:span><text:span text:style-name="T5">e</text:span><text:span text:style-name="T5">l</text:span><text:span text:style-name="T5">p</text:span><text:span text:style-name="T5">e</text:span><text:span text:style-name="T5">r</text:span><text:span text:style-name="T5">s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2</text:span></text:p>
          </draw:text-box>
        </draw:frame>
        <draw:frame draw:style-name="gr3" draw:text-style-name="P4" draw:layer="layout" svg:width="1.852cm" svg:height="0.454cm" svg:x="11.379cm" svg:y="13.622cm">
          <draw:text-box>
            <text:p text:style-name="P1"><text:span text:style-name="T5">h</text:span><text:span text:style-name="T5">e</text:span><text:span text:style-name="T5">l</text:span><text:span text:style-name="T5">p</text:span><text:span text:style-name="T5">e</text:span><text:span text:style-name="T5">r</text:span><text:span text:style-name="T5">s</text:span><text:span text:style-name="T5">.</text:span><text:span text:style-name="T5">h</text:span><text:span text:style-name="T5">,</text:span><text:span text:style-name="T4"> </text:span><text:span text:style-name="T4">1</text:span><text:span text:style-name="T4">3</text:span></text:p>
          </draw:text-box>
        </draw:frame>
        <draw:frame draw:style-name="gr3" draw:text-style-name="P4" draw:layer="layout" svg:width="1.509cm" svg:height="0.454cm" svg:x="10.676cm" svg:y="14.044cm">
          <draw:text-box>
            <text:p text:style-name="P1"><text:span text:style-name="T5">g</text:span><text:span text:style-name="T5">e</text:span><text:span text:style-name="T5">t</text:span><text:span text:style-name="T5">M</text:span><text:span text:style-name="T5">i</text:span><text:span text:style-name="T5">n</text:span><text:span text:style-name="T5">D</text:span><text:span text:style-name="T5">i</text:span><text:span text:style-name="T5">s</text:span><text:span text:style-name="T5">t</text:span></text:p>
          </draw:text-box>
        </draw:frame>
        <draw:frame draw:style-name="gr3" draw:text-style-name="P4" draw:layer="layout" svg:width="2.674cm" svg:height="0.454cm" svg:x="11.379cm" svg:y="14.466cm">
          <draw:text-box>
            <text:p text:style-name="P1"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0</text:span></text:p>
          </draw:text-box>
        </draw:frame>
        <draw:frame draw:style-name="gr3" draw:text-style-name="P4" draw:layer="layout" svg:width="2.335cm" svg:height="0.454cm" svg:x="11.379cm" svg:y="14.888cm">
          <draw:text-box>
            <text:p text:style-name="P1"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h</text:span><text:span text:style-name="T5">,</text:span><text:span text:style-name="T4"> </text:span><text:span text:style-name="T4">1</text:span><text:span text:style-name="T4">1</text:span></text:p>
          </draw:text-box>
        </draw:frame>
        <draw:frame draw:style-name="gr3" draw:text-style-name="P4" draw:layer="layout" svg:width="2.326cm" svg:height="0.454cm" svg:x="10.676cm" svg:y="15.309cm">
          <draw:text-box>
            <text:p text:style-name="P1"><text:span text:style-name="T5">g</text:span><text:span text:style-name="T5">e</text:span><text:span text:style-name="T5">t</text:span><text:span text:style-name="T5">P</text:span><text:span text:style-name="T5">e</text:span><text:span text:style-name="T5">r</text:span><text:span text:style-name="T5">m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3" draw:text-style-name="P4" draw:layer="layout" svg:width="2.674cm" svg:height="0.454cm" svg:x="11.379cm" svg:y="15.731cm">
          <draw:text-box>
            <text:p text:style-name="P1"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0</text:span></text:p>
          </draw:text-box>
        </draw:frame>
        <draw:frame draw:style-name="gr3" draw:text-style-name="P4" draw:layer="layout" svg:width="2.335cm" svg:height="0.454cm" svg:x="11.379cm" svg:y="16.153cm">
          <draw:text-box>
            <text:p text:style-name="P1"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h</text:span><text:span text:style-name="T5">,</text:span><text:span text:style-name="T4"> </text:span><text:span text:style-name="T4">1</text:span><text:span text:style-name="T4">1</text:span></text:p>
          </draw:text-box>
        </draw:frame>
        <draw:frame draw:style-name="gr3" draw:text-style-name="P4" draw:layer="layout" svg:width="1.657cm" svg:height="0.454cm" svg:x="10.676cm" svg:y="16.903cm">
          <draw:text-box>
            <text:p text:style-name="P1"><text:span text:style-name="T5">h</text:span><text:span text:style-name="T5">e</text:span><text:span text:style-name="T5">l</text:span><text:span text:style-name="T5">p</text:span><text:span text:style-name="T5">e</text:span><text:span text:style-name="T5">r</text:span><text:span text:style-name="T5">s</text:span><text:span text:style-name="T5">.</text:span><text:span text:style-name="T5">c</text:span><text:span text:style-name="T5">p</text:span><text:span text:style-name="T5">p</text:span></text:p>
          </draw:text-box>
        </draw:frame>
        <draw:frame draw:style-name="gr3" draw:text-style-name="P4" draw:layer="layout" svg:width="3.046cm" svg:height="0.454cm" svg:x="11.379cm" svg:y="17.324cm">
          <draw:text-box>
            <text:p text:style-name="P1"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t</text:span><text:span text:style-name="T5">e</text:span><text:span text:style-name="T5">D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</text:span><text:span text:style-name="T5">,</text:span><text:span text:style-name="T4"> </text:span><text:span text:style-name="T4">1</text:span><text:span text:style-name="T4">2</text:span></text:p>
          </draw:text-box>
        </draw:frame>
        <draw:frame draw:style-name="gr3" draw:text-style-name="P4" draw:layer="layout" svg:width="3.69cm" svg:height="0.454cm" svg:x="11.379cm" svg:y="17.746cm">
          <draw:text-box>
            <text:p text:style-name="P1"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B</text:span><text:span text:style-name="T5">i</text:span><text:span text:style-name="T5">g</text:span><text:span text:style-name="T5">R</text:span><text:span text:style-name="T5">a</text:span><text:span text:style-name="T5">n</text:span><text:span text:style-name="T5">d</text:span><text:span text:style-name="T5">o</text:span><text:span text:style-name="T5">m</text:span><text:span text:style-name="T5">N</text:span><text:span text:style-name="T5">,</text:span><text:span text:style-name="T4"> </text:span><text:span text:style-name="T4">1</text:span><text:span text:style-name="T4">2</text:span></text:p>
          </draw:text-box>
        </draw:frame>
        <draw:frame draw:style-name="gr3" draw:text-style-name="P4" draw:layer="layout" svg:width="3.228cm" svg:height="0.454cm" svg:x="11.379cm" svg:y="18.168cm">
          <draw:text-box>
            <text:p text:style-name="P1"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R</text:span><text:span text:style-name="T5">a</text:span><text:span text:style-name="T5">n</text:span><text:span text:style-name="T5">d</text:span><text:span text:style-name="T5">o</text:span><text:span text:style-name="T5">m</text:span><text:span text:style-name="T5">N</text:span><text:span text:style-name="T5">,</text:span><text:span text:style-name="T4"> </text:span><text:span text:style-name="T4">1</text:span><text:span text:style-name="T4">2</text:span></text:p>
          </draw:text-box>
        </draw:frame>
        <draw:frame draw:style-name="gr3" draw:text-style-name="P4" draw:layer="layout" svg:width="3.889cm" svg:height="0.454cm" svg:x="11.379cm" svg:y="18.59cm">
          <draw:text-box>
            <text:p text:style-name="P1"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R</text:span><text:span text:style-name="T5">a</text:span><text:span text:style-name="T5">n</text:span><text:span text:style-name="T5">d</text:span><text:span text:style-name="T5">o</text:span><text:span text:style-name="T5">m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text:span text:style-name="T5">,</text:span><text:span text:style-name="T4"> </text:span><text:span text:style-name="T4">1</text:span><text:span text:style-name="T4">2</text:span></text:p>
          </draw:text-box>
        </draw:frame>
        <draw:frame draw:style-name="gr3" draw:text-style-name="P4" draw:layer="layout" svg:width="1.319cm" svg:height="0.454cm" svg:x="10.676cm" svg:y="19.011cm">
          <draw:text-box>
            <text:p text:style-name="P1"><text:span text:style-name="T5">h</text:span><text:span text:style-name="T5">e</text:span><text:span text:style-name="T5">l</text:span><text:span text:style-name="T5">p</text:span><text:span text:style-name="T5">e</text:span><text:span text:style-name="T5">r</text:span><text:span text:style-name="T5">s</text:span><text:span text:style-name="T5">.</text:span><text:span text:style-name="T5">h</text:span></text:p>
          </draw:text-box>
        </draw:frame>
        <draw:frame draw:style-name="gr3" draw:text-style-name="P4" draw:layer="layout" svg:width="2.098cm" svg:height="0.454cm" svg:x="11.379cm" svg:y="19.433cm">
          <draw:text-box>
            <text:p text:style-name="P1"><text:span text:style-name="T5">a</text:span><text:span text:style-name="T5">d</text:span><text:span text:style-name="T5">d</text:span><text:span text:style-name="T5">T</text:span><text:span text:style-name="T5">o</text:span><text:span text:style-name="T5">P</text:span><text:span text:style-name="T5">a</text:span><text:span text:style-name="T5">t</text:span><text:span text:style-name="T5">h</text:span><text:span text:style-name="T5">,</text:span><text:span text:style-name="T4"> </text:span><text:span text:style-name="T4">1</text:span><text:span text:style-name="T4">3</text:span></text:p>
          </draw:text-box>
        </draw:frame>
        <draw:frame draw:style-name="gr3" draw:text-style-name="P4" draw:layer="layout" svg:width="3.046cm" svg:height="0.454cm" svg:x="11.379cm" svg:y="19.855cm">
          <draw:text-box>
            <text:p text:style-name="P1"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t</text:span><text:span text:style-name="T5">e</text:span><text:span text:style-name="T5">D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</text:span><text:span text:style-name="T5">,</text:span><text:span text:style-name="T4"> </text:span><text:span text:style-name="T4">1</text:span><text:span text:style-name="T4">3</text:span></text:p>
          </draw:text-box>
        </draw:frame>
        <draw:frame draw:style-name="gr3" draw:text-style-name="P4" draw:layer="layout" svg:width="3.69cm" svg:height="0.454cm" svg:x="11.379cm" svg:y="20.277cm">
          <draw:text-box>
            <text:p text:style-name="P1"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B</text:span><text:span text:style-name="T5">i</text:span><text:span text:style-name="T5">g</text:span><text:span text:style-name="T5">R</text:span><text:span text:style-name="T5">a</text:span><text:span text:style-name="T5">n</text:span><text:span text:style-name="T5">d</text:span><text:span text:style-name="T5">o</text:span><text:span text:style-name="T5">m</text:span><text:span text:style-name="T5">N</text:span><text:span text:style-name="T5">,</text:span><text:span text:style-name="T4"> </text:span><text:span text:style-name="T4">1</text:span><text:span text:style-name="T4">3</text:span></text:p>
          </draw:text-box>
        </draw:frame>
        <draw:frame draw:style-name="gr3" draw:text-style-name="P4" draw:layer="layout" svg:width="3.228cm" svg:height="0.454cm" svg:x="11.379cm" svg:y="20.698cm">
          <draw:text-box>
            <text:p text:style-name="P1"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R</text:span><text:span text:style-name="T5">a</text:span><text:span text:style-name="T5">n</text:span><text:span text:style-name="T5">d</text:span><text:span text:style-name="T5">o</text:span><text:span text:style-name="T5">m</text:span><text:span text:style-name="T5">N</text:span><text:span text:style-name="T5">,</text:span><text:span text:style-name="T4"> </text:span><text:span text:style-name="T4">1</text:span><text:span text:style-name="T4">3</text:span></text:p>
          </draw:text-box>
        </draw:frame>
        <draw:frame draw:style-name="gr3" draw:text-style-name="P4" draw:layer="layout" svg:width="3.889cm" svg:height="0.454cm" svg:x="11.379cm" svg:y="21.12cm">
          <draw:text-box>
            <text:p text:style-name="P1"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R</text:span><text:span text:style-name="T5">a</text:span><text:span text:style-name="T5">n</text:span><text:span text:style-name="T5">d</text:span><text:span text:style-name="T5">o</text:span><text:span text:style-name="T5">m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text:span text:style-name="T5">,</text:span><text:span text:style-name="T4"> </text:span><text:span text:style-name="T4">1</text:span><text:span text:style-name="T4">3</text:span></text:p>
          </draw:text-box>
        </draw:frame>
        <draw:frame draw:style-name="gr3" draw:text-style-name="P4" draw:layer="layout" svg:width="1.124cm" svg:height="0.454cm" svg:x="10.676cm" svg:y="21.87cm">
          <draw:text-box>
            <text:p text:style-name="P1"><text:span text:style-name="T5">l</text:span><text:span text:style-name="T5">o</text:span><text:span text:style-name="T5">a</text:span><text:span text:style-name="T5">d</text:span><text:span text:style-name="T5">F</text:span><text:span text:style-name="T5">i</text:span><text:span text:style-name="T5">l</text:span><text:span text:style-name="T5">e</text:span></text:p>
          </draw:text-box>
        </draw:frame>
        <draw:frame draw:style-name="gr3" draw:text-style-name="P4" draw:layer="layout" svg:width="1.831cm" svg:height="0.454cm" svg:x="11.379cm" svg:y="22.291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5</text:span></text:p>
          </draw:text-box>
        </draw:frame>
        <draw:frame draw:style-name="gr3" draw:text-style-name="P4" draw:layer="layout" svg:width="0.692cm" svg:height="0.454cm" svg:x="10.676cm" svg:y="23.041cm">
          <draw:text-box>
            <text:p text:style-name="P1"><text:span text:style-name="T5">m</text:span><text:span text:style-name="T5">a</text:span><text:span text:style-name="T5">i</text:span><text:span text:style-name="T5">n</text:span></text:p>
          </draw:text-box>
        </draw:frame>
        <draw:frame draw:style-name="gr3" draw:text-style-name="P4" draw:layer="layout" svg:width="1.831cm" svg:height="0.454cm" svg:x="11.379cm" svg:y="23.463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5</text:span></text:p>
          </draw:text-box>
        </draw:frame>
        <draw:frame draw:style-name="gr3" draw:text-style-name="P4" draw:layer="layout" svg:width="1.297cm" svg:height="0.454cm" svg:x="10.676cm" svg:y="23.885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/text:p>
          </draw:text-box>
        </draw:frame>
        <draw:frame draw:style-name="gr3" draw:text-style-name="P4" draw:layer="layout" svg:width="1.747cm" svg:height="0.454cm" svg:x="11.379cm" svg:y="24.306cm">
          <draw:text-box>
            <text:p text:style-name="P1"><text:span text:style-name="T5">a</text:span><text:span text:style-name="T5">l</text:span><text:span text:style-name="T5">l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text:span text:style-name="T5">,</text:span><text:span text:style-name="T4"> </text:span><text:span text:style-name="T4">1</text:span><text:span text:style-name="T4">5</text:span></text:p>
          </draw:text-box>
        </draw:frame>
        <draw:frame draw:style-name="gr3" draw:text-style-name="P4" draw:layer="layout" svg:width="1.696cm" svg:height="0.454cm" svg:x="11.379cm" svg:y="24.728cm">
          <draw:text-box>
            <text:p text:style-name="P1"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i</text:span><text:span text:style-name="T5">s</text:span><text:span text:style-name="T5">,</text:span><text:span text:style-name="T4"> </text:span><text:span text:style-name="T4">1</text:span><text:span text:style-name="T4">4</text:span></text:p>
          </draw:text-box>
        </draw:frame>
        <draw:frame draw:style-name="gr3" draw:text-style-name="P4" draw:layer="layout" svg:width="2.915cm" svg:height="0.454cm" svg:x="11.379cm" svg:y="25.15cm">
          <draw:text-box>
            <text:p text:style-name="P1"><text:span text:style-name="T5">b</text:span><text:span text:style-name="T5">u</text:span><text:span text:style-name="T5">i</text:span><text:span text:style-name="T5">l</text:span><text:span text:style-name="T5">d</text:span><text:span text:style-name="T5">R</text:span><text:span text:style-name="T5">a</text:span><text:span text:style-name="T5">n</text:span><text:span text:style-name="T5">d</text:span><text:span text:style-name="T5">o</text:span><text:span text:style-name="T5">m</text:span><text:span text:style-name="T5">L</text:span><text:span text:style-name="T5">i</text:span><text:span text:style-name="T5">s</text:span><text:span text:style-name="T5">t</text:span><text:span text:style-name="T5">,</text:span><text:span text:style-name="T4"> </text:span><text:span text:style-name="T4">1</text:span><text:span text:style-name="T4">4</text:span></text:p>
          </draw:text-box>
        </draw:frame>
        <draw:frame draw:style-name="gr3" draw:text-style-name="P4" draw:layer="layout" svg:width="1.709cm" svg:height="0.454cm" svg:x="11.379cm" svg:y="25.572cm">
          <draw:text-box>
            <text:p text:style-name="P1"><text:span text:style-name="T5">c</text:span><text:span text:style-name="T5">l</text:span><text:span text:style-name="T5">e</text:span><text:span text:style-name="T5">a</text:span><text:span text:style-name="T5">n</text:span><text:span text:style-name="T5">U</text:span><text:span text:style-name="T5">p</text:span><text:span text:style-name="T5">,</text:span><text:span text:style-name="T4"> </text:span><text:span text:style-name="T4">1</text:span><text:span text:style-name="T4">4</text:span></text:p>
          </draw:text-box>
        </draw:frame>
        <draw:frame draw:style-name="gr3" draw:text-style-name="P4" draw:layer="layout" svg:width="2.458cm" svg:height="0.454cm" svg:x="11.379cm" svg:y="25.993cm">
          <draw:text-box>
            <text:p text:style-name="P1"><text:span text:style-name="T5">c</text:span><text:span text:style-name="T5">o</text:span><text:span text:style-name="T5">p</text:span><text:span text:style-name="T5">y</text:span><text:span text:style-name="T5">A</text:span><text:span text:style-name="T5">l</text:span><text:span text:style-name="T5">l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text:span text:style-name="T5">,</text:span><text:span text:style-name="T4"> </text:span><text:span text:style-name="T4">1</text:span><text:span text:style-name="T4">5</text:span></text:p>
          </draw:text-box>
        </draw:frame>
        <draw:frame draw:style-name="gr3" draw:text-style-name="P4" draw:layer="layout" svg:width="2.369cm" svg:height="0.454cm" svg:x="11.379cm" svg:y="26.415cm">
          <draw:text-box>
            <text:p text:style-name="P1"><text:span text:style-name="T5">f</text:span><text:span text:style-name="T5">i</text:span><text:span text:style-name="T5">n</text:span><text:span text:style-name="T5">a</text:span><text:span text:style-name="T5">l</text:span><text:span text:style-name="T5">D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</text:span><text:span text:style-name="T5">,</text:span><text:span text:style-name="T4"> </text:span><text:span text:style-name="T4">1</text:span><text:span text:style-name="T4">6</text:span></text:p>
          </draw:text-box>
        </draw:frame>
        <draw:frame draw:style-name="gr3" draw:text-style-name="P4" draw:layer="layout" svg:width="2.475cm" svg:height="0.454cm" svg:x="11.379cm" svg:y="26.837cm">
          <draw:text-box>
            <text:p text:style-name="P1"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F</text:span><text:span text:style-name="T5">i</text:span><text:span text:style-name="T5">l</text:span><text:span text:style-name="T5">e</text:span><text:span text:style-name="T5">s</text:span><text:span text:style-name="T5">,</text:span><text:span text:style-name="T4"> </text:span><text:span text:style-name="T4">1</text:span><text:span text:style-name="T4">5</text:span></text:p>
          </draw:text-box>
        </draw:frame>
      </draw:page>
      <draw:page draw:name="page22" draw:style-name="dp1" draw:master-page-name="master-page23">
        <draw:frame draw:style-name="gr3" draw:text-style-name="P4" draw:layer="layout" svg:width="0.358cm" svg:height="0.454cm" svg:x="2.5cm" svg:y="1.375cm">
          <draw:text-box>
            <text:p text:style-name="P1"><text:span text:style-name="T2">1</text:span><text:span text:style-name="T2">8</text:span></text:p>
          </draw:text-box>
        </draw:frame>
        <draw:line draw:style-name="gr2" draw:text-style-name="P3" draw:layer="layout" svg:x1="2.499cm" svg:y1="1.872cm" svg:x2="18.499cm" svg:y2="1.872cm">
          <text:p/>
        </draw:line>
        <draw:frame draw:style-name="gr3" draw:text-style-name="P4" draw:layer="layout" svg:width="0.971cm" svg:height="0.454cm" svg:x="17.533cm" svg:y="1.375cm">
          <draw:text-box>
            <text:p text:style-name="P1"><text:span text:style-name="T2">I</text:span><text:span text:style-name="T2">N</text:span><text:span text:style-name="T2">D</text:span><text:span text:style-name="T2">E</text:span><text:span text:style-name="T2">X</text:span></text:p>
          </draw:text-box>
        </draw:frame>
        <draw:frame draw:style-name="gr3" draw:text-style-name="P4" draw:layer="layout" svg:width="1.658cm" svg:height="0.454cm" svg:x="3.203cm" svg:y="2.488cm">
          <draw:text-box>
            <text:p text:style-name="P1"><text:span text:style-name="T5">l</text:span><text:span text:style-name="T5">o</text:span><text:span text:style-name="T5">a</text:span><text:span text:style-name="T5">d</text:span><text:span text:style-name="T5">F</text:span><text:span text:style-name="T5">i</text:span><text:span text:style-name="T5">l</text:span><text:span text:style-name="T5">e</text:span><text:span text:style-name="T5">,</text:span><text:span text:style-name="T4"> </text:span><text:span text:style-name="T4">1</text:span><text:span text:style-name="T4">5</text:span></text:p>
          </draw:text-box>
        </draw:frame>
        <draw:frame draw:style-name="gr3" draw:text-style-name="P4" draw:layer="layout" svg:width="1.226cm" svg:height="0.454cm" svg:x="3.203cm" svg:y="2.91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,</text:span><text:span text:style-name="T4"> </text:span><text:span text:style-name="T4">1</text:span><text:span text:style-name="T4">5</text:span></text:p>
          </draw:text-box>
        </draw:frame>
        <draw:frame draw:style-name="gr3" draw:text-style-name="P4" draw:layer="layout" svg:width="2.627cm" svg:height="0.454cm" svg:x="3.203cm" svg:y="3.332cm">
          <draw:text-box>
            <text:p text:style-name="P1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O</text:span><text:span text:style-name="T5">f</text:span><text:span text:style-name="T5">F</text:span><text:span text:style-name="T5">i</text:span><text:span text:style-name="T5">l</text:span><text:span text:style-name="T5">e</text:span><text:span text:style-name="T5">s</text:span><text:span text:style-name="T5">,</text:span><text:span text:style-name="T4"> </text:span><text:span text:style-name="T4">1</text:span><text:span text:style-name="T4">6</text:span></text:p>
          </draw:text-box>
        </draw:frame>
        <draw:frame draw:style-name="gr3" draw:text-style-name="P4" draw:layer="layout" svg:width="2.504cm" svg:height="0.454cm" svg:x="3.203cm" svg:y="3.754cm">
          <draw:text-box>
            <text:p text:style-name="P1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text:span text:style-name="T5">,</text:span><text:span text:style-name="T4"> </text:span><text:span text:style-name="T4">1</text:span><text:span text:style-name="T4">6</text:span></text:p>
          </draw:text-box>
        </draw:frame>
        <draw:frame draw:style-name="gr3" draw:text-style-name="P4" draw:layer="layout" svg:width="2.365cm" svg:height="0.454cm" svg:x="3.203cm" svg:y="4.175cm">
          <draw:text-box>
            <text:p text:style-name="P1"><text:span text:style-name="T5">p</text:span><text:span text:style-name="T5">r</text:span><text:span text:style-name="T5">i</text:span><text:span text:style-name="T5">m</text:span><text:span text:style-name="T5">a</text:span><text:span text:style-name="T5">r</text:span><text:span text:style-name="T5">y</text:span><text:span text:style-name="T5">L</text:span><text:span text:style-name="T5">o</text:span><text:span text:style-name="T5">g</text:span><text:span text:style-name="T5">i</text:span><text:span text:style-name="T5">c</text:span><text:span text:style-name="T5">,</text:span><text:span text:style-name="T4"> </text:span><text:span text:style-name="T4">1</text:span><text:span text:style-name="T4">5</text:span></text:p>
          </draw:text-box>
        </draw:frame>
        <draw:frame draw:style-name="gr3" draw:text-style-name="P4" draw:layer="layout" svg:width="1.637cm" svg:height="0.454cm" svg:x="3.203cm" svg:y="4.597cm">
          <draw:text-box>
            <text:p text:style-name="P1"><text:span text:style-name="T5">t</text:span><text:span text:style-name="T5">h</text:span><text:span text:style-name="T5">e</text:span><text:span text:style-name="T5">P</text:span><text:span text:style-name="T5">a</text:span><text:span text:style-name="T5">t</text:span><text:span text:style-name="T5">h</text:span><text:span text:style-name="T5">,</text:span><text:span text:style-name="T4"> </text:span><text:span text:style-name="T4">1</text:span><text:span text:style-name="T4">6</text:span></text:p>
          </draw:text-box>
        </draw:frame>
        <draw:frame draw:style-name="gr3" draw:text-style-name="P4" draw:layer="layout" svg:width="1.065cm" svg:height="0.454cm" svg:x="2.5cm" svg:y="5.019cm">
          <draw:text-box>
            <text:p text:style-name="P1"><text:span text:style-name="T5">m</text:span><text:span text:style-name="T5">i</text:span><text:span text:style-name="T5">n</text:span><text:span text:style-name="T5">D</text:span><text:span text:style-name="T5">i</text:span><text:span text:style-name="T5">s</text:span><text:span text:style-name="T5">t</text:span></text:p>
          </draw:text-box>
        </draw:frame>
        <draw:frame draw:style-name="gr3" draw:text-style-name="P4" draw:layer="layout" svg:width="2.674cm" svg:height="0.454cm" svg:x="3.203cm" svg:y="5.441cm">
          <draw:text-box>
            <text:p text:style-name="P1"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0</text:span></text:p>
          </draw:text-box>
        </draw:frame>
        <draw:frame draw:style-name="gr3" draw:text-style-name="P4" draw:layer="layout" svg:width="2.093cm" svg:height="0.454cm" svg:x="2.5cm" svg:y="6.214cm">
          <draw:text-box>
            <text:p text:style-name="P1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O</text:span><text:span text:style-name="T5">f</text:span><text:span text:style-name="T5">F</text:span><text:span text:style-name="T5">i</text:span><text:span text:style-name="T5">l</text:span><text:span text:style-name="T5">e</text:span><text:span text:style-name="T5">s</text:span></text:p>
          </draw:text-box>
        </draw:frame>
        <draw:frame draw:style-name="gr3" draw:text-style-name="P4" draw:layer="layout" svg:width="1.831cm" svg:height="0.454cm" svg:x="3.203cm" svg:y="6.636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6</text:span></text:p>
          </draw:text-box>
        </draw:frame>
        <draw:frame draw:style-name="gr3" draw:text-style-name="P4" draw:layer="layout" svg:width="1.971cm" svg:height="0.454cm" svg:x="2.5cm" svg:y="7.057cm">
          <draw:text-box>
            <text:p text:style-name="P1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/text:p>
          </draw:text-box>
        </draw:frame>
        <draw:frame draw:style-name="gr3" draw:text-style-name="P4" draw:layer="layout" svg:width="1.831cm" svg:height="0.454cm" svg:x="3.203cm" svg:y="7.479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6</text:span></text:p>
          </draw:text-box>
        </draw:frame>
        <draw:frame draw:style-name="gr3" draw:text-style-name="P4" draw:layer="layout" svg:width="1.192cm" svg:height="0.454cm" svg:x="2.5cm" svg:y="8.252cm">
          <draw:text-box>
            <text:p text:style-name="P1"><text:span text:style-name="T5">o</text:span><text:span text:style-name="T5">p</text:span><text:span text:style-name="T5">e</text:span><text:span text:style-name="T5">r</text:span><text:span text:style-name="T5">a</text:span><text:span text:style-name="T5">t</text:span><text:span text:style-name="T5">o</text:span><text:span text:style-name="T5">r</text:span></text:p>
          </draw:text-box>
        </draw:frame>
        <draw:frame draw:style-name="gr5" draw:text-style-name="P6" draw:layer="layout" svg:width="0.35cm" svg:height="0.412cm" svg:x="3.675cm" svg:y="8.289cm">
          <draw:text-box>
            <text:p text:style-name="P1"><text:span text:style-name="T14">&lt;</text:span></text:p>
          </draw:text-box>
        </draw:frame>
        <draw:frame draw:style-name="gr3" draw:text-style-name="P4" draw:layer="layout" svg:width="1.086cm" svg:height="0.454cm" svg:x="3.203cm" svg:y="8.674cm">
          <draw:text-box>
            <text:p text:style-name="P1"><text:span text:style-name="T5">P</text:span><text:span text:style-name="T5">o</text:span><text:span text:style-name="T5">i</text:span><text:span text:style-name="T5">n</text:span><text:span text:style-name="T5">t</text:span><text:span text:style-name="T5">,</text:span><text:span text:style-name="T4"> </text:span><text:span text:style-name="T4">8</text:span></text:p>
          </draw:text-box>
        </draw:frame>
        <draw:frame draw:style-name="gr3" draw:text-style-name="P4" draw:layer="layout" svg:width="1.848cm" svg:height="0.454cm" svg:x="2.5cm" svg:y="9.447cm">
          <draw:text-box>
            <text:p text:style-name="P1"><text:span text:style-name="T5">p</text:span><text:span text:style-name="T5">e</text:span><text:span text:style-name="T5">r</text:span><text:span text:style-name="T5">m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3" draw:text-style-name="P4" draw:layer="layout" svg:width="2.674cm" svg:height="0.454cm" svg:x="3.203cm" svg:y="9.869cm">
          <draw:text-box>
            <text:p text:style-name="P1"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0</text:span></text:p>
          </draw:text-box>
        </draw:frame>
        <draw:frame draw:style-name="gr3" draw:text-style-name="P4" draw:layer="layout" svg:width="1.086cm" svg:height="0.454cm" svg:x="2.5cm" svg:y="10.291cm">
          <draw:text-box>
            <text:p text:style-name="P1"><text:span text:style-name="T5">P</text:span><text:span text:style-name="T5">o</text:span><text:span text:style-name="T5">i</text:span><text:span text:style-name="T5">n</text:span><text:span text:style-name="T5">t</text:span><text:span text:style-name="T5">,</text:span><text:span text:style-name="T4"> </text:span><text:span text:style-name="T4">7</text:span></text:p>
          </draw:text-box>
        </draw:frame>
        <draw:frame draw:style-name="gr3" draw:text-style-name="P4" draw:layer="layout" svg:width="1.192cm" svg:height="0.454cm" svg:x="3.203cm" svg:y="10.713cm">
          <draw:text-box>
            <text:p text:style-name="P1"><text:span text:style-name="T5">o</text:span><text:span text:style-name="T5">p</text:span><text:span text:style-name="T5">e</text:span><text:span text:style-name="T5">r</text:span><text:span text:style-name="T5">a</text:span><text:span text:style-name="T5">t</text:span><text:span text:style-name="T5">o</text:span><text:span text:style-name="T5">r</text:span></text:p>
          </draw:text-box>
        </draw:frame>
        <draw:frame draw:style-name="gr5" draw:text-style-name="P6" draw:layer="layout" svg:width="0.35cm" svg:height="0.412cm" svg:x="4.378cm" svg:y="10.749cm">
          <draw:text-box>
            <text:p text:style-name="P1"><text:span text:style-name="T14">&lt;</text:span></text:p>
          </draw:text-box>
        </draw:frame>
        <draw:frame draw:style-name="gr3" draw:text-style-name="P4" draw:layer="layout" svg:width="0.358cm" svg:height="0.454cm" svg:x="4.651cm" svg:y="10.713cm">
          <draw:text-box>
            <text:p text:style-name="P1"><text:span text:style-name="T5">,</text:span><text:span text:style-name="T4"> </text:span><text:span text:style-name="T4">8</text:span></text:p>
          </draw:text-box>
        </draw:frame>
        <draw:frame draw:style-name="gr3" draw:text-style-name="P4" draw:layer="layout" svg:width="1.086cm" svg:height="0.454cm" svg:x="3.203cm" svg:y="11.134cm">
          <draw:text-box>
            <text:p text:style-name="P1"><text:span text:style-name="T5">P</text:span><text:span text:style-name="T5">o</text:span><text:span text:style-name="T5">i</text:span><text:span text:style-name="T5">n</text:span><text:span text:style-name="T5">t</text:span><text:span text:style-name="T5">,</text:span><text:span text:style-name="T4"> </text:span><text:span text:style-name="T4">7</text:span></text:p>
          </draw:text-box>
        </draw:frame>
        <draw:frame draw:style-name="gr3" draw:text-style-name="P4" draw:layer="layout" svg:width="0.519cm" svg:height="0.454cm" svg:x="3.203cm" svg:y="11.556cm">
          <draw:text-box>
            <text:p text:style-name="P1"><text:span text:style-name="T5">x</text:span><text:span text:style-name="T5">,</text:span><text:span text:style-name="T4"> </text:span><text:span text:style-name="T4">8</text:span></text:p>
          </draw:text-box>
        </draw:frame>
        <draw:frame draw:style-name="gr3" draw:text-style-name="P4" draw:layer="layout" svg:width="0.519cm" svg:height="0.454cm" svg:x="3.203cm" svg:y="11.978cm">
          <draw:text-box>
            <text:p text:style-name="P1"><text:span text:style-name="T5">y</text:span><text:span text:style-name="T5">,</text:span><text:span text:style-name="T4"> </text:span><text:span text:style-name="T4">8</text:span></text:p>
          </draw:text-box>
        </draw:frame>
        <draw:frame draw:style-name="gr3" draw:text-style-name="P4" draw:layer="layout" svg:width="2.03cm" svg:height="0.454cm" svg:x="2.5cm" svg:y="12.4cm">
          <draw:text-box>
            <text:p text:style-name="P1"><text:span text:style-name="T5">p</text:span><text:span text:style-name="T5">o</text:span><text:span text:style-name="T5">t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P</text:span><text:span text:style-name="T5">a</text:span><text:span text:style-name="T5">t</text:span><text:span text:style-name="T5">h</text:span><text:span text:style-name="T5">s</text:span></text:p>
          </draw:text-box>
        </draw:frame>
        <draw:frame draw:style-name="gr3" draw:text-style-name="P4" draw:layer="layout" svg:width="2.674cm" svg:height="0.454cm" svg:x="3.203cm" svg:y="12.821cm">
          <draw:text-box>
            <text:p text:style-name="P1"><text:span text:style-name="T5">e</text:span><text:span text:style-name="T5">x</text:span><text:span text:style-name="T5">h</text:span><text:span text:style-name="T5">a</text:span><text:span text:style-name="T5">u</text:span><text:span text:style-name="T5">s</text:span><text:span text:style-name="T5">t</text:span><text:span text:style-name="T5">i</text:span><text:span text:style-name="T5">v</text:span><text:span text:style-name="T5">e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0</text:span></text:p>
          </draw:text-box>
        </draw:frame>
        <draw:frame draw:style-name="gr3" draw:text-style-name="P4" draw:layer="layout" svg:width="1.831cm" svg:height="0.454cm" svg:x="2.5cm" svg:y="13.243cm">
          <draw:text-box>
            <text:p text:style-name="P1"><text:span text:style-name="T5">p</text:span><text:span text:style-name="T5">r</text:span><text:span text:style-name="T5">i</text:span><text:span text:style-name="T5">m</text:span><text:span text:style-name="T5">a</text:span><text:span text:style-name="T5">r</text:span><text:span text:style-name="T5">y</text:span><text:span text:style-name="T5">L</text:span><text:span text:style-name="T5">o</text:span><text:span text:style-name="T5">g</text:span><text:span text:style-name="T5">i</text:span><text:span text:style-name="T5">c</text:span></text:p>
          </draw:text-box>
        </draw:frame>
        <draw:frame draw:style-name="gr3" draw:text-style-name="P4" draw:layer="layout" svg:width="1.831cm" svg:height="0.454cm" svg:x="3.203cm" svg:y="13.665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5</text:span></text:p>
          </draw:text-box>
        </draw:frame>
        <draw:frame draw:style-name="gr3" draw:text-style-name="P4" draw:layer="layout" svg:width="1.103cm" svg:height="0.454cm" svg:x="2.5cm" svg:y="14.438cm">
          <draw:text-box>
            <text:p text:style-name="P1"><text:span text:style-name="T5">t</text:span><text:span text:style-name="T5">h</text:span><text:span text:style-name="T5">e</text:span><text:span text:style-name="T5">P</text:span><text:span text:style-name="T5">a</text:span><text:span text:style-name="T5">t</text:span><text:span text:style-name="T5">h</text:span></text:p>
          </draw:text-box>
        </draw:frame>
        <draw:frame draw:style-name="gr3" draw:text-style-name="P4" draw:layer="layout" svg:width="1.831cm" svg:height="0.454cm" svg:x="3.203cm" svg:y="14.86cm">
          <draw:text-box>
            <text:p text:style-name="P1"><text:span text:style-name="T5">m</text:span><text:span text:style-name="T5">a</text:span><text:span text:style-name="T5">i</text:span><text:span text:style-name="T5">n</text:span><text:span text:style-name="T5">.</text:span><text:span text:style-name="T5">c</text:span><text:span text:style-name="T5">p</text:span><text:span text:style-name="T5">p</text:span><text:span text:style-name="T5">,</text:span><text:span text:style-name="T4"> </text:span><text:span text:style-name="T4">1</text:span><text:span text:style-name="T4">6</text:span></text:p>
          </draw:text-box>
        </draw:frame>
        <draw:frame draw:style-name="gr3" draw:text-style-name="P4" draw:layer="layout" svg:width="0.315cm" svg:height="0.454cm" svg:x="2.5cm" svg:y="15.633cm">
          <draw:text-box>
            <text:p text:style-name="P1"><text:span text:style-name="T5">x</text:span></text:p>
          </draw:text-box>
        </draw:frame>
        <draw:frame draw:style-name="gr3" draw:text-style-name="P4" draw:layer="layout" svg:width="1.086cm" svg:height="0.454cm" svg:x="3.203cm" svg:y="16.055cm">
          <draw:text-box>
            <text:p text:style-name="P1"><text:span text:style-name="T5">P</text:span><text:span text:style-name="T5">o</text:span><text:span text:style-name="T5">i</text:span><text:span text:style-name="T5">n</text:span><text:span text:style-name="T5">t</text:span><text:span text:style-name="T5">,</text:span><text:span text:style-name="T4"> </text:span><text:span text:style-name="T4">8</text:span></text:p>
          </draw:text-box>
        </draw:frame>
        <draw:frame draw:style-name="gr3" draw:text-style-name="P4" draw:layer="layout" svg:width="0.315cm" svg:height="0.454cm" svg:x="2.5cm" svg:y="16.828cm">
          <draw:text-box>
            <text:p text:style-name="P1"><text:span text:style-name="T5">y</text:span></text:p>
          </draw:text-box>
        </draw:frame>
        <draw:line draw:style-name="gr2" draw:text-style-name="P3" draw:layer="layout" svg:x1="2.499cm" svg:y1="27.66cm" svg:x2="18.499cm" svg:y2="27.66cm">
          <text:p/>
        </draw:line>
        <draw:frame draw:style-name="gr3" draw:text-style-name="P4" draw:layer="layout" svg:width="1.086cm" svg:height="0.454cm" svg:x="3.203cm" svg:y="17.25cm">
          <draw:text-box>
            <text:p text:style-name="P1"><text:span text:style-name="T5">P</text:span><text:span text:style-name="T5">o</text:span><text:span text:style-name="T5">i</text:span><text:span text:style-name="T5">n</text:span><text:span text:style-name="T5">t</text:span><text:span text:style-name="T5">,</text:span><text:span text:style-name="T4"> </text:span><text:span text:style-name="T4">8</text:span></text:p>
          </draw:text-box>
        </draw:frame>
        <draw:frame draw:style-name="gr6" draw:text-style-name="P7" draw:layer="layout" svg:width="2.402cm" svg:height="0.319cm" svg:x="16.036cm" svg:y="27.835cm">
          <draw:text-box>
            <text:p text:style-name="P1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D</text:span><text:span text:style-name="T8">o</text:span><text:span text:style-name="T8">x</text:span><text:span text:style-name="T8">y</text:span><text:span text:style-name="T8">g</text:span><text:span text:style-name="T8">e</text:span><text:span text:style-name="T8">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puter Modern1" svg:font-family="'Computer Modern'"/>
    <style:font-face style:name="Nimbus Mono L" svg:font-family="'Nimbus Mono L'"/>
    <style:font-face style:name="Nimbus Sans L1" svg:font-family="'Nimbus Sans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 Mono L1" svg:font-family="'Nimbus Mono L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0.5cm" fo:margin-bottom="12cm" fo:margin-left="7.9cm" fo:margin-right="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1" style:page-layout-name="PM0" draw:style-name="Mdp1"/>
    <style:master-page style:name="master-page88" style:page-layout-name="PM0" draw:style-name="Mdp1"/>
    <style:master-page style:name="master-page71" style:page-layout-name="PM0" draw:style-name="Mdp1"/>
    <style:master-page style:name="master-page68" style:page-layout-name="PM0" draw:style-name="Mdp1"/>
    <style:master-page style:name="master-page65" style:page-layout-name="PM0" draw:style-name="Mdp1"/>
    <style:master-page style:name="master-page50" style:page-layout-name="PM0" draw:style-name="Mdp1"/>
    <style:master-page style:name="master-page23" style:page-layout-name="PM0" draw:style-name="Mdp1"/>
    <style:master-page style:name="master-page2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1-31T22:08:02.211675533</dc:date>
    <meta:editing-duration>PT55S</meta:editing-duration>
    <meta:editing-cycles>1</meta:editing-cycles>
    <meta:document-statistic meta:object-count="2993"/>
    <meta:generator>LibreOffice/6.3.4.2$Linux_X86_64 LibreOffice_project/30$Build-2</meta:generator>
  </office:meta>
</office:document-meta>
</file>